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28.298cm"/>
        </style:tab-stops>
      </style:paragraph-properties>
    </style:style>
    <style:style style:name="P4" style:family="paragraph" style:parent-style-name="Iné" style:master-page-name="">
      <style:paragraph-properties fo:margin-left="0cm" fo:margin-right="0cm" fo:line-height="150%" fo:text-align="start" style:justify-single-word="false" fo:text-indent="0cm" style:auto-text-indent="false" style:page-number="auto"/>
      <style:text-properties style:font-name="Arial" fo:font-size="14pt" officeooo:rsid="0014d2d4" style:font-size-asian="14pt" style:font-name-complex="Arial" style:font-size-complex="14pt"/>
    </style:style>
    <style:style style:name="P5"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6"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7" style:family="paragraph" style:parent-style-name="Základný_20_text">
      <style:paragraph-properties fo:margin-left="0cm" fo:margin-right="0cm" fo:line-height="150%" fo:text-align="start" style:justify-single-word="false" fo:text-indent="0cm" style:auto-text-indent="false"/>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131cm"/>
        </style:tab-stops>
      </style:paragraph-properties>
    </style:style>
    <style:style style:name="P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8921f"/>
    </style:style>
    <style:style style:name="P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8c7dd"/>
    </style:style>
    <style:style style:name="P12" style:family="paragraph" style:parent-style-name="Základný_20_text">
      <style:paragraph-properties fo:margin-left="0cm" fo:margin-right="0cm" fo:line-height="150%" fo:text-align="start" style:justify-single-word="false" fo:text-indent="0.635cm" style:auto-text-indent="false"/>
    </style:style>
    <style:style style:name="P13" style:family="paragraph" style:parent-style-name="Základný_20_text">
      <style:paragraph-properties fo:margin-left="0cm" fo:margin-right="0cm" fo:line-height="150%" fo:text-align="start" style:justify-single-word="false" fo:text-indent="0.635cm" style:auto-text-indent="false"/>
      <style:text-properties officeooo:paragraph-rsid="0018c7dd"/>
    </style:style>
    <style:style style:name="P14"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c28f5"/>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d8199"/>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176e7"/>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36628"/>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402b3"/>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59057"/>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684bd"/>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7d928"/>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b5fed"/>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b74c8"/>
    </style:style>
    <style:style style:name="P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f9886"/>
    </style:style>
    <style:style style:name="P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135ea"/>
    </style:style>
    <style:style style:name="P27" style:family="paragraph" style:parent-style-name="Základný_20_text">
      <style:paragraph-properties fo:margin-left="0cm" fo:margin-right="0cm" fo:line-height="150%" fo:text-align="start" style:justify-single-word="false" fo:text-indent="0.635cm" style:auto-text-indent="false"/>
    </style:style>
    <style:style style:name="P28" style:family="paragraph" style:parent-style-name="Základný_20_text">
      <style:paragraph-properties fo:margin-left="0cm" fo:margin-right="0cm" fo:line-height="150%" fo:text-align="start" style:justify-single-word="false" fo:text-indent="0.635cm" style:auto-text-indent="false"/>
      <style:text-properties officeooo:paragraph-rsid="001c28f5"/>
    </style:style>
    <style:style style:name="P29" style:family="paragraph" style:parent-style-name="Základný_20_text">
      <style:paragraph-properties fo:margin-left="0cm" fo:margin-right="0cm" fo:line-height="150%" fo:text-align="start" style:justify-single-word="false" fo:text-indent="0.635cm" style:auto-text-indent="false"/>
      <style:text-properties officeooo:paragraph-rsid="001d8199"/>
    </style:style>
    <style:style style:name="P30" style:family="paragraph" style:parent-style-name="Základný_20_text">
      <style:paragraph-properties fo:margin-left="0cm" fo:margin-right="0cm" fo:line-height="150%" fo:text-align="start" style:justify-single-word="false" fo:text-indent="0.635cm" style:auto-text-indent="false"/>
      <style:text-properties officeooo:paragraph-rsid="002684bd"/>
    </style:style>
    <style:style style:name="P31" style:family="paragraph" style:parent-style-name="Základný_20_text">
      <style:paragraph-properties fo:margin-left="0cm" fo:margin-right="0cm" fo:line-height="150%" fo:text-align="start" style:justify-single-word="false" fo:text-indent="0.635cm" style:auto-text-indent="false"/>
      <style:text-properties officeooo:paragraph-rsid="002b5fed"/>
    </style:style>
    <style:style style:name="P32" style:family="paragraph" style:parent-style-name="Základný_20_text">
      <style:paragraph-properties fo:margin-left="0cm" fo:margin-right="0cm" fo:line-height="150%" fo:text-align="start" style:justify-single-word="false" fo:text-indent="0.635cm" style:auto-text-indent="false"/>
      <style:text-properties officeooo:paragraph-rsid="002f9886"/>
    </style:style>
    <style:style style:name="P33" style:family="paragraph" style:parent-style-name="Základný_20_text">
      <style:paragraph-properties fo:margin-left="0cm" fo:margin-right="0cm" fo:line-height="150%" fo:text-align="start" style:justify-single-word="false" fo:text-indent="0cm" style:auto-text-indent="false"/>
    </style:style>
    <style:style style:name="P34" style:family="paragraph" style:parent-style-name="Základný_20_text">
      <style:paragraph-properties fo:margin-left="0cm" fo:margin-right="0cm" fo:line-height="150%" fo:text-align="start" style:justify-single-word="false" fo:text-indent="0cm" style:auto-text-indent="false"/>
      <style:text-properties officeooo:paragraph-rsid="00236628"/>
    </style:style>
    <style:style style:name="P35"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3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236628"/>
    </style:style>
    <style:style style:name="P37" style:family="paragraph" style:parent-style-name="Záhlavie_20__23_1" style:master-page-name="PageStyle0">
      <style:paragraph-properties fo:margin-left="0cm" fo:margin-right="0cm" fo:line-height="150%" fo:text-align="start" style:justify-single-word="false" fo:text-indent="0.635cm" style:auto-text-indent="false" style:page-number="auto"/>
      <style:text-properties officeooo:paragraph-rsid="0014d2d4"/>
    </style:style>
    <style:style style:name="P38" style:family="paragraph" style:parent-style-name="Záhlavie_20__23_1">
      <style:paragraph-properties fo:margin-left="0cm" fo:margin-right="0cm" fo:line-height="150%" fo:text-align="start" style:justify-single-word="false" fo:text-indent="0.635cm" style:auto-text-indent="false"/>
      <style:text-properties officeooo:paragraph-rsid="0014d2d4"/>
    </style:style>
    <style:style style:name="P39" style:family="paragraph" style:parent-style-name="Záhlavie_20__23_2" style:master-page-name="">
      <style:paragraph-properties fo:margin-left="0cm" fo:margin-right="0cm" fo:line-height="150%" fo:text-align="start" style:justify-single-word="false" fo:text-indent="0cm" style:auto-text-indent="false" style:page-number="auto"/>
    </style:style>
    <style:style style:name="P40" style:family="paragraph" style:parent-style-name="Záhlavie_20__23_2">
      <style:paragraph-properties fo:margin-left="0cm" fo:margin-right="0cm" fo:line-height="150%" fo:text-align="start" style:justify-single-word="false" fo:text-indent="0cm" style:auto-text-indent="false"/>
      <style:text-properties officeooo:paragraph-rsid="0018c7dd"/>
    </style:style>
    <style:style style:name="T1" style:family="text">
      <style:text-properties fo:color="#000000" style:font-name="Arial" fo:font-size="14pt" fo:background-color="#80ffff" loext:char-shading-value="0" style:font-size-asian="14pt" style:font-name-complex="Arial" style:font-size-complex="14pt"/>
    </style:style>
    <style:style style:name="T2" style:family="text">
      <style:text-properties fo:color="#000000" style:font-name="Arial" fo:font-size="14pt" officeooo:rsid="0014d2d4" fo:background-color="#80ffff" loext:char-shading-value="0" style:font-size-asian="14pt" style:font-name-complex="Arial" style:font-size-complex="14pt"/>
    </style:style>
    <style:style style:name="T3" style:family="text">
      <style:text-properties fo:color="#000000" style:font-name="Arial" fo:font-size="14pt" officeooo:rsid="00159927" fo:background-color="#80ffff" loext:char-shading-value="0" style:font-size-asian="14pt" style:font-name-complex="Arial" style:font-size-complex="14pt"/>
    </style:style>
    <style:style style:name="T4" style:family="text">
      <style:text-properties fo:color="#000000" style:font-name="Arial" fo:font-size="14pt" officeooo:rsid="0018921f" fo:background-color="#80ffff" loext:char-shading-value="0" style:font-size-asian="14pt" style:font-name-complex="Arial" style:font-size-complex="14pt"/>
    </style:style>
    <style:style style:name="T5" style:family="text">
      <style:text-properties fo:color="#000000" style:font-name="Arial" fo:font-size="14pt" officeooo:rsid="0018c7dd" fo:background-color="#80ffff" loext:char-shading-value="0" style:font-size-asian="14pt" style:font-name-complex="Arial" style:font-size-complex="14pt"/>
    </style:style>
    <style:style style:name="T6" style:family="text">
      <style:text-properties fo:color="#000000" style:font-name="Arial" fo:font-size="14pt" officeooo:rsid="001c28f5" fo:background-color="#80ffff" loext:char-shading-value="0" style:font-size-asian="14pt" style:font-name-complex="Arial" style:font-size-complex="14pt"/>
    </style:style>
    <style:style style:name="T7" style:family="text">
      <style:text-properties fo:color="#000000" style:font-name="Arial" fo:font-size="14pt" officeooo:rsid="001d8199" fo:background-color="#80ffff" loext:char-shading-value="0" style:font-size-asian="14pt" style:font-name-complex="Arial" style:font-size-complex="14pt"/>
    </style:style>
    <style:style style:name="T8" style:family="text">
      <style:text-properties fo:color="#000000" style:font-name="Arial" fo:font-size="14pt" officeooo:rsid="002176e7" fo:background-color="#80ffff" loext:char-shading-value="0" style:font-size-asian="14pt" style:font-name-complex="Arial" style:font-size-complex="14pt"/>
    </style:style>
    <style:style style:name="T9" style:family="text">
      <style:text-properties fo:color="#000000" style:font-name="Arial" fo:font-size="14pt" officeooo:rsid="00236628" fo:background-color="#80ffff" loext:char-shading-value="0" style:font-size-asian="14pt" style:font-name-complex="Arial" style:font-size-complex="14pt"/>
    </style:style>
    <style:style style:name="T10" style:family="text">
      <style:text-properties fo:color="#000000" style:font-name="Arial" fo:font-size="14pt" officeooo:rsid="002402b3" fo:background-color="#80ffff" loext:char-shading-value="0" style:font-size-asian="14pt" style:font-name-complex="Arial" style:font-size-complex="14pt"/>
    </style:style>
    <style:style style:name="T11" style:family="text">
      <style:text-properties fo:color="#000000" style:font-name="Arial" fo:font-size="14pt" officeooo:rsid="00259057" fo:background-color="#80ffff" loext:char-shading-value="0" style:font-size-asian="14pt" style:font-name-complex="Arial" style:font-size-complex="14pt"/>
    </style:style>
    <style:style style:name="T12" style:family="text">
      <style:text-properties fo:color="#000000" style:font-name="Arial" fo:font-size="14pt" officeooo:rsid="002684bd" fo:background-color="#80ffff" loext:char-shading-value="0" style:font-size-asian="14pt" style:font-name-complex="Arial" style:font-size-complex="14pt"/>
    </style:style>
    <style:style style:name="T13" style:family="text">
      <style:text-properties fo:color="#000000" style:font-name="Arial" fo:font-size="14pt" officeooo:rsid="0027d928" fo:background-color="#80ffff" loext:char-shading-value="0" style:font-size-asian="14pt" style:font-name-complex="Arial" style:font-size-complex="14pt"/>
    </style:style>
    <style:style style:name="T14" style:family="text">
      <style:text-properties fo:color="#000000" style:font-name="Arial" fo:font-size="14pt" officeooo:rsid="002b5fed" fo:background-color="#80ffff" loext:char-shading-value="0" style:font-size-asian="14pt" style:font-name-complex="Arial" style:font-size-complex="14pt"/>
    </style:style>
    <style:style style:name="T15" style:family="text">
      <style:text-properties fo:color="#000000" style:font-name="Arial" fo:font-size="14pt" officeooo:rsid="002b74c8" fo:background-color="#80ffff" loext:char-shading-value="0" style:font-size-asian="14pt" style:font-name-complex="Arial" style:font-size-complex="14pt"/>
    </style:style>
    <style:style style:name="T16" style:family="text">
      <style:text-properties fo:color="#000000" style:font-name="Arial" fo:font-size="14pt" officeooo:rsid="002f9886" fo:background-color="#80ffff" loext:char-shading-value="0" style:font-size-asian="14pt" style:font-name-complex="Arial" style:font-size-complex="14pt"/>
    </style:style>
    <style:style style:name="T17" style:family="text">
      <style:text-properties fo:color="#000000" style:font-name="Arial" fo:font-size="14pt" officeooo:rsid="003135ea" fo:background-color="#80ffff" loext:char-shading-value="0" style:font-size-asian="14pt" style:font-name-complex="Arial" style:font-size-complex="14pt"/>
    </style:style>
    <style:style style:name="T18" style:family="text">
      <style:text-properties fo:color="#000000" style:font-name="Arial1" fo:font-size="14pt" officeooo:rsid="001c28f5" fo:background-color="#80ffff" loext:char-shading-value="0" style:font-name-asian="Microsoft Sans Serif" style:font-size-asian="14pt" style:font-name-complex="Arial" style:font-size-complex="14pt"/>
    </style:style>
    <style:style style:name="T19" style:family="text">
      <style:text-properties fo:color="#000000" style:font-name="Arial1" fo:font-size="14pt" officeooo:rsid="001d8199" fo:background-color="#80ffff" loext:char-shading-value="0" style:font-name-asian="Arial1" style:font-size-asian="14pt" style:font-name-complex="Arial1" style:font-size-complex="14pt"/>
    </style:style>
    <style:style style:name="T20" style:family="text">
      <style:text-properties style:font-name="Arial" fo:font-size="14pt" style:font-size-asian="14pt" style:font-name-complex="Arial" style:font-size-complex="14pt"/>
    </style:style>
    <style:style style:name="T21" style:family="text">
      <style:text-properties style:font-name="Arial" fo:font-size="14pt" officeooo:rsid="0014d2d4" style:font-size-asian="14pt" style:font-name-complex="Arial" style:font-size-complex="14pt"/>
    </style:style>
    <style:style style:name="T22" style:family="text">
      <style:text-properties style:font-name="Arial" fo:font-size="14pt" officeooo:rsid="00159927" style:font-size-asian="14pt" style:font-name-complex="Arial" style:font-size-complex="14pt"/>
    </style:style>
    <style:style style:name="T23" style:family="text">
      <style:text-properties style:font-name="Arial" fo:font-size="14pt" officeooo:rsid="0018921f" style:font-size-asian="14pt" style:font-name-complex="Arial" style:font-size-complex="14pt"/>
    </style:style>
    <style:style style:name="T24" style:family="text">
      <style:text-properties style:font-name="Arial" fo:font-size="14pt" officeooo:rsid="0018c7dd" style:font-size-asian="14pt" style:font-name-complex="Arial" style:font-size-complex="14pt"/>
    </style:style>
    <style:style style:name="T25" style:family="text">
      <style:text-properties style:font-name="Arial" fo:font-size="14pt" officeooo:rsid="001bbfa0" style:font-size-asian="14pt" style:font-name-complex="Arial" style:font-size-complex="14pt"/>
    </style:style>
    <style:style style:name="T26" style:family="text">
      <style:text-properties style:font-name="Arial" fo:font-size="14pt" officeooo:rsid="001c28f5" style:font-size-asian="14pt" style:font-name-complex="Arial" style:font-size-complex="14pt"/>
    </style:style>
    <style:style style:name="T27" style:family="text">
      <style:text-properties style:font-name="Arial" fo:font-size="14pt" officeooo:rsid="001d8199" style:font-size-asian="14pt" style:font-name-complex="Arial" style:font-size-complex="14pt"/>
    </style:style>
    <style:style style:name="T28" style:family="text">
      <style:text-properties style:font-name="Arial" fo:font-size="14pt" officeooo:rsid="002176e7" style:font-size-asian="14pt" style:font-name-complex="Arial" style:font-size-complex="14pt"/>
    </style:style>
    <style:style style:name="T29" style:family="text">
      <style:text-properties style:font-name="Arial" fo:font-size="14pt" officeooo:rsid="00236628" style:font-size-asian="14pt" style:font-name-complex="Arial" style:font-size-complex="14pt"/>
    </style:style>
    <style:style style:name="T30" style:family="text">
      <style:text-properties style:font-name="Arial" fo:font-size="14pt" officeooo:rsid="002402b3" style:font-size-asian="14pt" style:font-name-complex="Arial" style:font-size-complex="14pt"/>
    </style:style>
    <style:style style:name="T31" style:family="text">
      <style:text-properties style:font-name="Arial" fo:font-size="14pt" officeooo:rsid="002684bd" style:font-size-asian="14pt" style:font-name-complex="Arial" style:font-size-complex="14pt"/>
    </style:style>
    <style:style style:name="T32" style:family="text">
      <style:text-properties style:font-name="Arial" fo:font-size="14pt" officeooo:rsid="0027d928" style:font-size-asian="14pt" style:font-name-complex="Arial" style:font-size-complex="14pt"/>
    </style:style>
    <style:style style:name="T33" style:family="text">
      <style:text-properties style:font-name="Arial" fo:font-size="14pt" officeooo:rsid="002b5fed" style:font-size-asian="14pt" style:font-name-complex="Arial" style:font-size-complex="14pt"/>
    </style:style>
    <style:style style:name="T34" style:family="text">
      <style:text-properties style:font-name="Arial" fo:font-size="14pt" officeooo:rsid="002b74c8" style:font-size-asian="14pt" style:font-name-complex="Arial" style:font-size-complex="14pt"/>
    </style:style>
    <style:style style:name="T35" style:family="text">
      <style:text-properties style:font-name="Arial" fo:font-size="14pt" officeooo:rsid="002f9886" style:font-size-asian="14pt" style:font-name-complex="Arial" style:font-size-complex="14pt"/>
    </style:style>
    <style:style style:name="T36" style:family="text">
      <style:text-properties style:font-name="Arial" fo:font-size="14pt" officeooo:rsid="003135ea" style:font-size-asian="14pt" style:font-name-complex="Arial" style:font-size-complex="14pt"/>
    </style:style>
    <style:style style:name="T37" style:family="text">
      <style:text-properties style:font-name="Arial" fo:font-size="14pt" fo:background-color="#80ffff" loext:char-shading-value="0" style:font-size-asian="14pt" style:font-name-complex="Arial" style:font-size-complex="14pt"/>
    </style:style>
    <style:style style:name="T38" style:family="text">
      <style:text-properties style:font-name="Arial" fo:font-size="14pt" officeooo:rsid="001c28f5" fo:background-color="#80ffff" loext:char-shading-value="0" style:font-size-asian="14pt" style:font-name-complex="Arial" style:font-size-complex="14pt"/>
    </style:style>
    <style:style style:name="T39" style:family="text">
      <style:text-properties style:font-name="Arial1" fo:font-size="14pt" officeooo:rsid="0027d928" style:font-name-asian="Arial1" style:font-size-asian="14pt" style:font-name-complex="Arial1" style:font-size-complex="14pt"/>
    </style:style>
    <style:style style:name="Sect1" style:family="section">
      <style:section-properties fo:margin-left="0.635cm" fo:margin-right="10.575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37" text:outline-level="1"><text:span text:style-name="CharStyle14"><text:span text:style-name="T20">MARTIN KUKUČ</text:span></text:span><text:span text:style-name="CharStyle14"><text:span text:style-name="T1">Í</text:span></text:span><text:span text:style-name="CharStyle14"><text:span text:style-name="T20">N</text:span></text:span></text:h>
        <text:h text:style-name="P38" text:outline-level="1"><text:bookmark-start text:name="bookmark0"/><text:span text:style-name="CharStyle4"><text:span text:style-name="T20">DIES </text:span></text:span><text:span text:style-name="CharStyle4"><text:span text:style-name="T1">IRA</text:span></text:span><text:span text:style-name="CharStyle4"><text:span text:style-name="T20">E</text:span></text:span><text:bookmark-end text:name="bookmark0"/></text:h>
        <text:p text:style-name="P4"><text:bookmark text:name="bookmark2"/></text:p>
        <text:p text:style-name="P5"><text:span text:style-name="CharStyle11"><text:span text:style-name="T1">I</text:span></text:span><text:span text:style-name="CharStyle11"><text:span text:style-name="T20">.</text:span></text:span></text:p>
        <text:p text:style-name="P3"><text:span text:style-name="CharStyle16"><text:span text:style-name="T20"/></text:span></text:p>
        <text:p text:style-name="P8"><text:span text:style-name="CharStyle10"><text:span text:style-name="T20">Pandúr Števko Straka ide vojenským krokom hore dedinou. Klobúk do tyla, rozep</text:span></text:span><text:span text:style-name="CharStyle10"><text:span text:style-name="T1">ä</text:span></text:span><text:span text:style-name="CharStyle10"><text:span text:style-name="T20">tá mentieka; veru nie blázon ísť z mesta do Lomnice v takom úpeku. S čela sa cedí znoj cícerkom; vôbec cíti sa, ako by bol v horúcom kúpeli. Vydýchol si, zazrúc nový, úhľadný sedliacky domec s nápisom: »Rychtár obce Lomnica«. Vošiel rovno do priestranného dvora. Vráta sú otvorené do korán, akoby hosťovi na počesť. Dvere do domu sú zatvorené, zato na humne rozz</text:span></text:span><text:span text:style-name="CharStyle10"><text:span text:style-name="T2">ä</text:span></text:span><text:span text:style-name="CharStyle10"><text:span text:style-name="T20">vené sú predné i zadné vráta. Bolo by humnom vidno hen do súsedného chotára, keby výhľad nebol zaclonený vozom, s ktorého, ako vidno, práve shadzujú žito. Paholok prehadzuje vidlicami snop za snopom do záčina.</text:span></text:span></text:p>
        <text:p text:style-name="P8"><text:span text:style-name="CharStyle10"><text:span text:style-name="T20">»Pán Boh pomáha</text:span></text:span><text:span text:style-name="CharStyle10"><text:span text:style-name="T1">j</text:span></text:span><text:span text:style-name="CharStyle10"><text:span text:style-name="T20">!</text:span></text:span><text:span text:style-name="CharStyle10"><text:span text:style-name="T1">«</text:span></text:span><text:span text:style-name="CharStyle10"><text:span text:style-name="T20"> volá Števko zpod vrát.</text:span></text:span></text:p>
        <text:p text:style-name="P8"><text:span text:style-name="CharStyle10"><text:span text:style-name="T20">»Pán Boh uslyš,« ďakuje paholok, zastanúc v práci.</text:span></text:span></text:p>
        <text:p text:style-name="P8"><text:span text:style-name="CharStyle10"><text:span text:style-name="T20">Nad prielazom nachýlila sa žena v najlepších rokoch, skoro sviatočne oblečená. Nuž je žatva, ženičky sa rady vyobliekajú. Biely, vykrochmálený čepec pekne sa odráža od ohorenej, červenej tváre. Pri žene vyšinul sa i muž, zdravý, červený, utierajúc tvár širokým rukávom. Zpod ťažkej čiapky visia celé pradená hustých, tmavých vlasov, padajúc skoro na plecia. Medzi nimi vôste a steblá slamy.</text:span></text:span></text:p>
        <text:p text:style-name="P8"><text:span text:style-name="CharStyle10"><text:span text:style-name="T1">»</text:span></text:span><text:span text:style-name="CharStyle10"><text:span text:style-name="T20">V</text:span></text:span><text:span text:style-name="CharStyle10"><text:span text:style-name="T1">i</text:span></text:span><text:span text:style-name="CharStyle10"><text:span text:style-name="T20">tajte, Števk</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volá chlap na prielaze. »Čo ste nám doniesli?</text:span></text:span><text:span text:style-name="CharStyle10"><text:span text:style-name="T1">«</text:span></text:span></text:p>
        <text:p text:style-name="P8"><text:span text:style-name="CharStyle10"><text:span text:style-name="T20">»Tuto písmo od služnovstva,</text:span></text:span><text:span text:style-name="CharStyle10"><text:span text:style-name="T1">«</text:span></text:span><text:span text:style-name="CharStyle10"><text:span text:style-name="T20"> i podáva ho gazdovi.</text:span></text:span></text:p>
        <text:p text:style-name="P8"><text:soft-page-break/><text:span text:style-name="CharStyle10"><text:span text:style-name="T1">»</text:span></text:span><text:span text:style-name="CharStyle10"><text:span text:style-name="T20">A čo dobrého?</text:span></text:span><text:span text:style-name="CharStyle10"><text:span text:style-name="T1">«</text:span></text:span><text:span text:style-name="CharStyle10"><text:span text:style-name="T20"> pýta sa tento, nepozrúc ani, čo v písme stojí. Kladie ho za prám čapice, kde je už fajka i kres</text:span></text:span><text:span text:style-name="CharStyle10"><text:span text:style-name="T1">iv</text:span></text:span><text:span text:style-name="CharStyle10"><text:span text:style-name="T20">o.</text:span></text:span></text:p>
        <text:p text:style-name="P8"><text:span text:style-name="CharStyle10"><text:span text:style-name="T1">»</text:span></text:span><text:span text:style-name="CharStyle10"><text:span text:style-name="T20">Ja, nič takého,</text:span></text:span><text:span text:style-name="CharStyle10"><text:span text:style-name="T1">«</text:span></text:span><text:span text:style-name="CharStyle10"><text:span text:style-name="T20"> odpovedá Števk</text:span></text:span><text:span text:style-name="CharStyle10"><text:span text:style-name="T1">o</text:span></text:span><text:span text:style-name="CharStyle10"><text:span text:style-name="T20">, utierajúc si tvár. »Druhý deň, čo chodím po obciac</text:span></text:span><text:span text:style-name="CharStyle10"><text:span text:style-name="T1">h</text:span></text:span><text:span text:style-name="CharStyle10"><text:span text:style-name="T20">: všade písma. Ide vraj cholera, nuž nato je to písmo.«</text:span></text:span></text:p>
        <text:p text:style-name="P8"><text:span text:style-name="CharStyle10"><text:span text:style-name="T20">»Cholera!« zvolala žena.</text:span></text:span></text:p>
        <text:p text:style-name="P8"><text:span text:style-name="CharStyle10"><text:span text:style-name="T20">»Veru cholera, rychtárka moja. Kdesi z Tureckej sa vybrala a ide vraj do nás. Ak ju mráz neobarí, ame</text:span></text:span><text:span text:style-name="CharStyle10"><text:span text:style-name="T2">ň</text:span></text:span><text:span text:style-name="CharStyle10"><text:span text:style-name="T20"> — iba testament robiť.</text:span></text:span><text:span text:style-name="CharStyle10"><text:span text:style-name="T1">«</text:span></text:span></text:p>
        <text:p text:style-name="P8"><text:span text:style-name="CharStyle10"><text:span text:style-name="T20">Rychtárova bezstarostná tvár zvážnela. Predsa vyňal písmo zpoza prámu a číta, čo je v ňom. Ostatní hladia naň, čo povie. Prečítal, složil ho a položil, kde bolo.</text:span></text:span></text:p>
        <text:p text:style-name="P8"><text:span text:style-name="CharStyle10"><text:span text:style-name="T20">»No, ešte je tu nie« — vraví bezstarostne. »</text:span></text:span><text:span text:style-name="CharStyle10"><text:span text:style-name="T1">Ľ</text:span></text:span><text:span text:style-name="CharStyle10"><text:span text:style-name="T20">udia narobia viac, ako čo je pravda.« S tým sa obrátil ku Števkovi s úsmevom, ako dobrý známy k známemu: </text:span></text:span><text:span text:style-name="CharStyle10"><text:span text:style-name="T1">»</text:span></text:span><text:span text:style-name="CharStyle10"><text:span text:style-name="T20">A teraz kdeže?</text:span></text:span><text:span text:style-name="CharStyle10"><text:span text:style-name="T1">«</text:span></text:span></text:p>
        <text:p text:style-name="P8"><text:span text:style-name="CharStyle10"><text:span text:style-name="T20">»Do </text:span></text:span><text:span text:style-name="CharStyle10"><text:span text:style-name="T21">Ž</text:span></text:span><text:span text:style-name="CharStyle10"><text:span text:style-name="T20">abian,« odpovedá Števko ako nasilu. »I ta nesiem písmo.</text:span></text:span><text:span text:style-name="CharStyle10"><text:span text:style-name="T1">«</text:span></text:span></text:p>
        <text:p text:style-name="P8"><text:span text:style-name="CharStyle10"><text:span text:style-name="T20">»No len, no!</text:span></text:span><text:span text:style-name="CharStyle10"><text:span text:style-name="T1">«</text:span></text:span><text:span text:style-name="CharStyle10"><text:span text:style-name="T20"> A rychtár sa chutne rozosmial a ostatní tiež.</text:span></text:span></text:p>
        <text:p text:style-name="P8"><text:span text:style-name="CharStyle10"><text:span text:style-name="T20">»No</text:span></text:span><text:span text:style-name="CharStyle10"><text:span text:style-name="T1">,</text:span></text:span><text:span text:style-name="CharStyle10"><text:span text:style-name="T20"> čože! Pozrite, tu je!« A dvíha nad hlavu papier, ako by ho chcel podať rychtárovi.</text:span></text:span></text:p>
        <text:p text:style-name="P8"><text:span text:style-name="CharStyle10"><text:span text:style-name="T1">»</text:span></text:span><text:span text:style-name="CharStyle10"><text:span text:style-name="T20">Akože sa má vaša?</text:span></text:span><text:span text:style-name="CharStyle10"><text:span text:style-name="T1">«</text:span></text:span><text:span text:style-name="CharStyle10"><text:span text:style-name="T20"> pýta sa rychtár teraz už vážne.</text:span></text:span></text:p>
        <text:p text:style-name="P8"><text:span text:style-name="CharStyle10"><text:span text:style-name="T20">»A ja sám neviem.«</text:span></text:span></text:p>
        <text:p text:style-name="P8"><text:span text:style-name="CharStyle10"><text:span text:style-name="T20">»Ale cho</text:span></text:span><text:span text:style-name="CharStyle10"><text:span text:style-name="T21">ď</text:span></text:span><text:span text:style-name="CharStyle10"><text:span text:style-name="T20">teže, choďte,« zamiešala sa rychtárka.</text:span></text:span></text:p>
        <text:p text:style-name="P8"><text:span text:style-name="CharStyle10"><text:span text:style-name="T20">»</text:span></text:span><text:span text:style-name="CharStyle10"><text:span text:style-name="T1">Ta</text:span></text:span><text:span text:style-name="CharStyle10"><text:span text:style-name="T20">k vy ozajst i týždeň sa s ňou nevidíte?</text:span></text:span><text:span text:style-name="CharStyle10"><text:span text:style-name="T1">«</text:span></text:span></text:p>
        <text:p text:style-name="P8"><text:span text:style-name="CharStyle10"><text:span text:style-name="T20">»</text:span></text:span><text:span text:style-name="CharStyle10"><text:span text:style-name="T1">Ve</text:span></text:span><text:span text:style-name="CharStyle10"><text:span text:style-name="T20">ru, ako príde. Čo je žatva, ona okolo poľa, ja zas v meste a po obciach. Darmo je,</text:span></text:span><text:span text:style-name="CharStyle10"><text:span text:style-name="T1">«</text:span></text:span><text:span text:style-name="CharStyle10"><text:span text:style-name="T20"> povzdychol si, »už je raz tak a inakšie nebude.«</text:span></text:span></text:p>
        <text:p text:style-name="P8"><text:span text:style-name="CharStyle10"><text:span text:style-name="T20">Nuž Števko znáša svoj tvrdý los. Nesťažuje sa, že služba vyžaduje od neho takú </text:span></text:span><text:soft-page-break/><text:span text:style-name="CharStyle10"><text:span text:style-name="T20">obeť: odlúčene žiť od ženy. Ve</text:span></text:span><text:span text:style-name="CharStyle10"><text:span text:style-name="T1">ď</text:span></text:span><text:span text:style-name="CharStyle10"><text:span text:style-name="T20"> je to vec nevyhnutná a osožná. Žena gazduje v </text:span></text:span><text:span text:style-name="CharStyle10"><text:span text:style-name="T21">Ž</text:span></text:span><text:span text:style-name="CharStyle10"><text:span text:style-name="T20">abanoch, on v meste ťahá plác</text:span></text:span><text:span text:style-name="CharStyle10"><text:span text:style-name="T1">u</text:span></text:span><text:span text:style-name="CharStyle10"><text:span text:style-name="T20">: dôchodky duplovan</text:span></text:span><text:span text:style-name="CharStyle10"><text:span text:style-name="T2">é</text:span></text:span><text:span text:style-name="CharStyle10"><text:span text:style-name="T20">. Nedáva znať, ako slúži vrecku toto rozdelené hospodárstvo, ale ľudia predsa šuškajú o uložených peniazoch.</text:span></text:span></text:p>
        <text:p text:style-name="P8"><text:span text:style-name="CharStyle10"><text:span text:style-name="T20">Rychtárka hľadí nedôverčiv</text:span></text:span><text:span text:style-name="CharStyle10"><text:span text:style-name="T2">e</text:span></text:span><text:span text:style-name="CharStyle10"><text:span text:style-name="T20"> na Števka a jeho podivnú chladnosť. Zdá sa jej, že muž má žiť so ženou a nedať sa odlúčiť od nej len rylu a motyke. »Nebodaj vo vojne sa tak naučil« — myslí si. Proti vyslúženým vojakom mala vždy predsudky. »</text:span></text:span><text:span text:style-name="CharStyle10"><text:span text:style-name="T21">Ž</text:span></text:span><text:span text:style-name="CharStyle10"><text:span text:style-name="T20">iaden nepríde taký, ako ke</text:span></text:span><text:span text:style-name="CharStyle10"><text:span text:style-name="T1">ď</text:span></text:span><text:span text:style-name="CharStyle10"><text:span text:style-name="T20"> ta šiel.«</text:span></text:span></text:p>
        <text:p text:style-name="P8"><text:span text:style-name="CharStyle10"><text:span text:style-name="T20">Prišla rychtárova dcéra Evka. Ešte nemá dvadsať rokov, je v plnom kvete. Oblečená je tiež sviatočne, lenže s tou nedbalosťou, ktorú taká horúčosť vyžaduje. Doniesla v krčahu vody.</text:span></text:span></text:p>
        <text:p text:style-name="P8"><text:span text:style-name="CharStyle10"><text:span text:style-name="T20">»Daj ju sem, da</text:span></text:span><text:span text:style-name="CharStyle10"><text:span text:style-name="T1">j</text:span></text:span><text:span text:style-name="CharStyle10"><text:span text:style-name="T20">!</text:span></text:span><text:span text:style-name="CharStyle10"><text:span text:style-name="T1">«</text:span></text:span><text:span text:style-name="CharStyle10"><text:span text:style-name="T20"> hlási sa Števko a, pijúc, pozerá živo do Evkinej tváre. »Ako sa máš — ha? Bude už raz to veselie?</text:span></text:span><text:span text:style-name="CharStyle10"><text:span text:style-name="T1">«</text:span></text:span><text:span text:style-name="CharStyle10"><text:span text:style-name="T20"> pýta sa, žmurkajúc šelmovsky. </text:span></text:span><text:span text:style-name="CharStyle10"><text:span text:style-name="T1">»</text:span></text:span><text:span text:style-name="CharStyle10"><text:span text:style-name="T20">Eh, škoda, že mám ženu, škoda! Na môj’ hriešnu, neviem, čo by sa urobilo... No ale ma zavoláš aspoň za starej</text:span></text:span><text:span text:style-name="CharStyle10"><text:span text:style-name="T3">š</text:span></text:span><text:span text:style-name="CharStyle10"><text:span text:style-name="T20">ieho!</text:span></text:span><text:span text:style-name="CharStyle10"><text:span text:style-name="T1">«</text:span></text:span></text:p>
        <text:p text:style-name="P8"><text:span text:style-name="CharStyle10"><text:span text:style-name="T20">»Kedyže to bude!« rozosmiala sa Evka. »Do tých čias bojsa, ostariete.«</text:span></text:span></text:p>
        <text:p text:style-name="P8"><text:span text:style-name="CharStyle10"><text:span text:style-name="T20">»Veď ju len poraďte dakomu, ke</text:span></text:span><text:span text:style-name="CharStyle10"><text:span text:style-name="T22">ď</text:span></text:span><text:span text:style-name="CharStyle10"><text:span text:style-name="T20"> toľko pomedzi svet chodíte,</text:span></text:span><text:span text:style-name="CharStyle10"><text:span text:style-name="T1">«</text:span></text:span><text:span text:style-name="CharStyle10"><text:span text:style-name="T20"> žartuje mať, berúc krčah od dcéry.</text:span></text:span></text:p>
        <text:p text:style-name="P8"><text:span text:style-name="CharStyle10"><text:span text:style-name="T20">»No</text:span></text:span><text:span text:style-name="CharStyle10"><text:span text:style-name="T1">,</text:span></text:span><text:span text:style-name="CharStyle10"><text:span text:style-name="T20"> nebude treba, nebude. Dobr</text:span></text:span><text:span text:style-name="CharStyle10"><text:span text:style-name="T3">ô</text:span></text:span><text:span text:style-name="CharStyle10"><text:span text:style-name="T20"> sa samo chváli.</text:span></text:span></text:p>
        <text:p text:style-name="P5"><text:span text:style-name="CharStyle10"><text:span text:style-name="T1">I</text:span></text:span><text:span text:style-name="CharStyle10"><text:span text:style-name="T20"> biť sa budú. Ej, keby ja bol svobodný!«</text:span></text:span></text:p>
        <text:p text:style-name="P8"><text:span text:style-name="CharStyle10"><text:span text:style-name="T20">»A vtedy vám neprišlo na u</text:span></text:span><text:span text:style-name="CharStyle10"><text:span text:style-name="T1">m</text:span></text:span><text:span text:style-name="CharStyle10"><text:span text:style-name="T20">!</text:span></text:span><text:span text:style-name="CharStyle10"><text:span text:style-name="T1">«</text:span></text:span><text:span text:style-name="CharStyle10"><text:span text:style-name="T20"> vyčíta mu Evka so smiešnou vážnosťou. »Teraz by už nosila zlatý čepec so stužkami na dlaň šíre. A takto nič.«</text:span></text:span></text:p>
        <text:p text:style-name="P8"><text:span text:style-name="CharStyle10"><text:span text:style-name="T1">»Č</text:span></text:span><text:span text:style-name="CharStyle10"><text:span text:style-name="T20">erti sa nazdali, že takto vyrastieš. Bolo si ak</text:span></text:span><text:span text:style-name="CharStyle10"><text:span text:style-name="T1">o </text:span></text:span><text:span text:style-name="CharStyle10"><text:span text:style-name="T20">päsť.« Ale Števko zase zvážnel </text:span></text:span><text:soft-page-break/><text:span text:style-name="CharStyle10"><text:span text:style-name="T20">a doloži</text:span></text:span><text:span text:style-name="CharStyle10"><text:span text:style-name="T1">l</text:span></text:span><text:span text:style-name="CharStyle10"><text:span text:style-name="T20">: »No, ja už pôjdem, nebudem vás zabávať. Prešla ma s plným, azda sa mi bude dobre vodiť.«</text:span></text:span></text:p>
        <text:p text:style-name="P8"><text:span text:style-name="CharStyle10"><text:span text:style-name="T20">I rychtárovci dali sa do roboty. Rychtár dumá, čo všetko zas nakázali zo slúžnovstv</text:span></text:span><text:span text:style-name="CharStyle10"><text:span text:style-name="T1">a</text:span></text:span><text:span text:style-name="CharStyle10"><text:span text:style-name="T20">: čo za nové ťažkosti a výdavky. Žena mu podhadzuje snopy a myslí o Evke. </text:span></text:span><text:span text:style-name="CharStyle10"><text:span text:style-name="T23">V</text:span></text:span><text:span text:style-name="CharStyle10"><text:span text:style-name="T20">eď už dorástla, je v tých rokoch, kde mať sa neraz</text:span></text:span><text:span text:style-name="CharStyle10"><text:span text:style-name="T1">,</text:span></text:span><text:span text:style-name="CharStyle10"><text:span text:style-name="T20"> zamysli, ba </text:span></text:span><text:span text:style-name="CharStyle10"><text:span text:style-name="T4">i</text:span></text:span><text:span text:style-name="CharStyle10"><text:span text:style-name="T20"> v noci prebudí od starosti. Ktože iný sa stará o to? Dievka nemá tej zkúsenosti, otec zas času a často ani vôle. Ona sama hľadá tie pokr</text:span></text:span><text:span text:style-name="CharStyle10"><text:span text:style-name="T23">í</text:span></text:span><text:span text:style-name="CharStyle10"><text:span text:style-name="T20">vené, zarastené chodníčky, čo vedú ku šťastiu dcérinmu.</text:span></text:span></text:p>
        <text:p text:style-name="P8"><text:span text:style-name="CharStyle10"><text:span text:style-name="T20">Voz prázdny vysotili na cestu a zapriahajú voly.</text:span></text:span><text:span text:style-name="CharStyle10"><text:span text:style-name="T1"> </text:span></text:span><text:span text:style-name="CharStyle10"><text:span text:style-name="T20">Evka zavesila hrable na lievč. Tu na zákrute zjavil sa vozisko pod pavúzom. Len sa tak hojdá, toľko na ňom žita. Popri voloch kráča mládenec urastený, s tvárou neobyčajne bielou. Plieska bičom nad volmi, ktoré sa lenivo vlečú.</text:span></text:span></text:p>
        <text:p text:style-name="P8"><text:span text:style-name="CharStyle10"><text:span text:style-name="T20">Rychtárovci všetci zastali, ani paholok sa nehýbe</text:span></text:span><text:span text:style-name="CharStyle10"><text:span text:style-name="T1">,</text:span></text:span><text:span text:style-name="CharStyle10"><text:span text:style-name="T20"> bárs voly sú už zapriahnuté. Voz došiel pred nich a zastal.</text:span></text:span></text:p>
        <text:p text:style-name="P8"><text:span text:style-name="CharStyle10"><text:span text:style-name="T20">»Ešte po žito?« prihovára sa mládenec.</text:span></text:span></text:p>
        <text:p text:style-name="P8"><text:span text:style-name="CharStyle10"><text:span text:style-name="T20">»Radi by sme ho mať v záčine. Keby ešte dneska. Kto vie, či sa čas nepremení,« odpovedá rychtár.</text:span></text:span></text:p>
        <text:p text:style-name="P8"><text:span text:style-name="CharStyle10"><text:span text:style-name="T1">»</text:span></text:span><text:span text:style-name="CharStyle10"><text:span text:style-name="T20">Máte ešte mnoho?«</text:span></text:span></text:p>
        <text:p text:style-name="P8"><text:span text:style-name="CharStyle10"><text:span text:style-name="T1">»</text:span></text:span><text:span text:style-name="CharStyle10"><text:span text:style-name="T20">Na dva razy. Neviem, či obchodíme. Ale i na mrkaní sa môže. Ak bude rosa, uschne vo vrstve.</text:span></text:span><text:span text:style-name="CharStyle10"><text:span text:style-name="T1">«</text:span></text:span></text:p>
        <text:p text:style-name="P8"><text:span text:style-name="CharStyle10"><text:span text:style-name="T20">»A kdeže idete?</text:span></text:span><text:span text:style-name="CharStyle10"><text:span text:style-name="T1">«</text:span></text:span></text:p>
        <text:p text:style-name="P8"><text:span text:style-name="CharStyle10"><text:span text:style-name="T20">»Pod Jamku a potom medzi Skalky.«</text:span></text:span></text:p>
        <text:p text:style-name="P8"><text:span text:style-name="CharStyle10"><text:span text:style-name="T20">»A ty čo robíš?</text:span></text:span><text:span text:style-name="CharStyle10"><text:span text:style-name="T1">«</text:span></text:span><text:span text:style-name="CharStyle10"><text:span text:style-name="T20"> obrátil sa k Evke. Bude v tom, istá schválnosť, že najprv sa </text:span></text:span><text:soft-page-break/><text:span text:style-name="CharStyle10"><text:span text:style-name="T20">shováral s otcom.</text:span></text:span></text:p>
        <text:p text:style-name="P8"><text:span text:style-name="CharStyle10"><text:span text:style-name="T20">»Ako teraz. Boli sme pri jačmeni,</text:span></text:span><text:span text:style-name="CharStyle10"><text:span text:style-name="T1">«</text:span></text:span><text:span text:style-name="CharStyle10"><text:span text:style-name="T20"> odpovedá rychtárka za ňu. »Už tiež dochodí.«</text:span></text:span></text:p>
        <text:p text:style-name="P8"><text:span text:style-name="CharStyle10"><text:span text:style-name="T20">»Veru, veru,« vraví on a pokračuje, obráťac sa </text:span></text:span><text:span text:style-name="CharStyle10"><text:span text:style-name="T1">k</text:span></text:span><text:span text:style-name="CharStyle10"><text:span text:style-name="T20"> Evke: </text:span></text:span><text:span text:style-name="CharStyle10"><text:span text:style-name="T1">» </text:span></text:span><text:span text:style-name="CharStyle10"><text:span text:style-name="T20">Videl som vás na horekonc</text:span></text:span><text:span text:style-name="CharStyle10"><text:span text:style-name="T1">ov</text:span></text:span><text:span text:style-name="CharStyle10"><text:span text:style-name="T20">ej.«</text:span></text:span></text:p>
        <text:p text:style-name="P8"><text:span text:style-name="CharStyle10"><text:span text:style-name="T20">»Hej?</text:span></text:span><text:span text:style-name="CharStyle10"><text:span text:style-name="T1">«</text:span></text:span><text:span text:style-name="CharStyle10"><text:span text:style-name="T20"> podivila sa Evka a úsmev preletel jej tvárou. Videla ho v</text:span></text:span><text:span text:style-name="CharStyle10"><text:span text:style-name="T1">e</text:span></text:span><text:span text:style-name="CharStyle10"><text:span text:style-name="T20">r i ona, ale iba ukradomky. Na súsednom záhone hrabala stryna D</text:span></text:span><text:span text:style-name="CharStyle10"><text:span text:style-name="T4">o</text:span></text:span><text:span text:style-name="CharStyle10"><text:span text:style-name="T20">ra; musela sa mať na pozore pred ňou, aby ju neohovorila.</text:span></text:span></text:p>
        <text:p text:style-name="P8"><text:span text:style-name="CharStyle10"><text:span text:style-name="T20">»No len šťastliv</text:span></text:span><text:span text:style-name="CharStyle10"><text:span text:style-name="T4">e</text:span></text:span><text:span text:style-name="CharStyle10"><text:span text:style-name="T20">!</text:span></text:span><text:span text:style-name="CharStyle10"><text:span text:style-name="T1">«</text:span></text:span><text:span text:style-name="CharStyle10"><text:span text:style-name="T20"> vinšuje mládenec r</text:span></text:span><text:span text:style-name="CharStyle10"><text:span text:style-name="T1">yc</text:span></text:span><text:span text:style-name="CharStyle10"><text:span text:style-name="T20">htárovcom.</text:span></text:span></text:p>
        <text:p text:style-name="P8"><text:span text:style-name="CharStyle10"><text:span text:style-name="T20">Plný voz hnul sa dolu dedinou, rychtárov prázdny v protivnú stranu. Vysadol doň sám rychtár s paholkom. Rychtárka vbehla do domu a Evka zostala na ceste, hľadiac dolu dedinou. Mládenec zaostal za vozom; vidno, obzerá sa, či snop sa nevymkol zpod pavúza a nepadne. Obzrel sa </text:span></text:span><text:span text:style-name="CharStyle10"><text:span text:style-name="T4">i</text:span></text:span><text:span text:style-name="CharStyle10"><text:span text:style-name="T20"> k rychtárskemu domu, usmial sa a v odpoveď dostal tiež úsmev od Evky.</text:span></text:span></text:p>
        <text:p text:style-name="P8"><text:span text:style-name="CharStyle10"><text:span text:style-name="T20">Už sa to nedá zatajiť. Pošuškáva si o tom celý vidie</text:span></text:span><text:span text:style-name="CharStyle10"><text:span text:style-name="T1">k</text:span></text:span><text:span text:style-name="CharStyle10"><text:span text:style-name="T20">: Sýkorov Jurko pozerá tuho za našou Evou. Neraz si postáli, keď sa náhodou stretli; neraz vbehol i k rychtárovi, najdúc vše výhovorku. Teraz už chodieva bez výhovoriek. Starý Sýkora mlčí, rychtár mlčí. A pod týmto mlčaním rástla ľúbosť medzi nimi. </text:span></text:span><text:span text:style-name="CharStyle10"><text:span text:style-name="T4">Ľ</text:span></text:span><text:span text:style-name="CharStyle10"><text:span text:style-name="T20">udia myslia, že hádam už v jaseni alebo o fašiangoch bude veselie. Jurko je svobodný od vojny, môže sa ženiť a starý Sýkora bude vari tiež rád; neraz povedal, že v dome zle bez ženy.</text:span></text:span></text:p>
        <text:p text:style-name="P8"><text:span text:style-name="CharStyle10"><text:span text:style-name="T20">Rychtárka Katren</text:span></text:span><text:span text:style-name="CharStyle10"><text:span text:style-name="T1">a j</text:span></text:span><text:span text:style-name="CharStyle10"><text:span text:style-name="T20">e najradšej. To je jej myšlienka. I ťažkostí bolo dosť. Starý Sýkora je odľud, človek neprístupný; v dedine ho nenávidia, bárs je vicerychtárom. Pozerá veľmi na groš. S takým človekom ťažko nadviazať priateľstvo, aby z toho vykvitla svadba. Keby aspoň Sýkorka žila! Ale tá je už dávno, dávno v zemi.</text:span></text:span></text:p>
        <text:p text:style-name="P8"><text:soft-page-break/><text:span text:style-name="CharStyle10"><text:span text:style-name="T20">Slnce už zachodilo, keď sa rychtár vrátil so žitom. Dali sa hneď do práce, len aby sa </text:span></text:span><text:span text:style-name="CharStyle10"><text:span text:style-name="T23">š</text:span></text:span><text:span text:style-name="CharStyle10"><text:span text:style-name="T20">lo čím skôr medzi Skalky. Ale sotva bol drabinovec prázdny, ke</text:span></text:span><text:span text:style-name="CharStyle10"><text:span text:style-name="T23">ď</text:span></text:span><text:span text:style-name="CharStyle10"><text:span text:style-name="T20"> pred domom ozval sa pleskot biča.</text:span></text:span></text:p>
        <text:p text:style-name="P8"><text:span text:style-name="CharStyle10"><text:span text:style-name="T20">To je Jurko.</text:span></text:span></text:p>
        <text:p text:style-name="P10"><text:span text:style-name="CharStyle10"><text:span text:style-name="T20">»Ja som u</text:span></text:span><text:span text:style-name="CharStyle10"><text:span text:style-name="T1">ž</text:span></text:span><text:span text:style-name="CharStyle10"><text:span text:style-name="T20"> t</text:span></text:span><text:span text:style-name="CharStyle10"><text:span text:style-name="T1">u!</text:span></text:span><text:span text:style-name="CharStyle10"><text:span text:style-name="T37">«</text:span></text:span><text:span text:style-name="CharStyle10"><text:span text:style-name="T20"> oznamuje rychtárovi. »</text:span></text:span><text:span text:style-name="CharStyle10"><text:span text:style-name="T1">Vs</text:span></text:span><text:span text:style-name="CharStyle10"><text:span text:style-name="T20">oťte voz dakde do ciene, čo vtiahnem do humna.«</text:span></text:span></text:p>
        <text:p text:style-name="P8"><text:span text:style-name="CharStyle10"><text:span text:style-name="T20">»Nuž ale si sá</text:span></text:span><text:span text:style-name="CharStyle10"><text:span text:style-name="T1">m</text:span></text:span><text:span text:style-name="CharStyle10"><text:span text:style-name="T20">!</text:span></text:span><text:span text:style-name="CharStyle10"><text:span text:style-name="T1">«</text:span></text:span><text:span text:style-name="CharStyle10"><text:span text:style-name="T20"> diví sa rychtárka, »Ke</text:span></text:span><text:span text:style-name="CharStyle10"><text:span text:style-name="T1">ď</text:span></text:span><text:span text:style-name="CharStyle10"><text:span text:style-name="T20"> si sa tak trápi</text:span></text:span><text:span text:style-name="CharStyle10"><text:span text:style-name="T1">l</text:span></text:span><text:span text:style-name="CharStyle10"><text:span text:style-name="T20">!</text:span></text:span><text:span text:style-name="CharStyle10"><text:span text:style-name="T1">«</text:span></text:span><text:span text:style-name="CharStyle10"><text:span text:style-name="T20"> A tvár je vyjasnená, šťastná. </text:span></text:span><text:span text:style-name="CharStyle10"><text:span text:style-name="T1">»</text:span></text:span><text:span text:style-name="CharStyle10"><text:span text:style-name="T20">Aký hodný človek, tento Juro,</text:span></text:span><text:span text:style-name="CharStyle10"><text:span text:style-name="T1">«</text:span></text:span><text:span text:style-name="CharStyle10"><text:span text:style-name="T20"> mysl</text:span></text:span><text:span text:style-name="CharStyle10"><text:span text:style-name="T1">í</text:span></text:span><text:span text:style-name="CharStyle10"><text:span text:style-name="T20"> si. »Kto by sa doň nazdal, že sa takto učlovečí.« Ale nemá kedy mnoho uvažovať</text:span></text:span><text:span text:style-name="CharStyle10"><text:span text:style-name="T1">, </text:span></text:span><text:span text:style-name="CharStyle10"><text:span text:style-name="T20">beží do kuchyne a už sa vrtí okolo ohniska.</text:span></text:span></text:p>
        <text:p text:style-name="P8"><text:span text:style-name="CharStyle10"><text:span text:style-name="T20">Rychtár je tiež uveličený. Jurko je tiež rád, že nezaháľal. Voly beztoho nemal</text:span></text:span><text:span text:style-name="CharStyle10"><text:span text:style-name="T4">y</text:span></text:span><text:span text:style-name="CharStyle10"><text:span text:style-name="T20"> čo robiť a medzi Skalky nebolo toľké svety. A hľa, aká je natešená jeho </text:span></text:span><text:span text:style-name="CharStyle10"><text:span text:style-name="T4">E</text:span></text:span><text:span text:style-name="CharStyle10"><text:span text:style-name="T20">va</text:span></text:span><text:span text:style-name="CharStyle10"><text:span text:style-name="T1">. </text:span></text:span><text:span text:style-name="CharStyle10"><text:span text:style-name="T20">Sama vypriaha voly a nesie im plný kôš voňavej trojky. Radosť sa dívať na jej pohyby. »Budeže to gazdina!« dumá Jurko, podhadzujúc rychtárovi snopy. »Nikdy iná, ako táto — nikdy, nikd</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Neriekol si to teraz prvý raz. Ale dnes mu tak prichodí, ako keby to už nemohlo byť ináč. Radosť a spokojnosť usalašila sa v ňom. »</text:span></text:span><text:span text:style-name="CharStyle10"><text:span text:style-name="T23">Č</text:span></text:span><text:span text:style-name="CharStyle10"><text:span text:style-name="T20">o mi ešte chybí — nič na svete, ke</text:span></text:span><text:span text:style-name="CharStyle10"><text:span text:style-name="T23">ď</text:span></text:span><text:span text:style-name="CharStyle10"><text:span text:style-name="T20"> sa to raz stan</text:span></text:span><text:span text:style-name="CharStyle10"><text:span text:style-name="T1">e</text:span></text:span><text:span text:style-name="CharStyle10"><text:span text:style-name="T20">...«</text:span></text:span></text:p>
        <text:p text:style-name="P8"><text:span text:style-name="CharStyle10"><text:span text:style-name="T20">Jurko chcel zapr</text:span></text:span><text:span text:style-name="CharStyle10"><text:span text:style-name="T4">i</text:span></text:span><text:span text:style-name="CharStyle10"><text:span text:style-name="T20">ahnuť a pobrať sa domov. »Nie,</text:span></text:span><text:span text:style-name="CharStyle10"><text:span text:style-name="T1"> </text:span></text:span><text:span text:style-name="CharStyle10"><text:span text:style-name="T20">poď ty do nás; toto už Mišo zariadi. Zavez voz k nim,</text:span></text:span><text:span text:style-name="CharStyle10"><text:span text:style-name="T1">« </text:span></text:span><text:span text:style-name="CharStyle10"><text:span text:style-name="T20">rozkazuje rychtár paholkovi — »voly zašikuj s našimi na pašu. A vicerychtárovi povedz« — doložil to už tichším hlasom — »aby prišiel do nás. Ale ist</text:span></text:span><text:span text:style-name="CharStyle10"><text:span text:style-name="T1">e!«</text:span></text:span></text:p>
        <text:p text:style-name="P10"><text:span text:style-name="CharStyle10"><text:span text:style-name="T20">Jurko sa spieral, ale vybehla i rychtárka a vyhrešila ho nesmierne. </text:span></text:span><text:span text:style-name="CharStyle10"><text:span text:style-name="T4">Ž</text:span></text:span><text:span text:style-name="CharStyle10"><text:span text:style-name="T20">e by to bolo pekne, že takto a takt</text:span></text:span><text:span text:style-name="CharStyle10"><text:span text:style-name="T1">o</text:span></text:span><text:span text:style-name="CharStyle10"><text:span text:style-name="T20">... Poddal sa nutnosti a vošiel do svetlice. A tá nutnosť mu </text:span></text:span><text:soft-page-break/><text:span text:style-name="CharStyle10"><text:span text:style-name="T20">lahodí. V tejto svetlej, čistej izbici mu je tak, ako by vstúpil do iného sveta. Duša ožije, ťarchy s nej sa váľajú. Je mu tu vo</text:span></text:span><text:span text:style-name="CharStyle10"><text:span text:style-name="T4">ľ</text:span></text:span><text:span text:style-name="CharStyle10"><text:span text:style-name="T20">n</text:span></text:span><text:span text:style-name="CharStyle10"><text:span text:style-name="T1">o</text:span></text:span><text:span text:style-name="CharStyle10"><text:span text:style-name="T20">; cíti na sebe putá, ale tie sú sladké... Z každého kúta usmieva sa čistota a poriadok. Všade stopy jej sporej, príčinlivej ruky. Nie, iba v tejto svetlici kvitne jemu šťastie, uspokojenie. Iba tu je ozajst doma. Keď výnde z nej, už mu je clivo, sťa keby bol preč z domu, v cudzom svete. »Prečo je to?</text:span></text:span><text:span text:style-name="CharStyle10"><text:span text:style-name="T1">« </text:span></text:span><text:span text:style-name="CharStyle10"><text:span text:style-name="T20">pýtal sa neraz sám seba. »Prečo mi je doma nie takto?«</text:span></text:span><text:span text:style-name="CharStyle10"><text:span text:style-name="T1"> </text:span></text:span><text:span text:style-name="CharStyle10"><text:span text:style-name="T20">Doma, doma! Neraz si predstavoval, ako to bude doma, keď si Evku ta dovedi</text:span></text:span><text:span text:style-name="CharStyle10"><text:span text:style-name="T1">e</text:span></text:span><text:span text:style-name="CharStyle10"><text:span text:style-name="T20">... A vždy mu je to divno. Ju si vie predstaviť iba v tejto izbe rychtárskej, svetlej, </text:span></text:span><text:span text:style-name="CharStyle10"><text:span text:style-name="T23">č</text:span></text:span><text:span text:style-name="CharStyle10"><text:span text:style-name="T20">istej. V</text:span></text:span><text:span text:style-name="CharStyle10"><text:span text:style-name="T1"> </text:span></text:span><text:span text:style-name="CharStyle10"><text:span text:style-name="T20">ich nízkej, tmavej, so začadenou povalou, nemožno, aby ona privykla.</text:span></text:span></text:p>
        <text:p text:style-name="P8"><text:span text:style-name="CharStyle10"><text:span text:style-name="T20">Neraz myslel na takéto veci, i na iné. A ešte keď ho otec začal už nie zvŕtať, ale naozaj trápiť. Prišlo mu neraz ľúto, a otcov dom, zapustený, poloprepadnutý bol mu ako cudzí. Čosi ho vyháňalo z neho, i trpelivosť neraz prašťala. Ale vždy prišlo mu na um, že to iba do času. Tušil, že nastane premena: všetko sa prevráti — ale kedy, ako, čím, to sám nevie. Vie, že takto nemôže byť naveky.</text:span></text:span></text:p>
        <text:p text:style-name="P8"><text:span text:style-name="CharStyle10"><text:span text:style-name="T20">Starý Sýkora prišiel a zasadol za stôl. Moc nehovorí; ani veľmi nepočúva, čo hovoria druhí. Jeho sivé oči slie</text:span></text:span><text:span text:style-name="CharStyle10"><text:span text:style-name="T1">ď</text:span></text:span><text:span text:style-name="CharStyle10"><text:span text:style-name="T20">a po izbe, ako by dačo hľadaly. Hlava je nachýlená, k prsiam, zpod čiapky visia šedivé nepodstrižené vlasy.</text:span></text:span></text:p>
        <text:p text:style-name="P8"><text:span text:style-name="CharStyle10"><text:span text:style-name="T20">Rychtárka nesie, čo pr</text:span></text:span><text:span text:style-name="CharStyle10"><text:span text:style-name="T1">i</text:span></text:span><text:span text:style-name="CharStyle10"><text:span text:style-name="T20">hotovila napochytre, praženice. Boh vie, ako to narafičila, ale všetky škvarky sú pred starým. Do ruky mu vložila i vidličk</text:span></text:span><text:span text:style-name="CharStyle10"><text:span text:style-name="T1">y</text:span></text:span><text:span text:style-name="CharStyle10"><text:span text:style-name="T20">; t</text:span></text:span><text:span text:style-name="CharStyle10"><text:span text:style-name="T1">i</text:span></text:span><text:span text:style-name="CharStyle10"><text:span text:style-name="T20">e isté, ktorými rychtár na Vianoce jedáva. Ako ich chytil, ruka sa mu zatriasla a praženica skotúľala sa; no nie na zem, ale na ľavú dlaň, ktorú podložil.</text:span></text:span></text:p>
        <text:p text:style-name="P8"><text:span text:style-name="CharStyle10"><text:span text:style-name="T20">»Eh — sedliakovi </text:span></text:span><text:span text:style-name="CharStyle10"><text:span text:style-name="T1">l</text:span></text:span><text:span text:style-name="CharStyle10"><text:span text:style-name="T20">yžka!</text:span></text:span><text:span text:style-name="CharStyle10"><text:span text:style-name="T1">«</text:span></text:span><text:span text:style-name="CharStyle10"><text:span text:style-name="T20"> riekol mrzut</text:span></text:span><text:span text:style-name="CharStyle10"><text:span text:style-name="T4">e</text:span></text:span><text:span text:style-name="CharStyle10"><text:span text:style-name="T20">, položiac vidličky k mise. »Ruky sa trasú, nenaučené na také výmysly.« Dali mu lyžku a naozaj zručnejšie mu s ňou ide.</text:span></text:span></text:p>
        <text:p text:style-name="P8"><text:soft-page-break/><text:span text:style-name="CharStyle10"><text:span text:style-name="T20">Keď sa misa vyprázdnila a Sýkora posbieral odrobinky a v štipke vniesol do bezzubých úst, celú st</text:span></text:span><text:span text:style-name="CharStyle10"><text:span text:style-name="T23">arosť</text:span></text:span><text:span text:style-name="CharStyle10"><text:span text:style-name="T20"> venovali fľaši s hr</text:span></text:span><text:span text:style-name="CharStyle10"><text:span text:style-name="T1">i</text:span></text:span><text:span text:style-name="CharStyle10"><text:span text:style-name="T20">atou. </text:span></text:span><text:span text:style-name="CharStyle10"><text:span text:style-name="T1">Ju</text:span></text:span><text:span text:style-name="CharStyle10"><text:span text:style-name="T20">rko si sadol ku kozubu, neďaleko neho Evka. Mlčia a pozerajú k stolu. Naraz obrátil sa rychtár k Sýkorov</text:span></text:span><text:span text:style-name="CharStyle10"><text:span text:style-name="T1">i</text:span></text:span><text:span text:style-name="CharStyle10"><text:span text:style-name="T20">: </text:span></text:span><text:span text:style-name="CharStyle10"><text:span text:style-name="T1">»</text:span></text:span><text:span text:style-name="CharStyle10"><text:span text:style-name="T20">Viete, že cholera ide?</text:span></text:span><text:span text:style-name="CharStyle10"><text:span text:style-name="T1">«</text:span></text:span></text:p>
        <text:p text:style-name="P8"><text:span text:style-name="CharStyle10"><text:span text:style-name="T20">»J</text:span></text:span><text:span text:style-name="CharStyle10"><text:span text:style-name="T1">a</text:span></text:span><text:span text:style-name="CharStyle10"><text:span text:style-name="T20"> nie. Dosť máš iného trápenia. Umrieť sťa kedy, smrť i tak neobíde nikoho. Po ľuďoch chodí a nie po horách.</text:span></text:span><text:span text:style-name="CharStyle10"><text:span text:style-name="T1">«</text:span></text:span></text:p>
        <text:p text:style-name="P8"><text:span text:style-name="CharStyle10"><text:span text:style-name="T20">»Veď už tak,« odpovedá rychtár trochu zahanbený. »Ja tiež poviem, proti smrti niet lekára. Ale úrad</text:span></text:span><text:span text:style-name="CharStyle10"><text:span text:style-name="T1">y</text:span></text:span><text:span text:style-name="CharStyle10"><text:span text:style-name="T20">!</text:span></text:span><text:span text:style-name="CharStyle10"><text:span text:style-name="T1">«</text:span></text:span></text:p>
        <text:p text:style-name="P8"><text:span text:style-name="CharStyle10"><text:span text:style-name="T20">»A čo zase?</text:span></text:span><text:span text:style-name="CharStyle10"><text:span text:style-name="T1">«</text:span></text:span><text:span text:style-name="CharStyle10"><text:span text:style-name="T20"> A uprel oko na r</text:span></text:span><text:span text:style-name="CharStyle10"><text:span text:style-name="T1">yc</text:span></text:span><text:span text:style-name="CharStyle10"><text:span text:style-name="T20">htára. »Zas vymysleli dačo? T</text:span></text:span><text:span text:style-name="CharStyle10"><text:span text:style-name="T1">í</text:span></text:span><text:span text:style-name="CharStyle10"><text:span text:style-name="T20"> iba vymýšľať.</text:span></text:span><text:span text:style-name="CharStyle10"><text:span text:style-name="T1">«</text:span></text:span></text:p>
        <text:p text:style-name="P8"><text:span text:style-name="CharStyle10"><text:span text:style-name="T20">»Tu je písmo. Predstavenstvu sa nakladá, pod osobnou zodpovednosťou, zaopatriť dom pre špitál, vystaviť komoru pre mrtvých. Tak stojí tuná.«</text:span></text:span></text:p>
        <text:p text:style-name="P8"><text:span text:style-name="CharStyle10"><text:span text:style-name="T20">»Povedám, vymýšľa</text:span></text:span><text:span text:style-name="CharStyle10"><text:span text:style-name="T1">ť</text:span></text:span><text:span text:style-name="CharStyle10"><text:span text:style-name="T20">!« zasmial sa potupne. »Špitál, hehehe... Treba nám špitálo</text:span></text:span><text:span text:style-name="CharStyle10"><text:span text:style-name="T1">v</text:span></text:span><text:span text:style-name="CharStyle10"><text:span text:style-name="T20">! Umreť má každý kde, na to netreba domov. Ja mám kde umre</text:span></text:span><text:span text:style-name="CharStyle10"><text:span text:style-name="T1">ť</text:span></text:span><text:span text:style-name="CharStyle10"><text:span text:style-name="T20">!</text:span></text:span><text:span text:style-name="CharStyle10"><text:span text:style-name="T1">«</text:span></text:span></text:p>
        <text:p text:style-name="P8"><text:span text:style-name="CharStyle10"><text:span text:style-name="T20">»Ale čo nemajú dom</text:span></text:span><text:span text:style-name="CharStyle10"><text:span text:style-name="T1">u</text:span></text:span><text:span text:style-name="CharStyle10"><text:span text:style-name="T20">!</text:span></text:span><text:span text:style-name="CharStyle10"><text:span text:style-name="T1">«</text:span></text:span></text:p>
        <text:p text:style-name="P8"><text:span text:style-name="CharStyle10"><text:span text:style-name="T20">»A kdeže sú? Každý býva, kde býva. Ktože mu pôjde do toho špitála?</text:span></text:span><text:span text:style-name="CharStyle10"><text:span text:style-name="T1">«</text:span></text:span></text:p>
        <text:p text:style-name="P8"><text:span text:style-name="CharStyle10"><text:span text:style-name="T20">»I pocestného, keď choroba pristihne...«</text:span></text:span></text:p>
        <text:p text:style-name="P8"><text:span text:style-name="CharStyle10"><text:span text:style-name="T20">»Nech sedí dom</text:span></text:span><text:span text:style-name="CharStyle10"><text:span text:style-name="T1">a</text:span></text:span><text:span text:style-name="CharStyle10"><text:span text:style-name="T20">; nech sa nevláči, keď je cholera. Veru to — cudzím špitále stava</text:span></text:span><text:span text:style-name="CharStyle10"><text:span text:style-name="T1">ť</text:span></text:span><text:span text:style-name="CharStyle10"><text:span text:style-name="T20">! Nemáme dosť svojich žobrákov! Radšej umrime naraz, ako takto nič po nič ke</text:span></text:span><text:span text:style-name="CharStyle10"><text:span text:style-name="T23">ľč</text:span></text:span><text:span text:style-name="CharStyle10"><text:span text:style-name="T20">íky. Keď prídem o všetko, načo som na svete? Zavadzať svetu a sebe. Pánom dobr</text:span></text:span><text:span text:style-name="CharStyle10"><text:span text:style-name="T1">e</text:span></text:span><text:span text:style-name="CharStyle10"><text:span text:style-name="T20">! Ale tu kde vziať, odkiaľ? </text:span></text:span><text:span text:style-name="CharStyle10"><text:span text:style-name="T4">Č</text:span></text:span><text:span text:style-name="CharStyle10"><text:span text:style-name="T20">o neporadi</text:span></text:span><text:span text:style-name="CharStyle10"><text:span text:style-name="T1">a</text:span></text:span><text:span text:style-name="CharStyle10"><text:span text:style-name="T20">?</text:span></text:span><text:span text:style-name="CharStyle10"><text:span text:style-name="T1">«</text:span></text:span></text:p>
        <text:p text:style-name="P8"><text:span text:style-name="CharStyle10"><text:span text:style-name="T20">Oči mu sršia zlosťou a strely z nich letia i do rychtára. Rychtár sklonil tvár a zasmútil. Rád by dačo povedať, ale je splašený prevahou Sýkor</text:span></text:span><text:span text:style-name="CharStyle10"><text:span text:style-name="T1">ov</text:span></text:span><text:span text:style-name="CharStyle10"><text:span text:style-name="T20">ou.</text:span></text:span></text:p>
        <text:p text:style-name="P8"><text:span text:style-name="CharStyle10"><text:span text:style-name="T20">»A čo urobíme?</text:span></text:span><text:span text:style-name="CharStyle10"><text:span text:style-name="T1">«</text:span></text:span><text:span text:style-name="CharStyle10"><text:span text:style-name="T20"> pýta sa rychtár.</text:span></text:span></text:p>
        <text:p text:style-name="P8"><text:soft-page-break/><text:span text:style-name="CharStyle10"><text:span text:style-name="T20">»Nič,« odpovedá Sýkora.</text:span></text:span></text:p>
        <text:p text:style-name="P8"><text:span text:style-name="CharStyle10"><text:span text:style-name="T1">»</text:span></text:span><text:span text:style-name="CharStyle10"><text:span text:style-name="T20">Ale tu je rozka</text:span></text:span><text:span text:style-name="CharStyle10"><text:span text:style-name="T1">z</text:span></text:span><text:span text:style-name="CharStyle10"><text:span text:style-name="T20">!</text:span></text:span><text:span text:style-name="CharStyle10"><text:span text:style-name="T1">«</text:span></text:span></text:p>
        <text:p text:style-name="P8"><text:span text:style-name="CharStyle10"><text:span text:style-name="T20">»Nech si robia sami. Keď chcú mať špitále, nech si postavia. Ale zo svojh</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Podvihol pravý prst, ktorý sa ešte ligoce od masti. »Obec nemá peňazí, prednovka bola tvrdá.«</text:span></text:span></text:p>
        <text:p text:style-name="P8"><text:span text:style-name="CharStyle10"><text:span text:style-name="T20">»Keby sa to mohl</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vzdychol rychtár. »Ale povedzte im, čo vám urobia. Budú vás preháňať, i </text:span></text:span><text:span text:style-name="CharStyle10"><text:span text:style-name="T1">po</text:span></text:span><text:span text:style-name="CharStyle10"><text:span text:style-name="T20">kutovať.</text:span></text:span><text:span text:style-name="CharStyle10"><text:span text:style-name="T1">«</text:span></text:span><text:span text:style-name="CharStyle10"><text:span text:style-name="T20"> Mal iné reči na jazyku. Chcel povedať, že ani chudobe nemožno dať zahynú</text:span></text:span><text:span text:style-name="CharStyle10"><text:span text:style-name="T1">ť</text:span></text:span><text:span text:style-name="CharStyle10"><text:span text:style-name="T20">; že bohatší musia na chudobu doplácať. </text:span></text:span><text:span text:style-name="CharStyle10"><text:span text:style-name="T23">I</text:span></text:span><text:span text:style-name="CharStyle10"><text:span text:style-name="T20"> rozložiť, čo je povinnosť kresťanská. Ale ponechal to u seba. Nechce sa mu hrach na stenu hádzať.</text:span></text:span></text:p>
        <text:p text:style-name="P8"><text:span text:style-name="CharStyle10"><text:span text:style-name="T20">»Robte si ako chcete,</text:span></text:span><text:span text:style-name="CharStyle10"><text:span text:style-name="T1">«</text:span></text:span><text:span text:style-name="CharStyle10"><text:span text:style-name="T20"> a z jeho slov vyznieva výsmech. </text:span></text:span><text:span text:style-name="CharStyle10"><text:span text:style-name="T1">»</text:span></text:span><text:span text:style-name="CharStyle10"><text:span text:style-name="T20">Viem ja, čo vy: nechcete vôľu rušiť pánom. Nuž robte, mňa to boleť nebude. A ani obec, lebo tá nemá nič. Peniaze sa požičajú, lebo stavať nikto nebude za darmo. Na mne to neprischne. A od dediny? Len si vystíhajte, čo vám povie...«</text:span></text:span></text:p>
        <text:p text:style-name="P8"><text:span text:style-name="CharStyle10"><text:span text:style-name="T20">Rychtár mlčí zahrúžený v trudných myšlienkach. »Darmo je, požičiam zo svojho.«</text:span></text:span></text:p>
        <text:p text:style-name="P8"><text:span text:style-name="CharStyle10"><text:span text:style-name="T20">»P</text:span></text:span><text:span text:style-name="CharStyle10"><text:span text:style-name="T1">ov</text:span></text:span><text:span text:style-name="CharStyle10"><text:span text:style-name="T20">edám, robte ako chcete. Ja by ani babky — nie! Lebo, čo je obec? Obec je každý, keď treba piť, brať, habať. Ale keď príde platiť, každý sa odhodí. Ja už viem, čo je obec; naučil som sa na druhých. Uvidíte, vás tiež naučí; uvidíte.«</text:span></text:span></text:p>
        <text:p text:style-name="P8"><text:span text:style-name="CharStyle10"><text:span text:style-name="T20">»Ale darmo je </text:span></text:span><text:span text:style-name="CharStyle10"><text:span text:style-name="T1">—</text:span></text:span><text:span text:style-name="CharStyle10"><text:span text:style-name="T20"> obci tiež musíme poslúžiť,</text:span></text:span><text:span text:style-name="CharStyle10"><text:span text:style-name="T1">«</text:span></text:span><text:span text:style-name="CharStyle10"><text:span text:style-name="T20"> nadhodil rychtár. Všeličo by bol ešte podotknul, že človek nežije iba sebe, ale i druhým: ale okúňal sa s tým vystúpiť.</text:span></text:span></text:p>
        <text:p text:style-name="P8"><text:span text:style-name="CharStyle10"><text:span text:style-name="T20">Sýkora sa usmial a neodpovedal ani slova.</text:span></text:span></text:p>
        <text:p text:style-name="P8"><text:span text:style-name="CharStyle10"><text:span text:style-name="T20">»A musí byť ten špitál?</text:span></text:span><text:span text:style-name="CharStyle10"><text:span text:style-name="T1">«</text:span></text:span><text:span text:style-name="CharStyle10"><text:span text:style-name="T20"> pýta sa rychtárka.</text:span></text:span></text:p>
        <text:p text:style-name="P8"><text:span text:style-name="CharStyle10"><text:span text:style-name="T20">»Ach ba,« odpovedá Sýkora. »</text:span></text:span><text:span text:style-name="CharStyle10"><text:span text:style-name="T1">To</text:span></text:span><text:span text:style-name="CharStyle10"><text:span text:style-name="T20"> len páni. Ale písemko odhodiť, ako by nebolo </text:span></text:span><text:soft-page-break/><text:span text:style-name="CharStyle10"><text:span text:style-name="T20">prišlo. Páni zabudnú. Len neukázať hneď, že si hotový do všetkého.</text:span></text:span><text:span text:style-name="CharStyle10"><text:span text:style-name="T1">«</text:span></text:span></text:p>
        <text:p text:style-name="P8"><text:span text:style-name="CharStyle10"><text:span text:style-name="T20">Jurko a Evka počúvajú chtiv</text:span></text:span><text:span text:style-name="CharStyle10"><text:span text:style-name="T23">e</text:span></text:span><text:span text:style-name="CharStyle10"><text:span text:style-name="T20">, čo otcovia hovoria. Každé slovo Sýkor</text:span></text:span><text:span text:style-name="CharStyle10"><text:span text:style-name="T1">ov</text:span></text:span><text:span text:style-name="CharStyle10"><text:span text:style-name="T20">o ako by rezalo do srdca. Jurkovi ťažko nevyskočiť a nezahriaknuť otca. I rychtár badá, čo sa s mládencom robí, pozre často naň, ako by hľadal uňho súhlas, čo hneď iba nemý. Sýkora sa veľmi neobzerá o syna.</text:span></text:span></text:p>
        <text:p text:style-name="P5"><text:span text:style-name="CharStyle10"><text:span text:style-name="T20"/></text:span></text:p>
        <text:p text:style-name="P7"><text:span text:style-name="CharStyle10"><text:span text:style-name="T20">II.</text:span></text:span></text:p>
        <text:p text:style-name="P8"><text:span text:style-name="CharStyle10"><text:span text:style-name="T20"/></text:span></text:p>
        <text:p text:style-name="P12"><text:span text:style-name="CharStyle10"><text:span text:style-name="T20">Nad dedinou rozložila noc svoje čierne krýdla, pokoj a ticho rozhostilo sa v stavaniach. Mesiac vyskočil zpoza hôr a zaháňa tmu do húštin a do kútov. Sýkorovci sa pohli, i fľaša je už prázdna. Rychtár vyprevadil ich predo dvere, zaz</text:span></text:span><text:span text:style-name="CharStyle10"><text:span text:style-name="T1">í</text:span></text:span><text:span text:style-name="CharStyle10"><text:span text:style-name="T20">val a vrátil sa do izby. Rychtárka šla za nimi na ulicu, že zavre vráta.</text:span></text:span></text:p>
        <text:p text:style-name="P8"><text:span text:style-name="CharStyle10"><text:span text:style-name="T20">Sýkorovci idú, neprerečúc slova. </text:span></text:span><text:span text:style-name="CharStyle10"><text:span text:style-name="T1">O</text:span></text:span><text:span text:style-name="CharStyle10"><text:span text:style-name="T20"> čom by hovorili? Jurko myslí na Evku, jej pevné, tvrdé ruky, zručné pohyby a krásu tváre i duše. Čo z toho povedať starému? Starý zas mysl</text:span></text:span><text:span text:style-name="CharStyle10"><text:span text:style-name="T1">í</text:span></text:span><text:span text:style-name="CharStyle10"><text:span text:style-name="T20"> na svoje turáky: či sú ozaj v stajni pod žľabom bezpečné. Keby ho bol vystriehol dáky zlode</text:span></text:span><text:span text:style-name="CharStyle10"><text:span text:style-name="T1">j</text:span></text:span><text:span text:style-name="CharStyle10"><text:span text:style-name="T20">! So strachom zaberá k svojmu domu — ešte teraz pôjde do stajne.</text:span></text:span></text:p>
        <text:p text:style-name="P8"><text:span text:style-name="CharStyle10"><text:span text:style-name="T20">Rychtárka pozerá za nima. »Bude to život — nebožiatka!« Myslí na svoje deti, obavy zahrúžily srdce. Dnes zase videla, čo je Sýkora. Ako mu sveriť dievku? Či tá znesie jeho tyranstvo? Prečo ju pochovať do takého pekla? Veď iných domov dosť, i v jej dome dosť miesta pr</text:span></text:span><text:span text:style-name="CharStyle10"><text:span text:style-name="T1">í</text:span></text:span><text:span text:style-name="CharStyle10"><text:span text:style-name="T20">stupníkovi. Prečo by nevzala k dievke poriadneho prístupn</text:span></text:span><text:span text:style-name="CharStyle10"><text:span text:style-name="T24">í</text:span></text:span><text:span text:style-name="CharStyle10"><text:span text:style-name="T20">ka?</text:span></text:span></text:p>
        <text:p text:style-name="P8"><text:span text:style-name="CharStyle10"><text:span text:style-name="T20">Ale tu vidí Jurka. Veď jeho by potrestala, nie starého; jeho, i vlastnú dievku. A </text:span></text:span><text:soft-page-break/><text:span text:style-name="CharStyle10"><text:span text:style-name="T20">srdce nedopustí. K srdcu už priveľmi prirástli oba.</text:span></text:span></text:p>
        <text:p text:style-name="P8"><text:span text:style-name="CharStyle10"><text:span text:style-name="T20">Z dolného konca dolieha spev, ale nie veselý. »</text:span></text:span><text:span text:style-name="CharStyle10"><text:span text:style-name="T1">Vy</text:span></text:span><text:span text:style-name="CharStyle10"><text:span text:style-name="T20">chodí slniečko zpoza lesy, už ma v tej Lomnici nič neteší...« </text:span></text:span><text:span text:style-name="CharStyle10"><text:span text:style-name="T1">O</text:span></text:span><text:span text:style-name="CharStyle10"><text:span text:style-name="T20"> chvíľu zjavili sa dvaja mládenci, oblapení okolo hrdla. »Neboráci, chodia ako na mukách — už nebudete dlho takto chodiť.« Sú to lomnickí rekrúti.</text:span></text:span></text:p>
        <text:p text:style-name="P8"><text:span text:style-name="CharStyle10"><text:span text:style-name="T20">Spev zanikol kdesi za domami, psi zatíchli, zase tichosť. Chcela sa vrátiť do domu, keď zazrela, že sa blíži akási žena. </text:span></text:span><text:span text:style-name="CharStyle10"><text:span text:style-name="T1">»</text:span></text:span><text:span text:style-name="CharStyle10"><text:span text:style-name="T20">Ktože si? Durduľa veru, Durdu</text:span></text:span><text:span text:style-name="CharStyle10"><text:span text:style-name="T24">ľ</text:span></text:span><text:span text:style-name="CharStyle10"><text:span text:style-name="T20">a... Čože sháňa zase?«</text:span></text:span></text:p>
        <text:p text:style-name="P8"><text:span text:style-name="CharStyle10"><text:span text:style-name="T1">Ž</text:span></text:span><text:span text:style-name="CharStyle10"><text:span text:style-name="T20">ena zastala, má šatku hlboko, skoro na samom nose. »Ale už odišli</text:span></text:span><text:span text:style-name="CharStyle10"><text:span text:style-name="T1">?</text:span></text:span><text:span text:style-name="CharStyle10"><text:span text:style-name="T1">«</text:span></text:span><text:span text:style-name="CharStyle10"><text:span text:style-name="T20"> šepká rychtárke.</text:span></text:span></text:p>
        <text:p text:style-name="P8"><text:span text:style-name="CharStyle10"><text:span text:style-name="T20">»Kto?</text:span></text:span><text:span text:style-name="CharStyle10"><text:span text:style-name="T1">«</text:span></text:span><text:span text:style-name="CharStyle10"><text:span text:style-name="T20"> pýta sa táto.</text:span></text:span></text:p>
        <text:p text:style-name="P8"><text:span text:style-name="CharStyle10"><text:span text:style-name="T20">»Sýkorovci — ktože b</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vraví s výčitkou.</text:span></text:span></text:p>
        <text:p text:style-name="P8"><text:span text:style-name="CharStyle10"><text:span text:style-name="T20">»A ako viete?</text:span></text:span><text:span text:style-name="CharStyle10"><text:span text:style-name="T1">«</text:span></text:span></text:p>
        <text:p text:style-name="P8"><text:span text:style-name="CharStyle10"><text:span text:style-name="T20">»No, Bože môj? Viezol vám žito, videla som: nuž tak. Držte sa ich, stvora moja, držte. Nebudete banova</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dokladá skoro šepky. »</text:span></text:span><text:span text:style-name="CharStyle10"><text:span text:style-name="T1">Ta</text:span></text:span><text:span text:style-name="CharStyle10"><text:span text:style-name="T20">m je všetkých vecí dostatok. Skývraží, zo sečky súka motúzy — taký gazda!</text:span></text:span><text:span text:style-name="CharStyle10"><text:span text:style-name="T1"> </text:span></text:span><text:span text:style-name="CharStyle10"><text:span text:style-name="T20">Tam n</text:span></text:span><text:span text:style-name="CharStyle10"><text:span text:style-name="T5">a</text:span></text:span><text:span text:style-name="CharStyle10"><text:span text:style-name="T20">jdete predlanskú pšenicu v </text:span></text:span><text:span text:style-name="CharStyle10"><text:span text:style-name="T24">š</text:span></text:span><text:span text:style-name="CharStyle10"><text:span text:style-name="T20">toku, omasty, a — groša! Pomyslite si: s Mojžišom sa spriahol. Mojžiš rozpožičiava jeho peniaz</text:span></text:span><text:span text:style-name="CharStyle10"><text:span text:style-name="T1">e</text:span></text:span><text:span text:style-name="CharStyle10"><text:span text:style-name="T20">... A syn nepokazí. Vari je bujan, ako by bol druhý? Tichý, i potrizní si...</text:span></text:span><text:span text:style-name="CharStyle10"><text:span text:style-name="T1">«</text:span></text:span></text:p>
        <text:p text:style-name="P8"><text:span text:style-name="CharStyle10"><text:span text:style-name="T20">»A kdeže ste boli?«</text:span></text:span></text:p>
        <text:p text:style-name="P8"><text:span text:style-name="CharStyle10"><text:span text:style-name="T20">»U Koreňov. Zavolala ma, že husi podskubať. Prvý raz! Iné už budú druhý raz zanedlho... Neskoro sa vykotúlily. Ja, husi treba chovať, pohadzovať, opatriť. Kdežeby tá — gazdina je ona nie. Vlani sa jej dvanástoro vajec zastudil</text:span></text:span><text:span text:style-name="CharStyle10"><text:span text:style-name="T1">o</text:span></text:span><text:span text:style-name="CharStyle10"><text:span text:style-name="T20">: samý </text:span></text:span><text:soft-page-break/><text:span text:style-name="CharStyle10"><text:span text:style-name="T20">záväzok! Ale keď neopatríš, ch</text:span></text:span><text:span text:style-name="CharStyle10"><text:span text:style-name="T5">oďž</text:span></text:span><text:span text:style-name="CharStyle10"><text:span text:style-name="T20">e, cho</text:span></text:span><text:span text:style-name="CharStyle10"><text:span text:style-name="T1">ď</text:span></text:span><text:span text:style-name="CharStyle10"><text:span text:style-name="T20">...</text:span></text:span><text:span text:style-name="CharStyle10"><text:span text:style-name="T1">«</text:span></text:span></text:p>
        <text:p text:style-name="P8"><text:span text:style-name="CharStyle10"><text:span text:style-name="T20">Na všetky steny by nepopísal, čo Durduľa napletie, keď sa jej jazyk rozviaže. Ona vie všetko. Je chudobná, i stará, i do roboty nesúca. Keby nie jazyk, zomrela by od hladu. Ten ju živí. Ženy sa jej boja — podplácajú ju. Iné zas ľúbia klebety </text:span></text:span><text:span text:style-name="CharStyle10"><text:span text:style-name="T1">—</text:span></text:span><text:span text:style-name="CharStyle10"><text:span text:style-name="T20"> odmeňujú sa jej. Jediné, čo vie ešte robiť, je, že podskúba husi; a tak vandruje z domu do domu.</text:span></text:span></text:p>
        <text:p text:style-name="P8"><text:span text:style-name="CharStyle10"><text:span text:style-name="T20">Rychtárka s ňou nikdy neplietla ploty. Rada je, ke</text:span></text:span><text:span text:style-name="CharStyle10"><text:span text:style-name="T24">ď</text:span></text:span><text:span text:style-name="CharStyle10"><text:span text:style-name="T20"> ju nevidí. I teraz by najradšej šla domov. Ale Durdu</text:span></text:span><text:span text:style-name="CharStyle10"><text:span text:style-name="T24">ľ</text:span></text:span><text:span text:style-name="CharStyle10"><text:span text:style-name="T1">a</text:span></text:span><text:span text:style-name="CharStyle10"><text:span text:style-name="T20"> ju drží za ruku.</text:span></text:span></text:p>
        <text:p text:style-name="P8"><text:span text:style-name="CharStyle10"><text:span text:style-name="T20">»</text:span></text:span><text:span text:style-name="CharStyle10"><text:span text:style-name="T24">Č</text:span></text:span><text:span text:style-name="CharStyle10"><text:span text:style-name="T20">o vám ja poviem,</text:span></text:span><text:span text:style-name="CharStyle10"><text:span text:style-name="T1">«</text:span></text:span><text:span text:style-name="CharStyle10"><text:span text:style-name="T20"> vraví skoro šepky, držiac jej ruku: »ale sa nikomu nezjavte! Váš bol v nedeľu po večierni v meste.«</text:span></text:span></text:p>
        <text:p text:style-name="P8"><text:span text:style-name="CharStyle10"><text:span text:style-name="T20">»Mal robotu, bol,« odpovedá rychtárka znepokojená. »Nuž?« pýta sa chladno.</text:span></text:span></text:p>
        <text:p text:style-name="P8"><text:span text:style-name="CharStyle10"><text:span text:style-name="T20">»Vodil sa s Masliačkou. Bola vyobliekaná — všetko šušťalo na nej.« Mlčí a čaká, čo tá na to. Teší ju, keď môže ovaliť dakoho tu po hlave, tu bodnúť rovno do srdca. Rychtárka sa ani nehnula. Vari ani nepočúva. »Vošli do regála. V bočnej, vraj, sedeli do tvrdej tm</text:span></text:span><text:span text:style-name="CharStyle10"><text:span text:style-name="T1">y</text:span></text:span><text:span text:style-name="CharStyle10"><text:span text:style-name="T20">...</text:span></text:span><text:span text:style-name="CharStyle10"><text:span text:style-name="T1">«</text:span></text:span></text:p>
        <text:p text:style-name="P8"><text:span text:style-name="CharStyle10"><text:span text:style-name="T20">R</text:span></text:span><text:span text:style-name="CharStyle10"><text:span text:style-name="T1">yc</text:span></text:span><text:span text:style-name="CharStyle10"><text:span text:style-name="T20">htárke trhlo obe ruky. Vytrhla ich z Du</text:span></text:span><text:span text:style-name="CharStyle10"><text:span text:style-name="T1">rd</text:span></text:span><text:span text:style-name="CharStyle10"><text:span text:style-name="T20">uliných a napráva si šatku. Trasú sa, habka</text:span></text:span><text:span text:style-name="CharStyle10"><text:span text:style-name="T1">jú</text:span></text:span><text:span text:style-name="CharStyle10"><text:span text:style-name="T20"> sem i tam. Ale mlčí — len sama sebe myslí: »Iste boli, iste — nehovorila b</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A všeličo vidí teraz, čo pred chvíľou nevidela. Muž je už nie, čo býval. </text:span></text:span><text:span text:style-name="CharStyle10"><text:span text:style-name="T1">Č</text:span></text:span><text:span text:style-name="CharStyle10"><text:span text:style-name="T20">osi kuje. Hľa, od dávna badá, že sa premenil. Nevedela zkade, ako, prečo. Už vie. </text:span></text:span><text:span text:style-name="CharStyle10"><text:span text:style-name="T1">»</text:span></text:span><text:span text:style-name="CharStyle10"><text:span text:style-name="T20">Pre ňu — pre ň</text:span></text:span><text:span text:style-name="CharStyle10"><text:span text:style-name="T1">u</text:span></text:span><text:span text:style-name="CharStyle10"><text:span text:style-name="T20">!« bola by zaplakala, zalomila rukami — ale premohla sa. Nesmie sa prezradiť. Keď sa trochu sosbierala, riekla tichým hlaso</text:span></text:span><text:span text:style-name="CharStyle10"><text:span text:style-name="T1">m</text:span></text:span><text:span text:style-name="CharStyle10"><text:span text:style-name="T20">: </text:span></text:span><text:span text:style-name="CharStyle10"><text:span text:style-name="T1">»</text:span></text:span><text:span text:style-name="CharStyle10"><text:span text:style-name="T5">Ľ</text:span></text:span><text:span text:style-name="CharStyle10"><text:span text:style-name="T20">udia zlí vymýšľajú...«</text:span></text:span></text:p>
        <text:p text:style-name="P8"><text:span text:style-name="CharStyle10"><text:span text:style-name="T20">Durduľa vie, čo sa s ňou robí. </text:span></text:span><text:span text:style-name="CharStyle10"><text:span text:style-name="T1">Č</text:span></text:span><text:span text:style-name="CharStyle10"><text:span text:style-name="T20">uje, ako bôľ a strach zavieva z jej reči a bytosti. A srdce sa jej kúpe v rozkoši. </text:span></text:span><text:span text:style-name="CharStyle10"><text:span text:style-name="T1">»</text:span></text:span><text:span text:style-name="CharStyle10"><text:span text:style-name="T20">Ja tiež povedám...«</text:span></text:span></text:p>
        <text:p text:style-name="P8"><text:soft-page-break/><text:span text:style-name="CharStyle10"><text:span text:style-name="T1">»</text:span></text:span><text:span text:style-name="CharStyle10"><text:span text:style-name="T20">No nie?« ozvala sa rychtárka skoro s jasotom. Srdce sa jej utíšilo, objala by Durduľu. »Veď môj je už v rokoch. Má rozum — veď ho už naučilo.</text:span></text:span><text:span text:style-name="CharStyle10"><text:span text:style-name="T1">«</text:span></text:span></text:p>
        <text:p text:style-name="P11"><text:span text:style-name="CharStyle10"><text:span text:style-name="T1">»</text:span></text:span><text:span text:style-name="CharStyle10"><text:span text:style-name="T20">A</text:span></text:span><text:span text:style-name="CharStyle10"><text:span text:style-name="T24">l</text:span></text:span><text:span text:style-name="CharStyle10"><text:span text:style-name="T1">e</text:span></text:span><text:span text:style-name="CharStyle10"><text:span text:style-name="T20"> čo vám nepovie</text:span></text:span><text:span text:style-name="CharStyle10"><text:span text:style-name="T1">m</text:span></text:span><text:span text:style-name="CharStyle10"><text:span text:style-name="T20">: ja som ho videla na vlastné oči...«</text:span></text:span></text:p>
        <text:p text:style-name="P8"><text:span text:style-name="CharStyle10"><text:span text:style-name="T1">»</text:span></text:span><text:span text:style-name="CharStyle10"><text:span text:style-name="T20">Kde — kde ste ho videli?«</text:span></text:span></text:p>
        <text:p text:style-name="P8"><text:span text:style-name="CharStyle10"><text:span text:style-name="T1">»</text:span></text:span><text:span text:style-name="CharStyle10"><text:span text:style-name="T20">U nej, u Masliačky. V utorok večer, prv, ako o tomto čase. Šla som po záhumn</text:span></text:span><text:span text:style-name="CharStyle10"><text:span text:style-name="T1">í</text:span></text:span><text:span text:style-name="CharStyle10"><text:span text:style-name="T20"> — on šiel sadmi. Pekne vyšiel z vášho humna; mesačno bolo, po chôdzi som ho poznala. Prišiel k humnu a do dvora. Ešte sa poobzeral, či ho dakto nestrežie. Pritisla som sa k plotu, lebo som sa bála. A pekne som počula dvere pitvorné — u Masliačky veľmi v</text:span></text:span><text:span text:style-name="CharStyle10"><text:span text:style-name="T1">ŕ</text:span></text:span><text:span text:style-name="CharStyle10"><text:span text:style-name="T20">zgajú...«</text:span></text:span></text:p>
        <text:p text:style-name="P8"><text:span text:style-name="CharStyle10"><text:span text:style-name="T20">»To nebol mô</text:span></text:span><text:span text:style-name="CharStyle10"><text:span text:style-name="T1">j</text:span></text:span><text:span text:style-name="CharStyle10"><text:span text:style-name="T20">!</text:span></text:span><text:span text:style-name="CharStyle10"><text:span text:style-name="T1">«</text:span></text:span></text:p>
        <text:p text:style-name="P8"><text:span text:style-name="CharStyle10"><text:span text:style-name="T1">»</text:span></text:span><text:span text:style-name="CharStyle10"><text:span text:style-name="T20">A kto? keď sa naňho ponášal.</text:span></text:span><text:span text:style-name="CharStyle10"><text:span text:style-name="T1">«</text:span></text:span></text:p>
        <text:p text:style-name="P8"><text:span text:style-name="CharStyle10"><text:span text:style-name="T20">»Ak paholo</text:span></text:span><text:span text:style-name="CharStyle10"><text:span text:style-name="T1">k</text:span></text:span><text:span text:style-name="CharStyle10"><text:span text:style-name="T20">!</text:span></text:span><text:span text:style-name="CharStyle10"><text:span text:style-name="T1">«</text:span></text:span></text:p>
        <text:p text:style-name="P8"><text:span text:style-name="CharStyle10"><text:span text:style-name="T20">»Kdeže paholok! Ten je menší. No počkajte: bol váš v utorok doma?«</text:span></text:span></text:p>
        <text:p text:style-name="P8"><text:span text:style-name="CharStyle10"><text:span text:style-name="T20">»Bol!« riekla odhodlane, bárs čelo je mokré od studeného potu. Vie, že prišiel, keď ona už spala.</text:span></text:span></text:p>
        <text:p text:style-name="P8"><text:span text:style-name="CharStyle10"><text:span text:style-name="T20">»Celý večer?</text:span></text:span><text:span text:style-name="CharStyle10"><text:span text:style-name="T1">«</text:span></text:span></text:p>
        <text:p text:style-name="P8"><text:span text:style-name="CharStyle10"><text:span text:style-name="T20">»Celý.«</text:span></text:span></text:p>
        <text:p text:style-name="P8"><text:span text:style-name="CharStyle10"><text:span text:style-name="T20">Durduľa sa nedá prekabátiť. Vie, že Katrena cigáni. No vie i mlčať, kedy načim.</text:span></text:span></text:p>
        <text:p text:style-name="P8"><text:span text:style-name="CharStyle10"><text:span text:style-name="T20">»A mne sa všetko tak, že to on. No, chvalaboh</text:span></text:span><text:span text:style-name="CharStyle10"><text:span text:style-name="T1">u</text:span></text:span><text:span text:style-name="CharStyle10"><text:span text:style-name="T20">! Ale tej, tej — iba ju ostrihať do hol</text:span></text:span><text:span text:style-name="CharStyle10"><text:span text:style-name="T5">a</text:span></text:span><text:span text:style-name="CharStyle10"><text:span text:style-name="T20">, to! Len si pomyslite, stvora moja, takúto, takúto nezdobu! Len, prosím vás, nezjavte sa nikomu...«</text:span></text:span></text:p>
        <text:p text:style-name="P8"><text:span text:style-name="CharStyle10"><text:span text:style-name="T20">Rychtárka už nečuje. Prichlopila dvere a vošla do izby.</text:span></text:span></text:p>
        <text:p text:style-name="P8"><text:span text:style-name="CharStyle10"><text:span text:style-name="T20">Ešte sa svieti; pri stole kľačí muž; ako vidno, modlí sa. »</text:span></text:span><text:span text:style-name="CharStyle10"><text:span text:style-name="T24">Ž</text:span></text:span><text:span text:style-name="CharStyle10"><text:span text:style-name="T20">e sa nebojí Pána </text:span></text:span><text:soft-page-break/><text:span text:style-name="CharStyle10"><text:span text:style-name="T20">Boha!</text:span></text:span><text:span text:style-name="CharStyle10"><text:span text:style-name="T1">«</text:span></text:span><text:span text:style-name="CharStyle10"><text:span text:style-name="T20"> mys</text:span></text:span><text:span text:style-name="CharStyle10"><text:span text:style-name="T24">í</text:span></text:span><text:span text:style-name="CharStyle10"><text:span text:style-name="T20"> si ona. »Ešte sa modlí! Nebojí sa, že ho zahrúži, že sa zem otvorí pod ní</text:span></text:span><text:span text:style-name="CharStyle10"><text:span text:style-name="T1">m</text:span></text:span><text:span text:style-name="CharStyle10"><text:span text:style-name="T20">...« A skutočne, kľačí a nepozoruje, čo sa dookola robí. Tvár zakrytá rukami, iba hlboké, ťažké vzdychy sa ohlášajú. Ako by sa ronily z najhlbšej hlbiny</text:span></text:span><text:span text:style-name="CharStyle6"><text:span text:style-name="T1"> </text:span></text:span><text:span text:style-name="CharStyle10"><text:span text:style-name="T20">srdca, ako by chcely preboriť nebesá. Tak sa modlia hriešnici, ktorých tlačí ťažká vina...</text:span></text:span></text:p>
        <text:p text:style-name="P8"><text:span text:style-name="CharStyle10"><text:span text:style-name="T20">Načo tu dôkazy? Videli ho — ostatok vyznávajú tieto vzdychy.</text:span></text:span></text:p>
        <text:p text:style-name="P8"><text:span text:style-name="CharStyle10"><text:span text:style-name="T20">Vstal od stola akýsi veselš</text:span></text:span><text:span text:style-name="CharStyle10"><text:span text:style-name="T5">í.</text:span></text:span><text:span text:style-name="CharStyle10"><text:span text:style-name="T20"> Možno sa mu uľahčilo. Hádam sa len pretvaruje. Vidno, ako sa premáha, aby čosi utajil. Hľa, ani do očí jej nepozre, ani sa neprihovor</text:span></text:span><text:span text:style-name="CharStyle10"><text:span text:style-name="T5">í</text:span></text:span><text:span text:style-name="CharStyle10"><text:span text:style-name="T20">.</text:span></text:span></text:p>
        <text:p text:style-name="P8"><text:span text:style-name="CharStyle10"><text:span text:style-name="T20">Ona tiež kľaká na to isté miesto, hľadá potechu, uspokojenie. Ale kde tu modlitba, ke</text:span></text:span><text:span text:style-name="CharStyle10"><text:span text:style-name="T24">ď</text:span></text:span><text:span text:style-name="CharStyle10"><text:span text:style-name="T20"> myšlienky sa naháňajú, krúžia divoko v hlave. </text:span></text:span><text:span text:style-name="CharStyle10"><text:span text:style-name="T1">I</text:span></text:span><text:span text:style-name="CharStyle10"><text:span text:style-name="T20"> jej ronia sa ťažké vzdychy — ale každý sadá na dušu, tlačí olovenou ťarchou. Aspoň trochu sa </text:span></text:span><text:span text:style-name="CharStyle10"><text:span text:style-name="T1">u</text:span></text:span><text:span text:style-name="CharStyle10"><text:span text:style-name="T20">tíšila. Snaží sa obetovať svoj bôľ Bohu, naňho sa spusti</text:span></text:span><text:span text:style-name="CharStyle10"><text:span text:style-name="T1">ť</text:span></text:span><text:span text:style-name="CharStyle10"><text:span text:style-name="T20">... Ale čo bude s Evkou, ak je toto pravda? Čo — čo!</text:span></text:span></text:p>
        <text:p text:style-name="P8"><text:span text:style-name="CharStyle10"><text:span text:style-name="T20">»Nie, to je nie otec. Nehoden toho mena! Dcéra odrastená, a on jej vije taký vene</text:span></text:span><text:span text:style-name="CharStyle10"><text:span text:style-name="T1">c</text:span></text:span><text:span text:style-name="CharStyle10"><text:span text:style-name="T20">!</text:span></text:span><text:span text:style-name="CharStyle10"><text:span text:style-name="T1">«</text:span></text:span><text:span text:style-name="CharStyle10"><text:span text:style-name="T20"> Srdce sa jej trasie strachom i hnevom. »A ak je to nie pravda?</text:span></text:span><text:span text:style-name="CharStyle10"><text:span text:style-name="T1">«</text:span></text:span><text:span text:style-name="CharStyle10"><text:span text:style-name="T20"> Vidí, že takto nemôže byť. Musí mať istotu, čo akú. Takto by zahynula.</text:span></text:span></text:p>
        <text:p text:style-name="P8"><text:span text:style-name="CharStyle10"><text:span text:style-name="T20">»So starým si nič nehovoril?</text:span></text:span><text:span text:style-name="CharStyle10"><text:span text:style-name="T1">«</text:span></text:span><text:span text:style-name="CharStyle10"><text:span text:style-name="T20"> pýta sa ho pokojne. Veľa ju to stojí premáhania.</text:span></text:span></text:p>
        <text:p text:style-name="P8"><text:span text:style-name="CharStyle10"><text:span text:style-name="T20">»A o čom?«</text:span></text:span></text:p>
        <text:p text:style-name="P8"><text:span text:style-name="CharStyle10"><text:span text:style-name="T20">»</text:span></text:span><text:span text:style-name="CharStyle10"><text:span text:style-name="T1">Ve</text:span></text:span><text:span text:style-name="CharStyle10"><text:span text:style-name="T5">ď</text:span></text:span><text:span text:style-name="CharStyle10"><text:span text:style-name="T20"> na tom sa zostalo, že v jaseň bude veselie. Nič ste nehovorili?</text:span></text:span><text:span text:style-name="CharStyle10"><text:span text:style-name="T1">«</text:span></text:span></text:p>
        <text:p text:style-name="P8"><text:span text:style-name="CharStyle10"><text:span text:style-name="T20">»</text:span></text:span><text:span text:style-name="CharStyle10"><text:span text:style-name="T1">Ta</text:span></text:span><text:span text:style-name="CharStyle10"><text:span text:style-name="T20">m si bola. Načo budeš? Keby nie on, mohlo sa to už o fašiangoch odšiplať.« Tu sa mu vykradol vzdych. »Ale kdeže starý: taký skupáň.«</text:span></text:span></text:p>
        <text:p text:style-name="P8"><text:span text:style-name="CharStyle10"><text:span text:style-name="T20">»Pol roka sem, lebo tam,« vraví ona chladno. »Nemusí</text:span></text:span><text:span text:style-name="CharStyle10"><text:span text:style-name="T5">m</text:span></text:span><text:span text:style-name="CharStyle10"><text:span text:style-name="T20">e sa náhliť.</text:span></text:span><text:span text:style-name="CharStyle10"><text:span text:style-name="T1">«</text:span></text:span></text:p>
        <text:p text:style-name="P8"><text:span text:style-name="CharStyle10"><text:span text:style-name="T20">»Ba nie tak!« ozval sa neobyčajne živo. »Keby bolo po svadbe, bol by pokoj. </text:span></text:span><text:soft-page-break/><text:span text:style-name="CharStyle10"><text:span text:style-name="T20">Nebolo by starosti.«</text:span></text:span></text:p>
        <text:p text:style-name="P8"><text:span text:style-name="CharStyle10"><text:span text:style-name="T20">»</text:span></text:span><text:span text:style-name="CharStyle10"><text:span text:style-name="T1">Va</text:span></text:span><text:span text:style-name="CharStyle10"><text:span text:style-name="T20">ri ti z</text:span></text:span><text:span text:style-name="CharStyle10"><text:span text:style-name="T1">av</text:span></text:span><text:span text:style-name="CharStyle10"><text:span text:style-name="T20">adzia?«</text:span></text:span></text:p>
        <text:p text:style-name="P8"><text:span text:style-name="CharStyle10"><text:span text:style-name="T1">»</text:span></text:span><text:span text:style-name="CharStyle10"><text:span text:style-name="T20">Mne nie. Ale jej najlepšie, ke</text:span></text:span><text:span text:style-name="CharStyle10"><text:span text:style-name="T24">ď</text:span></text:span><text:span text:style-name="CharStyle10"><text:span text:style-name="T20"> má muža. Len tak je bezpečná. Nech príde, čo chc</text:span></text:span><text:span text:style-name="CharStyle10"><text:span text:style-name="T1">e</text:span></text:span><text:span text:style-name="CharStyle10"><text:span text:style-name="T20">: má sa čoho chytiť,. A otcovi je to balvan — samá starosť.</text:span></text:span><text:span text:style-name="CharStyle10"><text:span text:style-name="T1">«</text:span></text:span></text:p>
        <text:p text:style-name="P8"><text:span text:style-name="CharStyle10"><text:span text:style-name="T20">Slová tie sú jej jasné. Už niet v nich nič záhadného. Kľúč má od Durdule. Vie, prečo mu zavadzia dcéra, akých premien sa bojí. </text:span></text:span><text:span text:style-name="CharStyle10"><text:span text:style-name="T5">Ž</text:span></text:span><text:span text:style-name="CharStyle10"><text:span text:style-name="T20">e výnde na </text:span></text:span><text:span text:style-name="CharStyle10"><text:span text:style-name="T1">ja</text:span></text:span><text:span text:style-name="CharStyle10"><text:span text:style-name="T20">vo, čo otec robí a to zničí i dievku. Hľa, preto ju chce vydať, kým je všetko pod pokrývkou.</text:span></text:span></text:p>
        <text:p text:style-name="P8"><text:span text:style-name="CharStyle10"><text:span text:style-name="T1">»</text:span></text:span><text:span text:style-name="CharStyle10"><text:span text:style-name="T20">Čo budeme robiť?</text:span></text:span><text:span text:style-name="CharStyle10"><text:span text:style-name="T1">«</text:span></text:span><text:span text:style-name="CharStyle10"><text:span text:style-name="T20"> dolieha na ňu otázka. »Všetko ztratené.« I vidí, čo všetko ztratila. Krásna minulosť, kde si? Prepadlo sa všetko, šťastie, pokoj, krása, mladosť — zostal kríž a bôľ.</text:span></text:span></text:p>
        <text:p text:style-name="P8"><text:span text:style-name="CharStyle10"><text:span text:style-name="T20">Nemôže sa premôcť, pristúpila k nemu a pýta s</text:span></text:span><text:span text:style-name="CharStyle10"><text:span text:style-name="T1">a</text:span></text:span><text:span text:style-name="CharStyle10"><text:span text:style-name="T20">: »Jano, čo sa to s tebou robí? Ty si sa veľmi premenil.«</text:span></text:span></text:p>
        <text:p text:style-name="P8"><text:span text:style-name="CharStyle10"><text:span text:style-name="T20">»Ja?« A sklopil oči. Nemôže zniesť jej pohľad, ktorým visela na ňom, vyzvedala, skúmala. </text:span></text:span><text:span text:style-name="CharStyle10"><text:span text:style-name="T1">»</text:span></text:span><text:span text:style-name="CharStyle10"><text:span text:style-name="T20">Ja nič. Ale tebe sa robí čosi. Pletieš do sveta a vystíhaš odo mňa čos</text:span></text:span><text:span text:style-name="CharStyle10"><text:span text:style-name="T1">i</text:span></text:span><text:span text:style-name="CharStyle10"><text:span text:style-name="T20">...«</text:span></text:span></text:p>
        <text:p text:style-name="P8"><text:span text:style-name="CharStyle10"><text:span text:style-name="T20">»Ty ma už nerá</text:span></text:span><text:span text:style-name="CharStyle10"><text:span text:style-name="T1">d</text:span></text:span><text:span text:style-name="CharStyle10"><text:span text:style-name="T20">!</text:span></text:span><text:span text:style-name="CharStyle10"><text:span text:style-name="T1">«</text:span></text:span><text:span text:style-name="CharStyle10"><text:span text:style-name="T20"> zvolala nevdojak. Zahanbila sa, že vypustila také slovo.</text:span></text:span></text:p>
        <text:p text:style-name="P8"><text:span text:style-name="CharStyle10"><text:span text:style-name="T20">»To je slov</text:span></text:span><text:span text:style-name="CharStyle10"><text:span text:style-name="T1">o</text:span></text:span><text:span text:style-name="CharStyle10"><text:span text:style-name="T20">! To už he</text:span></text:span><text:span text:style-name="CharStyle10"><text:span text:style-name="T1">j</text:span></text:span><text:span text:style-name="CharStyle10"><text:span text:style-name="T20">!</text:span></text:span><text:span text:style-name="CharStyle10"><text:span text:style-name="T1">«</text:span></text:span><text:span text:style-name="CharStyle10"><text:span text:style-name="T20"> kýva hlavou. »Rozum nadobývať na staré dni, nie takéto márnosti. To nech sa tvoja dievka spýta svojho frajera.«</text:span></text:span></text:p>
        <text:p text:style-name="P8"><text:span text:style-name="CharStyle10"><text:span text:style-name="T20">Krv jej udrela do tváre. Sú na nej vrásky, ostarela — ale čo urobil on! Veď on tiež má svoje roky: a ju karhá. </text:span></text:span><text:span text:style-name="CharStyle10"><text:span text:style-name="T1">»</text:span></text:span><text:span text:style-name="CharStyle10"><text:span text:style-name="T20">A si mi neprisahal?« rozhorlila sa, chytiac ho za ruku.</text:span></text:span></text:p>
        <text:p text:style-name="P8"><text:span text:style-name="CharStyle10"><text:span text:style-name="T20">»A môžeš sa žalovať? Vieš dačo na mňa?«</text:span></text:span></text:p>
        <text:p text:style-name="P8"><text:span text:style-name="CharStyle10"><text:span text:style-name="T20">»A Masliačka?«</text:span></text:span></text:p>
        <text:p text:style-name="P8"><text:span text:style-name="CharStyle10"><text:span text:style-name="T20">Hľa, prenáhlila sa. Zabudla, že to má utajiť, kým sa nepresvedčí. Slovo bolo von — pôsobilo ukrutne. Zbľadol a odvrátil sa.</text:span></text:span></text:p>
        <text:p text:style-name="P8"><text:soft-page-break/><text:span text:style-name="CharStyle10"><text:span text:style-name="T20">»Ako to vieš?</text:span></text:span><text:span text:style-name="CharStyle10"><text:span text:style-name="T1">«</text:span></text:span><text:span text:style-name="CharStyle10"><text:span text:style-name="T20"> pýta sa jej skoro pokorne. Darmo sa snaží ututlať pohnutie.</text:span></text:span></text:p>
        <text:p text:style-name="P8"><text:span text:style-name="CharStyle10"><text:span text:style-name="T20">»Bože môj, Bože!« zaplakala </text:span></text:span><text:span text:style-name="CharStyle10"><text:span text:style-name="T5">a</text:span></text:span><text:span text:style-name="CharStyle10"><text:span text:style-name="T20"> zakryla si tvár. »Načo som to ja dožila!</text:span></text:span><text:span text:style-name="CharStyle10"><text:span text:style-name="T1">«</text:span></text:span></text:p>
        <text:p text:style-name="P8"><text:span text:style-name="CharStyle10"><text:span text:style-name="T20">Muž celý rozparený vyšiel na dvor. Hľad</text:span></text:span><text:span text:style-name="CharStyle10"><text:span text:style-name="T1">í</text:span></text:span><text:span text:style-name="CharStyle10"><text:span text:style-name="T20"> do neba, mesiac sa mu uškŕňa, hviezdy padajú do hlbokej tmy. </text:span></text:span><text:span text:style-name="CharStyle10"><text:span text:style-name="T1">»</text:span></text:span><text:span text:style-name="CharStyle10"><text:span text:style-name="T20">Tak poletíš, tak« </text:span></text:span><text:span text:style-name="CharStyle10"><text:span text:style-name="T1">—</text:span></text:span><text:span text:style-name="CharStyle10"><text:span text:style-name="T20"> mysl</text:span></text:span><text:span text:style-name="CharStyle10"><text:span text:style-name="T1">í</text:span></text:span><text:span text:style-name="CharStyle10"><text:span text:style-name="T20"> si a žiaľ mu sťahuje hrdlo. </text:span></text:span><text:span text:style-name="CharStyle10"><text:span text:style-name="T1">»</text:span></text:span><text:span text:style-name="CharStyle10"><text:span text:style-name="T20">Alebo už letím...«</text:span></text:span></text:p>
        <text:p text:style-name="P8"><text:span text:style-name="CharStyle10"><text:span text:style-name="T20">Vyšiel </text:span></text:span><text:span text:style-name="CharStyle10"><text:span text:style-name="T1">n</text:span></text:span><text:span text:style-name="CharStyle10"><text:span text:style-name="T5">a</text:span></text:span><text:span text:style-name="CharStyle10"><text:span text:style-name="T20"> šop, hodil sa na seno. Tuhá vô</text:span></text:span><text:span text:style-name="CharStyle10"><text:span text:style-name="T1">ň</text:span></text:span><text:span text:style-name="CharStyle10"><text:span text:style-name="T20">a ho omamuje, divné obrazy mu predchádzajú </text:span></text:span><text:span text:style-name="CharStyle10"><text:span text:style-name="T1">—</text:span></text:span><text:span text:style-name="CharStyle10"><text:span text:style-name="T20"> a on nevie, ako sa ich sprostiť.</text:span></text:span></text:p>
        <text:h text:style-name="P39" text:outline-level="2"><text:bookmark text:name="bookmark4"/><text:span text:style-name="CharStyle36"><text:span text:style-name="T20"/></text:span></text:h>
        <text:h text:style-name="P40" text:outline-level="2"><text:span text:style-name="CharStyle36"><text:span text:style-name="T24">III.</text:span></text:span></text:h>
        <text:h text:style-name="P40" text:outline-level="2"><text:span text:style-name="CharStyle36"><text:span text:style-name="T24"/></text:span></text:h>
        <text:p text:style-name="P8"><text:span text:style-name="CharStyle10"><text:span text:style-name="T20">»Môj muž a Masliačk</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Tou novinou ju pozdravil úsvit nového dňa.</text:span></text:span></text:p>
        <text:p text:style-name="P8"><text:span text:style-name="CharStyle10"><text:span text:style-name="T20">Bolo by dobre, keby dáka veliká starosť doľahla na ňu. Tá by azda zahnala aspoň na čas všetky mátohy od nej. Ale kde vziať starosť takú ohromnú? Takej vari niet. Tie, čo boly, ustúpily, soschly sa. A myšlienka jediná kraľuje všemocne: »</text:span></text:span><text:span text:style-name="CharStyle10"><text:span text:style-name="T1">O</text:span></text:span><text:span text:style-name="CharStyle10"><text:span text:style-name="T20">n a Masliačk</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Prečo odišiel, prečo sa dnes ešte neukázal?</text:span></text:span></text:p>
        <text:p text:style-name="P8"><text:span text:style-name="CharStyle10"><text:span text:style-name="T20">Pred poludním ho zazrela. Ako bez duše tmolil sa po dvore. »Aký je ešte mlad</text:span></text:span><text:span text:style-name="CharStyle10"><text:span text:style-name="T1">ý!«</text:span></text:span><text:span text:style-name="CharStyle10"><text:span text:style-name="T20"> podivila sa. »Neznať na ňom rokov.«</text:span></text:span></text:p>
        <text:p text:style-name="P8"><text:span text:style-name="CharStyle10"><text:span text:style-name="T20">Šla popred zrkadlo, vidí sa v ňom. Oči vyplakané, červené, vôkol nich drobné vrásky. I na vlasoch vidno sledy rokov. Veľa medzi nimi šedivých. Hádam </text:span></text:span><text:span text:style-name="CharStyle10"><text:span text:style-name="T24">v</text:span></text:span><text:span text:style-name="CharStyle10"><text:span text:style-name="T20"> noci ošedively, včera ich nepobadala. Ona nikdy vari nepozrela tak dokonale do zrkadla. On už iste dávno sčítal tie vrásky, oj, jemu to neušlo. A nechal ju!</text:span></text:span></text:p>
        <text:p text:style-name="P8"><text:span text:style-name="CharStyle10"><text:span text:style-name="T20">Čím zaslúžila tieto muky? Vari tým, že vydala sa za mladšieho? Vtedy ona nečítala roky. </text:span></text:span><text:span text:style-name="CharStyle10"><text:span text:style-name="T24">Š</text:span></text:span><text:span text:style-name="CharStyle10"><text:span text:style-name="T20">la zaň, lebo sa jej ľúbil. Čo ona vedela, že päť rokov spraví toľký </text:span></text:span><text:soft-page-break/><text:span text:style-name="CharStyle10"><text:span text:style-name="T20">prevrat? »A nevedel on, že som staršia?</text:span></text:span><text:span text:style-name="CharStyle10"><text:span text:style-name="T1">«</text:span></text:span><text:span text:style-name="CharStyle10"><text:span text:style-name="T20"> Áno, zabudlo sa vtedy na všeličo. On jej roky a ona tiež mala mu čo prehliadnu</text:span></text:span><text:span text:style-name="CharStyle10"><text:span text:style-name="T1">ť</text:span></text:span><text:span text:style-name="CharStyle10"><text:span text:style-name="T20">... Ona, bohatá jedináčka, urobila jeho, ho</text:span></text:span><text:span text:style-name="CharStyle10"><text:span text:style-name="T1">fi</text:span></text:span><text:span text:style-name="CharStyle10"><text:span text:style-name="T20">erskeho synka, majetným gazdom. Mala rada mládenca vrstovníka, ale ten zomrel </text:span></text:span><text:span text:style-name="CharStyle10"><text:span text:style-name="T1">—</text:span></text:span><text:span text:style-name="CharStyle10"><text:span text:style-name="T20"> vydala sa po rokoch za Jana Zimu. Vzala ho na prístupky, bárs ju prehovárali, aby to nerobila. I otec jej bránil. Zima už nebol svobodn</text:span></text:span><text:span text:style-name="CharStyle10"><text:span text:style-name="T24">ý</text:span></text:span><text:span text:style-name="CharStyle10"><text:span text:style-name="T20">. Mal známosť s Katrenou Sklenárovie. Známosť sa skončila nie veselím, ale kr</text:span></text:span><text:span text:style-name="CharStyle10"><text:span text:style-name="T24">š</text:span></text:span><text:span text:style-name="CharStyle10"><text:span text:style-name="T20">tením. </text:span></text:span><text:span text:style-name="CharStyle10"><text:span text:style-name="T1">Ka</text:span></text:span><text:span text:style-name="CharStyle10"><text:span text:style-name="T20">trena sa potom vydala za Masliaka, a dosť skoro ovdovela. Hľa, takého si ho ona vzala!</text:span></text:span></text:p>
        <text:p text:style-name="P8"><text:span text:style-name="CharStyle10"><text:span text:style-name="T1">»</text:span></text:span><text:span text:style-name="CharStyle10"><text:span text:style-name="T20">Načo som to robila — nač</text:span></text:span><text:span text:style-name="CharStyle10"><text:span text:style-name="T1">o;</text:span></text:span><text:span text:style-name="CharStyle10"><text:span text:style-name="T20"> kde bol môj rozu</text:span></text:span><text:span text:style-name="CharStyle10"><text:span text:style-name="T1">m</text:span></text:span><text:span text:style-name="CharStyle10"><text:span text:style-name="T20">! Má ju v srdci dodnes — rád videl iba j</text:span></text:span><text:span text:style-name="CharStyle10"><text:span text:style-name="T1">u</text:span></text:span><text:span text:style-name="CharStyle10"><text:span text:style-name="T20">! A teraz už pred celým svetom.</text:span></text:span><text:span text:style-name="CharStyle10"><text:span text:style-name="T1">«</text:span></text:span></text:p>
        <text:p text:style-name="P8"><text:span text:style-name="CharStyle10"><text:span text:style-name="T20">Složila hlavu na stôl, dumá ticho. Tak ju našla dcéra.</text:span></text:span></text:p>
        <text:p text:style-name="P8"><text:span text:style-name="CharStyle10"><text:span text:style-name="T1">»Č</text:span></text:span><text:span text:style-name="CharStyle10"><text:span text:style-name="T20">o vám je, mamo?«</text:span></text:span></text:p>
        <text:p text:style-name="P8"><text:span text:style-name="CharStyle10"><text:span text:style-name="T20">Mať hľadí do jej čistého oka. V ňom sa odráža láska, prítulnosť. Tisne ju k srdcu náruživ</text:span></text:span><text:span text:style-name="CharStyle10"><text:span text:style-name="T5">e</text:span></text:span><text:span text:style-name="CharStyle10"><text:span text:style-name="T20">, i jej je akosi ľahšie.</text:span></text:span></text:p>
        <text:p text:style-name="P8"><text:span text:style-name="CharStyle10"><text:span text:style-name="T1">»Č</text:span></text:span><text:span text:style-name="CharStyle10"><text:span text:style-name="T20">o plačete, čo vám je?</text:span></text:span><text:span text:style-name="CharStyle10"><text:span text:style-name="T1">«</text:span></text:span></text:p>
        <text:p text:style-name="P11"><text:span text:style-name="CharStyle10"><text:span text:style-name="T20">»Ako ti mám povedať? Ty to ešte nevieš... Kadečo mi poschodilo na um: mladý vek, a všetko...«</text:span></text:span></text:p>
        <text:p text:style-name="P13"><text:span text:style-name="CharStyle10"><text:span text:style-name="T20">»Neplačte, mamo, preto.</text:span></text:span><text:span text:style-name="CharStyle10"><text:span text:style-name="T1">«</text:span></text:span></text:p>
        <text:p text:style-name="P8"><text:span text:style-name="CharStyle10"><text:span text:style-name="T1">»</text:span></text:span><text:span text:style-name="CharStyle10"><text:span text:style-name="T20">Ve</text:span></text:span><text:span text:style-name="CharStyle10"><text:span text:style-name="T1">ď</text:span></text:span><text:span text:style-name="CharStyle10"><text:span text:style-name="T20"> už nie. To tak príde dakedy. Bodaj by na teba nikdy, dieťa moje, nikdy! Lebo je to ťažko.«</text:span></text:span></text:p>
        <text:p text:style-name="P8"><text:span text:style-name="CharStyle10"><text:span text:style-name="T20">»Ja by neplakala,</text:span></text:span><text:span text:style-name="CharStyle10"><text:span text:style-name="T1">«</text:span></text:span><text:span text:style-name="CharStyle10"><text:span text:style-name="T20"> ozvala sa Evka. »Iba ke</text:span></text:span><text:span text:style-name="CharStyle10"><text:span text:style-name="T1">ď</text:span></text:span><text:span text:style-name="CharStyle10"><text:span text:style-name="T20"> vás vidím, i mne potom ide...«</text:span></text:span></text:p>
        <text:p text:style-name="P8"><text:span text:style-name="CharStyle10"><text:span text:style-name="T20">»A keby ťa nechal?</text:span></text:span><text:span text:style-name="CharStyle10"><text:span text:style-name="T1">«</text:span></text:span></text:p>
        <text:p text:style-name="P8"><text:span text:style-name="CharStyle10"><text:span text:style-name="T20">»Kto?</text:span></text:span><text:span text:style-name="CharStyle10"><text:span text:style-name="T1">«</text:span></text:span></text:p>
        <text:p text:style-name="P8"><text:span text:style-name="CharStyle10"><text:span text:style-name="T20">»Jurko.«</text:span></text:span></text:p>
        <text:p text:style-name="P8"><text:soft-page-break/><text:span text:style-name="CharStyle10"><text:span text:style-name="T20">»</text:span></text:span><text:span text:style-name="CharStyle10"><text:span text:style-name="T1">O</text:span></text:span><text:span text:style-name="CharStyle10"><text:span text:style-name="T20">j</text:span></text:span><text:span text:style-name="CharStyle10"><text:span text:style-name="T1">,</text:span></text:span><text:span text:style-name="CharStyle10"><text:span text:style-name="T20"> ten nie.« Zasmiala sa radostne. »A koho by si vzal? Možno by ho druhá nechcela. Sám </text:span></text:span><text:span text:style-name="CharStyle10"><text:span text:style-name="T1">pov</text:span></text:span><text:span text:style-name="CharStyle10"><text:span text:style-name="T20">edá, že nevie...«</text:span></text:span></text:p>
        <text:p text:style-name="P8"><text:span text:style-name="CharStyle10"><text:span text:style-name="T20">Mať sa rozveselila. Dievka rozohnala všetky chmáry.</text:span></text:span></text:p>
        <text:p text:style-name="P8"><text:span text:style-name="CharStyle10"><text:span text:style-name="T20">Rychtár bol celé odpoludnie doma. V pitvore sa stretol s dcérou a obzrel si ju. </text:span></text:span><text:span text:style-name="CharStyle10"><text:span text:style-name="T1">Č</text:span></text:span><text:span text:style-name="CharStyle10"><text:span text:style-name="T20">osi mu nedalo, pohladil ju po l</text:span></text:span><text:span text:style-name="CharStyle10"><text:span text:style-name="T1">í</text:span></text:span><text:span text:style-name="CharStyle10"><text:span text:style-name="T20">ci, ako pred rokami, ke</text:span></text:span><text:span text:style-name="CharStyle10"><text:span text:style-name="T1">ď</text:span></text:span><text:span text:style-name="CharStyle10"><text:span text:style-name="T20"> ju nadhadzúval na kolene a volal: </text:span></text:span><text:span text:style-name="CharStyle10"><text:span text:style-name="T1">»</text:span></text:span><text:span text:style-name="CharStyle10"><text:span text:style-name="T20">Hop, hop!« Jej usmievavé oči uprely sa mu do tváre a ona pritúlila sa k nemu. Sama je prekvapená, kde sa to v nej berie.</text:span></text:span></text:p>
        <text:p text:style-name="P8"><text:span text:style-name="CharStyle10"><text:span text:style-name="T20">»Ty mazna — t</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p</text:span></text:span><text:span text:style-name="CharStyle10"><text:span text:style-name="T24">ľ</text:span></text:span><text:span text:style-name="CharStyle10"><text:span text:style-name="T1">a</text:span></text:span><text:span text:style-name="CharStyle10"><text:span text:style-name="T20">sol ju po líci a i on sa usmieva.</text:span></text:span></text:p>
        <text:p text:style-name="P8"><text:span text:style-name="CharStyle10"><text:span text:style-name="T20">Evka nikdy tak j</text:span></text:span><text:span text:style-name="CharStyle10"><text:span text:style-name="T5">a</text:span></text:span><text:span text:style-name="CharStyle10"><text:span text:style-name="T20">sne a určite necítila, že otca rada</text:span></text:span><text:span text:style-name="CharStyle10"><text:span text:style-name="T1">, </text:span></text:span><text:span text:style-name="CharStyle10"><text:span text:style-name="T20">ako teraz. Dušu by položila zaňho. Vskutku bol vždy dobrý na ňu. Ešte zalanským jej nosieval koláče z mesta. Ale potom srdce inam prirástlo. Na otca sa zabudlo, i otec zostal inakší akýsi. Iba dnes ešte ho nadišla stará vôľa. A ona tiež tak nežne túli sa k nemu, i tak úprimne.</text:span></text:span></text:p>
        <text:p text:style-name="P8"><text:span text:style-name="CharStyle10"><text:span text:style-name="T20">»A čo je materi?</text:span></text:span><text:span text:style-name="CharStyle10"><text:span text:style-name="T1">«</text:span></text:span><text:span text:style-name="CharStyle10"><text:span text:style-name="T20"> pýta sa ho razom. Čosi jej šušká, že otec bude znať príčinu. »Dnes ráno plakala.«</text:span></text:span></text:p>
        <text:p text:style-name="P8"><text:span text:style-name="CharStyle10"><text:span text:style-name="T20">Otec ju vypustil z náručia, veselosť uletela.</text:span></text:span></text:p>
        <text:p text:style-name="P8"><text:span text:style-name="CharStyle10"><text:span text:style-name="T20">»Nebude už dlho plakať. Ja zariadim všetko. Po žobraní nepôjde — nech sa neboj</text:span></text:span><text:span text:style-name="CharStyle10"><text:span text:style-name="T1">í</text:span></text:span><text:span text:style-name="CharStyle10"><text:span text:style-name="T20">!«</text:span></text:span></text:p>
        <text:p text:style-name="P8"><text:span text:style-name="CharStyle10"><text:span text:style-name="T20">Dcéra nerozumie, čo to všetko značí, ale zdôverila sa materi. Tá neriekla nič. Tiež nevie, čo tie reči znamenajú. Ostatne pomaly zabúda na svoje nešťastie. Prístupná je i iným starostiam. A je ich dosť.</text:span></text:span></text:p>
        <text:p text:style-name="P8"><text:span text:style-name="CharStyle10"><text:span text:style-name="T20">Takéto reči čuť v dedine:</text:span></text:span></text:p>
        <text:p text:style-name="P8"><text:span text:style-name="CharStyle10"><text:span text:style-name="T20">»Ej, zlý hosť je chorela.«</text:span></text:span></text:p>
        <text:p text:style-name="P8"><text:span text:style-name="CharStyle10"><text:span text:style-name="T1">»</text:span></text:span><text:span text:style-name="CharStyle10"><text:span text:style-name="T20">Mne zomrel na ňu otec.«</text:span></text:span></text:p>
        <text:p text:style-name="P8"><text:soft-page-break/><text:span text:style-name="CharStyle10"><text:span text:style-name="T20">»Mne brat.«</text:span></text:span></text:p>
        <text:p text:style-name="P8"><text:span text:style-name="CharStyle10"><text:span text:style-name="T20">»A mne brat i sestra.«</text:span></text:span></text:p>
        <text:p text:style-name="P8"><text:span text:style-name="CharStyle10"><text:span text:style-name="T1">»</text:span></text:span><text:span text:style-name="CharStyle10"><text:span text:style-name="T20">My zas, koľko nás bolo v dome, všetci sme ležali. Nemal kto vody podať.«</text:span></text:span></text:p>
        <text:p text:style-name="P8"><text:span text:style-name="CharStyle10"><text:span text:style-name="T20">To boli všetko pamätníci prvej, velikej cholery.</text:span></text:span></text:p>
        <text:p text:style-name="P8"><text:span text:style-name="CharStyle10"><text:span text:style-name="T20">Chýry chodia vša</text:span></text:span><text:span text:style-name="CharStyle10"><text:span text:style-name="T1">kové</text:span></text:span><text:span text:style-name="CharStyle10"><text:span text:style-name="T20">, ale n</text:span></text:span><text:span text:style-name="CharStyle10"><text:span text:style-name="T1">e</text:span></text:span><text:span text:style-name="CharStyle10"><text:span text:style-name="T20">určité. A strach je tiež taký neurčitý. Človek nevie, čoho sa bojí, a predsa sa bojí.</text:span></text:span></text:p>
        <text:p text:style-name="P8"><text:span text:style-name="CharStyle10"><text:span text:style-name="T20">Ale i určitejš</text:span></text:span><text:span text:style-name="CharStyle10"><text:span text:style-name="T1">i</text:span></text:span><text:span text:style-name="CharStyle10"><text:span text:style-name="T20">e chýry počuť.</text:span></text:span></text:p>
        <text:p text:style-name="P11"><text:span text:style-name="CharStyle10"><text:span text:style-name="T20">Vo Sv. Kríži nebolo jarmoku. Zakázali ho pre choleru.</text:span></text:span><text:span text:style-name="CharStyle10"><text:span text:style-name="T37">«</text:span></text:span></text:p>
        <text:p text:style-name="P8"><text:span text:style-name="CharStyle10"><text:span text:style-name="T20">»V Ondra</text:span></text:span><text:span text:style-name="CharStyle10"><text:span text:style-name="T24">š</text:span></text:span><text:span text:style-name="CharStyle10"><text:span text:style-name="T20">ovej už vraj dvaja umreli.«</text:span></text:span></text:p>
        <text:p text:style-name="P8"><text:span text:style-name="CharStyle10"><text:span text:style-name="T20">Gazda Hubka šiel do Rimasieča za junci. Ale darmo chodil, tiež nebolo jarmoku. A celou cestou iba zvonenie, plač. Prišiel zjašený domov a zapustený. V dome sa bál nocovať, spával pod holým nebom. A ke</text:span></text:span><text:span text:style-name="CharStyle10"><text:span text:style-name="T24">ď</text:span></text:span><text:span text:style-name="CharStyle10"><text:span text:style-name="T20"> prišiel do zdravého kraja, tam ho držali, vykiadzali a kropili akousi v</text:span></text:span><text:span text:style-name="CharStyle10"><text:span text:style-name="T1">o</text:span></text:span><text:span text:style-name="CharStyle10"><text:span text:style-name="T20">dkou. Zapáchal na strelenie, ženy sa chytaly za nos, keď ho mal</text:span></text:span><text:span text:style-name="CharStyle10"><text:span text:style-name="T5">y</text:span></text:span><text:span text:style-name="CharStyle10"><text:span text:style-name="T20"> stretnúť. Vychytili naň, že páchne cholerou a prezývajú ho »Chorela«.</text:span></text:span></text:p>
        <text:p text:style-name="P8"><text:span text:style-name="CharStyle10"><text:span text:style-name="T20">Sám slúžnodvorský prišiel do Lomnice, prikrútil občanom a nadovšetko rychtárovi. Komoru pre mrtvých nariadil hneď a zaraz stavať. Ľudia sa týchto príprav hrozne naľakali. Boli už istí, že cholera príde, keď sa tak na ňu zastrájajú.</text:span></text:span></text:p>
        <text:p text:style-name="P8"><text:span text:style-name="CharStyle10"><text:span text:style-name="T1">»K</text:span></text:span><text:span text:style-name="CharStyle10"><text:span text:style-name="T20">tože bude v nej prvý?« zadávajú si otázky. »Ja azda nie,« myslí každý sám sebe.</text:span></text:span></text:p>
        <text:p text:style-name="P8"><text:span text:style-name="CharStyle10"><text:span text:style-name="T20">Cholera je už v meste! Zomrel starý kušnier Medveď, čo to Lomničanom kož</text:span></text:span><text:span text:style-name="CharStyle10"><text:span text:style-name="T5">u</text:span></text:span><text:span text:style-name="CharStyle10"><text:span text:style-name="T20">šky plátaval.</text:span></text:span></text:p>
        <text:p text:style-name="P8"><text:span text:style-name="CharStyle10"><text:span text:style-name="T20">»Nepúšťať nikoho do mest</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volajú občania. »A kto pôjde, nech si tam </text:span></text:span><text:soft-page-break/><text:span text:style-name="CharStyle10"><text:span text:style-name="T20">zostane.«</text:span></text:span></text:p>
        <text:p text:style-name="P8"><text:span text:style-name="CharStyle10"><text:span text:style-name="T20">Ale ako zavreť dedinu? Hľa, do rychtára doviedli zas asi dvadsať ľudí. Pred Veľkou nocou šli do Pešti so spevom, harmonikou — vracajú sa šupasom, otrhaní,</text:span></text:span><text:span text:style-name="CharStyle12"><text:span text:style-name="T1"> </text:span></text:span><text:span text:style-name="CharStyle10"><text:span text:style-name="T20">smutní. Rychtár ich odpravil čím skôr, aby z batohov nenatrúsi</text:span></text:span><text:span text:style-name="CharStyle10"><text:span text:style-name="T1">li</text:span></text:span><text:span text:style-name="CharStyle10"><text:span text:style-name="T20"> cho</text:span></text:span><text:span text:style-name="CharStyle10"><text:span text:style-name="T1">l</text:span></text:span><text:span text:style-name="CharStyle10"><text:span text:style-name="T20">er</text:span></text:span><text:span text:style-name="CharStyle10"><text:span text:style-name="T1">y</text:span></text:span><text:span text:style-name="CharStyle10"><text:span text:style-name="T20">.</text:span></text:span></text:p>
        <text:p text:style-name="P8"><text:span text:style-name="CharStyle10"><text:span text:style-name="T20">Na cmiteri belie sa srub. Tesári pilne robotujú. Buchot tešlíc a toporov ide do taktu, ale neznie tak veselo, ako indy. Len majstri sú veselí.</text:span></text:span></text:p>
        <text:p text:style-name="P8"><text:span text:style-name="CharStyle10"><text:span text:style-name="T20">Mišo drží šnúru a namáča ju do rozrobených sadzí. Žmurkne na Paľa, hotového vžd</text:span></text:span><text:span text:style-name="CharStyle10"><text:span text:style-name="T1">y</text:span></text:span><text:span text:style-name="CharStyle10"><text:span text:style-name="T20"> do pestva. Chytili sa šnúry a okrútili ju okolo Ďu</text:span></text:span><text:span text:style-name="CharStyle10"><text:span text:style-name="T1">r</text:span></text:span><text:span text:style-name="CharStyle10"><text:span text:style-name="T20">a, lomnického hrobára. Prišiel pozreť, ako sa búdka stavia.</text:span></text:span></text:p>
        <text:p text:style-name="P8"><text:span text:style-name="CharStyle10"><text:span text:style-name="T20">»Chodte, čerti! Košeľu mi zafúľat</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To je p</text:span></text:span><text:span text:style-name="CharStyle10"><text:span text:style-name="T1">ríu</text:span></text:span><text:span text:style-name="CharStyle10"><text:span text:style-name="T20">čnô.«</text:span></text:span></text:p>
        <text:p text:style-name="P8"><text:span text:style-name="CharStyle10"><text:span text:style-name="T20">»Bodaj ťa! Počkaj, ťa ony fígle prejdú, keď ťa chorela pripučí.«</text:span></text:span></text:p>
        <text:p text:style-name="P8"><text:span text:style-name="CharStyle10"><text:span text:style-name="T1">»</text:span></text:span><text:span text:style-name="CharStyle10"><text:span text:style-name="T20">Ja sa nedám,</text:span></text:span><text:span text:style-name="CharStyle10"><text:span text:style-name="T1">«</text:span></text:span><text:span text:style-name="CharStyle10"><text:span text:style-name="T20"> smeje sa Paľo.</text:span></text:span></text:p>
        <text:p text:style-name="P8"><text:span text:style-name="CharStyle10"><text:span text:style-name="T20">»Keby si sa radšej nerúha</text:span></text:span><text:span text:style-name="CharStyle10"><text:span text:style-name="T1">l</text:span></text:span><text:span text:style-name="CharStyle10"><text:span text:style-name="T20">!</text:span></text:span><text:span text:style-name="CharStyle10"><text:span text:style-name="T1">«</text:span></text:span><text:span text:style-name="CharStyle10"><text:span text:style-name="T20"> karhá ho </text:span></text:span><text:span text:style-name="CharStyle10"><text:span text:style-name="T24">Ď</text:span></text:span><text:span text:style-name="CharStyle10"><text:span text:style-name="T20">uro.</text:span></text:span></text:p>
        <text:p text:style-name="P8"><text:span text:style-name="CharStyle10"><text:span text:style-name="T20">»A už vy nezarobíte na mne,« posmeškuje i Mišo. »Najprv my zarobíme na vás.«</text:span></text:span></text:p>
        <text:p text:style-name="P8"><text:span text:style-name="CharStyle10"><text:span text:style-name="T20">»Nuž!</text:span></text:span><text:span text:style-name="CharStyle10"><text:span text:style-name="T1">«</text:span></text:span></text:p>
        <text:p text:style-name="P8"><text:span text:style-name="CharStyle10"><text:span text:style-name="T20">»Truhlu vám spravíme.«</text:span></text:span></text:p>
        <text:p text:style-name="P8"><text:span text:style-name="CharStyle10"><text:span text:style-name="T20">»Ja mám ženu, deti drobné. Mňa tu treba. Ale vy — vy loptoši!</text:span></text:span><text:span text:style-name="CharStyle10"><text:span text:style-name="T1">«</text:span></text:span></text:p>
        <text:p text:style-name="P8"><text:span text:style-name="CharStyle10"><text:span text:style-name="T20">»Už ste ich dosť zahrabali — už môžu i vás.«</text:span></text:span></text:p>
        <text:p text:style-name="P8"><text:span text:style-name="CharStyle10"><text:span text:style-name="T20">»Viete čo,« vraví Paľo. »Truhlu vám môžme spraviť i zaraz. Umrete aspoň na hotovô.«</text:span></text:span></text:p>
        <text:p text:style-name="P8"><text:span text:style-name="CharStyle10"><text:span text:style-name="T20">»A užijete s nami oldomáš.«</text:span></text:span></text:p>
        <text:p text:style-name="P8"><text:span text:style-name="CharStyle10"><text:span text:style-name="T20">»Eh, dietky — nehodno posmeškovať, nehodno. Ja viem, čo je chorel</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A Ďuro </text:span></text:span><text:soft-page-break/><text:span text:style-name="CharStyle10"><text:span text:style-name="T20">sa zamyslel, i roztopašným tesárom nejde tak veľmi do smiechu. Divné, neveselé myšlienky prikrádajú sa k nim, a hľadia ich dosť rozháňať.</text:span></text:span></text:p>
        <text:p text:style-name="P11"><text:span text:style-name="CharStyle10"><text:span text:style-name="T20">Pred večerom sbehla sa celá dedina k rychtárovi. Z mesta prišlo pol vreca akejsi zelenej, mrzkej soli a dva p</text:span></text:span><text:span text:style-name="CharStyle10"><text:span text:style-name="T5">a</text:span></text:span><text:span text:style-name="CharStyle10"><text:span text:style-name="T20">ky drobných fľaštičiek. Znalci rozsúdili, že soľ je koprvas. Varieva sa v nej kôra osiková pri ba</text:span></text:span><text:span text:style-name="CharStyle10"><text:span text:style-name="T1">rv</text:span></text:span><text:span text:style-name="CharStyle10"><text:span text:style-name="T20">en</text:span></text:span><text:span text:style-name="CharStyle10"><text:span text:style-name="T1">í </text:span></text:span><text:span text:style-name="CharStyle10"><text:span text:style-name="T20">súkna na čierno. Rychtárka musela prepustiť diežu, a tam namočili tú soľ. »Tá soľ vyhryzie chorelu, čo by tá kde bola,« vysvetľuje hajtman občianstvu. »Lebo to je just tak, ako ke</text:span></text:span><text:span text:style-name="CharStyle10"><text:span text:style-name="T24">ď</text:span></text:span><text:span text:style-name="CharStyle10"><text:span text:style-name="T20">, nehodno primeriavať, majú voly vošky. Na vošky len kolomaže, alebo petriolu, nuž ich vonkoncom vyhryzie.« Občanom sa to veľmi páči, iba rychtárka hromž</text:span></text:span><text:span text:style-name="CharStyle10"><text:span text:style-name="T1">í</text:span></text:span><text:span text:style-name="CharStyle10"><text:span text:style-name="T20">: »</text:span></text:span><text:span text:style-name="CharStyle10"><text:span text:style-name="T1">J</text:span></text:span><text:span text:style-name="CharStyle10"><text:span text:style-name="T20">a do tej dieže nikdy nedám šiat </text:span></text:span><text:span text:style-name="CharStyle10"><text:span text:style-name="T1">— </text:span></text:span><text:span text:style-name="CharStyle10"><text:span text:style-name="T20">nikd</text:span></text:span><text:span text:style-name="CharStyle10"><text:span text:style-name="T1">y</text:span></text:span><text:span text:style-name="CharStyle10"><text:span text:style-name="T20">!</text:span></text:span><text:span text:style-name="CharStyle10"><text:span text:style-name="T1">«</text:span></text:span></text:p>
        <text:p text:style-name="P8"><text:span text:style-name="CharStyle10"><text:span text:style-name="T20">Rychtár rozdelil fľašky s kvapkami boženíkom, t</text:span></text:span><text:span text:style-name="CharStyle10"><text:span text:style-name="T1">í </text:span></text:span><text:span text:style-name="CharStyle10"><text:span text:style-name="T20">ich </text:span></text:span><text:span text:style-name="CharStyle10"><text:span text:style-name="T1">ro</text:span></text:span><text:span text:style-name="CharStyle10"><text:span text:style-name="T20">znosili po raliach. No občianstvo nedrží sa tak prísne inštrukcie. Kvapky ešte ten večer boly užité.</text:span></text:span></text:p>
        <text:p text:style-name="P8"><text:span text:style-name="CharStyle10"><text:span text:style-name="T20">O dva dni zomrel starý Ondráš Hôrka.</text:span></text:span></text:p>
        <text:p text:style-name="P8"><text:span text:style-name="CharStyle10"><text:span text:style-name="T20">»Ešte si včera na poludnie zajedol s chuťou mladej švábočky s bryndzou. Tak si pochvaľoval ešte. A ráno na dosk</text:span></text:span><text:span text:style-name="CharStyle10"><text:span text:style-name="T1">e</text:span></text:span><text:span text:style-name="CharStyle10"><text:span text:style-name="T20">! Len veliký bôľ na ňom a hneď hynul a hynul.« Tak rozpráva stará Žofia každému, s kým sa sníme. »Ach, môj muž dobr</text:span></text:span><text:span text:style-name="CharStyle10"><text:span text:style-name="T1">ý</text:span></text:span><text:span text:style-name="CharStyle10"><text:span text:style-name="T20">! Čo si ma, čo tak náhle opusti</text:span></text:span><text:span text:style-name="CharStyle10"><text:span text:style-name="T1">l</text:span></text:span><text:span text:style-name="CharStyle10"><text:span text:style-name="T20">!</text:span></text:span><text:span text:style-name="CharStyle10"><text:span text:style-name="T1">«</text:span></text:span></text:p>
        <text:p text:style-name="P8"><text:span text:style-name="CharStyle10"><text:span text:style-name="T20">V obci zdesenie. Naštiepený umieračik nikdy tak smutne nezvonil.</text:span></text:span></text:p>
        <text:p text:style-name="P8"><text:span text:style-name="CharStyle10"><text:span text:style-name="T20">»Dej, ať ráno v zdraví vstan</text:span></text:span><text:span text:style-name="CharStyle10"><text:span text:style-name="T1">ú</text:span></text:span><text:span text:style-name="CharStyle10"><text:span text:style-name="T20"> a čest vzdávám tob</text:span></text:span><text:span text:style-name="CharStyle10"><text:span text:style-name="T24">ě</text:span></text:span><text:span text:style-name="CharStyle10"><text:span text:style-name="T1"> </text:span></text:span><text:span text:style-name="CharStyle10"><text:span text:style-name="T20">Pánu...« Tak si spievajú večer v každom dome. Chápu dobre, čo za smysel majú tieto slová,</text:span></text:span></text:p>
        <text:p text:style-name="P8"><text:span text:style-name="CharStyle10"><text:span text:style-name="T20">Rychtár oznámil všetko do slúžnovstva. Doviezlo sa mnoho pánov s písmami a všakovými škatuľkami.</text:span></text:span></text:p>
        <text:p text:style-name="P8"><text:span text:style-name="CharStyle10"><text:span text:style-name="T20">Stolár práve rozrábal kyndrus, že natre Ondrášovu truhlu na čierno. Učeň </text:span></text:span><text:soft-page-break/><text:span text:style-name="CharStyle10"><text:span text:style-name="T20">vystrihoval z pozlátky veliký kríž, že bude na vrcheň: tu pribehne rychtár s hajtmanom. Vzali truhlu, ako bola: nemaľovanú, zhruba ohoblovanú. Nevhodili do nej ani hrsť stružlín — tak bolo náhlo.</text:span></text:span></text:p>
        <text:p text:style-name="P8"><text:span text:style-name="CharStyle10"><text:span text:style-name="T20">Mrtvé telo v truhle vyviezli do novej búdky. Tam</text:span></text:span><text:span text:style-name="CharStyle25"><text:span text:style-name="T20"> </text:span></text:span><text:span text:style-name="CharStyle10"><text:span text:style-name="T20">bol dlhý stôl, za ním sa kedysi učili donát lomnickí šuhajci. I lavicu kdesi pochytili. Nádob tiež jest hodne. Okolo stola zostali sami páni. Okolo búdy celá dedina. Hôrku</text:span></text:span><text:span text:style-name="CharStyle10"><text:span text:style-name="T1">ľ</text:span></text:span><text:span text:style-name="CharStyle10"><text:span text:style-name="T20">a zalamuje rukama, ženy jej pomáhajú, lebo veľmi pekne vykladá. Menovite ich preniklo, keď povedala: »Ej, veru si sa, veru nenazdal, že výndeš na takýto posmech ľudský — moja potecha, môj muž radostn</text:span></text:span><text:span text:style-name="CharStyle10"><text:span text:style-name="T1">ý</text:span></text:span><text:span text:style-name="CharStyle10"><text:span text:style-name="T20">! Ej, nenazdal, že ani po smrti nebudeš mať odpočinuti</text:span></text:span><text:span text:style-name="CharStyle10"><text:span text:style-name="T1">a</text:span></text:span><text:span text:style-name="CharStyle10"><text:span text:style-name="T20">...</text:span></text:span><text:span text:style-name="CharStyle10"><text:span text:style-name="T1">«</text:span></text:span></text:p>
        <text:p text:style-name="P8"><text:span text:style-name="CharStyle10"><text:span text:style-name="T25">Č</text:span></text:span><text:span text:style-name="CharStyle10"><text:span text:style-name="T20">o smelší hľadia špárami, </text:span></text:span><text:span text:style-name="CharStyle10"><text:span text:style-name="T25">č</text:span></text:span><text:span text:style-name="CharStyle10"><text:span text:style-name="T20">o sa v búde robí. Na stole porozkladané nožíky, pílka, dláta. Sviatočné šaty Ondrášove v kúte — na stole sa černie mrtvé telo.</text:span></text:span></text:p>
        <text:p text:style-name="P8"><text:span text:style-name="CharStyle10"><text:span text:style-name="T20">»Ona je — chorela </text:span></text:span><text:span text:style-name="CharStyle10"><text:span text:style-name="T1">je</text:span></text:span><text:span text:style-name="CharStyle10"><text:span text:style-name="T20">« — šepkajú si chlapi. »Pustila farbu.</text:span></text:span><text:span text:style-name="CharStyle10"><text:span text:style-name="T1">«</text:span></text:span></text:p>
        <text:p text:style-name="P8"><text:span text:style-name="CharStyle10"><text:span text:style-name="T1">»</text:span></text:span><text:span text:style-name="CharStyle10"><text:span text:style-name="T20">Ľaľa, hlavu mu lúpi,« šepká súse</text:span></text:span><text:span text:style-name="CharStyle10"><text:span text:style-name="T1">d</text:span></text:span><text:span text:style-name="CharStyle10"><text:span text:style-name="T20"> </text:span></text:span><text:span text:style-name="CharStyle10"><text:span text:style-name="T1">a</text:span></text:span><text:span text:style-name="CharStyle10"><text:span text:style-name="T20"> ustupuje od špáry. »Ba čo mu nedajú pokoja! Dušu Bohu — telo zemi. Taký je zákon.«</text:span></text:span></text:p>
        <text:p text:style-name="P8"><text:span text:style-name="CharStyle10"><text:span text:style-name="T20">Prisviedčajú mu všetci. Keby mali takú moc, iste by to nedopustili.</text:span></text:span></text:p>
        <text:p text:style-name="P8"><text:span text:style-name="CharStyle10"><text:span text:style-name="T20">Z búdy čuť, ako keď sa pílka zažerie do bútľavého dreva.</text:span></text:span></text:p>
        <text:p text:style-name="P8"><text:span text:style-name="CharStyle10"><text:span text:style-name="T20">»Hlavu mu píli</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žasnú občania.</text:span></text:span></text:p>
        <text:p text:style-name="P8"><text:span text:style-name="CharStyle10"><text:span text:style-name="T20">Tu sa ohlásil hlas pevný, hlboký: »Hľadajú chor</text:span></text:span><text:span text:style-name="CharStyle10"><text:span text:style-name="T1">e</text:span></text:span><text:span text:style-name="CharStyle10"><text:span text:style-name="T20">lu, ale tá je nie v hlave.« To je starý hájnik Bučan. »Ja som ju tiež mal; ale tá nebola v hlave. Behá po celom tele, ako živá. Tu do nôh, tu po chrbáte a zas do </text:span></text:span><text:span text:style-name="CharStyle10"><text:span text:style-name="T26">ľ</text:span></text:span><text:span text:style-name="CharStyle10"><text:span text:style-name="T1">a</text:span></text:span><text:span text:style-name="CharStyle10"><text:span text:style-name="T20">dví. A valí sa v takých gundžiach, ako päsť, popod kožu. Tú len roztierať a nedať sa. Ak sa dáš, už ťa berie. Ja som sa s ňou pasoval tri dni. Kto má slabú náturu, toho berie. Ako keď pierko sfúkneš. Ale chorely tam už nen</text:span></text:span><text:span text:style-name="CharStyle10"><text:span text:style-name="T6">a</text:span></text:span><text:span text:style-name="CharStyle10"><text:span text:style-name="T20">jde, na m</text:span></text:span><text:span text:style-name="CharStyle10"><text:span text:style-name="T6">r</text:span></text:span><text:span text:style-name="CharStyle10"><text:span text:style-name="T20">tvom nie. Môžeš tú už hľadať: kde je t</text:span></text:span><text:span text:style-name="CharStyle10"><text:span text:style-name="T1">á</text:span></text:span><text:span text:style-name="CharStyle10"><text:span text:style-name="T20">!</text:span></text:span><text:span text:style-name="CharStyle10"><text:span text:style-name="T1">«</text:span></text:span></text:p>
        <text:p text:style-name="P8"><text:soft-page-break/><text:span text:style-name="CharStyle10"><text:span text:style-name="T20">Pevný, neohro</text:span></text:span><text:span text:style-name="CharStyle10"><text:span text:style-name="T26">z</text:span></text:span><text:span text:style-name="CharStyle10"><text:span text:style-name="T20">ený hlas, istota, s akou hovoril, dodávajú smelosti i ostatným. Všetci mu závidia, že vie, čo je cholera, i že sa jej nebojí.</text:span></text:span></text:p>
        <text:p text:style-name="P8"><text:span text:style-name="CharStyle10"><text:span text:style-name="T20">Chlapec, belko asi osemročný, vyštveral sa na stenu a hľadí špárou do búdky. Vidí ľudí so zakrvavenými rukami a čosi červenať sa na misách. Nechápe, čo je to, ale predsa ide naň strach. V tom lapila ho čiasi ruka za plece a strhla na zem. </text:span></text:span><text:span text:style-name="CharStyle10"><text:span text:style-name="T1">»</text:span></text:span><text:span text:style-name="CharStyle10"><text:span text:style-name="T20">Pakuješ domov, pačrev!</text:span></text:span><text:span text:style-name="CharStyle10"><text:span text:style-name="T1">«</text:span></text:span><text:span text:style-name="CharStyle10"><text:span text:style-name="T20"> hromží zostrašená mať. </text:span></text:span><text:span text:style-name="CharStyle10"><text:span text:style-name="T1">»</text:span></text:span><text:span text:style-name="CharStyle10"><text:span text:style-name="T20">A strhávaj sa mi zo sna, ale ťa vyšmarím predo dver</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Bitkou ho vyprevádza až domov.</text:span></text:span></text:p>
        <text:p text:style-name="P8"><text:span text:style-name="CharStyle10"><text:span text:style-name="T20">Konečne vyšli páni s písmami a škatuľami. Rozkaz je Ondráša naskutku pochovať. </text:span></text:span><text:span text:style-name="CharStyle10"><text:span text:style-name="T26">Ď</text:span></text:span><text:span text:style-name="CharStyle10"><text:span text:style-name="T20">uro mal pomoc, jama je už vykopaná.</text:span></text:span></text:p>
        <text:p text:style-name="P8"><text:span text:style-name="CharStyle10"><text:span text:style-name="T20">Pohrab bol veľmi krátky, ale zato dojemný. Kňaz povedal krátku reč, zaspievala sa pieseň a truhla sa pustila do jamy. Ľudia šomrali nad takým náhlením, ale najväčšmi pán učiteľ. Mal držať valedikciu, ale tá ešte není hotová. Improvisovať nemožno. </text:span></text:span><text:span text:style-name="CharStyle10"><text:span text:style-name="T1">Č</text:span></text:span><text:span text:style-name="CharStyle10"><text:span text:style-name="T20">ože kázeň! Ale sosbierať samopašné rýmy a poskladať pekne z príkladu. Dáku staršiu na Ondráša pristrihnúť — to tiež ťažko. Ženy vracajú sa sklamané. Ufaly sa valedikcii, gazdovaly slzy, a tie zostaly nepreliate. Nebodaj sa ešte zídu...</text:span></text:span></text:p>
        <text:p text:style-name="P8"><text:span text:style-name="CharStyle10"><text:span text:style-name="T20">»Ktože pôjde za ním?« rozjímajú nazad idúc.</text:span></text:span></text:p>
        <text:p text:style-name="P8"><text:span text:style-name="CharStyle10"><text:span text:style-name="T20">»Len nepadnite,« napomína ich mlynárka. »Kto padne, ten pôjde samý prvý.«</text:span></text:span></text:p>
        <text:p text:style-name="P8"><text:span text:style-name="CharStyle10"><text:span text:style-name="T20">Strach drží dedinu ako v železných kliešťach. Len </text:span></text:span><text:span text:style-name="CharStyle10"><text:span text:style-name="T6">d</text:span></text:span><text:span text:style-name="CharStyle10"><text:span text:style-name="T20">o jednoho kúta nemôže sa pretisnúť. To je komôrka rychtárovej Evky.</text:span></text:span></text:p>
        <text:p text:style-name="P8"><text:span text:style-name="CharStyle10"><text:span text:style-name="T20">Sedí na truhle, pri nej Jurko. Hľadí do zeme, je akýsi smutný.</text:span></text:span></text:p>
        <text:p text:style-name="P15"><text:span text:style-name="CharStyle10"><text:span text:style-name="T1">»</text:span></text:span><text:span text:style-name="CharStyle10"><text:span text:style-name="T20">A čo je tebe?</text:span></text:span><text:span text:style-name="CharStyle10"><text:span text:style-name="T1">«</text:span></text:span><text:span text:style-name="CharStyle10"><text:span text:style-name="T20"> pýta sa ho ona. »</text:span></text:span><text:span text:style-name="CharStyle10"><text:span text:style-name="T26">Č</text:span></text:span><text:span text:style-name="CharStyle10"><text:span text:style-name="T20">o sa ti stalo?</text:span></text:span><text:span text:style-name="CharStyle10"><text:span text:style-name="T1">«</text:span></text:span></text:p>
        <text:p text:style-name="P28"><text:span text:style-name="CharStyle10"><text:span text:style-name="T20">»Má mne čo byť. Mám sa ženiť — ako ťa ta </text:span></text:span><text:span text:style-name="CharStyle10"><text:span text:style-name="T26">za</text:span></text:span><text:span text:style-name="CharStyle10"><text:span text:style-name="T20">vediem? Ty neprivykneš u nás. </text:span></text:span><text:soft-page-break/><text:span text:style-name="CharStyle10"><text:span text:style-name="T20">Bude sa ti cnieť </text:span></text:span><text:span text:style-name="CharStyle10"><text:span text:style-name="T1">za </text:span></text:span><text:span text:style-name="CharStyle10"><text:span text:style-name="T20">otcom, materou. A môj </text:span></text:span><text:span text:style-name="CharStyle10"><text:span text:style-name="T1">—</text:span></text:span><text:span text:style-name="CharStyle10"><text:span text:style-name="T20"> ten ti odšacuje každú lyžku,</text:span></text:span><text:span text:style-name="CharStyle10"><text:span text:style-name="T1"> </text:span></text:span><text:span text:style-name="CharStyle10"><text:span text:style-name="T6">č</text:span></text:span><text:span text:style-name="CharStyle10"><text:span text:style-name="T20">o vložíš do úst. Sám sa nenajem, čo sa ho bojím. Ako ty?</text:span></text:span></text:p>
        <text:p text:style-name="P8"><text:span text:style-name="CharStyle10"><text:span text:style-name="T20">»Ja strpím všetko. Veď sa on udobrí,</text:span></text:span><text:span text:style-name="CharStyle10"><text:span text:style-name="T1">«</text:span></text:span><text:span text:style-name="CharStyle10"><text:span text:style-name="T20"> dokladá veselo.</text:span></text:span></text:p>
        <text:p text:style-name="P8"><text:span text:style-name="CharStyle10"><text:span text:style-name="T20">On neodpovedá, iba krúti hlavou.</text:span></text:span></text:p>
        <text:p text:style-name="P8"><text:span text:style-name="CharStyle10"><text:span text:style-name="T20">»Zas ti povedal dačo?«</text:span></text:span></text:p>
        <text:p text:style-name="P8"><text:span text:style-name="CharStyle10"><text:span text:style-name="T20">»Veď vieš. Ani nepovie, a horšie, ako by povedal.</text:span></text:span><text:span text:style-name="CharStyle10"><text:span text:style-name="T1"> </text:span></text:span><text:span text:style-name="CharStyle10"><text:span text:style-name="T20">Taký mi je, ako pastorkovi. </text:span></text:span><text:span text:style-name="CharStyle10"><text:span text:style-name="T1">Č</text:span></text:span><text:span text:style-name="CharStyle10"><text:span text:style-name="T20">i ukázal kedy lásku? Nemá citu, nemá!« Siahol do pazuchy a predkladá jej pokrčený papier. »Vidíš — to je list od nášho Jana. O Veľkej noci ho dostal, ale mne ho neukázal. Iba čo som ho našiel pod povalou.«</text:span></text:span></text:p>
        <text:p text:style-name="P8"><text:span text:style-name="CharStyle10"><text:span text:style-name="T20">»Od Jana — čo píše?«</text:span></text:span></text:p>
        <text:p text:style-name="P8"><text:span text:style-name="CharStyle10"><text:span text:style-name="T20">»Len číta</text:span></text:span><text:span text:style-name="CharStyle10"><text:span text:style-name="T1">j</text:span></text:span><text:span text:style-name="CharStyle10"><text:span text:style-name="T20">!</text:span></text:span><text:span text:style-name="CharStyle10"><text:span text:style-name="T1">«</text:span></text:span></text:p>
        <text:p text:style-name="P8"><text:span text:style-name="CharStyle10"><text:span text:style-name="T20">»A kde je teraz? Vo vojne?</text:span></text:span><text:span text:style-name="CharStyle10"><text:span text:style-name="T1">«</text:span></text:span></text:p>
        <text:p text:style-name="P8"><text:span text:style-name="CharStyle10"><text:span text:style-name="T20">»Už vyše troch rokov, </text:span></text:span><text:span text:style-name="CharStyle10"><text:span text:style-name="T26">č</text:span></text:span><text:span text:style-name="CharStyle10"><text:span text:style-name="T20">o ho pustili. </text:span></text:span><text:span text:style-name="CharStyle10"><text:span text:style-name="T1">Š</text:span></text:span><text:span text:style-name="CharStyle10"><text:span text:style-name="T20">iel do Aradu.«</text:span></text:span></text:p>
        <text:p text:style-name="P8"><text:span text:style-name="CharStyle10"><text:span text:style-name="T20">»To</text:span></text:span><text:span text:style-name="CharStyle10"><text:span text:style-name="T26">ľ</text:span></text:span><text:span text:style-name="CharStyle10"><text:span text:style-name="T20">ké svet</text:span></text:span><text:span text:style-name="CharStyle10"><text:span text:style-name="T1">y</text:span></text:span><text:span text:style-name="CharStyle10"><text:span text:style-name="T20">!</text:span></text:span><text:span text:style-name="CharStyle10"><text:span text:style-name="T1">«</text:span></text:span></text:p>
        <text:p text:style-name="P8"><text:span text:style-name="CharStyle10"><text:span text:style-name="T20">»</text:span></text:span><text:span text:style-name="CharStyle10"><text:span text:style-name="T1">Ta</text:span></text:span><text:span text:style-name="CharStyle10"><text:span text:style-name="T20">m je financom. Neborák, prosí otca, aby sa nehneval, aby mu odpísal.«</text:span></text:span></text:p>
        <text:p text:style-name="P8"><text:span text:style-name="CharStyle10"><text:span text:style-name="T1">»</text:span></text:span><text:span text:style-name="CharStyle10"><text:span text:style-name="T20">A otec?«</text:span></text:span></text:p>
        <text:p text:style-name="P8"><text:span text:style-name="CharStyle10"><text:span text:style-name="T20">»Ako skala. Ak</text:span></text:span><text:span text:style-name="CharStyle10"><text:span text:style-name="T1">’</text:span></text:span><text:span text:style-name="CharStyle10"><text:span text:style-name="T20"> zbojník, tak zbojník — iného mena mu nedá.«</text:span></text:span></text:p>
        <text:p text:style-name="P8"><text:span text:style-name="CharStyle10"><text:span text:style-name="T20">»Ty,« obrátila sa dôverne akosi, </text:span></text:span><text:span text:style-name="CharStyle10"><text:span text:style-name="T1">»</text:span></text:span><text:span text:style-name="CharStyle10"><text:span text:style-name="T20">prečo ho dal ostrihať?</text:span></text:span><text:span text:style-name="CharStyle10"><text:span text:style-name="T1">«</text:span></text:span></text:p>
        <text:p text:style-name="P8"><text:span text:style-name="CharStyle10"><text:span text:style-name="T20">»Že mu vraj peniaze pokradol. Pováž si len </text:span></text:span><text:span text:style-name="CharStyle10"><text:span text:style-name="T1">— </text:span></text:span><text:span text:style-name="CharStyle10"><text:span text:style-name="T20">vlastný syn!«</text:span></text:span></text:p>
        <text:p text:style-name="P8"><text:span text:style-name="CharStyle10"><text:span text:style-name="T20">»A čo píše?«</text:span></text:span></text:p>
        <text:p text:style-name="P8"><text:span text:style-name="CharStyle10"><text:span text:style-name="T20">Podal jej papier, ona ho rozbalila a číta: »Pozdravu</text:span></text:span><text:span text:style-name="CharStyle10"><text:span text:style-name="T1">j</text:span></text:span><text:span text:style-name="CharStyle10"><text:span text:style-name="T20">em vás na stotisíc krá</text:span></text:span><text:span text:style-name="CharStyle10"><text:span text:style-name="T1">t</text:span></text:span><text:span text:style-name="CharStyle10"><text:span text:style-name="T20">...«</text:span></text:span></text:p>
        <text:p text:style-name="P8"><text:span text:style-name="CharStyle10"><text:span text:style-name="T20">»Počkaj, odtia</text:span></text:span><text:span text:style-name="CharStyle10"><text:span text:style-name="T1">ľ</text:span></text:span><text:span text:style-name="CharStyle10"><text:span text:style-name="T20">to.«</text:span></text:span></text:p>
        <text:p text:style-name="P15"><text:span text:style-name="CharStyle10"><text:span text:style-name="T20">Eva č</text:span></text:span><text:span text:style-name="CharStyle10"><text:span text:style-name="T1">í</text:span></text:span><text:span text:style-name="CharStyle10"><text:span text:style-name="T20">ta: »Nebojte sa, že sa vám vodvorím do domu a budem na ťarchu. Ja len </text:span></text:span><text:soft-page-break/><text:span text:style-name="CharStyle10"><text:span text:style-name="T20">chcem, aby Vaše srdce obrátilo sa ku mne, ako ku synovi, lebo bez viny ste ma vyhnali. Vašich peňazí nikdy som sa netýkal — ani som nevedel, že ich dakde pokrývate. Nech je toľko ráz zatratená moja duša, koľko som Vám krajciarov ukradol! Ja som ich nikdy nevidel, nieto aby ich vzal. Načo by bolo dedinskému mládencovi tri stovky? Čo by kúpil za ne? </text:span></text:span><text:span text:style-name="CharStyle10"><text:span text:style-name="T26">Ž</text:span></text:span><text:span text:style-name="CharStyle10"><text:span text:style-name="T20">e ste ma dali ostrihať, to som zaslúžil a bolo mi k dobrému. Horšie som zaslúžil, keď som zdvihol ruku na vlastného otca! Odpusťte mi to, sám neviem, ako sa to stalo. Vtedy som už nevedel, čo robí</text:span></text:span><text:span text:style-name="CharStyle10"><text:span text:style-name="T1">m</text:span></text:span><text:span text:style-name="CharStyle10"><text:span text:style-name="T20">.</text:span></text:span><text:span text:style-name="CharStyle10"><text:span text:style-name="T1">..</text:span></text:span><text:span text:style-name="CharStyle10"><text:span text:style-name="T37">«</text:span></text:span></text:p>
        <text:p text:style-name="P8"><text:span text:style-name="CharStyle10"><text:span text:style-name="T20">»Ako to bolo?« pýta sa Evka.</text:span></text:span></text:p>
        <text:p text:style-name="P8"><text:span text:style-name="CharStyle10"><text:span text:style-name="T20">»Pobili sa. Hanb</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A vidno mu, že s odporom rozpráva. »</text:span></text:span><text:span text:style-name="CharStyle10"><text:span text:style-name="T1">O</text:span></text:span><text:span text:style-name="CharStyle10"><text:span text:style-name="T20">tec naskočil naň pre peniaze. Z reči do reči. Otec mal v ruke cepík — chcel Jana búšiť. Ten mu ho vykrútil a prehodil ponad humno. A tak sa potom bil</text:span></text:span><text:span text:style-name="CharStyle10"><text:span text:style-name="T1">i</text:span></text:span><text:span text:style-name="CharStyle10"><text:span text:style-name="T20">... Utiekol z domu, viac sa neukázal. Keď bola asent</text:span></text:span><text:span text:style-name="CharStyle10"><text:span text:style-name="T6">í</text:span></text:span><text:span text:style-name="CharStyle10"><text:span text:style-name="T20">rka, otec ho dal do vojny. Toto je prvý list od neho.«</text:span></text:span></text:p>
        <text:p text:style-name="P8"><text:span text:style-name="CharStyle10"><text:span text:style-name="T20">Eva číta ďalej: »Aspoň po obci rozhláste, že som nie zlodej. Keby aspoň raz mohol dedinu videť! Ak Vám tie peniaze chybujú, nahradím Vám ich. Ale to sú moje! Vďačne ich dám, len aby už to nebolo na mne. Ja by Vás do smrti spomína</text:span></text:span><text:span text:style-name="CharStyle10"><text:span text:style-name="T1">l</text:span></text:span><text:span text:style-name="CharStyle10"><text:span text:style-name="T20">...</text:span></text:span><text:span text:style-name="CharStyle10"><text:span text:style-name="T1">«</text:span></text:span></text:p>
        <text:p text:style-name="P8"><text:span text:style-name="CharStyle10"><text:span text:style-name="T20">»Už nečíta</text:span></text:span><text:span text:style-name="CharStyle10"><text:span text:style-name="T1">j</text:span></text:span><text:span text:style-name="CharStyle10"><text:span text:style-name="T20">!« prosí ju on. »Daj sem. Nemohol by mu do očí pozreť. Videl by, že sa naň hnevám.«</text:span></text:span></text:p>
        <text:p text:style-name="P8"><text:span text:style-name="CharStyle10"><text:span text:style-name="T20">Eva je pobúrená. Dom Sýkorov zjavil sa jej v novom spôsobe. Takto si to nepredstavovala. Vidí celú n</text:span></text:span><text:span text:style-name="CharStyle10"><text:span text:style-name="T6">í</text:span></text:span><text:span text:style-name="CharStyle10"><text:span text:style-name="T20">zkosť Sýkorovu. Akási triezvosť nadchodí na ňu, socia ju preč od Jurka.</text:span></text:span></text:p>
        <text:p text:style-name="P8"><text:span text:style-name="CharStyle10"><text:span text:style-name="T20">»Ako ta pôjdeš, čo si počneš?« Taká otázka sa jej natíska. »Aký bude na teba, keď na syna je takýto?</text:span></text:span><text:span text:style-name="CharStyle10"><text:span text:style-name="T1"> </text:span></text:span><text:span text:style-name="CharStyle38"><text:span text:style-name="T20">A </text:span></text:span><text:span text:style-name="CharStyle38"><text:span text:style-name="T6">tu</text:span></text:span><text:span text:style-name="CharStyle38"><text:span text:style-name="T20"> </text:span></text:span><text:span text:style-name="CharStyle38"><text:span text:style-name="T1">doma</text:span></text:span><text:span text:style-name="CharStyle38"><text:span text:style-name="T20"> ako je dohre. Sťa vtáčaťu v teplom hniezde. Stály pokoj, nikdy nič takého, ako u Sýkorov. »A ak i on </text:span></text:span><text:span text:style-name="CharStyle10"><text:span text:style-name="T1">b</text:span></text:span><text:span text:style-name="CharStyle10"><text:span text:style-name="T20">ude taký, ak chytí stranu </text:span></text:span><text:soft-page-break/><text:span text:style-name="CharStyle10"><text:span text:style-name="T20">otcovi?</text:span></text:span><text:span text:style-name="CharStyle10"><text:span text:style-name="T1">«</text:span></text:span><text:span text:style-name="CharStyle10"><text:span text:style-name="T20"> Sedí so sklonenou hlavou, odvracia sa, hádam plače. »Nie, nebude t</text:span></text:span><text:span text:style-name="CharStyle10"><text:span text:style-name="T1">a</text:span></text:span><text:span text:style-name="CharStyle10"><text:span text:style-name="T20">ký </text:span></text:span><text:span text:style-name="CharStyle10"><text:span text:style-name="T1">—</text:span></text:span><text:span text:style-name="CharStyle10"><text:span text:style-name="T20"> on je inakší,</text:span></text:span><text:span text:style-name="CharStyle10"><text:span text:style-name="T1">«</text:span></text:span><text:span text:style-name="CharStyle10"><text:span text:style-name="T20"> vraví jej vlastný cit. Veď sám sa desí, čo sa u nich robí. Uteká z domu. Nie, on je už nie Sýkora — on už nasiakol Zimovským duchom.</text:span></text:span></text:p>
        <text:p text:style-name="P8"><text:span text:style-name="CharStyle10"><text:span text:style-name="T1">»</text:span></text:span><text:span text:style-name="CharStyle10"><text:span text:style-name="T20">Vidíš, takí sme my, takí</text:span></text:span><text:span text:style-name="CharStyle10"><text:span text:style-name="T1">!</text:span></text:span><text:span text:style-name="CharStyle10"><text:span text:style-name="T20">« zvolal náruživ</text:span></text:span><text:span text:style-name="CharStyle10"><text:span text:style-name="T6">e</text:span></text:span><text:span text:style-name="CharStyle10"><text:span text:style-name="T20">. »Len či sa i mňa nebojíš?</text:span></text:span><text:span text:style-name="CharStyle10"><text:span text:style-name="T1">«</text:span></text:span></text:p>
        <text:p text:style-name="P8"><text:span text:style-name="CharStyle10"><text:span text:style-name="T20">Odpovedala mu p</text:span></text:span><text:span text:style-name="CharStyle10"><text:span text:style-name="T26">o</text:span></text:span><text:span text:style-name="CharStyle10"><text:span text:style-name="T20">h</text:span></text:span><text:span text:style-name="CharStyle10"><text:span text:style-name="T26">ľ</text:span></text:span><text:span text:style-name="CharStyle10"><text:span text:style-name="T20">adom, z ktorého vyčítal oddanosť. »Netráp sa toľko. A vieš čo?</text:span></text:span><text:span text:style-name="CharStyle10"><text:span text:style-name="T1">«</text:span></text:span><text:span text:style-name="CharStyle10"><text:span text:style-name="T20"> blesla </text:span></text:span><text:span text:style-name="CharStyle10"><text:span text:style-name="T1">je</text:span></text:span><text:span text:style-name="CharStyle10"><text:span text:style-name="T20">j nová myšlienka. »Poď na prístupky! Ako to bude dobr</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1">I</text:span></text:span><text:span text:style-name="CharStyle10"><text:span text:style-name="T20"> jeho tvár prezradzuje milé prekvapenie. Tak sa rozuzlí všetko prirodzene.</text:span></text:span></text:p>
        <text:p text:style-name="P8"><text:span text:style-name="CharStyle10"><text:span text:style-name="T20">»A tvoj otec?«</text:span></text:span></text:p>
        <text:p text:style-name="P8"><text:span text:style-name="CharStyle10"><text:span text:style-name="T20">»Pristane — oj, bude rád!«</text:span></text:span></text:p>
        <text:p text:style-name="P5"><text:span text:style-name="CharStyle10"><text:span text:style-name="T20"/></text:span></text:p>
        <text:p text:style-name="P7"><text:span text:style-name="CharStyle10"><text:span text:style-name="T20">IV.</text:span></text:span></text:p>
        <text:p text:style-name="P8"><text:span text:style-name="CharStyle10"><text:span text:style-name="T20"/></text:span></text:p>
        <text:p text:style-name="P12"><text:span text:style-name="CharStyle10"><text:span text:style-name="T20">Rychtárka sa utíšila. Srdce otupelo, žiaľ ho to</text:span></text:span><text:span text:style-name="CharStyle10"><text:span text:style-name="T1">ľ</text:span></text:span><text:span text:style-name="CharStyle10"><text:span text:style-name="T20">me nerozjedá. Ale aký to pokoj! Mrtvý! Vymrelo, čo bolelo najväčšmi. Život je zas v starej koľaji. Nebadať na vonok, čo sa prihodilo. Žijú pred ľuďmi ako predtým.</text:span></text:span></text:p>
        <text:p text:style-name="P8"><text:span text:style-name="CharStyle10"><text:span text:style-name="T20">Ale muža strežie. Bojí sa, že príde do rečí. Nestalo sa nič nového, al</text:span></text:span><text:span text:style-name="CharStyle10"><text:span text:style-name="T1">e j</text:span></text:span><text:span text:style-name="CharStyle10"><text:span text:style-name="T20">u to už neupokojuje. Tuší, že sa muž premáha, pretvaruje; strežie na seba. Celý deň sedáva nad lajstrami, vypisuje z nich čosi. O poľnú robotu málo sa stará. Je smutný, zamyslený. Konečne sobral papiere, zaniesol do mesta. A vrátil sa k obvyklým prácam. Bez toho ich je veľa.</text:span></text:span></text:p>
        <text:p text:style-name="P15"><text:span text:style-name="CharStyle10"><text:span text:style-name="T20">Starý Ondráš Hôrka je všetkému vina. Páni predsa našli v ňom choleru. Lomnicu sotili medzi obce nakazené. Každý deň prirajtuje švárny pán »cholera-komisár«. A čo robí? Vypisuje, kto ochorel, kto umrel. A že nemá koho vpisovať, robí krásne </text:span></text:span><text:soft-page-break/><text:span text:style-name="CharStyle10"><text:span text:style-name="T20">čiary v rubrikách svojho »cholera-</text:span></text:span><text:span text:style-name="CharStyle10"><text:span text:style-name="T1">d</text:span></text:span><text:span text:style-name="CharStyle10"><text:span text:style-name="T20">enníka</text:span></text:span><text:span text:style-name="CharStyle10"><text:span text:style-name="T37">«</text:span></text:span><text:span text:style-name="CharStyle10"><text:span text:style-name="T20">. Nezabudne poprosiť pani rychtárku, aby mu uvarila dve-tri vajíčka. On zato jej nakvapká čohosi na handričku, čo vraj zaháňa choleru. A zaháňa nielen choleru, ale i chuť do jedenia. Rychtár zas pohodí jeho tátošovi chĺpok sena, alebo do meričky ovsa. Evke tiež venuje pozornosť. Deň po deň jej skúma líčka, či nepobľadly od cholery. </text:span></text:span><text:span text:style-name="CharStyle10"><text:span text:style-name="T26">I</text:span></text:span><text:span text:style-name="CharStyle10"><text:span text:style-name="T20"> štípe ju po nich. Zahľadí sa jej i do očí — čo, ak dakde na dne učupená je cholera! Raz ju vzal do náručia, tuho, tuho stisol. Možno vyháňal choleru. Tiež objavil, že cholera sa vkráda ústami — treba ich teda zamknúť. Bozkáva ju na ústa a verá sa, že cholere porobil. Sám on si oblizuje gamby po takej porobenine.</text:span></text:span></text:p>
        <text:p text:style-name="P8"><text:span text:style-name="CharStyle10"><text:span text:style-name="T20">Evke sa to všetko nepáči a najradšej ujde, keď čuje cholera-kom</text:span></text:span><text:span text:style-name="CharStyle10"><text:span text:style-name="T6">i</text:span></text:span><text:span text:style-name="CharStyle10"><text:span text:style-name="T20">sára. Ale i občania šomrú.</text:span></text:span></text:p>
        <text:p text:style-name="P8"><text:span text:style-name="CharStyle10"><text:span text:style-name="T20">»Pánovi i cholera na osoh. Zarába na nej, ako ty na koňoch. Sedliak, plať, ak chceš chorieť.«</text:span></text:span></text:p>
        <text:p text:style-name="P8"><text:span text:style-name="CharStyle10"><text:span text:style-name="T20">No úrady robia predsa, čo môžu. Pravda, iba čo môžu. Tu je už nová zásielka soli, bárs stará mokne dosiaľ v rychtárkinej dieži. I kurča sa v nej utopilo. Túto už nemočí, hodil ju pod posteľ. Prišiel nový pak skleničiek. Leží v obecnej truhlici, zamknutý. Hajtman sa k nim už dobíjal, kvapky sú vraj tuhšie od pálenky, tedy i lepšie. Každý skoro týždeň príde slúžnodvorský s pandúrom, či je všetko d</text:span></text:span><text:span text:style-name="CharStyle10"><text:span text:style-name="T1">ľ</text:span></text:span><text:span text:style-name="CharStyle10"><text:span text:style-name="T20">a predpisu. Najal i dvoch opatrovníkov, čo budú chorých liečiť, mrtvých obliekať.</text:span></text:span></text:p>
        <text:p text:style-name="P8"><text:span text:style-name="CharStyle10"><text:span text:style-name="T20">Ťažko ich bolo n</text:span></text:span><text:span text:style-name="CharStyle10"><text:span text:style-name="T1">á</text:span></text:span><text:span text:style-name="CharStyle10"><text:span text:style-name="T20">jsť, bárs p</text:span></text:span><text:span text:style-name="CharStyle10"><text:span text:style-name="T1">l</text:span></text:span><text:span text:style-name="CharStyle10"><text:span text:style-name="T20">at bol veliký. Ale konečne sa dali naviesť Jano Lukáč a Ondro Hnátik. Oba moc pijú, moc fajčia, žujú močku a pracujú okolo dubu. Aby choleru ešte väčšmi prestrašili vôňou, akú rozširujú, strovia každé ráno po hlávke cesnaku.</text:span></text:span></text:p>
        <text:p text:style-name="P8"><text:soft-page-break/><text:span text:style-name="CharStyle10"><text:span text:style-name="T20">Raz sa doviezol </text:span></text:span><text:span text:style-name="CharStyle10"><text:span text:style-name="T26">d</text:span></text:span><text:span text:style-name="CharStyle10"><text:span text:style-name="T20">o dediny sám pán fysikus a s ním páni v okuliaroch i bez okuliarov. Sam</text:span></text:span><text:span text:style-name="CharStyle10"><text:span text:style-name="T1">í</text:span></text:span><text:span text:style-name="CharStyle10"><text:span text:style-name="T20"> doktori! Prezerajú dvory a v nich všetky kúty — va</text:span></text:span><text:span text:style-name="CharStyle10"><text:span text:style-name="T1">r</text:span></text:span><text:span text:style-name="CharStyle10"><text:span text:style-name="T20">i hľadajú, kde cholera čupí. Pán fysikus je hrozne prísny, k tomu má palicu v ruke. Sťa by hovoril: »Poď len, poď — však ťa ja vyplatí</text:span></text:span><text:span text:style-name="CharStyle10"><text:span text:style-name="T1">m</text:span></text:span><text:span text:style-name="CharStyle10"><text:span text:style-name="T20">!«</text:span></text:span></text:p>
        <text:p text:style-name="P8"><text:span text:style-name="CharStyle10"><text:span text:style-name="T20">A cholery v Lomnici nemáš. Naľakala sa buď slúžnodvorské</text:span></text:span><text:span text:style-name="CharStyle10"><text:span text:style-name="T1">ho</text:span></text:span><text:span text:style-name="CharStyle10"><text:span text:style-name="T20">, vlastne pandúra s flintou, buď Lukáča a Hnátika, vlastne vône, čo sa vláči za nima, buď pána fysikusa a ostatných prísnych pánov, buď konečne pána komisára, vlastne paus, čo tak šikovne zanáša do lajstra.</text:span></text:span></text:p>
        <text:p text:style-name="P8"><text:span text:style-name="CharStyle10"><text:span text:style-name="T20">Prvý strach prešiel, ľud sa spamätal, robí si žarty. V okolitých dedinách hlahol zvonov. Ako dobre v Lomnici! Ako v inom, veselom dákom svete. Jediný pán učiteľ je nedôverčivý. Nedá sa už cholere prekabátiť! Pripravuje sa k jej vhodnému uvítaniu: robí verše anticipand</text:span></text:span><text:span text:style-name="CharStyle10"><text:span text:style-name="T1">o</text:span></text:span><text:span text:style-name="CharStyle10"><text:span text:style-name="T20">; kto umre, umre na hotov</text:span></text:span><text:span text:style-name="CharStyle10"><text:span text:style-name="T6">ô</text:span></text:span><text:span text:style-name="CharStyle10"><text:span text:style-name="T20">. On to už tak šípi, kto tak asi najskôr pôjde.</text:span></text:span></text:p>
        <text:p text:style-name="P8"><text:span text:style-name="CharStyle10"><text:span text:style-name="T20">A razom prestalo sa o cholere hovoriť, na ňu mysleť. Prišiel od stolice úradník, dal svolať </text:span></text:span><text:span text:style-name="CharStyle10"><text:span text:style-name="T1">bo</text:span></text:span><text:span text:style-name="CharStyle10"><text:span text:style-name="T20">ženík</text:span></text:span><text:span text:style-name="CharStyle10"><text:span text:style-name="T1">ov</text:span></text:span><text:span text:style-name="CharStyle10"><text:span text:style-name="T20"> a predložil im účty rychtárove z minulých piatich rokov.</text:span></text:span></text:p>
        <text:p text:style-name="P8"><text:span text:style-name="CharStyle10"><text:span text:style-name="T20">Veru tak! Zima je už druhý turnus rychtárom. Účty z</text:span></text:span><text:span text:style-name="CharStyle10"><text:span text:style-name="T6">a</text:span></text:span><text:span text:style-name="CharStyle10"><text:span text:style-name="T20">visl</text:span></text:span><text:span text:style-name="CharStyle10"><text:span text:style-name="T6">y</text:span></text:span><text:span text:style-name="CharStyle10"><text:span text:style-name="T20">. Nenašlo sa v dedine človeka, čo by bol na ne natískal. Vedelo sa, že obci príde doplácať — nik nebol na ne zvedavý. A u Zimu bolo ešte horšie. Štedré oldomáše, reparácia mlynov, školy, jazov, ciest — to všetko sa nevie, kto a kedy zaplatil.</text:span></text:span></text:p>
        <text:p text:style-name="P8"><text:span text:style-name="CharStyle10"><text:span text:style-name="T20">Prísažný riekol slovo, ktoré šlo všetkým zo srdca. »Poctivá obec! My vieme, náš rychtár gazdoval rúče. Kohože iného budeme voliť, ak nie jeho, keď ho všetci radi vidíme! I tie počty môžu ešte ten rok počkať a na rok ich prijmeme: aspoň budú na šesť rokov, do páru. Lebo vieme, že sú spravedlivé.«</text:span></text:span></text:p>
        <text:p text:style-name="P8"><text:soft-page-break/><text:span text:style-name="CharStyle10"><text:span text:style-name="T20">Vicerychtár S</text:span></text:span><text:span text:style-name="CharStyle10"><text:span text:style-name="T1">ý</text:span></text:span><text:span text:style-name="CharStyle10"><text:span text:style-name="T20">k</text:span></text:span><text:span text:style-name="CharStyle10"><text:span text:style-name="T6">o</text:span></text:span><text:span text:style-name="CharStyle10"><text:span text:style-name="T20">ra odpľul si zlostne. »Maly by sa odobrať, mal</text:span></text:span><text:span text:style-name="CharStyle10"><text:span text:style-name="T6">y</text:span></text:span><text:span text:style-name="CharStyle10"><text:span text:style-name="T20"> « riekol určite. »Kamaráti buďme a dlhy si plaťme.«</text:span></text:span></text:p>
        <text:p text:style-name="P8"><text:span text:style-name="CharStyle10"><text:span text:style-name="T1">»</text:span></text:span><text:span text:style-name="CharStyle10"><text:span text:style-name="T20">Ale keď </text:span></text:span><text:span text:style-name="CharStyle10"><text:span text:style-name="T6">m</text:span></text:span><text:span text:style-name="CharStyle10"><text:span text:style-name="T20">á</text:span></text:span><text:span text:style-name="CharStyle10"><text:span text:style-name="T26">m</text:span></text:span><text:span text:style-name="CharStyle10"><text:span text:style-name="T20">e v rychtárovi dôver</text:span></text:span><text:span text:style-name="CharStyle10"><text:span text:style-name="T1">u</text:span></text:span><text:span text:style-name="CharStyle10"><text:span text:style-name="T20">!</text:span></text:span><text:span text:style-name="CharStyle10"><text:span text:style-name="T1">«</text:span></text:span><text:span text:style-name="CharStyle10"><text:span text:style-name="T20"> ozval sa ktosi od pece.</text:span></text:span></text:p>
        <text:p text:style-name="P8"><text:span text:style-name="CharStyle10"><text:span text:style-name="T20">Zima je ako sten</text:span></text:span><text:span text:style-name="CharStyle10"><text:span text:style-name="T26">a</text:span></text:span><text:span text:style-name="CharStyle10"><text:span text:style-name="T1">.</text:span></text:span><text:span text:style-name="CharStyle10"><text:span text:style-name="T20"> To je každý rychtár, ke</text:span></text:span><text:span text:style-name="CharStyle10"><text:span text:style-name="T26">ď</text:span></text:span><text:span text:style-name="CharStyle10"><text:span text:style-name="T20"> predkladá na stôl účty. R</text:span></text:span><text:span text:style-name="CharStyle10"><text:span text:style-name="T26">o</text:span></text:span><text:span text:style-name="CharStyle10"><text:span text:style-name="T20">zčervená až potom, keď sa číta punkt za punktom a bože</text:span></text:span><text:span text:style-name="CharStyle10"><text:span text:style-name="T1">n</text:span></text:span><text:span text:style-name="CharStyle10"><text:span text:style-name="T20">í</text:span></text:span><text:span text:style-name="CharStyle10"><text:span text:style-name="T6">ci</text:span></text:span><text:span text:style-name="CharStyle10"><text:span text:style-name="T20"> začnú híkať, hlavou krútiť, odpľúvať.</text:span></text:span></text:p>
        <text:p text:style-name="P8"><text:span text:style-name="CharStyle10"><text:span text:style-name="T20">»Slávna obec!« začína rychtár rozochveným hlasom. »Zreď dum tvuj, nebo umreš! Tak </text:span></text:span><text:span text:style-name="CharStyle10"><text:span text:style-name="T26">vra</text:span></text:span><text:span text:style-name="CharStyle10"><text:span text:style-name="T1">ví</text:span></text:span><text:span text:style-name="CharStyle10"><text:span text:style-name="T20"> prorok Izaiáš králi Ezechiášovi. Ja sa toho držím, lebo neviem, či zajtra budeme žiť. Vidíme najlepšie,</text:span></text:span><text:span text:style-name="CharStyle10"><text:span text:style-name="T1"> </text:span></text:span><text:span text:style-name="CharStyle10"><text:span text:style-name="T20">čo sa v </text:span></text:span><text:span text:style-name="CharStyle10"><text:span text:style-name="T1">o</text:span></text:span><text:span text:style-name="CharStyle10"><text:span text:style-name="T20">kolitých obciach robí, a netrúfam, že by nás obišlo</text:span></text:span><text:span text:style-name="CharStyle10"><text:span text:style-name="T1">.</text:span></text:span><text:span text:style-name="CharStyle10"><text:span text:style-name="T20"> Kto vie, či na takto rok budeme spolu? A ja chcem vydať počet zo svojho šafárstva pred vam</text:span></text:span><text:span text:style-name="CharStyle10"><text:span text:style-name="T1">i</text:span></text:span><text:span text:style-name="CharStyle10"><text:span text:style-name="T20">; vy ste vedomí, či je tak alebo nie tak, ako v počtoch stojí. Ja mám ženu a dieťa,</text:span></text:span><text:span text:style-name="CharStyle10"><text:span text:style-name="T1">«</text:span></text:span><text:span text:style-name="CharStyle10"><text:span text:style-name="T20"> — tu vtiahol dych pomedzi zuby a hľadí ku kuchyňským dverám, či sú nie odchýlené a nepočúva dakto za nimi, — »tiež som človek smrteľný, tak by moja žena i dievka prišla do velikej škody, ak by sa ja vyvalil. Kto by potom zastupoval vdovu pred obcou?</text:span></text:span><text:span text:style-name="CharStyle10"><text:span text:style-name="T1">«</text:span></text:span></text:p>
        <text:p text:style-name="P8"><text:span text:style-name="CharStyle10"><text:span text:style-name="T20">Boženíkom ovisly hlavy. Predsa teda ich to neminie! Bojuje s ním kráľ Ezechiáš — a to je mocný kráľ. Nemáš v Písme miesta, čo by kráľa Ezechiáša odzbrojilo. Ve</text:span></text:span><text:span text:style-name="CharStyle10"><text:span text:style-name="T1">ď</text:span></text:span><text:span text:style-name="CharStyle10"><text:span text:style-name="T20"> ani testament neobíde sa bez neho. Hne</text:span></text:span><text:span text:style-name="CharStyle10"><text:span text:style-name="T1">ď </text:span></text:span><text:span text:style-name="CharStyle10"><text:span text:style-name="T20">za Trojicou svätou nasleduj</text:span></text:span><text:span text:style-name="CharStyle10"><text:span text:style-name="T1">e</text:span></text:span><text:span text:style-name="CharStyle10"><text:span text:style-name="T20">: »Majíce pred očima krále Ezechiáše a proroka Izaiáše, který prav</text:span></text:span><text:span text:style-name="CharStyle10"><text:span text:style-name="T1">í</text:span></text:span><text:span text:style-name="CharStyle10"><text:span text:style-name="T20">: Zre</text:span></text:span><text:span text:style-name="CharStyle10"><text:span text:style-name="T26">ď</text:span></text:span><text:span text:style-name="CharStyle10"><text:span text:style-name="T20"> dum svuj, nebo umreš! nejináče i naši vlastnú smrtedlnosť a </text:span></text:span><text:span text:style-name="CharStyle10"><text:span text:style-name="T1">po</text:span></text:span><text:span text:style-name="CharStyle10"><text:span text:style-name="T20">minutedlnosť, činím túto poslední v</text:span></text:span><text:span text:style-name="CharStyle10"><text:span text:style-name="T18">ů</text:span></text:span><text:span text:style-name="CharStyle10"><text:span text:style-name="T20">l</text:span></text:span><text:span text:style-name="CharStyle10"><text:span text:style-name="T1">i</text:span></text:span><text:span text:style-name="CharStyle10"><text:span text:style-name="T20">...«</text:span></text:span></text:p>
        <text:p text:style-name="P8"><text:span text:style-name="CharStyle10"><text:span text:style-name="T20">A hľa, predsa jest bohatier, čo sa ešte neboj</text:span></text:span><text:span text:style-name="CharStyle10"><text:span text:style-name="T1">í</text:span></text:span><text:span text:style-name="CharStyle10"><text:span text:style-name="T20">: bývalý rychtár Záruba. Vytriasol popol z fajky, hodil klobúk do tyla, utrel ústa, aby z nich šla reč čistá a spravedlivá, a </text:span></text:span><text:soft-page-break/><text:span text:style-name="CharStyle10"><text:span text:style-name="T20">začal:</text:span></text:span></text:p>
        <text:p text:style-name="P8"><text:span text:style-name="CharStyle10"><text:span text:style-name="T20">»</text:span></text:span><text:span text:style-name="CharStyle10"><text:span text:style-name="T1">Ja</text:span></text:span><text:span text:style-name="CharStyle10"><text:span text:style-name="T20"> tiež mám ženu a deti. Jeden syn slúži cisárov</text:span></text:span><text:span text:style-name="CharStyle10"><text:span text:style-name="T1">i</text:span></text:span><text:span text:style-name="CharStyle10"><text:span text:style-name="T20">!</text:span></text:span><text:span text:style-name="CharStyle10"><text:span text:style-name="T1">« </text:span></text:span><text:span text:style-name="CharStyle10"><text:span text:style-name="T20">— tu sa buchol päsťou do hrudi, — »na tých tiež musíte mať oko, ešte skôr, ako na dievku. Dievka sa vydá, ak je len nie krivá, alebo ak sa nepotkne. I vaša, rychtár môj drahý, sa vydá, lebo už má hodného a statočného frajera, ako to všetci vieme, nakoľko i vicerychtár, ako otec, sedí medzi nami vo vašom poctivom príbytku. Ten nech sa osvedčí, či vravím pravdu alebo nepravdu, lebo nerád vypustím márno slovo z úst, ako sa hovorí, že vtáka poznáš po perí a človeka po reči.« Tu sa Sýkora zahniezdil, ako by mu bolo tesno a hodil čiapku na druhé ucho. </text:span></text:span><text:span text:style-name="CharStyle10"><text:span text:style-name="T1">»</text:span></text:span><text:span text:style-name="CharStyle10"><text:span text:style-name="T20">Nech jej len Pán Boh pomáha, ja to vinšujem a žiadam, lebo je dievka hodná a ka</text:span></text:span><text:span text:style-name="CharStyle10"><text:span text:style-name="T1">ľ</text:span></text:span><text:span text:style-name="CharStyle10"><text:span text:style-name="T20">avná i poriadne si vedie, že nik nič nevie do nej. A preto ja povedám, že prvej treba na príklad odobrať moje počty, lebo ja som za tie tri roky škodoval vyše ôsmich stovák </text:span></text:span><text:span text:style-name="CharStyle10"><text:span text:style-name="T1">a..</text:span></text:span><text:span text:style-name="CharStyle10"><text:span text:style-name="T20">.</text:span></text:span><text:span text:style-name="CharStyle10"><text:span text:style-name="T1">«</text:span></text:span></text:p>
        <text:p text:style-name="P8"><text:span text:style-name="CharStyle10"><text:span text:style-name="T20">»Ba kebys’ necigánil!« zahriakol ho ktosi od pece.</text:span></text:span></text:p>
        <text:p text:style-name="P8"><text:span text:style-name="CharStyle10"><text:span text:style-name="T20">»Len si počkaj ešte — počka</text:span></text:span><text:span text:style-name="CharStyle10"><text:span text:style-name="T1">j</text:span></text:span><text:span text:style-name="CharStyle10"><text:span text:style-name="T20">!«</text:span></text:span></text:p>
        <text:p text:style-name="P8"><text:span text:style-name="CharStyle10"><text:span text:style-name="T20">»Berko — kotlošiť za naše mozol</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Nesmierna har</text:span></text:span><text:span text:style-name="CharStyle10"><text:span text:style-name="T1">av</text:span></text:span><text:span text:style-name="CharStyle10"><text:span text:style-name="T20">ara. Päste nad hlavami, hrozia Zárubovi. Ten stojí, odp</text:span></text:span><text:span text:style-name="CharStyle10"><text:span text:style-name="T26">ľú</text:span></text:span><text:span text:style-name="CharStyle10"><text:span text:style-name="T20">va si a čaká. Myslí si: »Veď kedysi zatíchnete!« A naozaj boženíci zatíchli a sadli na miesta.</text:span></text:span></text:p>
        <text:p text:style-name="P8"><text:span text:style-name="CharStyle10"><text:span text:style-name="T20">»...a povedám,</text:span></text:span><text:span text:style-name="CharStyle10"><text:span text:style-name="T1">«</text:span></text:span><text:span text:style-name="CharStyle10"><text:span text:style-name="T20"> pokračuje Záruba, »nevidím dodnes šajnového groša od obce. A tak ja pýtam, čo je moje, a ke</text:span></text:span><text:span text:style-name="CharStyle10"><text:span text:style-name="T26">ď</text:span></text:span><text:span text:style-name="CharStyle10"><text:span text:style-name="T20"> mi dáte, potom musíte prisúdiť i rychtárovi, lebo my nemôžeme škodovať, čo na obec išlo.«</text:span></text:span></text:p>
        <text:p text:style-name="P8"><text:span text:style-name="CharStyle10"><text:span text:style-name="T20">»Nám, </text:span></text:span><text:span text:style-name="CharStyle10"><text:span text:style-name="T26">ľ</text:span></text:span><text:span text:style-name="CharStyle10"><text:span text:style-name="T20">a</text:span></text:span><text:span text:style-name="CharStyle10"><text:span text:style-name="T6">ľ</text:span></text:span><text:span text:style-name="CharStyle10"><text:span text:style-name="T20">a, minca bij</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Bolo si vtedy vystíhať!«</text:span></text:span></text:p>
        <text:p text:style-name="P8"><text:span text:style-name="CharStyle10"><text:span text:style-name="T20">»Ani babky! Chlapi, poďm</text:span></text:span><text:span text:style-name="CharStyle10"><text:span text:style-name="T1">e</text:span></text:span><text:span text:style-name="CharStyle10"><text:span text:style-name="T20">!</text:span></text:span><text:span text:style-name="CharStyle10"><text:span text:style-name="T1">«</text:span></text:span></text:p>
        <text:p text:style-name="P8"><text:soft-page-break/><text:span text:style-name="CharStyle10"><text:span text:style-name="T20">O počtoch sa už nehovorí. Chlapi sa vytratili a za nimi i stoličný pán. V izbe zostal sám rychtár so Sýkorom. Ale Sýkor</text:span></text:span><text:span text:style-name="CharStyle10"><text:span text:style-name="T1">ov</text:span></text:span><text:span text:style-name="CharStyle10"><text:span text:style-name="T20">i tiež je akosi náhlo, berie sa domov.</text:span></text:span></text:p>
        <text:p text:style-name="P8"><text:span text:style-name="CharStyle10"><text:span text:style-name="T20">»Ale už idete?</text:span></text:span><text:span text:style-name="CharStyle10"><text:span text:style-name="T1">«</text:span></text:span><text:span text:style-name="CharStyle10"><text:span text:style-name="T20"> pýta sa ho. </text:span></text:span><text:span text:style-name="CharStyle10"><text:span text:style-name="T1">Č</text:span></text:span><text:span text:style-name="CharStyle10"><text:span text:style-name="T20">osi iného chcel povedať, ale zaviazlo mu to v hrdle.</text:span></text:span></text:p>
        <text:p text:style-name="P8"><text:span text:style-name="CharStyle10"><text:span text:style-name="T20">»</text:span></text:span><text:span text:style-name="CharStyle10"><text:span text:style-name="T1">A</text:span></text:span><text:span text:style-name="CharStyle10"><text:span text:style-name="T20"> načo som?« hodil hlavu medzi plecia, kosom hľadí k peci. Nepozrel by za svet rychtárovi priamo do očí.</text:span></text:span></text:p>
        <text:p text:style-name="P8"><text:span text:style-name="CharStyle10"><text:span text:style-name="T20">»Takto neuznať. Veď sú to moje peniaze. Sedem stovák skor</text:span></text:span><text:span text:style-name="CharStyle10"><text:span text:style-name="T1">o</text:span></text:span><text:span text:style-name="CharStyle10"><text:span text:style-name="T20">!</text:span></text:span><text:span text:style-name="CharStyle10"><text:span text:style-name="T1">«</text:span></text:span></text:p>
        <text:p text:style-name="P8"><text:span text:style-name="CharStyle10"><text:span text:style-name="T20">»Sedem stová</text:span></text:span><text:span text:style-name="CharStyle10"><text:span text:style-name="T1">k</text:span></text:span><text:span text:style-name="CharStyle10"><text:span text:style-name="T20">!</text:span></text:span><text:span text:style-name="CharStyle10"><text:span text:style-name="T1">«</text:span></text:span><text:span text:style-name="CharStyle10"><text:span text:style-name="T20"> A ihrá mu výsmech na tvári. »Sedem groš</text:span></text:span><text:span text:style-name="CharStyle10"><text:span text:style-name="T6">í</text:span></text:span><text:span text:style-name="CharStyle10"><text:span text:style-name="T20"> nedám za ne. Sedem groš</text:span></text:span><text:span text:style-name="CharStyle10"><text:span text:style-name="T6">í</text:span></text:span><text:span text:style-name="CharStyle10"><text:span text:style-name="T20">!</text:span></text:span><text:span text:style-name="CharStyle10"><text:span text:style-name="T1">«</text:span></text:span></text:p>
        <text:p text:style-name="P8"><text:span text:style-name="CharStyle10"><text:span text:style-name="T20">»A čo — budem ich ja škodovať?</text:span></text:span><text:span text:style-name="CharStyle10"><text:span text:style-name="T1">«</text:span></text:span></text:p>
        <text:p text:style-name="P8"><text:span text:style-name="CharStyle10"><text:span text:style-name="T20">»Hm</text:span></text:span><text:span text:style-name="CharStyle10"><text:span text:style-name="T1">,</text:span></text:span><text:span text:style-name="CharStyle10"><text:span text:style-name="T20">« rozhodil ruky a naklonil hlavu. »Teraz už neviem. Radilo sa: gazdovať, nereparovať, nevydať ani babky zo svojho, rok s rokom robiť komput. Neslúchlo sa — teraz už neviem...</text:span></text:span><text:span text:style-name="CharStyle10"><text:span text:style-name="T1">«</text:span></text:span></text:p>
        <text:p text:style-name="P8"><text:span text:style-name="CharStyle10"><text:span text:style-name="T20">»A vy sa hnevát</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dohovára mu Zima.</text:span></text:span></text:p>
        <text:p text:style-name="P15"><text:span text:style-name="CharStyle10"><text:span text:style-name="T20">»Ja? Nebude moja škoda.« A položil ruku na kľučku.</text:span></text:span></text:p>
        <text:p text:style-name="P28"><text:span text:style-name="CharStyle10"><text:span text:style-name="T20">»A naše deti?« Vyriekol konečne, čo mal na jazyku.</text:span></text:span></text:p>
        <text:p text:style-name="P28"><text:span text:style-name="CharStyle10"><text:span text:style-name="T1">»To</text:span></text:span><text:span text:style-name="CharStyle10"><text:span text:style-name="T20"> je iná vec. </text:span></text:span><text:span text:style-name="CharStyle10"><text:span text:style-name="T26">Č</text:span></text:span><text:span text:style-name="CharStyle10"><text:span text:style-name="T20">o som podpísal, zaplatím. To hej. Ale cudzie dlhy — coky!« otvoril prudko dvere a odišiel.</text:span></text:span></text:p>
        <text:p text:style-name="P8"><text:span text:style-name="CharStyle10"><text:span text:style-name="T20">Zostal sám, ako palec. Na rukách ho nosili, natískali sa mu, kým čuli dačo uňho. I Sýkora nikdy nevylial, ke</text:span></text:span><text:span text:style-name="CharStyle10"><text:span text:style-name="T26">ď</text:span></text:span><text:span text:style-name="CharStyle10"><text:span text:style-name="T20"> sa mu nalialo. A tu uskočia všetci, vytiahnu sa zpod zodpovednosti. Hľa, on slúžil obci úprimne a za to má trpký nevďak. Zažialil nad mrzkosťou ľudskou, nad sebectvom hrubým — zažialil i nad svojou ochotou k obeťam. Tu prvý</text:span></text:span><text:span text:style-name="CharStyle10"><text:span text:style-name="T1"> </text:span></text:span><text:span text:style-name="CharStyle10"><text:span text:style-name="T20">r</text:span></text:span><text:span text:style-name="CharStyle10"><text:span text:style-name="T26">a</text:span></text:span><text:span text:style-name="CharStyle10"><text:span text:style-name="T20">z sa sklamal v tom, čo pevne veril — v priazni sveta. Sadol k stolu a zahrabal hlavu </text:span></text:span><text:span text:style-name="CharStyle10"><text:span text:style-name="T6">m</text:span></text:span><text:span text:style-name="CharStyle10"><text:span text:style-name="T20">edzi dlane.</text:span></text:span></text:p>
        <text:p text:style-name="P8"><text:soft-page-break/><text:span text:style-name="CharStyle10"><text:span text:style-name="T20">Žena netuší, čo za starosti doľ</text:span></text:span><text:span text:style-name="CharStyle10"><text:span text:style-name="T1">a</text:span></text:span><text:span text:style-name="CharStyle10"><text:span text:style-name="T20">hly naň. Vie, že Sýkora odišiel namrzený. Rada by vedieť, prečo; či vari by Sýkora už vedel, čo ona vie?</text:span></text:span></text:p>
        <text:p text:style-name="P8"><text:span text:style-name="CharStyle10"><text:span text:style-name="T20">Zdá sa jej, že muž na čomsi sa ustálil. Badá na ňom nepokoj. </text:span></text:span><text:span text:style-name="CharStyle10"><text:span text:style-name="T26">Ó</text:span></text:span><text:span text:style-name="CharStyle10"><text:span text:style-name="T1">,</text:span></text:span><text:span text:style-name="CharStyle10"><text:span text:style-name="T20"> vidí, že má čosi za lubo</text:span></text:span><text:span text:style-name="CharStyle10"><text:span text:style-name="T1">m</text:span></text:span><text:span text:style-name="CharStyle10"><text:span text:style-name="T20">; nespúšťa ho s očí.</text:span></text:span></text:p>
        <text:p text:style-name="P8"><text:span text:style-name="CharStyle10"><text:span text:style-name="T20">Keď umývala riad, začula, že ide ktosi z izby. Srdce jej zabúchalo. Pálčivú bolesť cíti v prsiach, tá rozlieva sa celým telom, kolená sa trasú. »Teraz sa to stane — tera</text:span></text:span><text:span text:style-name="CharStyle10"><text:span text:style-name="T1">z</text:span></text:span><text:span text:style-name="CharStyle10"><text:span text:style-name="T20">!</text:span></text:span><text:span text:style-name="CharStyle10"><text:span text:style-name="T1">«</text:span></text:span><text:span text:style-name="CharStyle10"><text:span text:style-name="T20"> hovorí jej predtucha.</text:span></text:span></text:p>
        <text:p text:style-name="P8"><text:span text:style-name="CharStyle10"><text:span text:style-name="T20">Vrzly na humne vráta, bárs opatrne otvárané. Už i ona sa berie, do humna, do sadu. Nad ňou sa kníšu konáre, obťažkané ovocím, pod nimi tma černejšia, než inde. Všetko ako by žilo, tie stromy dýchaly, ako by si šepkaly tajomstvo, to isté, čo ju dlávi, kruší.</text:span></text:span></text:p>
        <text:p text:style-name="P8"><text:span text:style-name="CharStyle10"><text:span text:style-name="T20">Utrela pot s líca, načúva. Čuť kroky. To on. Vyšiel na miesto, osvietené mesiacom. Ako ide, ako sa zakráda! Prečo nejde záhumním, chodníkom; prečo presadzuje ploty? Či to môže byť spravedlivá cesta?</text:span></text:span></text:p>
        <text:p text:style-name="P8"><text:span text:style-name="CharStyle10"><text:span text:style-name="T20">Koľko preskočila plotov, koľko ju šiblo tŕňov a šípov, sama nevie. Humnom sa vkráda do dvora — už ho tam niet. Letí k domku, váha, či vojsť, či nevojsť. »Nie, ešte nie — poto</text:span></text:span><text:span text:style-name="CharStyle10"><text:span text:style-name="T1">m</text:span></text:span><text:span text:style-name="CharStyle10"><text:span text:style-name="T20">...«</text:span></text:span></text:p>
        <text:p text:style-name="P8"><text:span text:style-name="CharStyle10"><text:span text:style-name="T20">Stala si pod oblok, hľadí do izby. Izba veľmi pekná, čistá. Milo posedeť v nej! On sedí pri stole, pred ním stojí vysoká, urastená žena. »Aká je pekn</text:span></text:span><text:span text:style-name="CharStyle10"><text:span text:style-name="T1">á</text:span></text:span><text:span text:style-name="CharStyle10"><text:span text:style-name="T20">!« soznáva sama. »Pozri, aká mladá ešte, ako sa nosí! A ty sa chceš s ňou mera</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Naozaj nemyslela, že Masliačka je taká pekná. A tá červená šatôčka okolo hrdla, tie nadudané rukávy na opleck</text:span></text:span><text:span text:style-name="CharStyle10"><text:span text:style-name="T1">u</text:span></text:span><text:span text:style-name="CharStyle10"><text:span text:style-name="T20">! Švárna ženská!</text:span></text:span></text:p>
        <text:p text:style-name="P8"><text:span text:style-name="CharStyle10"><text:span text:style-name="T20">Díva sa na ňu, trpí veľké muky. »Tu nič nepočuť, a predsa treba poču</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text:span></text:span><text:soft-page-break/><text:span text:style-name="CharStyle10"><text:span text:style-name="T20">Zakráda sa do pitvora, chúli sa k dverám, ktoré sú nie privreté. Čuť každé slovo.</text:span></text:span></text:p>
        <text:p text:style-name="P8"><text:span text:style-name="CharStyle10"><text:span text:style-name="T20">»Keby </text:span></text:span><text:span text:style-name="CharStyle10"><text:span text:style-name="T1">ryc</text:span></text:span><text:span text:style-name="CharStyle10"><text:span text:style-name="T20">htárka vedela,</text:span></text:span><text:span text:style-name="CharStyle10"><text:span text:style-name="T1">«</text:span></text:span><text:span text:style-name="CharStyle10"><text:span text:style-name="T20"> čuť Masliačku z izby, </text:span></text:span><text:span text:style-name="CharStyle10"><text:span text:style-name="T1">»</text:span></text:span><text:span text:style-name="CharStyle10"><text:span text:style-name="T20">keby vedela...</text:span></text:span><text:span text:style-name="CharStyle10"><text:span text:style-name="T1">«</text:span></text:span></text:p>
        <text:p text:style-name="P8"><text:span text:style-name="CharStyle10"><text:span text:style-name="T20">»Čida viem! Viem, chvalabohu, viem.«</text:span></text:span></text:p>
        <text:p text:style-name="P8"><text:span text:style-name="CharStyle10"><text:span text:style-name="T1">»</text:span></text:span><text:span text:style-name="CharStyle10"><text:span text:style-name="T20">T</text:span></text:span><text:span text:style-name="CharStyle10"><text:span text:style-name="T1">ú</text:span></text:span><text:span text:style-name="CharStyle10"><text:span text:style-name="T20"> by porazilo od jedu...«</text:span></text:span></text:p>
        <text:p text:style-name="P8"><text:span text:style-name="CharStyle10"><text:span text:style-name="T20">»Bodaj by teba, teba!«</text:span></text:span></text:p>
        <text:p text:style-name="P8"><text:span text:style-name="CharStyle10"><text:span text:style-name="T20">»Toto je just tak, ako keď sa chodievalo do Sklenárov. No nie?« Samopašne sa rozosmiala. »</text:span></text:span><text:span text:style-name="CharStyle10"><text:span text:style-name="T26">T</text:span></text:span><text:span text:style-name="CharStyle10"><text:span text:style-name="T20">o boly čas</text:span></text:span><text:span text:style-name="CharStyle10"><text:span text:style-name="T1">y</text:span></text:span><text:span text:style-name="CharStyle10"><text:span text:style-name="T20">! Iba že starý Sklenár bránil bláznivej Katrene mať spolky so Zimovie Janom. A na jeho vyšlo, tak ako prorokoval. Šiel do Kubišov — dostal bohatstvo a ja opustená v kúte...«</text:span></text:span></text:p>
        <text:p text:style-name="P8"><text:span text:style-name="CharStyle10"><text:span text:style-name="T20">Nastalo ticho. Rychtárka odchýlila dvere a pozerá. Ona stojí pred ním, on sedí so sklonenou hlavou.</text:span></text:span></text:p>
        <text:p text:style-name="P8"><text:span text:style-name="CharStyle10"><text:span text:style-name="T20">»Takto ste vy nesedával</text:span></text:span><text:span text:style-name="CharStyle10"><text:span text:style-name="T1">i</text:span></text:span><text:span text:style-name="CharStyle10"><text:span text:style-name="T20">!« hovorí ona zas veselo. </text:span></text:span><text:span text:style-name="CharStyle10"><text:span text:style-name="T1">»</text:span></text:span><text:span text:style-name="CharStyle10"><text:span text:style-name="T20">Ako ste sa vedeli zaliečať a sľubovať, božiť sa! Kto by nebol uveril? A ešte taká bláznivá Kata, ako ja! Potom som zm</text:span></text:span><text:span text:style-name="CharStyle10"><text:span text:style-name="T6">u</text:span></text:span><text:span text:style-name="CharStyle10"><text:span text:style-name="T20">drela — potom. Keď už bolo neskoro.« Nevidno na nej všetečnosti. Hovorí z nej hnev. </text:span></text:span><text:span text:style-name="CharStyle10"><text:span text:style-name="T1">»</text:span></text:span><text:span text:style-name="CharStyle10"><text:span text:style-name="T20">A svoje dieťa odtajiť — svaliť všetku vinu na mňa. Či vám nebolo </text:span></text:span><text:span text:style-name="CharStyle10"><text:span text:style-name="T6">ľ</text:span></text:span><text:span text:style-name="CharStyle10"><text:span text:style-name="T20">úto?«</text:span></text:span></text:p>
        <text:p text:style-name="P8"><text:span text:style-name="CharStyle10"><text:span text:style-name="T20">On sedí, ako by bol skamenel. Kto vie, čo sa v ňom robí, čo cíti. Tvár ovisnutá je v tôni; nevidno</text:span></text:span><text:span text:style-name="CharStyle10"><text:span text:style-name="T1">; </text:span></text:span><text:span text:style-name="CharStyle10"><text:span text:style-name="T6">č</text:span></text:span><text:span text:style-name="CharStyle10"><text:span text:style-name="T20">o za hra na nej.</text:span></text:span></text:p>
        <text:p text:style-name="P8"><text:span text:style-name="CharStyle10"><text:span text:style-name="T20">»Pán Boh vás našiel. Za moju krivdu. Učí vás, čo je hanba: ale čo je to za hanba proti mo</text:span></text:span><text:span text:style-name="CharStyle10"><text:span text:style-name="T1">je</text:span></text:span><text:span text:style-name="CharStyle10"><text:span text:style-name="T20">j! A čo by ste šli po žobraní — i to by nebolo ni</text:span></text:span><text:span text:style-name="CharStyle10"><text:span text:style-name="T1">č</text:span></text:span><text:span text:style-name="CharStyle10"><text:span text:style-name="T20">...</text:span></text:span><text:span text:style-name="CharStyle10"><text:span text:style-name="T1">«</text:span></text:span></text:p>
        <text:p text:style-name="P15"><text:span text:style-name="CharStyle10"><text:span text:style-name="T20">On bubnuje prstami na stole. Podvihol tvár, je b</text:span></text:span><text:span text:style-name="CharStyle10"><text:span text:style-name="T1">ľ</text:span></text:span><text:span text:style-name="CharStyle10"><text:span text:style-name="T20">adá. </text:span></text:span><text:span text:style-name="CharStyle10"><text:span text:style-name="T1">»</text:span></text:span><text:span text:style-name="CharStyle10"><text:span text:style-name="T20">Nuž, neočíšťam sa,« vraví hlasom pohnutým. </text:span></text:span><text:span text:style-name="CharStyle10"><text:span text:style-name="T1">»</text:span></text:span><text:span text:style-name="CharStyle10"><text:span text:style-name="T20">Darmo je — zaslúžil som. Ale prečo si mi to dávno nepovedala? Prečo si mlčala, iba dnes takto...«</text:span></text:span></text:p>
        <text:p text:style-name="P9"><text:span text:style-name="CharStyle10"><text:span text:style-name="T20">»Preto, lebo by ste ma neboli počúvali. Oj, dávno som ja chcela toto povedať a </text:span></text:span><text:soft-page-break/><text:span text:style-name="CharStyle10"><text:span text:style-name="T20">ešte iné. Ale som čakala, kým príde tvŕdza na vás, najhoršia. Človek bohatý pustí uchom dnu, druhým vo</text:span></text:span><text:span text:style-name="CharStyle10"><text:span text:style-name="T1">n</text:span></text:span><text:span text:style-name="CharStyle10"><text:span text:style-name="T20">: ale v kríži uzná skorej, čo porobil. Preto som mlčala.</text:span></text:span><text:span text:style-name="CharStyle10"><text:span text:style-name="T1">«</text:span></text:span></text:p>
        <text:p text:style-name="P8"><text:span text:style-name="CharStyle10"><text:span text:style-name="T20">»Nuž dobre, ja uznávam. Ja som hotový i do kríža — zaslúžim. Ale mám ženu, dieťa — na tie maj zreteľ. Moja dievka — čo ti urobila? Ak budeš žalovať, hanba padne na ňu. Príde o šťastie, Sýkora sa odhodí. Pomysli si, čo z toho bude.« Hovoril tak pokorne, ako ho žena ešte nepočula. Je ako by putá padl</text:span></text:span><text:span text:style-name="CharStyle10"><text:span text:style-name="T6">y</text:span></text:span><text:span text:style-name="CharStyle10"><text:span text:style-name="T20"> s nej. Vydýchla a so slzami počúva, ako on prosí i za ňu. Nenazdala sa, že on je takýto.</text:span></text:span></text:p>
        <text:p text:style-name="P8"><text:span text:style-name="CharStyle10"><text:span text:style-name="T1">»To</text:span></text:span><text:span text:style-name="CharStyle10"><text:span text:style-name="T20"> ju ja budem vydáva</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okr</text:span></text:span><text:span text:style-name="CharStyle10"><text:span text:style-name="T1">í</text:span></text:span><text:span text:style-name="CharStyle10"><text:span text:style-name="T20">kla ho Masliačka. »Mater má boháčku. Nech už pohne tie staré rynštiaky! Má ich vraj pol miery, či koľko. Veď si ona i vedie! Nuž spravedlivá, sťa ten fariseus. Ani v kostole sa mi nepomkl</text:span></text:span><text:span text:style-name="CharStyle10"><text:span text:style-name="T1">a</text:span></text:span><text:span text:style-name="CharStyle10"><text:span text:style-name="T20">: kdeže, ona svätá, a j</text:span></text:span><text:span text:style-name="CharStyle10"><text:span text:style-name="T1">a</text:span></text:span><text:span text:style-name="CharStyle10"><text:span text:style-name="T20">... Môj syn umrel bez otca, ja šla bez party pred oltár: a ja jej dievku vtisnúť do teplého hniezda! Sem musí prísť, prosiť, na kolenách...«</text:span></text:span></text:p>
        <text:p text:style-name="P8"><text:span text:style-name="CharStyle10"><text:span text:style-name="T20">Rychtár vstal a riekol: »Moja nebola nikdy taká. To je nie pravda. Kebys’ vedela, nerobila bys’ toto. Poshovej aspoň do takto roka, ja vyplatím všetko. Ako ti to srdce dopust</text:span></text:span><text:span text:style-name="CharStyle10"><text:span text:style-name="T1">í</text:span></text:span><text:span text:style-name="CharStyle10"><text:span text:style-name="T20">...«</text:span></text:span></text:p>
        <text:p text:style-name="P8"><text:span text:style-name="CharStyle10"><text:span text:style-name="T20">Rychtárka vstala. Je veselá, bez starosti. Ako ju on môže tak prosiť? Ako sa tak súžiť — pre peniaze!</text:span></text:span></text:p>
        <text:p text:style-name="P8"><text:span text:style-name="CharStyle10"><text:span text:style-name="T20">Vstúpila do izby. Masliačka očervenela, ale nehľadí na ňu.</text:span></text:span></text:p>
        <text:p text:style-name="P8"><text:span text:style-name="CharStyle10"><text:span text:style-name="T20">»</text:span></text:span><text:span text:style-name="CharStyle10"><text:span text:style-name="T26">Č</text:span></text:span><text:span text:style-name="CharStyle10"><text:span text:style-name="T20">o tu hľadáš?!</text:span></text:span><text:span text:style-name="CharStyle10"><text:span text:style-name="T1">«</text:span></text:span><text:span text:style-name="CharStyle10"><text:span text:style-name="T20"> osopil sa muž. Je v zlom položení, v akom ešte nebol. Prvý raz sú obe zoči-voči, on medzi nima. Ako by padol s neho závoj, čo všetko ukrýval: a on stál pred prísnym súdom. Hriech stojí pred ním celý, nahý, jeduje sa sám na seba, a jed prenáša na ženu.</text:span></text:span></text:p>
        <text:p text:style-name="P8"><text:span text:style-name="CharStyle10"><text:span text:style-name="T20">»Ale starý, poď. Poďme domov,« vraví mu ona dôverne, milo</text:span></text:span><text:span text:style-name="CharStyle10"><text:span text:style-name="T1">.</text:span></text:span><text:span text:style-name="CharStyle10"><text:span text:style-name="T20"> Čo sa to s ňou </text:span></text:span><text:soft-page-break/><text:span text:style-name="CharStyle10"><text:span text:style-name="T20">robí? Takto ju od rokov nevidel. »Poď domov, poradíme sa.«</text:span></text:span></text:p>
        <text:p text:style-name="P8"><text:span text:style-name="CharStyle10"><text:span text:style-name="T20">»A vieš, v čom sme?« pýta sa jej, červený od studu.</text:span></text:span></text:p>
        <text:p text:style-name="P8"><text:span text:style-name="CharStyle10"><text:span text:style-name="T20">»Veď si ty len blázo</text:span></text:span><text:span text:style-name="CharStyle10"><text:span text:style-name="T1">n</text:span></text:span><text:span text:style-name="CharStyle10"><text:span text:style-name="T20">!</text:span></text:span><text:span text:style-name="CharStyle10"><text:span text:style-name="T1">«</text:span></text:span><text:span text:style-name="CharStyle10"><text:span text:style-name="T20"> zvolala veselo.</text:span></text:span></text:p>
        <text:p text:style-name="P8"><text:span text:style-name="CharStyle10"><text:span text:style-name="T20">»Akú ja mám ženu,« myslí si on, hľadiac na ňu. Srdce jej skáče pod tým pohľadom. Už ho zase má, podmanila si ho, kúpila jeho dôveru. A jemu tiež padá ťarcha so srdca. Ako by už bol osvobodený, spasený.</text:span></text:span></text:p>
        <text:p text:style-name="P8"><text:span text:style-name="CharStyle10"><text:span text:style-name="T20">»Prosiť sa kadekde!« vytýka mu dôverne, žiariac blahom.</text:span></text:span></text:p>
        <text:p text:style-name="P8"><text:span text:style-name="CharStyle10"><text:span text:style-name="T20">Masliačka chápe, čo sa tu odohralo. Prehrala. Chcela srútiť rychtársky dom, a pod srúcaniny pochovať blaho domu. A hľa, zo srúcanín vyrastá nové blaho, jasnejšie.</text:span></text:span></text:p>
        <text:p text:style-name="P8"><text:span text:style-name="CharStyle10"><text:span text:style-name="T1">»</text:span></text:span><text:span text:style-name="CharStyle10"><text:span text:style-name="T20">A kde ti pomôžu?</text:span></text:span><text:span text:style-name="CharStyle10"><text:span text:style-name="T1">«</text:span></text:span><text:span text:style-name="CharStyle10"><text:span text:style-name="T20"> pýta sa jej muž.</text:span></text:span></text:p>
        <text:p text:style-name="P8"><text:span text:style-name="CharStyle10"><text:span text:style-name="T20">»Tu nie — tu nie!« volá ona víťazne. »Tu nemáš čo hľadať.«</text:span></text:span></text:p>
        <text:p text:style-name="P8"><text:span text:style-name="CharStyle10"><text:span text:style-name="T20">Masliačku to bolí. Tá hrdosť ju uráža, raní. »Nie, ešte sa my vidíme, ešte!« volá za nimi do pitvora.</text:span></text:span></text:p>
        <text:p text:style-name="P15"><text:span text:style-name="CharStyle10"><text:span text:style-name="T20">»Kedykoľve</text:span></text:span><text:span text:style-name="CharStyle10"><text:span text:style-name="T1">k</text:span></text:span><text:span text:style-name="CharStyle10"><text:span text:style-name="T20">!</text:span></text:span><text:span text:style-name="CharStyle10"><text:span text:style-name="T1">«</text:span></text:span><text:span text:style-name="CharStyle10"><text:span text:style-name="T20"> odpovedá jej rychtárka.</text:span></text:span></text:p>
        <text:p text:style-name="P8"><text:span text:style-name="CharStyle10"><text:span text:style-name="T20">Masliačka ostala sama. Rychtár vykračuje si ľahko popri žene. Polovicu starosti složil žene na plecia.</text:span></text:span></text:p>
        <text:p text:style-name="P5"><text:span text:style-name="CharStyle10"><text:span text:style-name="T20"/></text:span></text:p>
        <text:p text:style-name="P7"><text:span text:style-name="CharStyle10"><text:span text:style-name="T20">V.</text:span></text:span></text:p>
        <text:p text:style-name="P8"><text:span text:style-name="CharStyle10"><text:span text:style-name="T20"/></text:span></text:p>
        <text:p text:style-name="P12"><text:span text:style-name="CharStyle10"><text:span text:style-name="T20">U r</text:span></text:span><text:span text:style-name="CharStyle10"><text:span text:style-name="T1">yc</text:span></text:span><text:span text:style-name="CharStyle10"><text:span text:style-name="T20">htárov je pokoj, tichá, skromná radosť. Srdce sa pritúlilo k srdcu — hotov</text:span></text:span><text:span text:style-name="CharStyle10"><text:span text:style-name="T1">é</text:span></text:span><text:span text:style-name="CharStyle10"><text:span text:style-name="T20"> do boja a k obetiam. Na vonok je tak, ako bývalo, ale dnuka </text:span></text:span><text:span text:style-name="CharStyle10"><text:span text:style-name="T1">—</text:span></text:span><text:span text:style-name="CharStyle10"><text:span text:style-name="T20"> tam je obnova. Len po velikých otrasoch srdce je schopné takých radostí.</text:span></text:span></text:p>
        <text:p text:style-name="P8"><text:soft-page-break/><text:span text:style-name="CharStyle10"><text:span text:style-name="T1">»</text:span></text:span><text:span text:style-name="CharStyle10"><text:span text:style-name="T20">A koľko sme jej d</text:span></text:span><text:span text:style-name="CharStyle10"><text:span text:style-name="T6">l</text:span></text:span><text:span text:style-name="CharStyle10"><text:span text:style-name="T20">žn</text:span></text:span><text:span text:style-name="CharStyle10"><text:span text:style-name="T1">i</text:span></text:span><text:span text:style-name="CharStyle10"><text:span text:style-name="T20">?</text:span></text:span><text:span text:style-name="CharStyle10"><text:span text:style-name="T1">«</text:span></text:span><text:span text:style-name="CharStyle10"><text:span text:style-name="T20"> pýta sa rychtárka o dakoľko dní. Dosiaľ o tom mlčala.</text:span></text:span></text:p>
        <text:p text:style-name="P8"><text:span text:style-name="CharStyle10"><text:span text:style-name="T20">»Chcel som ti už dávno rozpovedať, ale sa odkladalo. Bolo ťažko, i hanba. Trúfal som, že uvediem to sám do poriadku, že ty ani nezvieš. Ale vieš, čo obe</text:span></text:span><text:span text:style-name="CharStyle10"><text:span text:style-name="T1">c</text:span></text:span><text:span text:style-name="CharStyle10"><text:span text:style-name="T20">: počty mi zostaly na hlave, ja som zaviazol.« Zamlčal sa, ťažko sa mu premôcť. »To je trest od Boha: a to dá i na vás. Grunt bol čistý, máš na ňom machuľu. Pravdu mal tvoj otec — vieš, ako bráni</text:span></text:span><text:span text:style-name="CharStyle10"><text:span text:style-name="T1">l</text:span></text:span><text:span text:style-name="CharStyle10"><text:span text:style-name="T20">!</text:span></text:span><text:span text:style-name="CharStyle10"><text:span text:style-name="T1">«</text:span></text:span></text:p>
        <text:p text:style-name="P8"><text:span text:style-name="CharStyle10"><text:span text:style-name="T20">»Veď dlhy majú i in</text:span></text:span><text:span text:style-name="CharStyle10"><text:span text:style-name="T1">í</text:span></text:span><text:span text:style-name="CharStyle10"><text:span text:style-name="T20">...</text:span></text:span><text:span text:style-name="CharStyle10"><text:span text:style-name="T1">«</text:span></text:span></text:p>
        <text:p text:style-name="P8"><text:span text:style-name="CharStyle10"><text:span text:style-name="T20">»Ale nás mohly minúť, mohly. Moja ľahkomyseľnosť — nič iné. Požičiaval som, obci dával</text:span></text:span><text:span text:style-name="CharStyle10"><text:span text:style-name="T1">.«</text:span></text:span></text:p>
        <text:p text:style-name="P8"><text:span text:style-name="CharStyle10"><text:span text:style-name="T20">»Ja le</text:span></text:span><text:span text:style-name="CharStyle10"><text:span text:style-name="T1">n</text:span></text:span><text:span text:style-name="CharStyle10"><text:span text:style-name="T20">: prečo od nej?</text:span></text:span><text:span text:style-name="CharStyle10"><text:span text:style-name="T1">«</text:span></text:span></text:p>
        <text:p text:style-name="P8"><text:span text:style-name="CharStyle10"><text:span text:style-name="T20">»To je ten trest. Tri roky na Jozefa minulo, keď som padol do toho. Šiel som z jarmoku, predal som voly. V kapse bolo vyše dvoch stovák. Stavili sme sa na mýte. Ako, ako nie, peňazí som už nemal. Rozhlásiť, že mi zhynuly — hanbil som sa. Tak na nešťastie stretol som ju. Rozum zatemnený, zdôveril som sa — požič</text:span></text:span><text:span text:style-name="CharStyle10"><text:span text:style-name="T1">a</text:span></text:span><text:span text:style-name="CharStyle10"><text:span text:style-name="T20">la.«</text:span></text:span></text:p>
        <text:p text:style-name="P8"><text:span text:style-name="CharStyle10"><text:span text:style-name="T20">»A mne si taji</text:span></text:span><text:span text:style-name="CharStyle10"><text:span text:style-name="T1">l</text:span></text:span><text:span text:style-name="CharStyle10"><text:span text:style-name="T20">!</text:span></text:span><text:span text:style-name="CharStyle10"><text:span text:style-name="T1">«</text:span></text:span></text:p>
        <text:p text:style-name="P8"><text:span text:style-name="CharStyle10"><text:span text:style-name="T1">»</text:span></text:span><text:span text:style-name="CharStyle10"><text:span text:style-name="T20">Takveru. Dakedy sa sveriť radšej cudziemu. Povedám, od Boha! Potom som už vynášal stovku za stovkou, keď bolo treba. Iba keď toto prišlo.«</text:span></text:span></text:p>
        <text:p text:style-name="P8"><text:span text:style-name="CharStyle10"><text:span text:style-name="T20">Zamyslel sa, díva sa na minulosť tú dávnu. Obracia tú knihu stránku za stránkou. Na jednej v</text:span></text:span><text:span text:style-name="CharStyle10"><text:span text:style-name="T26">e</text:span></text:span><text:span text:style-name="CharStyle10"><text:span text:style-name="T20">liká machuľa. Nemožno ju sotreť. A tak dlho zabúdal na ňu! Bol celkom ubezpečený, že machuľa je zahrobená.</text:span></text:span></text:p>
        <text:p text:style-name="P8"><text:span text:style-name="CharStyle10"><text:span text:style-name="T20">»A je to moc?« pýta sa nesmelo.</text:span></text:span></text:p>
        <text:p text:style-name="P8"><text:span text:style-name="CharStyle10"><text:span text:style-name="T20">»Vyše päťsto.</text:span></text:span><text:span text:style-name="CharStyle10"><text:span text:style-name="T1">«</text:span></text:span></text:p>
        <text:p text:style-name="P8"><text:span text:style-name="CharStyle10"><text:span text:style-name="T20">»Ja že via</text:span></text:span><text:span text:style-name="CharStyle10"><text:span text:style-name="T1">c</text:span></text:span><text:span text:style-name="CharStyle10"><text:span text:style-name="T20">!</text:span></text:span><text:span text:style-name="CharStyle10"><text:span text:style-name="T1">«</text:span></text:span><text:span text:style-name="CharStyle10"><text:span text:style-name="T20"> zvolala ako mil</text:span></text:span><text:span text:style-name="CharStyle10"><text:span text:style-name="T6">e</text:span></text:span><text:span text:style-name="CharStyle10"><text:span text:style-name="T20"> prekvapená. A ono nečakala toľkú summu. »To </text:span></text:span><text:soft-page-break/><text:span text:style-name="CharStyle10"><text:span text:style-name="T20">ešte zdolieme...</text:span></text:span><text:span text:style-name="CharStyle10"><text:span text:style-name="T1">«</text:span></text:span><text:span text:style-name="CharStyle10"><text:span text:style-name="T20"> On sa chytil za hlavu, ako by chcel z nej vyhnať, čo ho súži. »Neber si to tak k srdcu. Naše gazdovstvo unesie...</text:span></text:span><text:span text:style-name="CharStyle10"><text:span text:style-name="T1">«</text:span></text:span></text:p>
        <text:p text:style-name="P8"><text:span text:style-name="CharStyle10"><text:span text:style-name="T20">»Ale hanba, to! Pošle exekúciu. Ja ako ja, ale dievka! Na nej sa to spráši. Sýkora zvie — oj, ten nemá citu!«</text:span></text:span></text:p>
        <text:p text:style-name="P8"><text:span text:style-name="CharStyle10"><text:span text:style-name="T20">Ona sama tiež stŕpa, ale sa premáha. »Veď i tebe sú dlžní. Peniaze šly na obec, a tá uzná. Nuž nie je to toľká hanba. A dievča« — tu jej chcel zlyhať hlas, ale ona mu nedovolila — »to</text:span></text:span><text:span text:style-name="CharStyle10"><text:span text:style-name="T1">,</text:span></text:span><text:span text:style-name="CharStyle10"><text:span text:style-name="T20"> ak mu je súdenô, poručeno Bohu. I druhé sa nevydaly. Ale ešte je nie tak: povedz, koľko sa vydalo chudobne</text:span></text:span><text:span text:style-name="CharStyle10"><text:span text:style-name="T1">jš</text:span></text:span><text:span text:style-name="CharStyle10"><text:span text:style-name="T20">ích.</text:span></text:span><text:span text:style-name="CharStyle10"><text:span text:style-name="T1">«</text:span></text:span></text:p>
        <text:p text:style-name="P8"><text:span text:style-name="CharStyle10"><text:span text:style-name="T20">V ten istý večer prišiel Jurko a s ním Eva, veľmi vyplakaná.</text:span></text:span></text:p>
        <text:p text:style-name="P8"><text:span text:style-name="CharStyle10"><text:span text:style-name="T20">»Jurovi zakázali chodiť do nás.« Viac už nemôže preriecť.</text:span></text:span></text:p>
        <text:p text:style-name="P15"><text:span text:style-name="CharStyle10"><text:span text:style-name="T20">Rychtár sedí zronený, hľadí na ženu, ako by vravel: »</text:span></text:span><text:span text:style-name="CharStyle10"><text:span text:style-name="T1">V</text:span></text:span><text:span text:style-name="CharStyle10"><text:span text:style-name="T20">idíš, či som nepovedal?</text:span></text:span><text:span text:style-name="CharStyle10"><text:span text:style-name="T1">«</text:span></text:span><text:span text:style-name="CharStyle10"><text:span text:style-name="T20"> Uspokojuje ho akosi, že sa nesklamal v Sýkorovi starom. Ona je skľúčená. Predsa to prišlo trochu náhlo. Bolí ju, keď vidí deti svoje, ktoré tak miluje, v takom kríži.</text:span></text:span></text:p>
        <text:p text:style-name="P8"><text:span text:style-name="CharStyle10"><text:span text:style-name="T20">»Otec už vie?« pýta sa rychtár, okúňajúc sa mu pozreť rovno do očí.</text:span></text:span></text:p>
        <text:p text:style-name="P8"><text:span text:style-name="CharStyle10"><text:span text:style-name="T20">»Dnes popoludní bola Masliačka u nás. Ja som ani počúvať nemohol, čo rozprávala. Šiel som do dvora. Bola dosť dlho. Potom otec mi zakázal, že vraj...« trhol sa a zamlčal vzdorn</text:span></text:span><text:span text:style-name="CharStyle10"><text:span text:style-name="T1">é</text:span></text:span><text:span text:style-name="CharStyle10"><text:span text:style-name="T20">.</text:span></text:span></text:p>
        <text:p text:style-name="P8"><text:span text:style-name="CharStyle10"><text:span text:style-name="T20">»A tys’ prišie</text:span></text:span><text:span text:style-name="CharStyle10"><text:span text:style-name="T1">l</text:span></text:span><text:span text:style-name="CharStyle10"><text:span text:style-name="T20">!</text:span></text:span><text:span text:style-name="CharStyle10"><text:span text:style-name="T1">«</text:span></text:span><text:span text:style-name="CharStyle10"><text:span text:style-name="T20"> zvolal rychtár.</text:span></text:span></text:p>
        <text:p text:style-name="P8"><text:span text:style-name="CharStyle10"><text:span text:style-name="T20">»Kto mi rozkáže?!« zvolal prudko a oči mu zasvietily. »Dva roky nemali nič proti tomu, iba teraz nara</text:span></text:span><text:span text:style-name="CharStyle10"><text:span text:style-name="T1">z</text:span></text:span><text:span text:style-name="CharStyle10"><text:span text:style-name="T20">... A ja musím slúchnuť? Radšej pôjdem do</text:span></text:span><text:span text:style-name="CharStyle10"><text:span text:style-name="T1"> </text:span></text:span><text:span text:style-name="CharStyle10"><text:span text:style-name="T20">služby, do najhoršej. </text:span></text:span><text:span text:style-name="CharStyle10"><text:span text:style-name="T6">T</text:span></text:span><text:span text:style-name="CharStyle10"><text:span text:style-name="T20">o je nie dom </text:span></text:span><text:span text:style-name="CharStyle10"><text:span text:style-name="T1">—</text:span></text:span><text:span text:style-name="CharStyle10"><text:span text:style-name="T20"> to je pekl</text:span></text:span><text:span text:style-name="CharStyle10"><text:span text:style-name="T1">o</text:span></text:span><text:span text:style-name="CharStyle10"><text:span text:style-name="T20">!</text:span></text:span><text:span text:style-name="CharStyle10"><text:span text:style-name="T1">« </text:span></text:span><text:span text:style-name="CharStyle10"><text:span text:style-name="T20">Hlas mu zaskoči</text:span></text:span><text:span text:style-name="CharStyle10"><text:span text:style-name="T1">l</text:span></text:span><text:span text:style-name="CharStyle10"><text:span text:style-name="T20">, oči zvlhly slzami. Eva hľadí naň s ak</text:span></text:span><text:span text:style-name="CharStyle10"><text:span text:style-name="T1">ý</text:span></text:span><text:span text:style-name="CharStyle10"><text:span text:style-name="T20">msi obdivom. On ju vidí cez slzy a krv sa mu pení, že ho chcú od nej odtrhnúť. »Všetko pre peniaz</text:span></text:span><text:span text:style-name="CharStyle10"><text:span text:style-name="T1">e</text:span></text:span><text:span text:style-name="CharStyle10"><text:span text:style-name="T20">! Jana vyhnali pre peniaze, teraz mne takt</text:span></text:span><text:span text:style-name="CharStyle10"><text:span text:style-name="T1">o</text:span></text:span><text:span text:style-name="CharStyle10"><text:span text:style-name="T20">... A abych</text:span></text:span><text:span text:style-name="CharStyle25"><text:span text:style-name="T1"> </text:span></text:span><text:soft-page-break/><text:span text:style-name="CharStyle10"><text:span text:style-name="T20">si vraj vzal ju — Masliačku! Nech čert vezme všetky, do kraj</text:span></text:span><text:span text:style-name="CharStyle10"><text:span text:style-name="T26">c</text:span></text:span><text:span text:style-name="CharStyle10"><text:span text:style-name="T20">iara. Nie sú hodn</text:span></text:span><text:span text:style-name="CharStyle10"><text:span text:style-name="T6">y</text:span></text:span><text:span text:style-name="CharStyle10"><text:span text:style-name="T20">!</text:span></text:span><text:span text:style-name="CharStyle10"><text:span text:style-name="T1">«</text:span></text:span></text:p>
        <text:p text:style-name="P8"><text:span text:style-name="CharStyle10"><text:span text:style-name="T20">»Azda sa dá ešte nakriatnuť,« tíši ho rychtárka.</text:span></text:span></text:p>
        <text:p text:style-name="P8"><text:span text:style-name="CharStyle10"><text:span text:style-name="T20">»Skôr tento stôl </text:span></text:span><text:span text:style-name="CharStyle10"><text:span text:style-name="T1">—</text:span></text:span><text:span text:style-name="CharStyle10"><text:span text:style-name="T20"> keď už mám hrešiť. Ten má viac citu</text:span></text:span><text:span text:style-name="CharStyle10"><text:span text:style-name="T1">!</text:span></text:span><text:span text:style-name="CharStyle10"><text:span text:style-name="T20">«</text:span></text:span></text:p>
        <text:p text:style-name="P8"><text:span text:style-name="CharStyle10"><text:span text:style-name="T20">»Mus</text:span></text:span><text:span text:style-name="CharStyle10"><text:span text:style-name="T1">í</text:span></text:span><text:span text:style-name="CharStyle10"><text:span text:style-name="T20">š mať trpelivosť.«</text:span></text:span></text:p>
        <text:p text:style-name="P8"><text:span text:style-name="CharStyle10"><text:span text:style-name="T20">»Kto jej má viac? I na anjela moc. Nie — ja tam nebude</text:span></text:span><text:span text:style-name="CharStyle10"><text:span text:style-name="T1">m</text:span></text:span><text:span text:style-name="CharStyle10"><text:span text:style-name="T20">!«,</text:span></text:span></text:p>
        <text:p text:style-name="P8"><text:span text:style-name="CharStyle10"><text:span text:style-name="T20">»Veď ti je otec.«</text:span></text:span></text:p>
        <text:p text:style-name="P15"><text:span text:style-name="CharStyle10"><text:span text:style-name="T37">»</text:span></text:span><text:span text:style-name="CharStyle10"><text:span text:style-name="T20">Keď mi neuznát</text:span></text:span><text:span text:style-name="CharStyle10"><text:span text:style-name="T1">e</text:span></text:span><text:span text:style-name="CharStyle10"><text:span text:style-name="T20">! </text:span></text:span><text:span text:style-name="CharStyle10"><text:span text:style-name="T1">C</text:span></text:span><text:span text:style-name="CharStyle10"><text:span text:style-name="T20">o sa ja nazjedám. Všetko dusím v sebe, hanbím sa požalovať. Nik nevie — nik! </text:span></text:span><text:span text:style-name="CharStyle10"><text:span text:style-name="T1">I</text:span></text:span><text:span text:style-name="CharStyle10"><text:span text:style-name="T20">ba jemu príde kedysi na um — ej, dá Pán Boh!</text:span></text:span><text:span text:style-name="CharStyle10"><text:span text:style-name="T1">«</text:span></text:span></text:p>
        <text:p text:style-name="P8"><text:span text:style-name="CharStyle10"><text:span text:style-name="T20">Rychtár zatína päsť. Ach, keby tak mal peniaze, či by ich zahanbil. Ako by sa skrúcal pred ním, sťa prišliapnutá zmija. Ale kde sú peniaze? Hanba, sám si odhodil jedinú zbraň, nemá čím bojovať.</text:span></text:span></text:p>
        <text:p text:style-name="P8"><text:span text:style-name="CharStyle10"><text:span text:style-name="T20">Jeho žena je zamyslená; kto vie, čo tá zase varí.</text:span></text:span></text:p>
        <text:p text:style-name="P8"><text:span text:style-name="CharStyle10"><text:span text:style-name="T20">Počuť búchať na oblok. Všetci sa splašili.</text:span></text:span></text:p>
        <text:p text:style-name="P8"><text:span text:style-name="CharStyle10"><text:span text:style-name="T20">»Rychtár, a ste doma?« čuť zpod obloka trasľavý hlas. »Bože, náš Juro leží. Duša na jazyk</text:span></text:span><text:span text:style-name="CharStyle10"><text:span text:style-name="T1">u</text:span></text:span><text:span text:style-name="CharStyle10"><text:span text:style-name="T20">!</text:span></text:span><text:span text:style-name="CharStyle10"><text:span text:style-name="T1">«</text:span></text:span></text:p>
        <text:p text:style-name="P8"><text:span text:style-name="CharStyle10"><text:span text:style-name="T20">»Ktože si?« volá rychtár strmo.</text:span></text:span></text:p>
        <text:p text:style-name="P8"><text:span text:style-name="CharStyle10"><text:span text:style-name="T1">»</text:span></text:span><text:span text:style-name="CharStyle10"><text:span text:style-name="T20">A ma nepoznáte? Ja.« V obloku sa černie dlhá rada a svieti pára čiernych očí.</text:span></text:span></text:p>
        <text:p text:style-name="P8"><text:span text:style-name="CharStyle10"><text:span text:style-name="T20">»Mojžiš!« diví sa rychtár a otvára oblok. »</text:span></text:span><text:span text:style-name="CharStyle10"><text:span text:style-name="T26">Č</text:span></text:span><text:span text:style-name="CharStyle10"><text:span text:style-name="T20">o ne</text:span></text:span><text:span text:style-name="CharStyle10"><text:span text:style-name="T1">jde</text:span></text:span><text:span text:style-name="CharStyle10"><text:span text:style-name="T6">te d</text:span></text:span><text:span text:style-name="CharStyle10"><text:span text:style-name="T20">nu?</text:span></text:span><text:span text:style-name="CharStyle10"><text:span text:style-name="T1">«</text:span></text:span></text:p>
        <text:p text:style-name="P15"><text:span text:style-name="CharStyle10"><text:span text:style-name="T20">»Nemôžem. Idem od cholery. A náš Juro je vystretý. Pásol kone a večer nechodil. </text:span></text:span><text:span text:style-name="CharStyle10"><text:span text:style-name="T1">Š</text:span></text:span><text:span text:style-name="CharStyle10"><text:span text:style-name="T20">li ta </text:span></text:span><text:span text:style-name="CharStyle10"><text:span text:style-name="T1">—</text:span></text:span><text:span text:style-name="CharStyle10"><text:span text:style-name="T20"> kone v trojke — veliká škoda! Trojku vypásly a náš Juro umreť id</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A kde leží?«</text:span></text:span></text:p>
        <text:p text:style-name="P8"><text:span text:style-name="CharStyle10"><text:span text:style-name="T20">»Na posteli, v stajni.«</text:span></text:span></text:p>
        <text:p text:style-name="P8"><text:soft-page-break/><text:span text:style-name="CharStyle10"><text:span text:style-name="T1">»</text:span></text:span><text:span text:style-name="CharStyle10"><text:span text:style-name="T20">Nie mu je zima?«</text:span></text:span></text:p>
        <text:p text:style-name="P15"><text:span text:style-name="CharStyle10"><text:span text:style-name="T1">»</text:span></text:span><text:span text:style-name="CharStyle10"><text:span text:style-name="T20">Statok nadýcha. Tam je i horúce.»</text:span></text:span></text:p>
        <text:p text:style-name="P8"><text:span text:style-name="CharStyle10"><text:span text:style-name="T20">»Dajte ho do perín. Trieť ho treba a kvapák na cukor. I tam z dieže si naberte do hrnca.</text:span></text:span><text:span text:style-name="CharStyle10"><text:span text:style-name="T1">«</text:span></text:span></text:p>
        <text:p text:style-name="P8"><text:span text:style-name="CharStyle10"><text:span text:style-name="T20">»A to bude moc koštovať?</text:span></text:span><text:span text:style-name="CharStyle10"><text:span text:style-name="T1">«</text:span></text:span><text:span text:style-name="CharStyle10"><text:span text:style-name="T20"> pýta sa dôverne. »Ak trafí umre</text:span></text:span><text:span text:style-name="CharStyle10"><text:span text:style-name="T1">ť</text:span></text:span><text:span text:style-name="CharStyle10"><text:span text:style-name="T20">! Plácu vybral — do ’ších svätých zaplatenô. A ešte iba Vavrinca! A čo ja bez Jura? Jednoho ovsa v záčine — bohuprisám, všetko na koreni a na radku! Kosiť, hrabať — aja</text:span></text:span><text:span text:style-name="CharStyle10"><text:span text:style-name="T1">j</text:span></text:span><text:span text:style-name="CharStyle10"><text:span text:style-name="T20">! A ak umre, ten nesmie ležať u mňa.</text:span></text:span><text:span text:style-name="CharStyle10"><text:span text:style-name="T1">«</text:span></text:span></text:p>
        <text:p text:style-name="P8"><text:span text:style-name="CharStyle10"><text:span text:style-name="T20">»Ešte vari neumrel.</text:span></text:span><text:span text:style-name="CharStyle10"><text:span text:style-name="T1">«</text:span></text:span></text:p>
        <text:p text:style-name="P8"><text:span text:style-name="CharStyle10"><text:span text:style-name="T20">»Ale pôjde</text:span></text:span><text:span text:style-name="CharStyle10"><text:span text:style-name="T1">!</text:span></text:span><text:span text:style-name="CharStyle10"><text:span text:style-name="T20"> Do gruntu dobrý sedliak bol. Ja ho nemôžem riadiť. Ja mám det</text:span></text:span><text:span text:style-name="CharStyle10"><text:span text:style-name="T1">i</text:span></text:span><text:span text:style-name="CharStyle10"><text:span text:style-name="T20">...«</text:span></text:span></text:p>
        <text:p text:style-name="P8"><text:span text:style-name="CharStyle10"><text:span text:style-name="T20">»Cho</text:span></text:span><text:span text:style-name="CharStyle10"><text:span text:style-name="T1">ď</text:span></text:span><text:span text:style-name="CharStyle10"><text:span text:style-name="T20">te si po Lukáča a Hnátika.«</text:span></text:span></text:p>
        <text:p text:style-name="P8"><text:span text:style-name="CharStyle10"><text:span text:style-name="T20">Mojžišova tvár zmizla z okna. Po ňom</text:span></text:span><text:span text:style-name="CharStyle10"><text:span text:style-name="T1"> </text:span></text:span><text:span text:style-name="CharStyle10"><text:span text:style-name="T20">zostalo iba zdesenie.</text:span></text:span></text:p>
        <text:p text:style-name="P8"><text:span text:style-name="CharStyle10"><text:span text:style-name="T20">Na druhý deň po obede rychtárka vybrala sa k Sýkorovi. Nepovedala nič nikomu.</text:span></text:span></text:p>
        <text:p text:style-name="P8"><text:span text:style-name="CharStyle10"><text:span text:style-name="T20">S velikou nechuťou ide k nemu. Nikdy ho nemala rada, vždy sa musela tuho premáhať, aby ho trpela. Každé slovo od neho ju urážalo. Ale mať za deti postúpi i smrť. Jej i táto obeť je ľahká.</text:span></text:span></text:p>
        <text:p text:style-name="P8"><text:span text:style-name="CharStyle10"><text:span text:style-name="T20">Na ten dom nik by nepovedal, že býva v ňom najbohatší gazda. Ani ho</text:span></text:span><text:span text:style-name="CharStyle10"><text:span text:style-name="T1">f</text:span></text:span><text:span text:style-name="CharStyle10"><text:span text:style-name="T20">ier by v ňom neobstál. Štít ako by sa noril do zeme, i na bok je hodne naklonený. Dvor je veliký dosť, ale tônistý. Zdá sa tesný </text:span></text:span><text:span text:style-name="CharStyle10"><text:span text:style-name="T1">— </text:span></text:span><text:span text:style-name="CharStyle10"><text:span text:style-name="T20">zaprataný je drievím a ráždím. Dolu ním tečie jarok a rozširuje zápach na všetky strany. Zarastený je teraz koňským štiavom a lopušinou. Z jari kvitne na ňom záruž</text:span></text:span><text:span text:style-name="CharStyle10"><text:span text:style-name="T1">l</text:span></text:span><text:span text:style-name="CharStyle10"><text:span text:style-name="T20">ie. Rychtárka sa veľmi neobzerá. Ide rovno do pitvora. Búšil ju do nosa zápach pr</text:span></text:span><text:span text:style-name="CharStyle10"><text:span text:style-name="T1">í</text:span></text:span><text:span text:style-name="CharStyle10"><text:span text:style-name="T20">kro-sladkastý, smiešaný s potuchlinou. Ťažko jej je nezutekať.</text:span></text:span></text:p>
        <text:p text:style-name="P8"><text:soft-page-break/><text:span text:style-name="CharStyle10"><text:span text:style-name="T20">Tu vyšiel Sýkora z izby a postavil sa pred ňu. Z neho ide tiež ten divný zápach. Zdá sa, že na vlas</text:span></text:span><text:span text:style-name="CharStyle10"><text:span text:style-name="T6">o</text:span></text:span><text:span text:style-name="CharStyle10"><text:span text:style-name="T20">ch je to nie srieň staroby, ale tiež plesnina. Usmial sa, aspoň hľadel sa usmiať.</text:span></text:span></text:p>
        <text:p text:style-name="P15"><text:span text:style-name="CharStyle10"><text:span text:style-name="T37">»</text:span></text:span><text:span text:style-name="CharStyle10"><text:span text:style-name="T6">Č</text:span></text:span><text:span text:style-name="CharStyle10"><text:span text:style-name="T20">o</text:span></text:span><text:span text:style-name="CharStyle10"><text:span text:style-name="T1">ž</text:span></text:span><text:span text:style-name="CharStyle10"><text:span text:style-name="T20">e nám nesiete?</text:span></text:span><text:span text:style-name="CharStyle10"><text:span text:style-name="T1">«</text:span></text:span><text:span text:style-name="CharStyle10"><text:span text:style-name="T20"> pýta sa. Ako by ozaj striehol, že rychtárka vytiahne dačo zpod vizitky. »Dnuka vás ani nevolám. Ešte sme nevyriadili.«</text:span></text:span></text:p>
        <text:p text:style-name="P8"><text:span text:style-name="CharStyle10"><text:span text:style-name="T20">»Ako to len m</text:span></text:span><text:span text:style-name="CharStyle10"><text:span text:style-name="T6">ô</text:span></text:span><text:span text:style-name="CharStyle10"><text:span text:style-name="T20">žt</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zvolala rozhorčená. Zabudla sa premôcť.</text:span></text:span></text:p>
        <text:p text:style-name="P8"><text:span text:style-name="CharStyle10"><text:span text:style-name="T20">»Už sa privyklo. Vdovec — a slúžku držať, to t</text:span></text:span><text:span text:style-name="CharStyle10"><text:span text:style-name="T26">i</text:span></text:span><text:span text:style-name="CharStyle10"><text:span text:style-name="T1"> </text:span></text:span><text:span text:style-name="CharStyle10"><text:span text:style-name="T20">nedochodí. Trápiš sa, ako môžeš. Sami len — ja v gazdovstve, Juro okolo domu.«</text:span></text:span></text:p>
        <text:p text:style-name="P8"><text:span text:style-name="CharStyle10"><text:span text:style-name="T20">Kuchyňskými dvermi valí sa hustý dym, ťahá sa rovno na pôjd.</text:span></text:span></text:p>
        <text:p text:style-name="P8"><text:span text:style-name="CharStyle10"><text:span text:style-name="T20">»</text:span></text:span><text:span text:style-name="CharStyle10"><text:span text:style-name="T1">Va</text:span></text:span><text:span text:style-name="CharStyle10"><text:span text:style-name="T20">ri pečiete?</text:span></text:span><text:span text:style-name="CharStyle10"><text:span text:style-name="T1">«</text:span></text:span><text:span text:style-name="CharStyle10"><text:span text:style-name="T20"> zvolala rychtárka zvedavo.</text:span></text:span></text:p>
        <text:p text:style-name="P8"><text:span text:style-name="CharStyle10"><text:span text:style-name="T20">»Prirobil som dneska ráno. Neviem, či sa vydarí. A v izbe sušíme kože.</text:span></text:span><text:span text:style-name="CharStyle10"><text:span text:style-name="T1">«</text:span></text:span></text:p>
        <text:p text:style-name="P8"><text:span text:style-name="CharStyle10"><text:span text:style-name="T1">»</text:span></text:span><text:span text:style-name="CharStyle10"><text:span text:style-name="T6">Č</text:span></text:span><text:span text:style-name="CharStyle10"><text:span text:style-name="T20">o za kože?«</text:span></text:span></text:p>
        <text:p text:style-name="P8"><text:span text:style-name="CharStyle10"><text:span text:style-name="T20">»Mojžiš ma pýtal. </text:span></text:span><text:span text:style-name="CharStyle10"><text:span text:style-name="T6">Č</text:span></text:span><text:span text:style-name="CharStyle10"><text:span text:style-name="T20">o urobíš, keď ťa prosí? Ja som taký blázon! A smrad ide z nich, sadá na p</text:span></text:span><text:span text:style-name="CharStyle10"><text:span text:style-name="T1">ľ</text:span></text:span><text:span text:style-name="CharStyle10"><text:span text:style-name="T20">úca.«</text:span></text:span></text:p>
        <text:p text:style-name="P8"><text:span text:style-name="CharStyle10"><text:span text:style-name="T20">Ona mlčí. Nesmierne sa jej to hnusí všetko. A sem má vydať svoju dievku? Jedináčku, vychovanú v čistote a pohodlí. Ako tá vydrží pozerať na toto, počúvať takéto reči! Aká to priepasť medzi nimi a týmto človekom! Nie, sem nemôže ísť jej dieťa. Skôr vytrhnúť i </text:span></text:span><text:span text:style-name="CharStyle10"><text:span text:style-name="T26">J</text:span></text:span><text:span text:style-name="CharStyle10"><text:span text:style-name="T20">urka z tohto pekla.</text:span></text:span></text:p>
        <text:p text:style-name="P8"><text:span text:style-name="CharStyle10"><text:span text:style-name="T20">Sýkora možno šípi, aké muky znáša jeho hosť. Vyviedol ju pod cieňu. Cieňa predsa nie</text:span></text:span><text:span text:style-name="CharStyle10"><text:span text:style-name="T1"> </text:span></text:span><text:span text:style-name="CharStyle10"><text:span text:style-name="T20">je tak strašná,</text:span></text:span><text:span text:style-name="CharStyle10"><text:span text:style-name="T1"> </text:span></text:span><text:span text:style-name="CharStyle10"><text:span text:style-name="T20">bárs je zaprataná drievím.</text:span></text:span></text:p>
        <text:p text:style-name="P8"><text:span text:style-name="CharStyle10"><text:span text:style-name="T20">»Ja som sa prišla spýta</text:span></text:span><text:span text:style-name="CharStyle10"><text:span text:style-name="T1">ť</text:span></text:span><text:span text:style-name="CharStyle10"><text:span text:style-name="T20">, prečo bránite synovi chodiť do nás,« začala hneď, ako sadla na brvno. Je červená. </text:span></text:span><text:span text:style-name="CharStyle10"><text:span text:style-name="T1">»V</text:span></text:span><text:span text:style-name="CharStyle10"><text:span text:style-name="T20">čera prišiel celý premenený. Ledva sme ho</text:span></text:span><text:span text:style-name="CharStyle10"><text:span text:style-name="T1"> </text:span></text:span><text:span text:style-name="CharStyle10"><text:span text:style-name="T20">utíšili.</text:span></text:span><text:span text:style-name="CharStyle10"><text:span text:style-name="T1">«</text:span></text:span></text:p>
        <text:p text:style-name="P8"><text:span text:style-name="CharStyle10"><text:span text:style-name="T20">Sýkora odhodil prívetivosť. Iba mu zavadzala. Jeho</text:span></text:span><text:span text:style-name="CharStyle10"><text:span text:style-name="T1"> </text:span></text:span><text:span text:style-name="CharStyle10"><text:span text:style-name="T20">sivé oči posmešne obrátily sa </text:span></text:span><text:soft-page-break/><text:span text:style-name="CharStyle10"><text:span text:style-name="T20">na rychtárku. »Len tak,« odsekol, pohodiac hlavou. »</text:span></text:span><text:span text:style-name="CharStyle10"><text:span text:style-name="T26">Č</text:span></text:span><text:span text:style-name="CharStyle10"><text:span text:style-name="T20">o má tam chodi</text:span></text:span><text:span text:style-name="CharStyle10"><text:span text:style-name="T1">ť</text:span></text:span><text:span text:style-name="CharStyle10"><text:span text:style-name="T20">!</text:span></text:span><text:span text:style-name="CharStyle10"><text:span text:style-name="T1">«</text:span></text:span></text:p>
        <text:p text:style-name="P8"><text:span text:style-name="CharStyle10"><text:span text:style-name="T1">»</text:span></text:span><text:span text:style-name="CharStyle10"><text:span text:style-name="T20">Hádam sa naučí neporiadku, nečistot</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zvolala rozhorčená. A obzerá sa s výsmechom dookola. »A č</text:span></text:span><text:span text:style-name="CharStyle10"><text:span text:style-name="T26">i</text:span></text:span><text:span text:style-name="CharStyle10"><text:span text:style-name="T1"> </text:span></text:span><text:span text:style-name="CharStyle10"><text:span text:style-name="T20">ho búrime proti vám?</text:span></text:span><text:span text:style-name="CharStyle10"><text:span text:style-name="T1">«</text:span></text:span></text:p>
        <text:p text:style-name="P8"><text:span text:style-name="CharStyle10"><text:span text:style-name="T1">»U</text:span></text:span><text:span text:style-name="CharStyle10"><text:span text:style-name="T20"> vás sa nemá čo učiť. Pansky žiť, dlhy robiť — nám to netreba. My sme chudobní, žijeme, ako môžme</text:span></text:span><text:span text:style-name="CharStyle10"><text:span text:style-name="T1">. </text:span></text:span><text:span text:style-name="CharStyle10"><text:span text:style-name="T20">Ale vždy na svojom, to je pravd</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Doložil to povýšeným hlasom.</text:span></text:span></text:p>
        <text:p text:style-name="P15"><text:span text:style-name="CharStyle10"><text:span text:style-name="T20">»Keby nebolo dlžníkov, nebolo by ani úžery.«</text:span></text:span></text:p>
        <text:p text:style-name="P28"><text:span text:style-name="CharStyle10"><text:span text:style-name="T20">Sýkora sa usmial potupne a mrdol plecom.</text:span></text:span></text:p>
        <text:p text:style-name="P8"><text:span text:style-name="CharStyle10"><text:span text:style-name="T20">»A vy nebudete naše dlhy platiť.«</text:span></text:span></text:p>
        <text:p text:style-name="P8"><text:span text:style-name="CharStyle10"><text:span text:style-name="T20">»Ani sa nenúkam.« A rozosmial sa. »Kdeže ja! Ale platil by mladý, keby starého čerti vzali. Potom už hej. Zabudlo by sa, že peniažky sú z úžery.«</text:span></text:span></text:p>
        <text:p text:style-name="P8"><text:span text:style-name="CharStyle10"><text:span text:style-name="T20">Rychtárka vstala. Tak jej je, ako by jej napľuli do tváre.</text:span></text:span></text:p>
        <text:p text:style-name="P15"><text:span text:style-name="CharStyle10"><text:span text:style-name="T20">»Veru zabudlo — heheh</text:span></text:span><text:span text:style-name="CharStyle10"><text:span text:style-name="T1">e!</text:span></text:span><text:span text:style-name="CharStyle10"><text:span text:style-name="T20"> A povstal i on. »Viem ja už tie chodníčky.«</text:span></text:span></text:p>
        <text:p text:style-name="P8"><text:span text:style-name="CharStyle10"><text:span text:style-name="T20">»A teraz vám už poviem do prost</text:span></text:span><text:span text:style-name="CharStyle10"><text:span text:style-name="T6">a</text:span></text:span><text:span text:style-name="CharStyle10"><text:span text:style-name="T20">. Váš syn bude chodiť do nás.« Trasie sa na celom tele. Ani nie tak reči, ako posunky starého ju rozjed</text:span></text:span><text:span text:style-name="CharStyle10"><text:span text:style-name="T1">ov</text:span></text:span><text:span text:style-name="CharStyle10"><text:span text:style-name="T20">aly. A k tomu vedomie slabosti.</text:span></text:span></text:p>
        <text:p text:style-name="P8"><text:span text:style-name="CharStyle10"><text:span text:style-name="T20">»Ako chce. Jedna cesta hore, druhá dolu. Ale sem nech nekročí ani noho</text:span></text:span><text:span text:style-name="CharStyle10"><text:span text:style-name="T1">u</text:span></text:span><text:span text:style-name="CharStyle10"><text:span text:style-name="T20">!</text:span></text:span><text:span text:style-name="CharStyle10"><text:span text:style-name="T1">«</text:span></text:span></text:p>
        <text:p text:style-name="P8"><text:span text:style-name="CharStyle10"><text:span text:style-name="T1">»</text:span></text:span><text:span text:style-name="CharStyle10"><text:span text:style-name="T20">Bolo by mu veru škoda. Tu nech býva jeho otec hlavný a Mojžišove kože.«</text:span></text:span></text:p>
        <text:p text:style-name="P15"><text:span text:style-name="CharStyle10"><text:span text:style-name="T37">»</text:span></text:span><text:span text:style-name="CharStyle10"><text:span text:style-name="T38">O</text:span></text:span><text:span text:style-name="CharStyle10"><text:span text:style-name="T20"> mňa ako o mňa,</text:span></text:span><text:span text:style-name="CharStyle10"><text:span text:style-name="T1">*</text:span></text:span><text:span text:style-name="CharStyle10"><text:span text:style-name="T20"> odpovedá on, keď už vyšli zo dvora, »o mňa sa vy netrápte. Ale dievku si strežt</text:span></text:span><text:span text:style-name="CharStyle10"><text:span text:style-name="T1">e</text:span></text:span><text:span text:style-name="CharStyle10"><text:span text:style-name="T20">!«</text:span></text:span></text:p>
        <text:p text:style-name="P8"><text:span text:style-name="CharStyle10"><text:span text:style-name="T20">»</text:span></text:span><text:span text:style-name="CharStyle10"><text:span text:style-name="T26">Č</text:span></text:span><text:span text:style-name="CharStyle10"><text:span text:style-name="T20">o vás do mojej dievk</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A zastala pred ním, rozhnevaná.</text:span></text:span></text:p>
        <text:p text:style-name="P8"><text:span text:style-name="CharStyle10"><text:span text:style-name="T20">»Nech sa jej to nepridá, čo Masliačke. Je z takej krv</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R</text:span></text:span><text:span text:style-name="CharStyle10"><text:span text:style-name="T1">yc</text:span></text:span><text:span text:style-name="CharStyle10"><text:span text:style-name="T20">htárka </text:span></text:span><text:span text:style-name="CharStyle10"><text:span text:style-name="T1">p</text:span></text:span><text:span text:style-name="CharStyle10"><text:span text:style-name="T20">obľ</text:span></text:span><text:span text:style-name="CharStyle10"><text:span text:style-name="T1">a</text:span></text:span><text:span text:style-name="CharStyle10"><text:span text:style-name="T20">d</text:span></text:span><text:span text:style-name="CharStyle10"><text:span text:style-name="T1">l</text:span></text:span><text:span text:style-name="CharStyle10"><text:span text:style-name="T20">a, ako by ju bol búšil do hlavy. </text:span></text:span><text:span text:style-name="CharStyle10"><text:span text:style-name="T1">»</text:span></text:span><text:span text:style-name="CharStyle10"><text:span text:style-name="T20">To vám nikdy nezabudnem — </text:span></text:span><text:soft-page-break/><text:span text:style-name="CharStyle10"><text:span text:style-name="T20">toto už nie!« </text:span></text:span><text:span text:style-name="CharStyle10"><text:span text:style-name="T26">O</text:span></text:span><text:span text:style-name="CharStyle10"><text:span text:style-name="T20">či sa jej zalialy slzami.</text:span></text:span></text:p>
        <text:p text:style-name="P8"><text:span text:style-name="CharStyle10"><text:span text:style-name="T20">»Ono, veľká staros</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A začapil dvere.</text:span></text:span></text:p>
        <text:p text:style-name="P12"><text:span text:style-name="CharStyle10"><text:span text:style-name="T20"/></text:span></text:p>
        <text:p text:style-name="P5"><text:span text:style-name="CharStyle10"><text:span text:style-name="T20">VI.</text:span></text:span></text:p>
        <text:p text:style-name="P7"><text:span text:style-name="CharStyle10"><text:span text:style-name="T20"/></text:span></text:p>
        <text:p text:style-name="P8"><text:span text:style-name="CharStyle10"><text:span text:style-name="T20">Darmo nosil kvapky náš Mojžiš, darmo núkal Jura polievkou, ktorú sama pani Karolína varil</text:span></text:span><text:span text:style-name="CharStyle10"><text:span text:style-name="T1">a</text:span></text:span><text:span text:style-name="CharStyle10"><text:span text:style-name="T20">; darmo lial doňho veľkonočnú borovičk</text:span></text:span><text:span text:style-name="CharStyle10"><text:span text:style-name="T1">u</text:span></text:span><text:span text:style-name="CharStyle10"><text:span text:style-name="T20">; darmo ho obdaril mäkkou hlavnicou; všetko darmo.</text:span></text:span></text:p>
        <text:p text:style-name="P8"><text:span text:style-name="CharStyle10"><text:span text:style-name="T20">Juro nepomyslel, že veľa ovsa i jačmeňa jest na koreni, že Mojžišovi spraví daromné trovy, ba že mu preriedi požehnanú famíliu. Juro ako vždy, myslel i v chorobe hrozne málo a teraz už prestal načisto. Ako vyšla hviezda a Mojžiš zasadol so svojimi k šabesnému stolu, Juro bez rozmyslu odpratal sa na iný svet. Mojžiš iba zdupnel, ke</text:span></text:span><text:span text:style-name="CharStyle10"><text:span text:style-name="T26">ď</text:span></text:span><text:span text:style-name="CharStyle10"><text:span text:style-name="T20"> nad ránom našiel osinuté mrtvé telo. Lukáč a Hnátik zmizli, nemajúc tu čo hľadať. Mojžiš beží k rychtárovi, beží kto vie ku komu — nikto nechce mrtvé telo nikam presťahovať. Tam ležalo, kým Mišo a Paľo shlobili truhlu</text:span></text:span><text:span text:style-name="CharStyle10"><text:span text:style-name="T1">.</text:span></text:span></text:p>
        <text:p text:style-name="P8"><text:span text:style-name="CharStyle10"><text:span text:style-name="T20">Keď bola hotová, sám Mojžiš kládol do nej Jura. Lukáč a Hnátik sa prekryli kamsi. Divákov dosť, ale ani jeden nemá sa k ničomu. Ba so </text:span></text:span><text:span text:style-name="CharStyle10"><text:span text:style-name="T6">šk</text:span></text:span><text:span text:style-name="CharStyle10"><text:span text:style-name="T20">o</text:span></text:span><text:span text:style-name="CharStyle10"><text:span text:style-name="T26">dorad</text:span></text:span><text:span text:style-name="CharStyle10"><text:span text:style-name="T20">osťou hľadia, ako žid kladie do truhly kresťana.</text:span></text:span></text:p>
        <text:p text:style-name="P15"><text:span text:style-name="CharStyle10"><text:span text:style-name="T20">»Ste vy kresťan</text:span></text:span><text:span text:style-name="CharStyle10"><text:span text:style-name="T1">i!</text:span></text:span><text:span text:style-name="CharStyle10"><text:span text:style-name="T37">»</text:span></text:span><text:span text:style-name="CharStyle10"><text:span text:style-name="T20"> karhá ich Mojžiš. »Kresťana si neratujú, musí žid — takí kresťani</text:span></text:span><text:span text:style-name="CharStyle10"><text:span text:style-name="T1">a</text:span></text:span><text:span text:style-name="CharStyle10"><text:span text:style-name="T20">!</text:span></text:span><text:span text:style-name="CharStyle10"><text:span text:style-name="T1">«</text:span></text:span></text:p>
        <text:p text:style-name="P15"><text:span text:style-name="CharStyle10"><text:span text:style-name="T20">Bolí ho, že vymrel súcit zo srdca ľudu. Cíti sa opusteným, ozaj cudzím. »Ja si ho obriadim, sám, ja — židisko!« kričí na ľud, čo sa prišiel dívať. »</text:span></text:span><text:span text:style-name="CharStyle10"><text:span text:style-name="T26">J</text:span></text:span><text:span text:style-name="CharStyle10"><text:span text:style-name="T1">a</text:span></text:span><text:span text:style-name="CharStyle10"><text:span text:style-name="T20"> ukážem, že mám srdce, nie kame</text:span></text:span><text:span text:style-name="CharStyle10"><text:span text:style-name="T1">ň</text:span></text:span><text:span text:style-name="CharStyle10"><text:span text:style-name="T20">...« Ani toto nepreniklo nikoho. Sám musel Jura prenášať, iba Mišo </text:span></text:span><text:soft-page-break/><text:span text:style-name="CharStyle10"><text:span text:style-name="T20">čo mu ho pomohol za nohy. I kone zapriahol a vyviezol truhlu do búdy na cmiteri. Viac mrtvý, ako živý vrátil sa domov.</text:span></text:span></text:p>
        <text:p text:style-name="P8"><text:span text:style-name="CharStyle10"><text:span text:style-name="T20">Táto smrť nezdesila tak veľmi. Jur</text:span></text:span><text:span text:style-name="CharStyle10"><text:span text:style-name="T6">o</text:span></text:span><text:span text:style-name="CharStyle10"><text:span text:style-name="T20"> bol z cudzej dediny — udalosť sa nedotkla nikoho bližšie. Ale hneď sa rozhlásilo, že u Mojžiša zas ktosi ochorel. Sám rychtár poslal k nemu Lukáča a Hnátika. Do krčmy viac nikto nevstúpil. Ani sa nevedelo určite, čo sa tam robí. Iba vše bolo počuť, že zas umrelo Mojžišovi dieťa a zase... Bolo ich veľa, jedno ako druhé. Na pohrab sa im nechodilo. Sám Mojžiš odvážal si ich nočnou hodinou do mesta, na cmiter vyvolených. Ale onedlho prišiel zákaz, že sa to nesmie stať viac. To ho zabolelo, ako každého Israela bol</text:span></text:span><text:span text:style-name="CharStyle10"><text:span text:style-name="T26">í</text:span></text:span><text:span text:style-name="CharStyle10"><text:span text:style-name="T20">, ke</text:span></text:span><text:span text:style-name="CharStyle10"><text:span text:style-name="T26">ď</text:span></text:span><text:span text:style-name="CharStyle10"><text:span text:style-name="T20"> ho hatia plniť ako svedčí zákon. Vo vlastnej záhrade dal kopať hroby a tie sa množily. Kto teraz videl Mojžiša, každý ho poľutoval.</text:span></text:span></text:p>
        <text:p text:style-name="P8"><text:span text:style-name="CharStyle10"><text:span text:style-name="T20">Choroba zapratala sa i do dediny. Vystúpila prudko, ukrutne. Lukáč a Hnátik už nestačia všade. Do nakazených domov nejde nikto. A čo tam hľadať? Skoro každý chorý umre. Rodinné sväzky sa uvoľnily. Každý myslí na seba, modlí sa o seba. </text:span></text:span><text:span text:style-name="CharStyle10"><text:span text:style-name="T1">J</text:span></text:span><text:span text:style-name="CharStyle10"><text:span text:style-name="T20">a, egoismus je to hrozný, kde beží o život!</text:span></text:span></text:p>
        <text:p text:style-name="P8"><text:span text:style-name="CharStyle10"><text:span text:style-name="T20">I v Lomnici sa už vyzváňa skoro celý deň. Cho</text:span></text:span><text:span text:style-name="CharStyle10"><text:span text:style-name="T1">l</text:span></text:span><text:span text:style-name="CharStyle10"><text:span text:style-name="T20">era-komisár dochádza každé ráno, je veselý a jarý. Iba nejedáva už vajíčka a nezanáša púhe pausy do svojho denníka, ale naozajstné mená. Rychtár je celý deň na nohách, nesmie sa ničoho štítiť. Roznáša kvapky, vodí doktorov po domoch. Práca ostatná zaviazla. Kopa nevybavených listín zapaduje prachom za rychtárskym zrkadlom.</text:span></text:span></text:p>
        <text:p text:style-name="P8"><text:span text:style-name="CharStyle10"><text:span text:style-name="T20">Ľudia by ani nevedeli, čo sa robí u súsedov, lebo každý sedí doma a čaká, čaká... Ale Durduľa udržuje styky medz</text:span></text:span><text:span text:style-name="CharStyle10"><text:span text:style-name="T1">i</text:span></text:span><text:span text:style-name="CharStyle10"><text:span text:style-name="T20"> domami. Chodí od domu k domu, lenže</text:span></text:span><text:span text:style-name="CharStyle25"><text:span text:style-name="T20"> </text:span></text:span><text:span text:style-name="CharStyle10"><text:span text:style-name="T20">nesklbe husi. Kde gazdina leží, tam riadi kuchyňu a sypáreň. Varí, smaží, škvarí sťa </text:span></text:span><text:soft-page-break/><text:span text:style-name="CharStyle10"><text:span text:style-name="T20">o fašiangoch — a najviac sama to i poje. Časy má zlaté. Kde sa zjaví, s radosťou ju vítajú. Je ona živý, pohyblivý pomník lepších časov, kde ľudia nebáli sa ľudí. Pritom sa choroby nebojí, ani smrti. Jej zmužilosť dáva i iným odvahy.</text:span></text:span></text:p>
        <text:p text:style-name="P8"><text:span text:style-name="CharStyle10"><text:span text:style-name="T20">Pribehla i do rychtárov.</text:span></text:span></text:p>
        <text:p text:style-name="P8"><text:span text:style-name="CharStyle10"><text:span text:style-name="T20">»A ste zdraví, všetci? Toto je pád, toto je pád!« A vyratuje, kto ochorel v noci, kto umrel, i kto umre. Vie i to! »Toto už ako by sa blížil súdny deň. Bože Hospodine, v tom sme ešte neboli! A ešte sme nie dobrí. Včera bol Svorčík u Sýkor</text:span></text:span><text:span text:style-name="CharStyle10"><text:span text:style-name="T1">u</text:span></text:span><text:span text:style-name="CharStyle10"><text:span text:style-name="T20">. Mal dva pohraby a i žena leží a tiež pôjde. Pýtal si dvadsať striebra. Či mu ich dal? Ani babky — ni</text:span></text:span><text:span text:style-name="CharStyle10"><text:span text:style-name="T1">č</text:span></text:span><text:span text:style-name="CharStyle10"><text:span text:style-name="T20">! Musel mu jalovicu došikovať za ne. Hodna bola štyridsa</text:span></text:span><text:span text:style-name="CharStyle10"><text:span text:style-name="T1">ť</text:span></text:span><text:span text:style-name="CharStyle10"><text:span text:style-name="T20">: ale kde ju predáš, keď sú jarmoky zapreté. Jalovica ako lasica — a dvadsať striebra. To je úžerník! Stehlíčka šla si požičať mieru jačmeňa. On ho </text:span></text:span><text:span text:style-name="CharStyle10"><text:span text:style-name="T6">m</text:span></text:span><text:span text:style-name="CharStyle10"><text:span text:style-name="T20">á ešte lanský. Mentieku dievkinu musela mu doniesť do zálohu a na Všechsvätých vrátiť dve miery. Povedzte: má ten Boha pri sebe?«</text:span></text:span></text:p>
        <text:p text:style-name="P8"><text:span text:style-name="CharStyle10"><text:span text:style-name="T20">Rychtárka neodpovedá.</text:span></text:span></text:p>
        <text:p text:style-name="P8"><text:span text:style-name="CharStyle10"><text:span text:style-name="T20">»Boh i jeho n</text:span></text:span><text:span text:style-name="CharStyle10"><text:span text:style-name="T1">á</text:span></text:span><text:span text:style-name="CharStyle10"><text:span text:style-name="T20">jde,« pokračuje Durduľa. »</text:span></text:span><text:span text:style-name="CharStyle10"><text:span text:style-name="T6">O</text:span></text:span><text:span text:style-name="CharStyle10"><text:span text:style-name="T20">j, nemysli — n</text:span></text:span><text:span text:style-name="CharStyle10"><text:span text:style-name="T1">á</text:span></text:span><text:span text:style-name="CharStyle10"><text:span text:style-name="T20">jde! A viete, že chodí k Masliačk</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Nahla sa jej k uchu, bárs nikto ich nemohol počuť. »Ako prestal váš, začal on. Deň po deň! Sobrať sa vraj idú. Ona sa vraj i sľúbila — pomyslite s</text:span></text:span><text:span text:style-name="CharStyle10"><text:span text:style-name="T1">i</text:span></text:span><text:span text:style-name="CharStyle10"><text:span text:style-name="T20">! Nie je to hriech v takomto navštívení?</text:span></text:span><text:span text:style-name="CharStyle10"><text:span text:style-name="T1">«</text:span></text:span></text:p>
        <text:p text:style-name="P8"><text:span text:style-name="CharStyle10"><text:span text:style-name="T20">Rychtárka sa musí smiať, voľky-nevoľky. Už jej neverí. Zkúsila, že Durduľa často primálo vie, často zas priveľa.</text:span></text:span></text:p>
        <text:p text:style-name="P8"><text:span text:style-name="CharStyle10"><text:span text:style-name="T20">Ale prišiel Jurko a ten všetko potvrdil.</text:span></text:span></text:p>
        <text:p text:style-name="P8"><text:span text:style-name="CharStyle10"><text:span text:style-name="T20">»</text:span></text:span><text:span text:style-name="CharStyle10"><text:span text:style-name="T1">Ja</text:span></text:span><text:span text:style-name="CharStyle10"><text:span text:style-name="T20"> som už nadobre odišiel. I tak by ma to už nebolo minulo. Alebo vraj vziať Masliačku, alebo ísť. </text:span></text:span><text:span text:style-name="CharStyle10"><text:span text:style-name="T19">‚</text:span></text:span><text:span text:style-name="CharStyle10"><text:span text:style-name="T20">Pakuj mi z domu a povedz im, nech richtujú Masliačke </text:span></text:span><text:soft-page-break/><text:span text:style-name="CharStyle10"><text:span text:style-name="T20">peniaze.</text:span></text:span><text:span text:style-name="CharStyle10"><text:span text:style-name="T19">‘</text:span></text:span><text:span text:style-name="CharStyle10"><text:span text:style-name="T20"> Tak som tu.«</text:span></text:span></text:p>
        <text:p text:style-name="P8"><text:span text:style-name="CharStyle10"><text:span text:style-name="T1">»A</text:span></text:span><text:span text:style-name="CharStyle10"><text:span text:style-name="T20">ko ťa môže nútiť k Masliačke?</text:span></text:span><text:span text:style-name="CharStyle10"><text:span text:style-name="T1">«</text:span></text:span><text:span text:style-name="CharStyle10"><text:span text:style-name="T20"> diví sa rychtárka.</text:span></text:span></text:p>
        <text:p text:style-name="P8"><text:span text:style-name="CharStyle10"><text:span text:style-name="T20">»Rozmyslel si on. To len aby ma vyprášil z domu. Poradili sa, ako ma preháňať. Keď som nepristal, hneď mi vedel povedať, že on sa ide oženiť. Vidno, že sa radili o tom.«</text:span></text:span></text:p>
        <text:p text:style-name="P8"><text:span text:style-name="CharStyle10"><text:span text:style-name="T20">Zasadla porada. Zostali na tom, že Jurko bude u nich, aspoň kým cholera minie.</text:span></text:span></text:p>
        <text:p text:style-name="P8"><text:span text:style-name="CharStyle10"><text:span text:style-name="T20">»Ale čo urobíte, keď príde platiť? Bolo by u dakoho požičať.</text:span></text:span><text:span text:style-name="CharStyle10"><text:span text:style-name="T1">«</text:span></text:span></text:p>
        <text:p text:style-name="P8"><text:span text:style-name="CharStyle10"><text:span text:style-name="T20">»N</text:span></text:span><text:span text:style-name="CharStyle10"><text:span text:style-name="T1">ev</text:span></text:span><text:span text:style-name="CharStyle10"><text:span text:style-name="T20">iem, neviem, kto by ma teraz ratoval,</text:span></text:span><text:span text:style-name="CharStyle10"><text:span text:style-name="T1">«</text:span></text:span><text:span text:style-name="CharStyle10"><text:span text:style-name="T20"> krúti rychtár hlavou.</text:span></text:span></text:p>
        <text:p text:style-name="P8"><text:span text:style-name="CharStyle10"><text:span text:style-name="T1">»</text:span></text:span><text:span text:style-name="CharStyle10"><text:span text:style-name="T20">A t</text:span></text:span><text:span text:style-name="CharStyle10"><text:span text:style-name="T1">í</text:span></text:span><text:span text:style-name="CharStyle10"><text:span text:style-name="T20"> vás chcú načiať. Odpredať odpoly darmo všetko. Ako to dopustíme?</text:span></text:span><text:span text:style-name="CharStyle10"><text:span text:style-name="T1">«</text:span></text:span></text:p>
        <text:p text:style-name="P8"><text:span text:style-name="CharStyle10"><text:span text:style-name="T20">Rychtár napína rozum. Nejednu noc takto prerozmýšľal. Cesty zasekané. Na grunte je intabullácia, ťažko sa hýbať. Žirovať dakto? V časoch, kde život visí na vlásku? Koho osloví na takú vec? Dačo odpredať? kde, ke</text:span></text:span><text:span text:style-name="CharStyle10"><text:span text:style-name="T7">ď</text:span></text:span><text:span text:style-name="CharStyle10"><text:span text:style-name="T20"> nieto jarmoku? »Poručeno Bohu,« vzdychá, </text:span></text:span><text:span text:style-name="CharStyle10"><text:span text:style-name="T1">»</text:span></text:span><text:span text:style-name="CharStyle10"><text:span text:style-name="T20">ja viem, že on to tak chce...«</text:span></text:span></text:p>
        <text:p text:style-name="P8"><text:span text:style-name="CharStyle10"><text:span text:style-name="T20">Jeho zúfalosť zronila všetkých. Iba Evka šepla čosi Jurkovi. Jurko sa pľasol do čela. »To je pravda — a ja som nepomyslel na to.«</text:span></text:span></text:p>
        <text:p text:style-name="P8"><text:span text:style-name="CharStyle10"><text:span text:style-name="T20">Zasadol si za stôl, kde obyčajne notáriuš sedáva, a napísal Janovi do Aradu nesmierny list. Mnoho roboty ho stojí ukladať literu ku litere. I ruka bolí, i litery</text:span></text:span><text:span text:style-name="CharStyle10"><text:span text:style-name="T1"> </text:span></text:span><text:span text:style-name="CharStyle10"><text:span text:style-name="T20">sú poprehadzované, sťa radky nezručného kosca. Ale čo ako, z listu sa dá vybrať, že Jano má požičať rychtárov</text:span></text:span><text:span text:style-name="CharStyle10"><text:span text:style-name="T7">i</text:span></text:span><text:span text:style-name="CharStyle10"><text:span text:style-name="T20">, vlastne Jurkovi šesťsto zlatých. Stálo v ňom všetko, čo sa ide stať.</text:span></text:span></text:p>
        <text:p text:style-name="P8"><text:span text:style-name="CharStyle10"><text:span text:style-name="T20">»Len či bude mať toľk</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stará sa rychtárka.</text:span></text:span></text:p>
        <text:p text:style-name="P8"><text:span text:style-name="CharStyle10"><text:span text:style-name="T20">»Ten pošle, čo i nemá.«</text:span></text:span></text:p>
        <text:p text:style-name="P8"><text:span text:style-name="CharStyle10"><text:span text:style-name="T20">Nová nádej povstala. List zapečatili. Sám Jurko odniesol ho na poštu.</text:span></text:span></text:p>
        <text:p text:style-name="P8"><text:soft-page-break/><text:span text:style-name="CharStyle10"><text:span text:style-name="T20">Neminulo päť dní, rychtár dostal doručenie. Už sa ho to</text:span></text:span><text:span text:style-name="CharStyle10"><text:span text:style-name="T27">ľ</text:span></text:span><text:span text:style-name="CharStyle10"><text:span text:style-name="T20">me nezľakol. Verí, že peniaze iste prídu.</text:span></text:span></text:p>
        <text:p text:style-name="P8"><text:span text:style-name="CharStyle10"><text:span text:style-name="T20">Medzitým hrobár </text:span></text:span><text:span text:style-name="CharStyle10"><text:span text:style-name="T27">Ď</text:span></text:span><text:span text:style-name="CharStyle10"><text:span text:style-name="T20">uro vykopal nejeden hrob. Sám nestačí, pomáha žena i deti. Tie, čo menšie, zabávajú sa v cmiteri na čerstvých hroboch. Zanedlho žena vystala. Je doma pri chorom dieťati. </text:span></text:span><text:span text:style-name="CharStyle10"><text:span text:style-name="T27">Ď</text:span></text:span><text:span text:style-name="CharStyle10"><text:span text:style-name="T20">uro len kope, chorí nečakajú, kým sa hrobár vyplače. Ke</text:span></text:span><text:span text:style-name="CharStyle10"><text:span text:style-name="T1">ď</text:span></text:span><text:span text:style-name="CharStyle10"><text:span text:style-name="T20"> zomrelo prvé, sám šiel k tesárom kroz truhličky.</text:span></text:span></text:p>
        <text:p text:style-name="P8"><text:span text:style-name="CharStyle10"><text:span text:style-name="T20">»Janko zomrel, maličký celkom. Nuž lepšie mu tam, ako nám tuná.«</text:span></text:span></text:p>
        <text:p text:style-name="P8"><text:span text:style-name="CharStyle10"><text:span text:style-name="T20">»No, chlapca škoda,« hovorí Paľo. Prechádzajú ho i smiechoty. »Chlapec sa sám pretlči</text:span></text:span><text:span text:style-name="CharStyle10"><text:span text:style-name="T1">e</text:span></text:span><text:span text:style-name="CharStyle10"><text:span text:style-name="T20">: nie ako dievča, sedeť za pecou.</text:span></text:span><text:span text:style-name="CharStyle10"><text:span text:style-name="T1">«</text:span></text:span></text:p>
        <text:p text:style-name="P8"><text:span text:style-name="CharStyle10"><text:span text:style-name="T20">»Mám ich ešte päť, chlapcov. Ani jeden! A dievčatá iba dve. A darmo si budeš vyberať. Za dievčaťom tak ľúto, ako za chla</text:span></text:span><text:span text:style-name="CharStyle10"><text:span text:style-name="T1">pc</text:span></text:span><text:span text:style-name="CharStyle10"><text:span text:style-name="T20">om.«</text:span></text:span></text:p>
        <text:p text:style-name="P8"><text:span text:style-name="CharStyle10"><text:span text:style-name="T1">»</text:span></text:span><text:span text:style-name="CharStyle10"><text:span text:style-name="T20">Ten nám dá robot</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vzdychol Paľo, keď Juro odišiel. »Cholera sa n</text:span></text:span><text:span text:style-name="CharStyle10"><text:span text:style-name="T1">ev</text:span></text:span><text:span text:style-name="CharStyle10"><text:span text:style-name="T20">yprace tak chytro od nich.«</text:span></text:span></text:p>
        <text:p text:style-name="P8"><text:span text:style-name="CharStyle10"><text:span text:style-name="T20">A mal pravdu. </text:span></text:span><text:span text:style-name="CharStyle10"><text:span text:style-name="T27">Ď</text:span></text:span><text:span text:style-name="CharStyle10"><text:span text:style-name="T20">uro bol ešte tri razy u nich, čím ďalej smutnejší. A už viac neprišiel. Zato dostavila sa ona. </text:span></text:span><text:span text:style-name="CharStyle10"><text:span text:style-name="T27">Ď</text:span></text:span><text:span text:style-name="CharStyle10"><text:span text:style-name="T20">uro bol na doske. Rychtár nevie si rady. Nieto hrobárov! Chodí s pandúrom dom od domu, vyháňa chlapov z poriadky.</text:span></text:span></text:p>
        <text:p text:style-name="P8"><text:span text:style-name="CharStyle10"><text:span text:style-name="T20">Pohrab </text:span></text:span><text:span text:style-name="CharStyle10"><text:span text:style-name="T27">Ď</text:span></text:span><text:span text:style-name="CharStyle10"><text:span text:style-name="T20">urov nebol nič slávnejš</text:span></text:span><text:span text:style-name="CharStyle10"><text:span text:style-name="T7">i</text:span></text:span><text:span text:style-name="CharStyle10"><text:span text:style-name="T20"> od iných. Pieseň, krátka modlitba — a už hrmia hrudy na truhle. Tu tichý, usedavý plač, tam nemý bôľ, vyschnuté oči, zas rozbúrené zúfalstvo — to je všetko. Aký zástup prevádzal by ho iným časom do hrob</text:span></text:span><text:span text:style-name="CharStyle10"><text:span text:style-name="T1">u</text:span></text:span><text:span text:style-name="CharStyle10"><text:span text:style-name="T20">! Dnes je tu, kto musí byť. Farár a učiteľ klonia hlavy k tichej modlitbe. Je im clivejšie ako indy. Pohrab </text:span></text:span><text:span text:style-name="CharStyle10"><text:span text:style-name="T27">Ď</text:span></text:span><text:span text:style-name="CharStyle10"><text:span text:style-name="T20">urov učí ich, že ani slúžobníci obecní a cirkevní nie sú vyňatí zpod zákona.</text:span></text:span></text:p>
        <text:p text:style-name="P8"><text:span text:style-name="CharStyle10"><text:span text:style-name="T20">Pán učiteľ zvlášte bude zle spať. Prepásol krásnu valedikciu. Aké utešené te</text:span></text:span><text:span text:style-name="CharStyle10"><text:span text:style-name="T27">m</text:span></text:span><text:span text:style-name="CharStyle10"><text:span text:style-name="T1">a</text:span></text:span><text:span text:style-name="CharStyle10"><text:span text:style-name="T20">! </text:span></text:span><text:span text:style-name="CharStyle10"><text:span text:style-name="T7">Č</text:span></text:span><text:span text:style-name="CharStyle10"><text:span text:style-name="T20">i nebol </text:span></text:span><text:span text:style-name="CharStyle10"><text:span text:style-name="T27">Ď</text:span></text:span><text:span text:style-name="CharStyle10"><text:span text:style-name="T20">uro druhý Tobiáš? Tento pochovával v mor, </text:span></text:span><text:span text:style-name="CharStyle10"><text:span text:style-name="T27">Ď</text:span></text:span><text:span text:style-name="CharStyle10"><text:span text:style-name="T20">uro v choleru. Krásne by sa </text:span></text:span><text:soft-page-break/><text:span text:style-name="CharStyle10"><text:span text:style-name="T20">to dalo rozviesť. Ženy by plakaly a naveky spomínaly krásny carmen </text:span></text:span><text:span text:style-name="CharStyle10"><text:span text:style-name="T27">Ď</text:span></text:span><text:span text:style-name="CharStyle10"><text:span text:style-name="T20">urov. Ale kde teraz valedikcia! Pohrab krátky, ľudu hŕstka. Krásne te</text:span></text:span><text:span text:style-name="CharStyle10"><text:span text:style-name="T7">m</text:span></text:span><text:span text:style-name="CharStyle10"><text:span text:style-name="T20">a padlo s </text:span></text:span><text:span text:style-name="CharStyle10"><text:span text:style-name="T27">Ď</text:span></text:span><text:span text:style-name="CharStyle10"><text:span text:style-name="T20">urom do hrobu a pán učiteľ sotva sa s ním sníme.</text:span></text:span></text:p>
        <text:p text:style-name="P16"><text:span text:style-name="CharStyle10"><text:span text:style-name="T20">I pán farár je smutný, hoc mu je to proti náture. Humor je udusený cholerou, iba tu i tu blysne iskrička zpod popola. Idúc dolu cmiterom, vraví pánu učiteľovi: </text:span></text:span><text:span text:style-name="CharStyle10"><text:span text:style-name="T37">»</text:span></text:span><text:span text:style-name="CharStyle10"><text:span text:style-name="T20">Z</text:span></text:span><text:span text:style-name="CharStyle10"><text:span text:style-name="T1">le</text:span></text:span><text:span text:style-name="CharStyle10"><text:span text:style-name="T20"> gazdujeme, pán brat, zle.«</text:span></text:span></text:p>
        <text:p text:style-name="P8"><text:span text:style-name="CharStyle10"><text:span text:style-name="T20">»Ej</text:span></text:span><text:span text:style-name="CharStyle10"><text:span text:style-name="T1">,</text:span></text:span><text:span text:style-name="CharStyle10"><text:span text:style-name="T20"> zle!« prisviedča učiteľ. »Ono berieme tie št</text:span></text:span><text:span text:style-name="CharStyle10"><text:span text:style-name="T7">o</text:span></text:span><text:span text:style-name="CharStyle10"><text:span text:style-name="T20">ly, ako berieme: ale to je groš neužitočný. Ako gazda, keď pomele zrno, čo bolo na siaťa.«</text:span></text:span></text:p>
        <text:p text:style-name="P8"><text:span text:style-name="CharStyle10"><text:span text:style-name="T20">»Veru tak. Krst, vádzky, sobáš — to je u mňa št</text:span></text:span><text:span text:style-name="CharStyle10"><text:span text:style-name="T7">o</text:span></text:span><text:span text:style-name="CharStyle10"><text:span text:style-name="T20">la. Ale toto...«</text:span></text:span></text:p>
        <text:p text:style-name="P8"><text:span text:style-name="CharStyle10"><text:span text:style-name="T20">»A plat od detí a ohlášky — to hej,« doplňuje pán učiteľ. »Ale všetkých pochovať — kto pochová nás?</text:span></text:span><text:span text:style-name="CharStyle10"><text:span text:style-name="T1">«</text:span></text:span></text:p>
        <text:p text:style-name="P8"><text:span text:style-name="CharStyle10"><text:span text:style-name="T20">»Hm, ak takto pôjdeme,« nemôže pán farár zamlčať dobrý nápad, »ak takto pôjdeme, vygazdujeme ako ten cigáň. Ploty pálil a popol predával.«</text:span></text:span></text:p>
        <text:p text:style-name="P8"><text:span text:style-name="CharStyle10"><text:span text:style-name="T20">V dedine tiež nečuť len vzdychy. Iba u rychtára majú záujem o bežné veci. Starosť, nebezpečie — to zahlušuje všetku inú biedu. A starosť je naliehavá. Osem dní minulo, čo list šiel do Aradu a odpoveď nechodí.</text:span></text:span></text:p>
        <text:p text:style-name="P8"><text:span text:style-name="CharStyle10"><text:span text:style-name="T20">Evka sa obrátila na cholera-komisára, koľko dní treba, aby sa listy vymenily medzi Lomnicou a Aradom.</text:span></text:span></text:p>
        <text:p text:style-name="P8"><text:span text:style-name="CharStyle10"><text:span text:style-name="T20">»</text:span></text:span><text:span text:style-name="CharStyle10"><text:span text:style-name="T1">O</text:span></text:span><text:span text:style-name="CharStyle10"><text:span text:style-name="T20">sem-desať,« odpovedá komisár a usmieva sa. »Komuže tam? Frajerovi, čo?«</text:span></text:span></text:p>
        <text:p text:style-name="P16"><text:span text:style-name="CharStyle10"><text:span text:style-name="T20">»Veru t</text:span></text:span><text:span text:style-name="CharStyle10"><text:span text:style-name="T1">o!</text:span></text:span><text:span text:style-name="CharStyle10"><text:span text:style-name="T37">«</text:span></text:span></text:p>
        <text:p text:style-name="P8"><text:span text:style-name="CharStyle10"><text:span text:style-name="T20">»</text:span></text:span><text:span text:style-name="CharStyle10"><text:span text:style-name="T1">E</text:span></text:span><text:span text:style-name="CharStyle10"><text:span text:style-name="T20">j ty, t</text:span></text:span><text:span text:style-name="CharStyle10"><text:span text:style-name="T1">y</text:span></text:span><text:span text:style-name="CharStyle10"><text:span text:style-name="T20">! Jednoho ti málo — čo? Ak by jeden umrel, aby bol druh</text:span></text:span><text:span text:style-name="CharStyle10"><text:span text:style-name="T1">ý!«</text:span></text:span></text:p>
        <text:p text:style-name="P8"><text:span text:style-name="CharStyle10"><text:span text:style-name="T20">Rychtárka nástojí dakde v okolí pohľadať peniaze. Bojí sa, že Arad ich nevytrhne. »</text:span></text:span><text:span text:style-name="CharStyle10"><text:span text:style-name="T27">I</text:span></text:span><text:span text:style-name="CharStyle10"><text:span text:style-name="T20"> s fiškálmi sa znáš, nemohol bys</text:span></text:span><text:span text:style-name="CharStyle10"><text:span text:style-name="T1">’</text:span></text:span><text:span text:style-name="CharStyle10"><text:span text:style-name="T20"> oprobovať</text:span></text:span><text:span text:style-name="CharStyle10"><text:span text:style-name="T1">?«</text:span></text:span></text:p>
        <text:p text:style-name="P16"><text:soft-page-break/><text:span text:style-name="CharStyle10"><text:span text:style-name="T1">»I</text:span></text:span><text:span text:style-name="CharStyle10"><text:span text:style-name="T20">ba akby Berg </text:span></text:span><text:span text:style-name="CharStyle10"><text:span text:style-name="T1">—</text:span></text:span><text:span text:style-name="CharStyle10"><text:span text:style-name="T20"> ale i ten ťažko. Nuž zajtra pôjdem.</text:span></text:span><text:span text:style-name="CharStyle10"><text:span text:style-name="T37">«</text:span></text:span></text:p>
        <text:p text:style-name="P8"><text:span text:style-name="CharStyle10"><text:span text:style-name="T20">»A ja s vami,</text:span></text:span><text:span text:style-name="CharStyle10"><text:span text:style-name="T1">«</text:span></text:span><text:span text:style-name="CharStyle10"><text:span text:style-name="T20"> hlási sa Jurko.</text:span></text:span></text:p>
        <text:p text:style-name="P16"><text:span text:style-name="CharStyle10"><text:span text:style-name="T20">Zapriahli kone a vezú sa dolu dedinou. Tu sa rychtár ohlási: »Ohlásme sa u Mojžiša </text:span></text:span><text:span text:style-name="CharStyle10"><text:span text:style-name="T1">—</text:span></text:span><text:span text:style-name="CharStyle10"><text:span text:style-name="T20"> akby ten. Býva pri groši, interess berie velik</text:span></text:span><text:span text:style-name="CharStyle10"><text:span text:style-name="T1">ý</text:span></text:span><text:span text:style-name="CharStyle10"><text:span text:style-name="T20">: ale na čas by pomohol.</text:span></text:span><text:span text:style-name="CharStyle10"><text:span text:style-name="T37">«</text:span></text:span></text:p>
        <text:p text:style-name="P8"><text:span text:style-name="CharStyle10"><text:span text:style-name="T20">»Na toho sa nedržte. Peniaze má, ale drží s otcom. Všetko sa mi vidí, že gazdujú na jednu ruku. Možno, on má otcove peniaze.</text:span></text:span><text:span text:style-name="CharStyle10"><text:span text:style-name="T1">«</text:span></text:span></text:p>
        <text:p text:style-name="P8"><text:span text:style-name="CharStyle10"><text:span text:style-name="T20">Ale predsa sa ohlásili. Mojžiš je smutný a bľadý. Zahraly mu slzy v očiach, ako ich videl. »Ke</text:span></text:span><text:span text:style-name="CharStyle10"><text:span text:style-name="T27">ď</text:span></text:span><text:span text:style-name="CharStyle10"><text:span text:style-name="T20"> ste ma prišli navštívi</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Vidno, že teší ho to naozaj. »Každý nás obchodí. Ja som choleru zaplatil. Moje det</text:span></text:span><text:span text:style-name="CharStyle10"><text:span text:style-name="T1">i</text:span></text:span><text:span text:style-name="CharStyle10"><text:span text:style-name="T20">...</text:span></text:span><text:span text:style-name="CharStyle10"><text:span text:style-name="T1">«</text:span></text:span><text:span text:style-name="CharStyle10"><text:span text:style-name="T20"> A zakryl si tvár.</text:span></text:span></text:p>
        <text:p text:style-name="P8"><text:span text:style-name="CharStyle10"><text:span text:style-name="T20">»Mojžiš, ja som prišiel k vám</text:span></text:span><text:span text:style-name="CharStyle10"><text:span text:style-name="T1">,</text:span></text:span><text:span text:style-name="CharStyle10"><text:span text:style-name="T20">« začína rychtár bez úvodu, »či by ste </text:span></text:span><text:span text:style-name="CharStyle10"><text:span text:style-name="T27">m</text:span></text:span><text:span text:style-name="CharStyle10"><text:span text:style-name="T1">a</text:span></text:span><text:span text:style-name="CharStyle10"><text:span text:style-name="T20"> neratovali?«</text:span></text:span></text:p>
        <text:p text:style-name="P8"><text:span text:style-name="CharStyle10"><text:span text:style-name="T20">Mojžiš pootvoril ústa, oči slie</text:span></text:span><text:span text:style-name="CharStyle10"><text:span text:style-name="T1">ď</text:span></text:span><text:span text:style-name="CharStyle10"><text:span text:style-name="T20">a po izbe. Tu i tu zasiahnu rychtára. »Karolín!« volá na ženu, ktorá sa tmol</text:span></text:span><text:span text:style-name="CharStyle10"><text:span text:style-name="T1">í</text:span></text:span><text:span text:style-name="CharStyle10"><text:span text:style-name="T20"> v druhej izbe. »Tu je pán rychtár, dones veľkonočnej!« Povedal to slovensky.</text:span></text:span></text:p>
        <text:p text:style-name="P8"><text:span text:style-name="CharStyle10"><text:span text:style-name="T20">Vyšla židovka tučná a dosť pekná. Vlasy </text:span></text:span><text:span text:style-name="CharStyle10"><text:span text:style-name="T1">ro</text:span></text:span><text:span text:style-name="CharStyle10"><text:span text:style-name="T20">zsypaly by sa jej po pleciach, zaodely by ju celú, keby ich nedržal vedno sieťkovaný čepec. </text:span></text:span><text:span text:style-name="CharStyle10"><text:span text:style-name="T1">»</text:span></text:span><text:span text:style-name="CharStyle10"><text:span text:style-name="T20">Pekne vítam,</text:span></text:span><text:span text:style-name="CharStyle10"><text:span text:style-name="T1">«</text:span></text:span><text:span text:style-name="CharStyle10"><text:span text:style-name="T20"> vraví hosťom a ide za mrežky.</text:span></text:span></text:p>
        <text:p text:style-name="P16"><text:span text:style-name="CharStyle10"><text:span text:style-name="T20">»Zratovať?« vraví Mojžiš. »Ako by vás nezratoval? Ja dám za vás i toto.« Poskubol sa za kabát, teraz s golierom oddrapeným. »Ostatnú košeľu, rychtárko!«</text:span></text:span></text:p>
        <text:p text:style-name="P29"><text:span text:style-name="CharStyle10"><text:span text:style-name="T20">»Potreboval bych dáky groš, tak o týžde</text:span></text:span><text:span text:style-name="CharStyle10"><text:span text:style-name="T1">ň</text:span></text:span><text:span text:style-name="CharStyle10"><text:span text:style-name="T20">...</text:span></text:span><text:span text:style-name="CharStyle10"><text:span text:style-name="T1">«</text:span></text:span></text:p>
        <text:p text:style-name="P8"><text:span text:style-name="CharStyle10"><text:span text:style-name="T20">»Dievku vydať</text:span></text:span><text:span text:style-name="CharStyle10"><text:span text:style-name="T1">?«</text:span></text:span><text:span text:style-name="CharStyle10"><text:span text:style-name="T20"> A s úsmevom hľadí na </text:span></text:span><text:span text:style-name="CharStyle10"><text:span text:style-name="T1">J</text:span></text:span><text:span text:style-name="CharStyle10"><text:span text:style-name="T20">urka. </text:span></text:span><text:span text:style-name="CharStyle10"><text:span text:style-name="T1">»</text:span></text:span><text:span text:style-name="CharStyle10"><text:span text:style-name="T20">Tak</text:span></text:span><text:span text:style-name="CharStyle10"><text:span text:style-name="T1">é</text:span></text:span><text:span text:style-name="CharStyle10"><text:span text:style-name="T20">ho zaťa — to bude pár, bohuprisám</text:span></text:span><text:span text:style-name="CharStyle10"><text:span text:style-name="T1">!</text:span></text:span><text:span text:style-name="CharStyle10"><text:span text:style-name="T20">« Tľapká ho po pleci. »</text:span></text:span><text:span text:style-name="CharStyle10"><text:span text:style-name="T27">I</text:span></text:span><text:span text:style-name="CharStyle10"><text:span text:style-name="T20"> ja by bol mal zaťov, ale moje det</text:span></text:span><text:span text:style-name="CharStyle10"><text:span text:style-name="T1">i</text:span></text:span><text:span text:style-name="CharStyle10"><text:span text:style-name="T20">...</text:span></text:span><text:span text:style-name="CharStyle10"><text:span text:style-name="T1">« </text:span></text:span><text:span text:style-name="CharStyle10"><text:span text:style-name="T20">Zamlčal a ukážuc na mrežky, doložil šepk</text:span></text:span><text:span text:style-name="CharStyle10"><text:span text:style-name="T1">y</text:span></text:span><text:span text:style-name="CharStyle10"><text:span text:style-name="T20">: </text:span></text:span><text:span text:style-name="CharStyle10"><text:span text:style-name="T1">»</text:span></text:span><text:span text:style-name="CharStyle10"><text:span text:style-name="T20">Pred ňou ani spomenúť. Plače fur</text:span></text:span><text:span text:style-name="CharStyle10"><text:span text:style-name="T1">t</text:span></text:span><text:span text:style-name="CharStyle10"><text:span text:style-name="T20">... Dobre sa </text:span></text:span><text:soft-page-break/><text:span text:style-name="CharStyle10"><text:span text:style-name="T20">sišli. On hodný mládenec, ona chýrna robotnica.«</text:span></text:span></text:p>
        <text:p text:style-name="P8"><text:span text:style-name="CharStyle10"><text:span text:style-name="T20">»Horký vyda</text:span></text:span><text:span text:style-name="CharStyle10"><text:span text:style-name="T1">j</text:span></text:span><text:span text:style-name="CharStyle10"><text:span text:style-name="T20">!</text:span></text:span><text:span text:style-name="CharStyle10"><text:span text:style-name="T1">«</text:span></text:span><text:span text:style-name="CharStyle10"><text:span text:style-name="T20"> pretrhol mu reč rychtár. </text:span></text:span><text:span text:style-name="CharStyle10"><text:span text:style-name="T1">»</text:span></text:span><text:span text:style-name="CharStyle10"><text:span text:style-name="T20">Mám zaplatiť dlh. Okolo šesťsto.</text:span></text:span><text:span text:style-name="CharStyle10"><text:span text:style-name="T1">«</text:span></text:span></text:p>
        <text:p text:style-name="P8"><text:span text:style-name="CharStyle10"><text:span text:style-name="T20">Mojžiš šibe očima sem tam. Žena vyšla s fľašou i kališkami. On jej vzal všetko z ruky, žmurkol, aby šla preč.</text:span></text:span></text:p>
        <text:p text:style-name="P8"><text:span text:style-name="CharStyle10"><text:span text:style-name="T20">»No</text:span></text:span><text:span text:style-name="CharStyle10"><text:span text:style-name="T1">,</text:span></text:span><text:span text:style-name="CharStyle10"><text:span text:style-name="T20"> vypime si, ak sa vám nehudí. To je nie cholera — nebojte sa. No — však dobrá? Trúnok veľmi poriadny. Švagor mi ju poslal z Trenčianskej. Ale šesť stovák, toľko nemám. Zo srdca vykrojiť, v</text:span></text:span><text:span text:style-name="CharStyle10"><text:span text:style-name="T27">ď</text:span></text:span><text:span text:style-name="CharStyle10"><text:span text:style-name="T20">ačne; ale toto...« Gamby sa mu kyvocú, ako by si dačo </text:span></text:span><text:span text:style-name="CharStyle10"><text:span text:style-name="T27">š</text:span></text:span><text:span text:style-name="CharStyle10"><text:span text:style-name="T20">epkal. »A komu to platiť? Kto vás sužuj</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Masliačka.«</text:span></text:span></text:p>
        <text:p text:style-name="P8"><text:span text:style-name="CharStyle10"><text:span text:style-name="T20">»Tá osoba neporiadn</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vraví s opovržením. »Môže rada byť, že toto... A veľmi pýta?</text:span></text:span><text:span text:style-name="CharStyle10"><text:span text:style-name="T1">«</text:span></text:span></text:p>
        <text:p text:style-name="P8"><text:span text:style-name="CharStyle10"><text:span text:style-name="T1">»</text:span></text:span><text:span text:style-name="CharStyle10"><text:span text:style-name="T20">Ide byť exekúcia.«</text:span></text:span></text:p>
        <text:p text:style-name="P8"><text:span text:style-name="CharStyle10"><text:span text:style-name="T20">»Aja</text:span></text:span><text:span text:style-name="CharStyle10"><text:span text:style-name="T1">j</text:span></text:span><text:span text:style-name="CharStyle10"><text:span text:style-name="T20">! To je osoba nemóresná — rychtára takto. Ja som ju nikdy neuctil, lebo je neporiadna osoba. Ale toľko nemám. Teraz som vytrovený. Moje det</text:span></text:span><text:span text:style-name="CharStyle10"><text:span text:style-name="T1">i</text:span></text:span><text:span text:style-name="CharStyle10"><text:span text:style-name="T20">...«</text:span></text:span></text:p>
        <text:p text:style-name="P8"><text:span text:style-name="CharStyle10"><text:span text:style-name="T20">»No len pohľadajte. U vás sa vždy n</text:span></text:span><text:span text:style-name="CharStyle10"><text:span text:style-name="T1">á</text:span></text:span><text:span text:style-name="CharStyle10"><text:span text:style-name="T20">jde,</text:span></text:span><text:span text:style-name="CharStyle10"><text:span text:style-name="T1">«</text:span></text:span><text:span text:style-name="CharStyle10"><text:span text:style-name="T20"> zamiešal sa Jurko.</text:span></text:span></text:p>
        <text:p text:style-name="P8"><text:span text:style-name="CharStyle10"><text:span text:style-name="T1">»</text:span></text:span><text:span text:style-name="CharStyle10"><text:span text:style-name="T20">A kde? V takéto čas</text:span></text:span><text:span text:style-name="CharStyle10"><text:span text:style-name="T1">y</text:span></text:span><text:span text:style-name="CharStyle10"><text:span text:style-name="T20">! Toľko pohrabo</text:span></text:span><text:span text:style-name="CharStyle10"><text:span text:style-name="T1">v</text:span></text:span><text:span text:style-name="CharStyle10"><text:span text:style-name="T20">! A kšeft stoj</text:span></text:span><text:span text:style-name="CharStyle10"><text:span text:style-name="T27">í</text:span></text:span><text:span text:style-name="CharStyle10"><text:span text:style-name="T20"> — krajciara som už nevidel. Odkiaľ? Ale vy dostanete — ojej, každý v</text:span></text:span><text:span text:style-name="CharStyle10"><text:span text:style-name="T27">ď</text:span></text:span><text:span text:style-name="CharStyle10"><text:span text:style-name="T20">ačne. Poriadny človek n</text:span></text:span><text:span text:style-name="CharStyle10"><text:span text:style-name="T7">a</text:span></text:span><text:span text:style-name="CharStyle10"><text:span text:style-name="T20">jde kredit.</text:span></text:span><text:span text:style-name="CharStyle10"><text:span text:style-name="T1">«</text:span></text:span></text:p>
        <text:p text:style-name="P8"><text:span text:style-name="CharStyle10"><text:span text:style-name="T20">»Darmo je,« vzdychol rychtár. »Jurko, poďm</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1">»E</text:span></text:span><text:span text:style-name="CharStyle10"><text:span text:style-name="T20">šte vypite! Prečo nechcete? Vari vás otrovím, vari neprajem</text:span></text:span><text:span text:style-name="CharStyle10"><text:span text:style-name="T1">?«</text:span></text:span></text:p>
        <text:p text:style-name="P8"><text:span text:style-name="CharStyle10"><text:span text:style-name="T20">»N</text:span></text:span><text:span text:style-name="CharStyle10"><text:span text:style-name="T7">i</text:span></text:span><text:span text:style-name="CharStyle10"><text:span text:style-name="T20">e preto, ale </text:span></text:span><text:span text:style-name="CharStyle10"><text:span text:style-name="T1">...</text:span></text:span><text:span text:style-name="CharStyle10"><text:span text:style-name="T20">«</text:span></text:span></text:p>
        <text:p text:style-name="P8"><text:span text:style-name="CharStyle10"><text:span text:style-name="T20">»</text:span></text:span><text:span text:style-name="CharStyle10"><text:span text:style-name="T1">To</text:span></text:span><text:span text:style-name="CharStyle10"><text:span text:style-name="T20"> sa hneváte? Už vidím, že sa hneváte. Na </text:span></text:span><text:span text:style-name="CharStyle10"><text:span text:style-name="T1">m</text:span></text:span><text:span text:style-name="CharStyle10"><text:span text:style-name="T20">oj</text:span></text:span><text:span text:style-name="CharStyle10"><text:span text:style-name="T1">’ </text:span></text:span><text:span text:style-name="CharStyle10"><text:span text:style-name="T20">dušu nemôžem. Nemám babky. No vypite po jednom. Rozohreje vás... A tá stvora je mrzká, čo pýta v takýto ča</text:span></text:span><text:span text:style-name="CharStyle10"><text:span text:style-name="T1">s</text:span></text:span><text:span text:style-name="CharStyle10"><text:span text:style-name="T20">!</text:span></text:span><text:span text:style-name="CharStyle10"><text:span text:style-name="T1">«</text:span></text:span></text:p>
        <text:p text:style-name="P8"><text:soft-page-break/><text:span text:style-name="CharStyle10"><text:span text:style-name="T20">Rychtár a Jurko si vysadli. »Vid</text:span></text:span><text:span text:style-name="CharStyle10"><text:span text:style-name="T1">í</text:span></text:span><text:span text:style-name="CharStyle10"><text:span text:style-name="T20">te, ako ho otec naučil. Nepovedal som? Nebodaj obchodil už všetkých židov, i v meste.«</text:span></text:span></text:p>
        <text:p text:style-name="P8"><text:span text:style-name="CharStyle10"><text:span text:style-name="T20">Rychtár je zronený, nádej klesá, nečaká nič dobrého.</text:span></text:span></text:p>
        <text:p text:style-name="P8"><text:span text:style-name="CharStyle10"><text:span text:style-name="T20">Keď zatiahli pod regál, na druhej strane zazreli Sýko</text:span></text:span><text:span text:style-name="CharStyle10"><text:span text:style-name="T1">ru</text:span></text:span><text:span text:style-name="CharStyle10"><text:span text:style-name="T20">. Šibol za bránu.</text:span></text:span></text:p>
        <text:p text:style-name="P8"><text:span text:style-name="CharStyle10"><text:span text:style-name="T20">»Povedám, že zasekal cestu u všetkých židov,</text:span></text:span><text:span text:style-name="CharStyle10"><text:span text:style-name="T1">« </text:span></text:span><text:span text:style-name="CharStyle10"><text:span text:style-name="T20">vraví Jurko.</text:span></text:span></text:p>
        <text:p text:style-name="P8"><text:span text:style-name="CharStyle10"><text:span text:style-name="T20">Ale predsa len šli na tú púť. Berg bol vľúdny, ale peňazí nemá. Nech idú do sporiteľne, on sa vytrovil. A všade počuli tú istú nôtu. Mlčky idú po r</text:span></text:span><text:span text:style-name="CharStyle10"><text:span text:style-name="T1">yn</text:span></text:span><text:span text:style-name="CharStyle10"><text:span text:style-name="T20">gu, nemajú čo hovoriť. Prišli pred poštu.</text:span></text:span></text:p>
        <text:p text:style-name="P8"><text:span text:style-name="CharStyle10"><text:span text:style-name="T20">»Napíš ty ešte jeden list do toho Aradu. Môžeš ho v regáli napísať.« V tom mu ktosi zastrel dlaňou</text:span></text:span><text:span text:style-name="CharStyle10"><text:span text:style-name="T1">,</text:span></text:span><text:span text:style-name="CharStyle10"><text:span text:style-name="T20"> oči. »Ktože si?</text:span></text:span><text:span text:style-name="CharStyle10"><text:span text:style-name="T1">«</text:span></text:span><text:span text:style-name="CharStyle10"><text:span text:style-name="T20"> pýta sa dosť nechutne.</text:span></text:span></text:p>
        <text:p text:style-name="P8"><text:span text:style-name="CharStyle10"><text:span text:style-name="T20">»A čo tu robíte</text:span></text:span><text:span text:style-name="CharStyle10"><text:span text:style-name="T1">?«</text:span></text:span><text:span text:style-name="CharStyle10"><text:span text:style-name="T20"> Stál pred ním pandúr Števko. </text:span></text:span><text:span text:style-name="CharStyle10"><text:span text:style-name="T1">»</text:span></text:span><text:span text:style-name="CharStyle10"><text:span text:style-name="T20">Ja idem do </text:span></text:span><text:span text:style-name="CharStyle10"><text:span text:style-name="T28">Ž</text:span></text:span><text:span text:style-name="CharStyle10"><text:span text:style-name="T20">abian, poďte. Do polovice pôjdeme pešky a potom na nohách.</text:span></text:span><text:span text:style-name="CharStyle10"><text:span text:style-name="T1">«</text:span></text:span></text:p>
        <text:p text:style-name="P8"><text:span text:style-name="CharStyle10"><text:span text:style-name="T20">»To vás my odvezieme, voz je v regáli. Vysadneme, len list čo Jurko napíše.</text:span></text:span><text:span text:style-name="CharStyle10"><text:span text:style-name="T1">«</text:span></text:span></text:p>
        <text:p text:style-name="P8"><text:span text:style-name="CharStyle10"><text:span text:style-name="T20">»Idem </text:span></text:span><text:span text:style-name="CharStyle10"><text:span text:style-name="T8">i</text:span></text:span><text:span text:style-name="CharStyle10"><text:span text:style-name="T20"> ja. Vypijeme si, akby nás tá cholera napopáckala.«</text:span></text:span></text:p>
        <text:p text:style-name="P8"><text:span text:style-name="CharStyle10"><text:span text:style-name="T20">Jurko písal list a rychtár so Števkom sedeli v druhom kúte. A rychtár zdôveril sa Števkovi i popýtal, či by on nie. Už viac z obyčaja, nádeje nemal.</text:span></text:span></text:p>
        <text:p text:style-name="P8"><text:span text:style-name="CharStyle10"><text:span text:style-name="T20">»A čo by nie!« ozval sa Števko. »Bárs i o polnoci. Príďte si, mám ich na knižku.« Tu sa trochu zaokúňal. »Rychtárko, moja by trafila hundrať. Ono ona moc nerozkáže, al</text:span></text:span><text:span text:style-name="CharStyle10"><text:span text:style-name="T1">e</text:span></text:span><text:span text:style-name="CharStyle10"><text:span text:style-name="T20"> aby sa jej zapchaly ústa: dajte jej záhon pod štvrtn</text:span></text:span><text:span text:style-name="CharStyle10"><text:span text:style-name="T1">ík</text:span></text:span><text:span text:style-name="CharStyle10"><text:span text:style-name="T20"> ľanu. Keď počuje o ľane — za ľan sa dá i obesi</text:span></text:span><text:span text:style-name="CharStyle10"><text:span text:style-name="T28">ť</text:span></text:span><text:span text:style-name="CharStyle10"><text:span text:style-name="T20">.«</text:span></text:span></text:p>
        <text:p text:style-name="P8"><text:span text:style-name="CharStyle10"><text:span text:style-name="T20">»No!« súhlasí rychtár a stíska mu ruku i slzy sa mu tisnú do oč</text:span></text:span><text:span text:style-name="CharStyle10"><text:span text:style-name="T8">í</text:span></text:span><text:span text:style-name="CharStyle10"><text:span text:style-name="T20">. »Jurko, peniaze máme! Števko, ako sa vá</text:span></text:span><text:span text:style-name="CharStyle10"><text:span text:style-name="T28">m</text:span></text:span><text:span text:style-name="CharStyle10"><text:span text:style-name="T20"> odslúži</text:span></text:span><text:span text:style-name="CharStyle10"><text:span text:style-name="T1">m</text:span></text:span><text:span text:style-name="CharStyle10"><text:span text:style-name="T20">!</text:span></text:span><text:span text:style-name="CharStyle10"><text:span text:style-name="T1">«</text:span></text:span></text:p>
        <text:p text:style-name="P8"><text:span text:style-name="CharStyle10"><text:span text:style-name="T20">»Ale čo! Vy ste človek statočný a starý Sýkora je kľuk. Tu pred synom to poviem. </text:span></text:span><text:soft-page-break/><text:span text:style-name="CharStyle10"><text:span text:style-name="T20">I do očí mu poviem, lebo je kľuk.«</text:span></text:span></text:p>
        <text:p text:style-name="P8"><text:span text:style-name="CharStyle10"><text:span text:style-name="T20">Jurko mlčí.</text:span></text:span></text:p>
        <text:p text:style-name="P8"><text:span text:style-name="CharStyle10"><text:span text:style-name="T20">Spiatočná cesta bola veľmi veselá. Rychtár puká bičom, kone letia. Vyše mesta dohonili chlapa o </text:span></text:span><text:span text:style-name="CharStyle10"><text:span text:style-name="T28">č</text:span></text:span><text:span text:style-name="CharStyle10"><text:span text:style-name="T20">ugani. Dlhé riedke vlasy poletujú pod klobúkom.</text:span></text:span></text:p>
        <text:p text:style-name="P8"><text:span text:style-name="CharStyle10"><text:span text:style-name="T20">Jurko sa úporne díva na bok, do stráne zarastenej hlôžím a lieštinou. Poznal otca. Ten zastal pri samom garáde, opiera sa o čugaňu, čakajúc, že voz prebehne popri ňom. Rychtár stiahol liace, kone zastaly. Jurko nechápe, čo to má byť.</text:span></text:span></text:p>
        <text:p text:style-name="P8"><text:span text:style-name="CharStyle10"><text:span text:style-name="T20">»</text:span></text:span><text:span text:style-name="CharStyle10"><text:span text:style-name="T1">S</text:span></text:span><text:span text:style-name="CharStyle10"><text:span text:style-name="T20">adnite si, </text:span></text:span><text:span text:style-name="CharStyle10"><text:span text:style-name="T1">šv</text:span></text:span><text:span text:style-name="CharStyle10"><text:span text:style-name="T20">agre,« zve ho rychtár. A v tvári nieto stopy hnevu, ani rozhorčenia. Zabudol na krivdu</text:span></text:span><text:span text:style-name="CharStyle10"><text:span text:style-name="T1">,</text:span></text:span><text:span text:style-name="CharStyle10"><text:span text:style-name="T20"> je šťastný — vybozkával by celý svet. </text:span></text:span><text:span text:style-name="CharStyle10"><text:span text:style-name="T1">»</text:span></text:span><text:span text:style-name="CharStyle10"><text:span text:style-name="T20">Sadnite si, miesta, ľa</text:span></text:span><text:span text:style-name="CharStyle10"><text:span text:style-name="T1">ľ</text:span></text:span><text:span text:style-name="CharStyle10"><text:span text:style-name="T20">a, dosť.«</text:span></text:span></text:p>
        <text:p text:style-name="P8"><text:span text:style-name="CharStyle10"><text:span text:style-name="T20">Jurko hľadí si pod nohy, aby sa nestretol s očima otca. Bojí sa ich i nenávidí ich. Ale rychtára ľúbi. Do ohňa by skočil zaňho.</text:span></text:span></text:p>
        <text:p text:style-name="P8"><text:span text:style-name="CharStyle10"><text:span text:style-name="T20">»Ja z</text:span></text:span><text:span text:style-name="CharStyle10"><text:span text:style-name="T8">a</text:span></text:span><text:span text:style-name="CharStyle10"><text:span text:style-name="T20">jdem i pešky.« A plný nenávisti hľadí na voz. »Ja sa nevozievam. Nemusím sa ani teraz.</text:span></text:span><text:span text:style-name="CharStyle10"><text:span text:style-name="T1">«</text:span></text:span></text:p>
        <text:p text:style-name="P8"><text:span text:style-name="CharStyle10"><text:span text:style-name="T20">»A čo som vám urobil</text:span></text:span><text:span text:style-name="CharStyle10"><text:span text:style-name="T1">?</text:span></text:span><text:span text:style-name="CharStyle10"><text:span text:style-name="T1">«</text:span></text:span><text:span text:style-name="CharStyle10"><text:span text:style-name="T20"> vyčituje mu rychtár. Je i zahanbený i ľúto mu je.</text:span></text:span></text:p>
        <text:p text:style-name="P8"><text:span text:style-name="CharStyle10"><text:span text:style-name="T20">»</text:span></text:span><text:span text:style-name="CharStyle10"><text:span text:style-name="T1">Vo</text:span></text:span><text:span text:style-name="CharStyle10"><text:span text:style-name="T20">zte sa s ním. So mnou už nikd</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zodvihol ruku s čugaňou a hľadí na syna. A Jurko už neklop</text:span></text:span><text:span text:style-name="CharStyle10"><text:span text:style-name="T1">í </text:span></text:span><text:span text:style-name="CharStyle10"><text:span text:style-name="T20">zrak. Smelo, priamo sa merá s otcom. Krv mu búšila do tváre a divoká radosť dvíha mu prse.</text:span></text:span></text:p>
        <text:p text:style-name="P8"><text:span text:style-name="CharStyle10"><text:span text:style-name="T20">»R</text:span></text:span><text:span text:style-name="CharStyle10"><text:span text:style-name="T1">yc</text:span></text:span><text:span text:style-name="CharStyle10"><text:span text:style-name="T20">htár, pohnite,</text:span></text:span><text:span text:style-name="CharStyle10"><text:span text:style-name="T1">«</text:span></text:span><text:span text:style-name="CharStyle10"><text:span text:style-name="T20"> vraví </text:span></text:span><text:span text:style-name="CharStyle10"><text:span text:style-name="T1">Š</text:span></text:span><text:span text:style-name="CharStyle10"><text:span text:style-name="T20">tevko. »Ke</text:span></text:span><text:span text:style-name="CharStyle10"><text:span text:style-name="T28">ď</text:span></text:span><text:span text:style-name="CharStyle10"><text:span text:style-name="T20"> je mladý zať, nech vládze. Ja mladým zaťom dom bych bol pr</text:span></text:span><text:span text:style-name="CharStyle10"><text:span text:style-name="T28">e</text:span></text:span><text:span text:style-name="CharStyle10"><text:span text:style-name="T20">skoči</text:span></text:span><text:span text:style-name="CharStyle10"><text:span text:style-name="T28">l.</text:span></text:span><text:span text:style-name="CharStyle10"><text:span text:style-name="T1">«</text:span></text:span></text:p>
        <text:p text:style-name="P17"><text:span text:style-name="CharStyle10"><text:span text:style-name="T20">Sýkora pokýval hlavou. »</text:span></text:span><text:span text:style-name="CharStyle10"><text:span text:style-name="T1">J</text:span></text:span><text:span text:style-name="CharStyle10"><text:span text:style-name="T20">a neskáčem, ale chodiť vládzem. Len sa vozte, budete i pešky...</text:span></text:span><text:span text:style-name="CharStyle10"><text:span text:style-name="T1">«</text:span></text:span><text:span text:style-name="CharStyle10"><text:span text:style-name="T20"> Ešte volá čosi za nimi, ale voz prehlušil jeho hlas.</text:span></text:span></text:p>
        <text:p text:style-name="P8"><text:span text:style-name="CharStyle10"><text:span text:style-name="T20">Jurkovi je zas voľnejšie. </text:span></text:span><text:span text:style-name="CharStyle10"><text:span text:style-name="T1">Č</text:span></text:span><text:span text:style-name="CharStyle10"><text:span text:style-name="T20">osi ho vábi obzreť sa. Nemôže odolať. Hodil krátky </text:span></text:span><text:soft-page-break/><text:span text:style-name="CharStyle10"><text:span text:style-name="T20">pohľad za voz — popri ceste kráča nahrbený starec, opierajúc sa o čugaňu. Z pŕs sa mu vyrval ťažký vzdych. Oči zavlhly.</text:span></text:span></text:p>
        <text:p text:style-name="P8"><text:span text:style-name="CharStyle10"><text:span text:style-name="T20">U rychtára bola veliká radosť po takej novine. Ale i rychtárka má novinu. Masliačka so Sýkorom boli vraj večer vo fare. Chceli sa sobrať bez ohlášok. Ale pán farár ich vraj vyctil. Jurko mlčal, je smutný, bárs nebezpečie minulo.</text:span></text:span></text:p>
        <text:p text:style-name="P8"><text:span text:style-name="CharStyle10"><text:span text:style-name="T20">Nemohol sa zdržať, vyšiel na humno a oprel sa o stenu. Tam mu bolo tak sladko vyplakať sa.</text:span></text:span></text:p>
        <text:p text:style-name="P8"><text:span text:style-name="CharStyle10"><text:span text:style-name="T20">»</text:span></text:span><text:span text:style-name="CharStyle10"><text:span text:style-name="T28">Č</text:span></text:span><text:span text:style-name="CharStyle10"><text:span text:style-name="T20">o ti je?« čuje pri sebe známy hlas.</text:span></text:span></text:p>
        <text:p text:style-name="P8"><text:span text:style-name="CharStyle10"><text:span text:style-name="T20">»Nič,« odpovedá a chytá ju za ruku.</text:span></text:span></text:p>
        <text:p text:style-name="P8"><text:span text:style-name="CharStyle10"><text:span text:style-name="T20">»Nepáči sa ti u nás?«</text:span></text:span></text:p>
        <text:p text:style-name="P8"><text:span text:style-name="CharStyle10"><text:span text:style-name="T20">»Oj, keby nie vy, prišlo by mi zahynúť. Iného už nemám na svete...«</text:span></text:span></text:p>
        <text:p text:style-name="P8"><text:span text:style-name="CharStyle10"><text:span text:style-name="T20">»Ti je ľúto?«</text:span></text:span></text:p>
        <text:p text:style-name="P8"><text:span text:style-name="CharStyle10"><text:span text:style-name="T20">»Komu by nebolo? Ani dobre mi nežičí.«</text:span></text:span></text:p>
        <text:p text:style-name="P8"><text:span text:style-name="CharStyle10"><text:span text:style-name="T20">Vošla do dvora slúžka Mojžišova a obzerá sa.</text:span></text:span></text:p>
        <text:p text:style-name="P8"><text:span text:style-name="CharStyle10"><text:span text:style-name="T20">»</text:span></text:span><text:span text:style-name="CharStyle10"><text:span text:style-name="T9">Č</text:span></text:span><text:span text:style-name="CharStyle10"><text:span text:style-name="T20">o je?</text:span></text:span><text:span text:style-name="CharStyle10"><text:span text:style-name="T1">«</text:span></text:span><text:span text:style-name="CharStyle10"><text:span text:style-name="T20"> volá na ňu Evka z humna.</text:span></text:span></text:p>
        <text:p text:style-name="P8"><text:span text:style-name="CharStyle10"><text:span text:style-name="T20">»Ach, mladý pán ochoreli. Prišlo naponáhle na nich, nemáme nikoho.«</text:span></text:span></text:p>
        <text:p text:style-name="P8"><text:span text:style-name="CharStyle10"><text:span text:style-name="T20">Rychtára a Jurka ohromila táto zvesť. Kto je bezpečný ešte, ke</text:span></text:span><text:span text:style-name="CharStyle10"><text:span text:style-name="T29">ď</text:span></text:span><text:span text:style-name="CharStyle10"><text:span text:style-name="T20"> i takí ochorejú! Rychtár hneď šiel po Lukáča alebo po Hnátika.</text:span></text:span></text:p>
        <text:p text:style-name="P36"><text:span text:style-name="CharStyle10"><text:span text:style-name="T20">Večer im zabúchal ktosi. Bol </text:span></text:span><text:span text:style-name="CharStyle10"><text:span text:style-name="T29">to Hnátik.</text:span></text:span></text:p>
        <text:p text:style-name="P34"><text:span text:style-name="CharStyle10"><text:span text:style-name="T20">»Po</text:span></text:span><text:span text:style-name="CharStyle10"><text:span text:style-name="T1">ď</text:span></text:span><text:span text:style-name="CharStyle10"><text:span text:style-name="T20">te k Mojžišovi. Zle je!«</text:span></text:span></text:p>
        <text:p text:style-name="P34"><text:span text:style-name="CharStyle10"><text:span text:style-name="T20">»A čo, pre Boha!«</text:span></text:span></text:p>
        <text:p text:style-name="P8"><text:span text:style-name="CharStyle10"><text:span text:style-name="T20">»Sýkora prišiel, kričí a kľaje. Vystíha akési peniaze.«</text:span></text:span></text:p>
        <text:p text:style-name="P18"><text:span text:style-name="CharStyle10"><text:span text:style-name="T20">»</text:span></text:span><text:span text:style-name="CharStyle10"><text:span text:style-name="T29">Č</text:span></text:span><text:span text:style-name="CharStyle10"><text:span text:style-name="T20">o ja pomôžem</text:span></text:span><text:span text:style-name="CharStyle10"><text:span text:style-name="T1">?«</text:span></text:span><text:span text:style-name="CharStyle10"><text:span text:style-name="T20"> odvráva </text:span></text:span><text:span text:style-name="CharStyle10"><text:span text:style-name="T29">rychtár. »Miešať sa </text:span></text:span><text:span text:style-name="CharStyle10"><text:span text:style-name="T20">medz</text:span></text:span><text:span text:style-name="CharStyle10"><text:span text:style-name="T9">i</text:span></text:span><text:span text:style-name="CharStyle10"><text:span text:style-name="T20"> nich!«</text:span></text:span></text:p>
        <text:p text:style-name="P8"><text:soft-page-break/><text:span text:style-name="CharStyle10"><text:span text:style-name="T20">»Nechoď, starý,</text:span></text:span><text:span text:style-name="CharStyle10"><text:span text:style-name="T1">«</text:span></text:span><text:span text:style-name="CharStyle10"><text:span text:style-name="T20"> odhovára ho žena. </text:span></text:span><text:span text:style-name="CharStyle10"><text:span text:style-name="T1">»</text:span></text:span><text:span text:style-name="CharStyle10"><text:span text:style-name="T20">Pán Boh vie, čo majú medzi sebou. Nech sa tam sporiadajú, ako vedia.« Je rád, že i ona je tej mienky. Trudno mu ísť, ešte raz byť so starým. A konečne, vie, že tam nič dobrého nečaká naň. Iste nová omrzlosť.</text:span></text:span></text:p>
        <text:p text:style-name="P8"><text:span text:style-name="CharStyle10"><text:span text:style-name="T20">»Ešte sa zle porobí,« dohovára Hnátik. »Ja zdravý a chlap, a bojím sa ho.</text:span></text:span><text:span text:style-name="CharStyle10"><text:span text:style-name="T1">«</text:span></text:span></text:p>
        <text:p text:style-name="P8"><text:span text:style-name="CharStyle10"><text:span text:style-name="T20">Rychtár predsa ide. Keby sa dačo pritrafilo, by padla zodpovednosť. Ohlásil i hajtmana, aby bola pomoc. Boli ešte len v pijarni, už čuli Sýkoru vykrikovať. Bol skoro zachrípnutý.</text:span></text:span></text:p>
        <text:p text:style-name="P8"><text:span text:style-name="CharStyle10"><text:span text:style-name="T20">»</text:span></text:span><text:span text:style-name="CharStyle10"><text:span text:style-name="T29">Ž</text:span></text:span><text:span text:style-name="CharStyle10"><text:span text:style-name="T20">ide</text:span></text:span><text:span text:style-name="CharStyle10"><text:span text:style-name="T1">,</text:span></text:span><text:span text:style-name="CharStyle10"><text:span text:style-name="T20"> daj mi peniaze! Kde sú moje peniaz</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text:span></text:span><text:span text:style-name="CharStyle10"><text:span text:style-name="T29">Č</text:span></text:span><text:span text:style-name="CharStyle10"><text:span text:style-name="T20">o je to tu?« pýta sa rychtár.</text:span></text:span></text:p>
        <text:p text:style-name="P8"><text:span text:style-name="CharStyle10"><text:span text:style-name="T20">»Ratujte nás, rychtárko!« prosí krčmárka. »Môj umiera — a tento takto! Idem zhynúť od ľaku.«</text:span></text:span></text:p>
        <text:p text:style-name="P8"><text:span text:style-name="CharStyle10"><text:span text:style-name="T20">»Prekryl moje peniaze — schova</text:span></text:span><text:span text:style-name="CharStyle10"><text:span text:style-name="T1">l</text:span></text:span><text:span text:style-name="CharStyle10"><text:span text:style-name="T20">!</text:span></text:span><text:span text:style-name="CharStyle10"><text:span text:style-name="T1">«</text:span></text:span><text:span text:style-name="CharStyle10"><text:span text:style-name="T20"> kričí zas Sýkora. Hádam ani nevie, kto prišiel. Taký je rozč</text:span></text:span><text:span text:style-name="CharStyle10"><text:span text:style-name="T1">ú</text:span></text:span><text:span text:style-name="CharStyle10"><text:span text:style-name="T20">lený. Z úst mu fŕkajú sliny, gamby sa potrhávajú. »Tuto mám obligátory. Osemnásť stovák si požičal. A to sú moje peniaz</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text:span></text:span><text:span text:style-name="CharStyle10"><text:span text:style-name="T1">Š</text:span></text:span><text:span text:style-name="CharStyle10"><text:span text:style-name="T20">u</text:span></text:span><text:span text:style-name="CharStyle10"><text:span text:style-name="T1">š</text:span></text:span><text:span text:style-name="CharStyle10"><text:span text:style-name="T20">t</text:span></text:span><text:span text:style-name="CharStyle10"><text:span text:style-name="T9">í</text:span></text:span><text:span text:style-name="CharStyle10"><text:span text:style-name="T20"> chumáčom nových i žltých papierov, rozhadzujúc rukama. Obrátil sa zas k chorému, ktorý leží horeznačky a díva sa do povaly. »Povedzte, Mojžiš, povedzte na spasenú dušu: nebolo ich toľko</text:span></text:span><text:span text:style-name="CharStyle10"><text:span text:style-name="T1">?«</text:span></text:span><text:span text:style-name="CharStyle10"><text:span text:style-name="T20"> Čaká, čo odpovie, no Mojžiš ako by mal oči pribité o pov</text:span></text:span><text:span text:style-name="CharStyle10"><text:span text:style-name="T9">a</text:span></text:span><text:span text:style-name="CharStyle10"><text:span text:style-name="T20">l. »Nečuješ, ty prekliaty, čo nepovieš...</text:span></text:span><text:span text:style-name="CharStyle10"><text:span text:style-name="T1">«</text:span></text:span></text:p>
        <text:p text:style-name="P8"><text:span text:style-name="CharStyle10"><text:span text:style-name="T20">»Nerobte taký div!</text:span></text:span><text:span text:style-name="CharStyle10"><text:span text:style-name="T1">«</text:span></text:span><text:span text:style-name="CharStyle10"><text:span text:style-name="T20"> dohovára mu rychtár, držiac ho za ruku a odťahujúc od postele.</text:span></text:span></text:p>
        <text:p text:style-name="P8"><text:span text:style-name="CharStyle10"><text:span text:style-name="T20">»</text:span></text:span><text:span text:style-name="CharStyle10"><text:span text:style-name="T1">Ta</text:span></text:span><text:span text:style-name="CharStyle10"><text:span text:style-name="T20">k ho, rychtárk</text:span></text:span><text:span text:style-name="CharStyle10"><text:span text:style-name="T1">o!</text:span></text:span><text:span text:style-name="CharStyle10"><text:span text:style-name="T20"> Aj tak ho on zmárnil. Ach, môj muž...«</text:span></text:span></text:p>
        <text:p text:style-name="P8"><text:span text:style-name="CharStyle10"><text:span text:style-name="T20">»Čo to robíte</text:span></text:span><text:span text:style-name="CharStyle10"><text:span text:style-name="T1">?</text:span></text:span><text:span text:style-name="CharStyle10"><text:span text:style-name="T1">«</text:span></text:span><text:span text:style-name="CharStyle10"><text:span text:style-name="T20"> vytýka rychtár Sýkorovi.</text:span></text:span></text:p>
        <text:p text:style-name="P8"><text:span text:style-name="CharStyle10"><text:span text:style-name="T20">Ten vari len teraz vidí, koho má pred sebou. Nevie, ako rychtár prišiel; </text:span></text:span><text:span text:style-name="CharStyle10"><text:span text:style-name="T29">č</text:span></text:span><text:span text:style-name="CharStyle10"><text:span text:style-name="T20">o tu </text:span></text:span><text:soft-page-break/><text:span text:style-name="CharStyle10"><text:span text:style-name="T20">hľadá. Zas mu zastupuje cestu. Iste ho chce zas ukrátiť. Prichodí mu na um, čo sa stalo medzi nima.</text:span></text:span></text:p>
        <text:p text:style-name="P8"><text:span text:style-name="CharStyle10"><text:span text:style-name="T1">»</text:span></text:span><text:span text:style-name="CharStyle10"><text:span text:style-name="T20">A vy čo!« stavia sa mu spurn</text:span></text:span><text:span text:style-name="CharStyle10"><text:span text:style-name="T9">e</text:span></text:span><text:span text:style-name="CharStyle10"><text:span text:style-name="T20">. »Ja moje peniaze. Dom zrevidovať — i poste</text:span></text:span><text:span text:style-name="CharStyle10"><text:span text:style-name="T1">ľ.</text:span></text:span><text:span text:style-name="CharStyle10"><text:span text:style-name="T20">..</text:span></text:span><text:span text:style-name="CharStyle10"><text:span text:style-name="T1">«</text:span></text:span></text:p>
        <text:p text:style-name="P8"><text:span text:style-name="CharStyle10"><text:span text:style-name="T20">»Ukradol ich?«</text:span></text:span></text:p>
        <text:p text:style-name="P18"><text:span text:style-name="CharStyle10"><text:span text:style-name="T20">»Požičal som, požičal. Prosil ma</text:span></text:span><text:span text:style-name="CharStyle10"><text:span text:style-name="T1">,</text:span></text:span><text:span text:style-name="CharStyle10"><text:span text:style-name="T20">« kričí so slzami. »Ako sa vláčil, ako vystíhal. Tu sú písma. Nabral, koľko mohol. A dnes — dne</text:span></text:span><text:span text:style-name="CharStyle10"><text:span text:style-name="T1">s</text:span></text:span><text:span text:style-name="CharStyle10"><text:span text:style-name="T20">... V gruntbuchu všetko na nej </text:span></text:span><text:span text:style-name="CharStyle10"><text:span text:style-name="T1">—</text:span></text:span><text:span text:style-name="CharStyle10"><text:span text:style-name="T20"> </text:span></text:span><text:span text:style-name="CharStyle10"><text:span text:style-name="T1">n</text:span></text:span><text:span text:style-name="CharStyle10"><text:span text:style-name="T20">a tejto... Všetko prepísal a on nemá nič — ja na ľade... Čo mi je z nich?« A drme papier a hádže rukami. »Načo sú mi, keď nemá nič? Peniaze — rychtár, prosím vás, peniaz</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Hlas mu zlyhal, zalialy ho slzy.</text:span></text:span></text:p>
        <text:p text:style-name="P8"><text:span text:style-name="CharStyle10"><text:span text:style-name="T20">Rychtár už chápe, čo sa porobilo. Jurko tedy šípil dobre. Mojžiš úžerníčil na Sýkorových peniazoch. A keď nabral hodne na kredit, dal všetko prepísať </text:span></text:span><text:span text:style-name="CharStyle10"><text:span text:style-name="T29">n</text:span></text:span><text:span text:style-name="CharStyle10"><text:span text:style-name="T20">a ženu. Nuž nič nového — bežná špekulácia. »Tak vám treba, za vašu pých</text:span></text:span><text:span text:style-name="CharStyle10"><text:span text:style-name="T1">u</text:span></text:span><text:span text:style-name="CharStyle10"><text:span text:style-name="T20">!</text:span></text:span><text:span text:style-name="CharStyle10"><text:span text:style-name="T1">«</text:span></text:span><text:span text:style-name="CharStyle10"><text:span text:style-name="T20"> chcel povedať starému. </text:span></text:span><text:span text:style-name="CharStyle10"><text:span text:style-name="T1">Č</text:span></text:span><text:span text:style-name="CharStyle10"><text:span text:style-name="T20">osi ho podkušiava, aby si š</text:span></text:span><text:span text:style-name="CharStyle10"><text:span text:style-name="T9">u</text:span></text:span><text:span text:style-name="CharStyle10"><text:span text:style-name="T20">chal ruky. Ale sa premohol, beztoho Sýkora by to nepochopil. Je zúfalý, zabudol na všetko iné.</text:span></text:span></text:p>
        <text:p text:style-name="P8"><text:span text:style-name="CharStyle10"><text:span text:style-name="T20">»Čo som sa nautískal, naskyvražil!« narieka sťa dieťa, žaluje sa, nevie sám komu. Pozerá, či postriehne uňho iskru súcitu a hotovosť k činu. Rychtár hľadí do zeme a mlčí. Jemu je to tak cudzie, ani si nevie vysvetliť bôľ Sýk</text:span></text:span><text:span text:style-name="CharStyle10"><text:span text:style-name="T1">or</text:span></text:span><text:span text:style-name="CharStyle10"><text:span text:style-name="T20">ov.</text:span></text:span></text:p>
        <text:p text:style-name="P8"><text:span text:style-name="CharStyle10"><text:span text:style-name="T1">»</text:span></text:span><text:span text:style-name="CharStyle10"><text:span text:style-name="T20">Po</text:span></text:span><text:span text:style-name="CharStyle10"><text:span text:style-name="T29">ď</text:span></text:span><text:span text:style-name="CharStyle10"><text:span text:style-name="T20">me domov, dajme mu pokoj,</text:span></text:span><text:span text:style-name="CharStyle10"><text:span text:style-name="T1">«</text:span></text:span><text:span text:style-name="CharStyle10"><text:span text:style-name="T20"> ukazuje na chorého. »Ja neviem, čo máte medzi sebou. Dajte sa na súd.</text:span></text:span><text:span text:style-name="CharStyle10"><text:span text:style-name="T1">«</text:span></text:span></text:p>
        <text:p text:style-name="P8"><text:span text:style-name="CharStyle10"><text:span text:style-name="T20">»Ach</text:span></text:span><text:span text:style-name="CharStyle10"><text:span text:style-name="T1">,</text:span></text:span><text:span text:style-name="CharStyle10"><text:span text:style-name="T20"> rychtárko mô</text:span></text:span><text:span text:style-name="CharStyle10"><text:span text:style-name="T1">j</text:span></text:span><text:span text:style-name="CharStyle10"><text:span text:style-name="T20">!</text:span></text:span><text:span text:style-name="CharStyle10"><text:span text:style-name="T1">«</text:span></text:span><text:span text:style-name="CharStyle10"><text:span text:style-name="T20"> stíska mu ruky Karolína.</text:span></text:span></text:p>
        <text:p text:style-name="P8"><text:span text:style-name="CharStyle10"><text:span text:style-name="T20">»Na sú</text:span></text:span><text:span text:style-name="CharStyle10"><text:span text:style-name="T1">d</text:span></text:span><text:span text:style-name="CharStyle10"><text:span text:style-name="T20">!</text:span></text:span><text:span text:style-name="CharStyle10"><text:span text:style-name="T1">«</text:span></text:span><text:span text:style-name="CharStyle10"><text:span text:style-name="T20"> zvolal Sýkora divoko. »A ten umre — nezostane nič. </text:span></text:span><text:span text:style-name="CharStyle10"><text:span text:style-name="T29">Č</text:span></text:span><text:span text:style-name="CharStyle10"><text:span text:style-name="T20">o mi zo súdu?</text:span></text:span><text:span text:style-name="CharStyle10"><text:span text:style-name="T1">«</text:span></text:span></text:p>
        <text:p text:style-name="P8"><text:span text:style-name="CharStyle10"><text:span text:style-name="T20">Rychtár pokrčil plecom. »Ja inej rady neviem.</text:span></text:span><text:span text:style-name="CharStyle10"><text:span text:style-name="T1">«</text:span></text:span></text:p>
        <text:p text:style-name="P8"><text:soft-page-break/><text:span text:style-name="CharStyle10"><text:span text:style-name="T20">»</text:span></text:span><text:span text:style-name="CharStyle10"><text:span text:style-name="T1">Ta</text:span></text:span><text:span text:style-name="CharStyle10"><text:span text:style-name="T20">k?« zmeral ho Sýkora okom plným nenávisti. </text:span></text:span><text:span text:style-name="CharStyle10"><text:span text:style-name="T1">»</text:span></text:span><text:span text:style-name="CharStyle10"><text:span text:style-name="T20">Vy sa vyvŕšiť chcete — mňa znivočiť. Vás podplatil</text:span></text:span><text:span text:style-name="CharStyle10"><text:span text:style-name="T1">i</text:span></text:span><text:span text:style-name="CharStyle10"><text:span text:style-name="T20">!</text:span></text:span><text:span text:style-name="CharStyle10"><text:span text:style-name="T1">«</text:span></text:span></text:p>
        <text:p text:style-name="P8"><text:span text:style-name="CharStyle10"><text:span text:style-name="T20">Rychtár ho schvátil poza päste, trhnutím srazil ho, že kľakol na kolená. </text:span></text:span><text:span text:style-name="CharStyle10"><text:span text:style-name="T1">Ž</text:span></text:span><text:span text:style-name="CharStyle10"><text:span text:style-name="T20">ily mu navrely na čele. Držal ho pevne, že starý nemôže sa hnúť.</text:span></text:span></text:p>
        <text:p text:style-name="P8"><text:span text:style-name="CharStyle10"><text:span text:style-name="T20">»Ak poviete slovo — na muškách pôjdete pred sú</text:span></text:span><text:span text:style-name="CharStyle10"><text:span text:style-name="T1">d</text:span></text:span><text:span text:style-name="CharStyle10"><text:span text:style-name="T20">!</text:span></text:span><text:span text:style-name="CharStyle10"><text:span text:style-name="T1">«</text:span></text:span></text:p>
        <text:p text:style-name="P8"><text:span text:style-name="CharStyle10"><text:span text:style-name="T20">Sýkora nevidel ešte rychtára takto. Čosi mu mäkne v prsiach, rozlieva sa a chce ho zadusiť. Konečne slzy vstúpily do očí.</text:span></text:span></text:p>
        <text:p text:style-name="P8"><text:span text:style-name="CharStyle10"><text:span text:style-name="T20">»Už som žobrák, vezmite i toto — všetk</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A shadzu</text:span></text:span><text:span text:style-name="CharStyle10"><text:span text:style-name="T1">je</text:span></text:span><text:span text:style-name="CharStyle10"><text:span text:style-name="T20"> so seba starú halenu, v</text:span></text:span><text:span text:style-name="CharStyle10"><text:span text:style-name="T1">yr</text:span></text:span><text:span text:style-name="CharStyle10"><text:span text:style-name="T20">iedenú, že je ako sito.</text:span></text:span></text:p>
        <text:p text:style-name="P8"><text:span text:style-name="CharStyle10"><text:span text:style-name="T20">»Hajtman, vyšikujte ho. Nech ide domov.«</text:span></text:span></text:p>
        <text:p text:style-name="P8"><text:span text:style-name="CharStyle10"><text:span text:style-name="T20">Sýkora zlomený, vysilený vytackal sa z izby.</text:span></text:span></text:p>
        <text:p text:style-name="P8"><text:span text:style-name="CharStyle10"><text:span text:style-name="T20">Rychtár hľadel chvíľku oblokom do tmavej noci. Uvažuje, čo sa všetko stalo. Cíti uspokojenie. Koľko utrpel od neho — len preto, že nehabal peniaze. A hľa, vymohol sa mu z moci, i srezal hodný rováš. Obzerá sa i na chorého a je ešte spokojnejší. Vykonal predsa len skutok dobrý, nech bola pohnútka akákoľve</text:span></text:span><text:span text:style-name="CharStyle10"><text:span text:style-name="T1">k</text:span></text:span><text:span text:style-name="CharStyle10"><text:span text:style-name="T20">: osvobodil chorého. Pristúpil k nemu a kladie mu ruku na prse. »Akože vám je, Mojžiš</text:span></text:span><text:span text:style-name="CharStyle10"><text:span text:style-name="T1">?«</text:span></text:span></text:p>
        <text:p text:style-name="P8"><text:span text:style-name="CharStyle10"><text:span text:style-name="T20">Mojžiš mlčí, iba čo pochytil ruku rychtárovu a stíska mu ju vrele. I jeho živé, čierne oči sú upreté </text:span></text:span><text:span text:style-name="CharStyle10"><text:span text:style-name="T9">n</text:span></text:span><text:span text:style-name="CharStyle10"><text:span text:style-name="T20">a</text:span></text:span><text:span text:style-name="CharStyle10"><text:span text:style-name="T1">ň</text:span></text:span><text:span text:style-name="CharStyle10"><text:span text:style-name="T20">, ako by mu ďakovaly, alebo sa s ním lúčil</text:span></text:span><text:span text:style-name="CharStyle10"><text:span text:style-name="T1">y</text:span></text:span><text:span text:style-name="CharStyle10"><text:span text:style-name="T20">...</text:span></text:span></text:p>
        <text:p text:style-name="P8"><text:span text:style-name="CharStyle10"><text:span text:style-name="T20">»Č</text:span></text:span><text:span text:style-name="CharStyle10"><text:span text:style-name="T1">o</text:span></text:span><text:span text:style-name="CharStyle10"><text:span text:style-name="T20"> ako, hodný bol žid,</text:span></text:span><text:span text:style-name="CharStyle10"><text:span text:style-name="T1">«</text:span></text:span><text:span text:style-name="CharStyle10"><text:span text:style-name="T20"> usudzuje rychtár, odchádzajúc. »Bol </text:span></text:span><text:span text:style-name="CharStyle10"><text:span text:style-name="T1">—</text:span></text:span><text:span text:style-name="CharStyle10"><text:span text:style-name="T20"> bol; len či ešte bude!«</text:span></text:span></text:p>
        <text:p text:style-name="P8"><text:span text:style-name="CharStyle10"><text:span text:style-name="T20">Druhý deň o tomto čase dostal i na tú otázku odpoveď. Mojžiš je pridelený k otcom...</text:span></text:span></text:p>
        <text:p text:style-name="P5"><text:span text:style-name="CharStyle10"><text:span text:style-name="T20"/></text:span></text:p>
        <text:p text:style-name="P7"><text:soft-page-break/><text:span text:style-name="CharStyle10"><text:span text:style-name="T20">V</text:span></text:span><text:span text:style-name="CharStyle10"><text:span text:style-name="T1">I</text:span></text:span><text:span text:style-name="CharStyle10"><text:span text:style-name="T20">I.</text:span></text:span></text:p>
        <text:p text:style-name="P8"><text:span text:style-name="CharStyle10"><text:span text:style-name="T20"/></text:span></text:p>
        <text:p text:style-name="P12"><text:span text:style-name="CharStyle10"><text:span text:style-name="T20">R</text:span></text:span><text:span text:style-name="CharStyle10"><text:span text:style-name="T1">yc</text:span></text:span><text:span text:style-name="CharStyle10"><text:span text:style-name="T20">htárka sa veľmi zadivila, že sa </text:span></text:span><text:span text:style-name="CharStyle10"><text:span text:style-name="T1">Ju</text:span></text:span><text:span text:style-name="CharStyle10"><text:span text:style-name="T20">rko tak včas vracia z oračky. Ani nešiel popri koňoch, sedí na ornom vozíku. Kone ešte vypriahol, ale nedolie už zaviesť ich do stajne. Pustil ich do dvora. Je veľmi slabý. Ako vstúpil do izby, hodil sa na lavicu. Údy ako olovo — dopadol na ňu sťa snop.</text:span></text:span></text:p>
        <text:p text:style-name="P8"><text:span text:style-name="CharStyle10"><text:span text:style-name="T20">»Ja som chorý,« ozval sa hlasom, ako by sa ozýval zpod zeme. I brada sa mu kýva, zuby hrkotajú. Eva sa desí. Veď ledva ho poznáva. Rychtárka mu kladie ruku na čelo — je studené, vlhké, sťa mramor. Mlčí, slová jej primrzly na ústach.</text:span></text:span></text:p>
        <text:p text:style-name="P8"><text:span text:style-name="CharStyle10"><text:span text:style-name="T20">»Bože, predsa nás to neobišl</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vzdychá sama sebe.</text:span></text:span></text:p>
        <text:p text:style-name="P8"><text:span text:style-name="CharStyle10"><text:span text:style-name="T1">»</text:span></text:span><text:span text:style-name="CharStyle10"><text:span text:style-name="T10">Č</text:span></text:span><text:span text:style-name="CharStyle10"><text:span text:style-name="T20">o mu je?« pýta sa Eva, dotískajúc sa k nej.</text:span></text:span><text:span text:style-name="CharStyle10"><text:span text:style-name="T1"> Č</text:span></text:span><text:span text:style-name="CharStyle10"><text:span text:style-name="T20">aká odpoveď s divokou zvedavosťou.</text:span></text:span></text:p>
        <text:p text:style-name="P8"><text:span text:style-name="CharStyle10"><text:span text:style-name="T20">»Ni</text:span></text:span><text:span text:style-name="CharStyle10"><text:span text:style-name="T1">č</text:span></text:span><text:span text:style-name="CharStyle10"><text:span text:style-name="T20">!</text:span></text:span><text:span text:style-name="CharStyle10"><text:span text:style-name="T1">«</text:span></text:span><text:span text:style-name="CharStyle10"><text:span text:style-name="T20"> odsekla jej mať surovo. »Nemusíš hneď mysleť boh vie čo. Všetko bude dobre.«</text:span></text:span></text:p>
        <text:p text:style-name="P8"><text:span text:style-name="CharStyle10"><text:span text:style-name="T20">Dobre padne také surové slovo, i prísny pohľad</text:span></text:span><text:span text:style-name="CharStyle10"><text:span text:style-name="T1">,</text:span></text:span><text:span text:style-name="CharStyle10"><text:span text:style-name="T20"> kde srdce zmiera úzkosťou. Zalomila rukami a ide k stolu.</text:span></text:span></text:p>
        <text:p text:style-name="P8"><text:span text:style-name="CharStyle10"><text:span text:style-name="T20">Rychtárka nezaháľa, uložila ho do postele. Aký je zmenený! Pery belasé, oči vpadnuté, nik by neriekol, že to on.</text:span></text:span></text:p>
        <text:p text:style-name="P8"><text:span text:style-name="CharStyle10"><text:span text:style-name="T20">Rychtár sa zhrozil. Videl moc chorých, všetko takto vyzerali. Evka z otcovej tváre sa presvedčila, že ju neklamala predtucha. On pristúpil k posteli, vložil ruku chorému na čelo a s pohnutím pozerá mu do tváre</text:span></text:span><text:span text:style-name="CharStyle10"><text:span text:style-name="T1">. </text:span></text:span><text:span text:style-name="CharStyle10"><text:span text:style-name="T20">Chcel by povedať dačo, ale prse ako by obruč stiahla</text:span></text:span><text:span text:style-name="CharStyle10"><text:span text:style-name="T1">,</text:span></text:span><text:span text:style-name="CharStyle10"><text:span text:style-name="T20"> a tlačila. »A ti je nie lepšie</text:span></text:span><text:span text:style-name="CharStyle10"><text:span text:style-name="T1">?«</text:span></text:span><text:span text:style-name="CharStyle10"><text:span text:style-name="T20"> pýta sa hlasom akýmsi hlbokým.</text:span></text:span></text:p>
        <text:p text:style-name="P8"><text:span text:style-name="CharStyle10"><text:span text:style-name="T20">»Hork</text:span></text:span><text:span text:style-name="CharStyle10"><text:span text:style-name="T1">ý</text:span></text:span><text:span text:style-name="CharStyle10"><text:span text:style-name="T20">!</text:span></text:span><text:span text:style-name="CharStyle10"><text:span text:style-name="T1">«</text:span></text:span><text:span text:style-name="CharStyle10"><text:span text:style-name="T20"> hodil rukou, ktorá klesla nevládne na perinu. »</text:span></text:span><text:span text:style-name="CharStyle10"><text:span text:style-name="T1">Veľ</text:span></text:span><text:span text:style-name="CharStyle10"><text:span text:style-name="T20">ká ťarcha okolo srdca </text:span></text:span><text:soft-page-break/><text:span text:style-name="CharStyle10"><text:span text:style-name="T20">— a zima!«</text:span></text:span></text:p>
        <text:p text:style-name="P8"><text:span text:style-name="CharStyle10"><text:span text:style-name="T20">Šiel k stolu a pristúpil k Evke. Zodvihol jej hlavu zpomedzi dlaní a hľadí jej vážne do tváre. »Nie — neplač... Je mu ešte horšie, keď ťa vidí plakať.«</text:span></text:span></text:p>
        <text:p text:style-name="P8"><text:span text:style-name="CharStyle10"><text:span text:style-name="T20">»Bože, Bože, čo budeme robi</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vzdychá pred ženou v kuchyni. »Kto by sa bol nazda</text:span></text:span><text:span text:style-name="CharStyle10"><text:span text:style-name="T1">l</text:span></text:span><text:span text:style-name="CharStyle10"><text:span text:style-name="T20">...«</text:span></text:span></text:p>
        <text:p text:style-name="P8"><text:span text:style-name="CharStyle10"><text:span text:style-name="T1">»</text:span></text:span><text:span text:style-name="CharStyle10"><text:span text:style-name="T20">Poru</text:span></text:span><text:span text:style-name="CharStyle10"><text:span text:style-name="T10">č</text:span></text:span><text:span text:style-name="CharStyle10"><text:span text:style-name="T20">eno Bohu,</text:span></text:span><text:span text:style-name="CharStyle10"><text:span text:style-name="T1">«</text:span></text:span><text:span text:style-name="CharStyle10"><text:span text:style-name="T20"> odpovedá ona. Už sa spamätala. Parí ovos a obkladá ho, dáva mu kvapky. Vie, čo treba robiť a robota chráni ju od zúfania.</text:span></text:span></text:p>
        <text:p text:style-name="P8"><text:span text:style-name="CharStyle10"><text:span text:style-name="T20">Choroba vypukla celou silou. Ťažko pozerať na</text:span></text:span><text:span text:style-name="CharStyle10"><text:span text:style-name="T1"> </text:span></text:span><text:span text:style-name="CharStyle10"><text:span text:style-name="T20">chorého. Dýchal tak ťažko, ako by centy ležaly na ňom.</text:span></text:span></text:p>
        <text:p text:style-name="P8"><text:span text:style-name="CharStyle10"><text:span text:style-name="T1">»</text:span></text:span><text:span text:style-name="CharStyle10"><text:span text:style-name="T20">Ja umrem,« vzdychá, »ja umrem!</text:span></text:span><text:span text:style-name="CharStyle10"><text:span text:style-name="T1">«</text:span></text:span></text:p>
        <text:p text:style-name="P8"><text:span text:style-name="CharStyle10"><text:span text:style-name="T20">»Ach</text:span></text:span><text:span text:style-name="CharStyle10"><text:span text:style-name="T1">,</text:span></text:span><text:span text:style-name="CharStyle10"><text:span text:style-name="T20"> b</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vysmieva ho rychtárka. »Trochu si prechladol. Najtiaž sa zohriať.«</text:span></text:span></text:p>
        <text:p text:style-name="P8"><text:span text:style-name="CharStyle10"><text:span text:style-name="T1">E</text:span></text:span><text:span text:style-name="CharStyle10"><text:span text:style-name="T20">va je v komore. Nemôže sa dívať na to, čo sa v izbe robí. »Ako to len mohlo prís</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vzdychá, hodiac</text:span></text:span><text:span text:style-name="CharStyle10"><text:span text:style-name="T1"> </text:span></text:span><text:span text:style-name="CharStyle10"><text:span text:style-name="T20">sa tvárou na periny. »I na nás, i na nás!</text:span></text:span><text:span text:style-name="CharStyle10"><text:span text:style-name="T1">«</text:span></text:span><text:span text:style-name="CharStyle10"><text:span text:style-name="T20"> Naučila sa dúfať, že ich obíde. »Ako sa máme radi — ale takto sa skončí naša láska? Ako to môže byť?« Jej sa vôbec</text:span></text:span><text:span text:style-name="CharStyle10"><text:span text:style-name="T1"> </text:span></text:span><text:span text:style-name="CharStyle10"><text:span text:style-name="T20">zdá, že láska sa nedá roztrhať. Načo je svet, ak ich láska má minúť! Ako on môže zomreť, kým ho ona rada? Načo je v nej ten mohutný cit, keď ten by mohol zhynúť, na ktorého je pripútaný? Zdá sa jej hriechom mysleť na jeho smrť. Čo všetci pomrú, on nie.</text:span></text:span></text:p>
        <text:p text:style-name="P8"><text:span text:style-name="CharStyle10"><text:span text:style-name="T20">Prišla noc tichá, ale tmavá. Rychtárka pradie nad chorým, aby ju sen nezašiel. Od kozuba sa ozýva chrápanie. Rychtár sa vyvalil na lavicu, že po polnoci vstane a zamení ženu. Chorý leží nepohnute, už sa rozohrial</text:span></text:span><text:span text:style-name="CharStyle10"><text:span text:style-name="T1">. </text:span></text:span><text:span text:style-name="CharStyle10"><text:span text:style-name="T20">Iba si čosi šepce. Pozerá na ňu očima vpadnutýma.</text:span></text:span></text:p>
        <text:p text:style-name="P8"><text:span text:style-name="CharStyle10"><text:span text:style-name="T20">»Neumre,« teší sa rychtárka</text:span></text:span><text:span text:style-name="CharStyle10"><text:span text:style-name="T1">.</text:span></text:span><text:span text:style-name="CharStyle10"><text:span text:style-name="T20"> »Ešte dosť veselo hľadí.</text:span></text:span><text:span text:style-name="CharStyle10"><text:span text:style-name="T1">«</text:span></text:span><text:span text:style-name="CharStyle10"><text:span text:style-name="T20"> Sklonila sa k nemu a pýta </text:span></text:span><text:soft-page-break/><text:span text:style-name="CharStyle10"><text:span text:style-name="T20">s</text:span></text:span><text:span text:style-name="CharStyle10"><text:span text:style-name="T1">a:</text:span></text:span><text:span text:style-name="CharStyle10"><text:span text:style-name="T20"> »Ako ti je?</text:span></text:span><text:span text:style-name="CharStyle10"><text:span text:style-name="T1">«</text:span></text:span></text:p>
        <text:p text:style-name="P8"><text:span text:style-name="CharStyle10"><text:span text:style-name="T20">»Dobre u </text:span></text:span><text:span text:style-name="CharStyle10"><text:span text:style-name="T1">v</text:span></text:span><text:span text:style-name="CharStyle10"><text:span text:style-name="T20">ás </text:span></text:span><text:span text:style-name="CharStyle10"><text:span text:style-name="T1">—</text:span></text:span><text:span text:style-name="CharStyle10"><text:span text:style-name="T20"> dobre,</text:span></text:span><text:span text:style-name="CharStyle10"><text:span text:style-name="T1">«</text:span></text:span><text:span text:style-name="CharStyle10"><text:span text:style-name="T20"> odpovedá. </text:span></text:span><text:span text:style-name="CharStyle10"><text:span text:style-name="T1">»</text:span></text:span><text:span text:style-name="CharStyle10"><text:span text:style-name="T20">A nejdete spať?</text:span></text:span><text:span text:style-name="CharStyle10"><text:span text:style-name="T1">«</text:span></text:span></text:p>
        <text:p text:style-name="P8"><text:span text:style-name="CharStyle10"><text:span text:style-name="T1">»</text:span></text:span><text:span text:style-name="CharStyle10"><text:span text:style-name="T20">Ale my?</text:span></text:span><text:span text:style-name="CharStyle10"><text:span text:style-name="T1">«</text:span></text:span><text:span text:style-name="CharStyle10"><text:span text:style-name="T20"> usmieva sa ona. </text:span></text:span><text:span text:style-name="CharStyle10"><text:span text:style-name="T1">»</text:span></text:span><text:span text:style-name="CharStyle10"><text:span text:style-name="T20">Ako by sme šli? Len sa utíš, azda zdriemneš.</text:span></text:span><text:span text:style-name="CharStyle10"><text:span text:style-name="T1">«</text:span></text:span></text:p>
        <text:p text:style-name="P8"><text:span text:style-name="CharStyle10"><text:span text:style-name="T20">Chorý sa obzerá po izbe. »A kde je otec? A vie, v čom som?</text:span></text:span><text:span text:style-name="CharStyle10"><text:span text:style-name="T1">«</text:span></text:span></text:p>
        <text:p text:style-name="P8"><text:span text:style-name="CharStyle10"><text:span text:style-name="T1">»</text:span></text:span><text:span text:style-name="CharStyle10"><text:span text:style-name="T20">Odkázali sme mu, ale neprišiel.«</text:span></text:span></text:p>
        <text:p text:style-name="P8"><text:span text:style-name="CharStyle10"><text:span text:style-name="T20">»A kde je?«</text:span></text:span></text:p>
        <text:p text:style-name="P8"><text:span text:style-name="CharStyle10"><text:span text:style-name="T1">»</text:span></text:span><text:span text:style-name="CharStyle10"><text:span text:style-name="T10">Š</text:span></text:span><text:span text:style-name="CharStyle10"><text:span text:style-name="T20">iel vraj kdesi. Ešte neprišiel.</text:span></text:span><text:span text:style-name="CharStyle10"><text:span text:style-name="T1">«</text:span></text:span></text:p>
        <text:p text:style-name="P8"><text:span text:style-name="CharStyle10"><text:span text:style-name="T20">Chorý sa odvrátil a zakryl si tvár. Čuť, že plače. »Zase peniaze. Zas len peniaz</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1">»</text:span></text:span><text:span text:style-name="CharStyle10"><text:span text:style-name="T20">Ale — to si len myslíš. Príde zajtra...</text:span></text:span><text:span text:style-name="CharStyle10"><text:span text:style-name="T1">«</text:span></text:span></text:p>
        <text:p text:style-name="P8"><text:span text:style-name="CharStyle10"><text:span text:style-name="T20">»Nepríde. Ja v</text:span></text:span><text:span text:style-name="CharStyle10"><text:span text:style-name="T10">i</text:span></text:span><text:span text:style-name="CharStyle10"><text:span text:style-name="T20">em.</text:span></text:span><text:span text:style-name="CharStyle10"><text:span text:style-name="T1">«</text:span></text:span></text:p>
        <text:p text:style-name="P8"><text:span text:style-name="CharStyle10"><text:span text:style-name="T20">Utíšil sa; rychtárka sa nazdáva, že zaspal.</text:span></text:span></text:p>
        <text:p text:style-name="P8"><text:span text:style-name="CharStyle10"><text:span text:style-name="T1">»</text:span></text:span><text:span text:style-name="CharStyle10"><text:span text:style-name="T20">A Eva?« pýta sa po dlhej chvíli.</text:span></text:span></text:p>
        <text:p text:style-name="P8"><text:span text:style-name="CharStyle10"><text:span text:style-name="T20">»V komore je. </text:span></text:span><text:span text:style-name="CharStyle10"><text:span text:style-name="T30">Í</text:span></text:span><text:span text:style-name="CharStyle10"><text:span text:style-name="T20">sť po ňu?«</text:span></text:span></text:p>
        <text:p text:style-name="P8"><text:span text:style-name="CharStyle10"><text:span text:style-name="T20">»Keď spí.«</text:span></text:span></text:p>
        <text:p text:style-name="P8"><text:span text:style-name="CharStyle10"><text:span text:style-name="T20">»Nespí ešte — oj nie.« Rychtárka cigáni. Sama ju vyhnala spať a teraz ju beží zobudiť. Ale budiť ju netreba. Eva nespala.</text:span></text:span></text:p>
        <text:p text:style-name="P19"><text:span text:style-name="CharStyle10"><text:span text:style-name="T20">Chytro sa obliekla a pristúpila k posteli. On hľadí na ňu pozorne. Kýva hlavou, ako by chcel prisvedčiť na dačo. </text:span></text:span><text:span text:style-name="CharStyle10"><text:span text:style-name="T1">»</text:span></text:span><text:span text:style-name="CharStyle10"><text:span text:style-name="T20">Neplač — nie,« vraví vľúdne. »Podaj mi ruku — tak. A neplač.«</text:span></text:span></text:p>
        <text:p text:style-name="P8"><text:span text:style-name="CharStyle10"><text:span text:style-name="T20">Jeho zlomené oko, studená ruka svedčia, že života tu na mále. Zakryla si tvár zásterou, ale neplače. Nazerá do akéhosi iného sveta, druhého, ako ktorému žila a ktorý sa pred ňou otvára. Niet v ňom miesta jej snom, ani jej nádeja</text:span></text:span><text:span text:style-name="CharStyle10"><text:span text:style-name="T1">m</text:span></text:span><text:span text:style-name="CharStyle10"><text:span text:style-name="T20">... Letiaci čas </text:span></text:span><text:soft-page-break/><text:span text:style-name="CharStyle10"><text:span text:style-name="T20">ako by ju ovieval p</text:span></text:span><text:span text:style-name="CharStyle10"><text:span text:style-name="T1">e</text:span></text:span><text:span text:style-name="CharStyle10"><text:span text:style-name="T20">ruťami</text:span></text:span><text:span text:style-name="CharStyle10"><text:span text:style-name="T1">.</text:span></text:span><text:span text:style-name="CharStyle10"><text:span text:style-name="T20"> Pred ňou obraz, na aký nebola pripravená. Zdá sa jej, že blíži sa čosi ne</text:span></text:span><text:span text:style-name="CharStyle10"><text:span text:style-name="T10">u</text:span></text:span><text:span text:style-name="CharStyle10"><text:span text:style-name="T20">prosného... </text:span></text:span><text:span text:style-name="CharStyle10"><text:span text:style-name="T30">E</text:span></text:span><text:span text:style-name="CharStyle10"><text:span text:style-name="T20">šte nie je rozhodnuté, ale teraz sa ide zvrátiť osud, na tú stranu, alebo na inú. Ako sa zvráti? Akí boli len včera istí! A dnes už celá veliká budúcnosť kníše sa na ostrí ihly. Ak sa srúti tá veľkolepá budova? Veď trámy už praštia, steny pukajú. Vydrží, zostane — shrm</text:span></text:span><text:span text:style-name="CharStyle10"><text:span text:style-name="T1">í</text:span></text:span><text:span text:style-name="CharStyle10"><text:span text:style-name="T20"> a nezostane nič, iba stĺp prachu?</text:span></text:span></text:p>
        <text:p text:style-name="P8"><text:span text:style-name="CharStyle10"><text:span text:style-name="T20">Zaplakala náruživo a zaryla tvár na jeho prsia.</text:span></text:span></text:p>
        <text:p text:style-name="P8"><text:span text:style-name="CharStyle10"><text:span text:style-name="T20">»Nie, nie,« hladí ju nežne po hlave. »Ak musí byť — darmo. Dobre i tam.«</text:span></text:span></text:p>
        <text:p text:style-name="P8"><text:span text:style-name="CharStyle10"><text:span text:style-name="T20">»Ako to len môžeš, Jurk</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vykríkla premožená bôľom. Ako len môžeš tak hovori</text:span></text:span><text:span text:style-name="CharStyle10"><text:span text:style-name="T1">ť</text:span></text:span><text:span text:style-name="CharStyle10"><text:span text:style-name="T20">!</text:span></text:span><text:span text:style-name="CharStyle10"><text:span text:style-name="T1">«</text:span></text:span></text:p>
        <text:p text:style-name="P8"><text:span text:style-name="CharStyle10"><text:span text:style-name="T20">Nevládze sa opanovať, uteká do komory. Plače usedavo, nie nad ním, ale nad jeho rečou. Či by povedal, že i </text:span></text:span><text:span text:style-name="CharStyle10"><text:span text:style-name="T1">»</text:span></text:span><text:span text:style-name="CharStyle10"><text:span text:style-name="T20">tam</text:span></text:span><text:span text:style-name="CharStyle10"><text:span text:style-name="T1">«</text:span></text:span><text:span text:style-name="CharStyle10"><text:span text:style-name="T20"> je dobre, keby ju mal rád? Už ju nemá rá</text:span></text:span><text:span text:style-name="CharStyle10"><text:span text:style-name="T1">d</text:span></text:span><text:span text:style-name="CharStyle10"><text:span text:style-name="T20">!</text:span></text:span></text:p>
        <text:p text:style-name="P8"><text:span text:style-name="CharStyle10"><text:span text:style-name="T20">V trapiech pominula noc. Tam v izbe zápasil mladý život so smrťou. Každú chvíľu mohla zhasnúť iskierka — veď už iba iskierka tleje v tej hrudi. No mladé telo bojuje udatn</text:span></text:span><text:span text:style-name="CharStyle10"><text:span text:style-name="T10">e</text:span></text:span><text:span text:style-name="CharStyle10"><text:span text:style-name="T20">, ako vojak. O každú piaď ide tuhý zápas. A v komore zápas podobný. Eva plače nad láskou zničenou. Veď v ňom láska podľahla prv, ako telo. Zabudol na ňu, na všetko, čo bolo. Či spomenul lásku len slovom? Jej cit sa spiera takej dobrovoľnej smrt</text:span></text:span><text:span text:style-name="CharStyle10"><text:span text:style-name="T1">i</text:span></text:span><text:span text:style-name="CharStyle10"><text:span text:style-name="T20">; chce žiť, rozrastať sa, veľadiť. Netušila veru, že láska má i také hlbočiny a na ich dne toľko múk. Čo choroba! Ona nedala by sa zlomiť. Keby to prišlo na ňu a videla jeho pri sebe — nikdy by neuznala, že láska je skončená. Držala by sa jej, zvíťazila by s ňou.</text:span></text:span></text:p>
        <text:p text:style-name="P8"><text:span text:style-name="CharStyle10"><text:span text:style-name="T20">A on! Púšťa ju pri prvom náraze a naťahuje ruku za čímsi novým. Oj, uňho nieto tej lásky, čo u nej. Nebolo nikdy!</text:span></text:span></text:p>
        <text:p text:style-name="P8"><text:span text:style-name="CharStyle10"><text:span text:style-name="T20">S pomútenou hlavou vstala ráno a tmolí sa po dome. Do izby nenazre. Nie, že sa </text:span></text:span><text:soft-page-break/><text:span text:style-name="CharStyle10"><text:span text:style-name="T20">choroby bojí, nie —</text:span></text:span><text:span text:style-name="CharStyle25"><text:span text:style-name="T20"> </text:span></text:span><text:span text:style-name="CharStyle10"><text:span text:style-name="T20">ve</text:span></text:span><text:span text:style-name="CharStyle10"><text:span text:style-name="T1">ď</text:span></text:span><text:span text:style-name="CharStyle10"><text:span text:style-name="T20"> čoho sa ešte môže báť? Bojí sa pozreť naňho, na trosky svojich snov a nádejí.</text:span></text:span></text:p>
        <text:p text:style-name="P8"><text:span text:style-name="CharStyle10"><text:span text:style-name="T20">Mať netuší, čo sa robí s dcérou. Do kuchyne prišiel k nim i rychtár.</text:span></text:span></text:p>
        <text:p text:style-name="P8"><text:span text:style-name="CharStyle10"><text:span text:style-name="T20">»</text:span></text:span><text:span text:style-name="CharStyle10"><text:span text:style-name="T30">Č</text:span></text:span><text:span text:style-name="CharStyle10"><text:span text:style-name="T20">o si mi dala zaspať</text:span></text:span><text:span text:style-name="CharStyle10"><text:span text:style-name="T1">?«</text:span></text:span><text:span text:style-name="CharStyle10"><text:span text:style-name="T20"> vytýka jej. »Mal som vstať po polnoci, a spím do vidna.«</text:span></text:span></text:p>
        <text:p text:style-name="P8"><text:span text:style-name="CharStyle10"><text:span text:style-name="T20">»Spal skoro celú noc, i ja som driemala. Ale nad ránom ho pochytilo. Neborák — vieš, čo bolo prvé slovo?«</text:span></text:span></text:p>
        <text:p text:style-name="P8"><text:span text:style-name="CharStyle10"><text:span text:style-name="T20">»Nu</text:span></text:span><text:span text:style-name="CharStyle10"><text:span text:style-name="T1">ž</text:span></text:span><text:span text:style-name="CharStyle10"><text:span text:style-name="T20">!</text:span></text:span><text:span text:style-name="CharStyle10"><text:span text:style-name="T1">«</text:span></text:span></text:p>
        <text:p text:style-name="P8"><text:span text:style-name="CharStyle10"><text:span text:style-name="T20">Eva čaká chtiv</text:span></text:span><text:span text:style-name="CharStyle10"><text:span text:style-name="T11">e</text:span></text:span><text:span text:style-name="CharStyle10"><text:span text:style-name="T20">. Keby ona! To slovo rozhodne nad jej osudom. Ak spomenul </text:span></text:span><text:span text:style-name="CharStyle10"><text:span text:style-name="T1">j</text:span></text:span><text:span text:style-name="CharStyle10"><text:span text:style-name="T20">u, vie, čo to značí...</text:span></text:span></text:p>
        <text:p text:style-name="P8"><text:span text:style-name="CharStyle10"><text:span text:style-name="T1">»</text:span></text:span><text:span text:style-name="CharStyle10"><text:span text:style-name="T11">Č</text:span></text:span><text:span text:style-name="CharStyle10"><text:span text:style-name="T20">i je nie tu otec,« odpovedá rychtárka.</text:span></text:span></text:p>
        <text:p text:style-name="P8"><text:span text:style-name="CharStyle10"><text:span text:style-name="T20">Eva sa oprela o dvercia a rozpáleným zrakom díva sa na mater.</text:span></text:span></text:p>
        <text:p text:style-name="P8"><text:span text:style-name="CharStyle10"><text:span text:style-name="T20">»</text:span></text:span><text:span text:style-name="CharStyle10"><text:span text:style-name="T1">To</text:span></text:span><text:span text:style-name="CharStyle10"><text:span text:style-name="T20">ho darmo čaká,</text:span></text:span><text:span text:style-name="CharStyle10"><text:span text:style-name="T1">«</text:span></text:span><text:span text:style-name="CharStyle10"><text:span text:style-name="T20"> vzdychol rychtár. »</text:span></text:span><text:span text:style-name="CharStyle10"><text:span text:style-name="T1">Te</text:span></text:span><text:span text:style-name="CharStyle10"><text:span text:style-name="T20">n oplakáva peniaze, čo u Mojžiša prepadly. Od hajtmana odkázal, že nepríde, čo cestu dukátami vyložím.«</text:span></text:span></text:p>
        <text:p text:style-name="P8"><text:span text:style-name="CharStyle10"><text:span text:style-name="T20">»A toho volá! To mu je prvá žiadosť,</text:span></text:span><text:span text:style-name="CharStyle10"><text:span text:style-name="T1">«</text:span></text:span><text:span text:style-name="CharStyle10"><text:span text:style-name="T20"> myslí si Evka. </text:span></text:span><text:span text:style-name="CharStyle10"><text:span text:style-name="T1">»</text:span></text:span><text:span text:style-name="CharStyle10"><text:span text:style-name="T20">Mňa potom nevolal</text:span></text:span><text:span text:style-name="CharStyle10"><text:span text:style-name="T1">?</text:span></text:span><text:span text:style-name="CharStyle10"><text:span text:style-name="T1">«</text:span></text:span><text:span text:style-name="CharStyle10"><text:span text:style-name="T20"> pýta sa matere.</text:span></text:span></text:p>
        <text:p text:style-name="P20"><text:span text:style-name="CharStyle10"><text:span text:style-name="T37">»</text:span></text:span><text:span text:style-name="CharStyle10"><text:span text:style-name="T1">I</text:span></text:span><text:span text:style-name="CharStyle10"><text:span text:style-name="T20">n</text:span></text:span><text:span text:style-name="CharStyle10"><text:span text:style-name="T1">é</text:span></text:span><text:span text:style-name="CharStyle10"><text:span text:style-name="T20"> ten má starosti,« odvrkla jej s výčitkou. </text:span></text:span><text:span text:style-name="CharStyle10"><text:span text:style-name="T1">»V</text:span></text:span><text:span text:style-name="CharStyle10"><text:span text:style-name="T20">čera si nad ním plakala, chorí to neradi. Chorým len veselú tvár; keď vidí plakať, iba sa zľakne, že je zle.«</text:span></text:span></text:p>
        <text:p text:style-name="P8"><text:span text:style-name="CharStyle10"><text:span text:style-name="T20">»</text:span></text:span><text:span text:style-name="CharStyle10"><text:span text:style-name="T1">O</text:span></text:span><text:span text:style-name="CharStyle10"><text:span text:style-name="T20">tca volal — otca!</text:span></text:span><text:span text:style-name="CharStyle10"><text:span text:style-name="T1">«</text:span></text:span><text:span text:style-name="CharStyle10"><text:span text:style-name="T20"> zúfa v komore »</text:span></text:span><text:span text:style-name="CharStyle10"><text:span text:style-name="T1">Te</text:span></text:span><text:span text:style-name="CharStyle10"><text:span text:style-name="T20">n mu je prednejší. Na mňa nepomyslí. A ako hovorieval, čo som mu ja...«</text:span></text:span></text:p>
        <text:p text:style-name="P8"><text:span text:style-name="CharStyle10"><text:span text:style-name="T20">Hnátik prišiel do rychtárov, lebo s chorým je zle a zle. Eva zabudla na vlastný bôľ, čuje z izby ťažké stony chorého. Veliká ťažoba od žalúdka — a sotva sa žalúdok sprostí ťarch</text:span></text:span><text:span text:style-name="CharStyle10"><text:span text:style-name="T1">y</text:span></text:span><text:span text:style-name="CharStyle10"><text:span text:style-name="T20">, zase smäd neuhasiteľný. Nemá chvíľky spokojnej, i skladať ho treba každú chvíľ</text:span></text:span><text:span text:style-name="CharStyle10"><text:span text:style-name="T1">u. </text:span></text:span><text:span text:style-name="CharStyle10"><text:span text:style-name="T20">Eva nosí čerstvú vodu a žasne, keď je zas krčah prázdny. Hnátik a </text:span></text:span><text:soft-page-break/><text:span text:style-name="CharStyle10"><text:span text:style-name="T20">Lukáč udomácnili sa úplne. I dom už páchne</text:span></text:span><text:span text:style-name="CharStyle42"><text:span text:style-name="T1"> </text:span></text:span><text:span text:style-name="CharStyle10"><text:span text:style-name="T20">od nich cesnakom, borovičkou a tabakom. A čo divné, Eva sa im nevyhýba. Rada pozerá do ich tvárí, z ktorých sa nedala zahnať veselosť a smelosť ani takýmto úžasom. Nieto v tom rúhania — je to skôr zmužilosť a čistota svedomia.</text:span></text:span></text:p>
        <text:p text:style-name="P8"><text:span text:style-name="CharStyle10"><text:span text:style-name="T20">Pán cholera-komisár je už inakší. Vstúpil ako obyčajne do izby a hľadí prekvapený na chorého. Prikladá fľašku k nosu a vťahuje zdravonosnú vôňu. Tá tvár medzi poduškami! To už hotový obraz smrti! Vysilenie. Spísal protokoll, nedal ani koňa počastovať ovsom. Ani na Evku nepozrel — vyšvihol sa do sedla a letí o dedinu ďalej.</text:span></text:span></text:p>
        <text:p text:style-name="P8"><text:span text:style-name="CharStyle10"><text:span text:style-name="T20">»Ba či ho zastihnem zajtra,</text:span></text:span><text:span text:style-name="CharStyle10"><text:span text:style-name="T1">«</text:span></text:span><text:span text:style-name="CharStyle10"><text:span text:style-name="T20"> myslí si, zapaľujúc cigaru, lebo mu prišlo zle akosi. »Veru sotva. Čo bude robiť tá černooká? Hm, ale zajtra nepôjdem do izby. Protokoll spíšem hockde vo dvore.«</text:span></text:span></text:p>
        <text:p text:style-name="P8"><text:span text:style-name="CharStyle10"><text:span text:style-name="T20">Pred večerom Evka vošla s vodou do izby. Chce ho videť ešte, ako vyzerá, akby ho už nevidela.</text:span></text:span></text:p>
        <text:p text:style-name="P8"><text:span text:style-name="CharStyle10"><text:span text:style-name="T20">»Budeš vody?« pýta sa ho.</text:span></text:span></text:p>
        <text:p text:style-name="P8"><text:span text:style-name="CharStyle10"><text:span text:style-name="T20">Prikývol.</text:span></text:span></text:p>
        <text:p text:style-name="P8"><text:span text:style-name="CharStyle10"><text:span text:style-name="T20">Zabudla na všetko, čo ju mučí. Zabudla i na to, že to on, jej Juro. Vidí iba človeka, zničeného, zabitého. </text:span></text:span><text:span text:style-name="CharStyle10"><text:span text:style-name="T1">»</text:span></text:span><text:span text:style-name="CharStyle10"><text:span text:style-name="T20">A na toho sa ja hnevám! Kde ten môže mysleť na mňa — veď ten nemôže už mysle</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Keď sa napil, pozrel na ňu okom plným vďaky. Už i oko je zlomené, výraz nekonečnej slabosti zatisol všetko, čo mu kedysi dávalo ohňa, života. Ju i vďaka už blaží.</text:span></text:span></text:p>
        <text:p text:style-name="P8"><text:span text:style-name="CharStyle10"><text:span text:style-name="T20">»Co by sa ti tak žiadalo</text:span></text:span><text:span text:style-name="CharStyle10"><text:span text:style-name="T1">?</text:span></text:span><text:span text:style-name="CharStyle10"><text:span text:style-name="T1">«</text:span></text:span></text:p>
        <text:p text:style-name="P8"><text:span text:style-name="CharStyle10"><text:span text:style-name="T20">»Choď preč...«</text:span></text:span></text:p>
        <text:p text:style-name="P21"><text:soft-page-break/><text:span text:style-name="CharStyle10"><text:span text:style-name="T20">Odtíska ju od seba, </text:span></text:span><text:span text:style-name="CharStyle10"><text:span text:style-name="T31">č</text:span></text:span><text:span text:style-name="CharStyle10"><text:span text:style-name="T20">o slabá ruka stačí. Ostrý bôľ prerazil jej hruďou, sťa by jej srdce pukalo.</text:span></text:span></text:p>
        <text:p text:style-name="P8"><text:span text:style-name="CharStyle10"><text:span text:style-name="T20">»Už ma nechceš ani videť! To</text:span></text:span><text:span text:style-name="CharStyle10"><text:span text:style-name="T1">ľ</text:span></text:span><text:span text:style-name="CharStyle10"><text:span text:style-name="T20">me som ti protivn</text:span></text:span><text:span text:style-name="CharStyle10"><text:span text:style-name="T1">á</text:span></text:span><text:span text:style-name="CharStyle10"><text:span text:style-name="T20">!</text:span></text:span><text:span text:style-name="CharStyle10"><text:span text:style-name="T1">«</text:span></text:span></text:p>
        <text:p text:style-name="P5"><text:span text:style-name="CharStyle10"><text:span text:style-name="T20">vyčituje mu so slzami.</text:span></text:span></text:p>
        <text:p text:style-name="P8"><text:span text:style-name="CharStyle10"><text:span text:style-name="T20">Jeho tvárou ako by bo</text:span></text:span><text:span text:style-name="CharStyle10"><text:span text:style-name="T31">la</text:span></text:span><text:span text:style-name="CharStyle10"><text:span text:style-name="T20"> mihla myšlienka. Pozerá na ňu, pohľad, ako býval kedys</text:span></text:span><text:span text:style-name="CharStyle10"><text:span text:style-name="T1">i</text:span></text:span><text:span text:style-name="CharStyle10"><text:span text:style-name="T20">... Poznala v ňom svojho Jura, jeho lásku. Srdce zaplesalo.</text:span></text:span></text:p>
        <text:p text:style-name="P8"><text:span text:style-name="CharStyle10"><text:span text:style-name="T20">»Preč!« hovorí ešte raz, odtískajúc ju. </text:span></text:span><text:span text:style-name="CharStyle10"><text:span text:style-name="T1">»</text:span></text:span><text:span text:style-name="CharStyle10"><text:span text:style-name="T12">C</text:span></text:span><text:span text:style-name="CharStyle10"><text:span text:style-name="T20">horoba mrzká — ja sa okúňa</text:span></text:span><text:span text:style-name="CharStyle10"><text:span text:style-name="T1">m</text:span></text:span><text:span text:style-name="CharStyle10"><text:span text:style-name="T20">... Budem sa ti hnusiť.«</text:span></text:span></text:p>
        <text:p text:style-name="P8"><text:span text:style-name="CharStyle10"><text:span text:style-name="T20">Hľa, na čo stihne mysle</text:span></text:span><text:span text:style-name="CharStyle10"><text:span text:style-name="T1">ť</text:span></text:span><text:span text:style-name="CharStyle10"><text:span text:style-name="T20">! </text:span></text:span><text:span text:style-name="CharStyle10"><text:span text:style-name="T1">Č</text:span></text:span><text:span text:style-name="CharStyle10"><text:span text:style-name="T20">i to nie dôkaz nežnosti? Hanbí sa pred ňou; bojí sa, že sa jej zhnusí. Preto ju odháňa.</text:span></text:span></text:p>
        <text:p text:style-name="P8"><text:span text:style-name="CharStyle10"><text:span text:style-name="T20">»Nie protivná!</text:span></text:span><text:span text:style-name="CharStyle10"><text:span text:style-name="T1">«</text:span></text:span><text:span text:style-name="CharStyle10"><text:span text:style-name="T20"> doložil tichým hlasom a krúti hlavou. </text:span></text:span><text:span text:style-name="CharStyle10"><text:span text:style-name="T1">I</text:span></text:span><text:span text:style-name="CharStyle10"><text:span text:style-name="T20"> ruku položil na jej. »Ale otec — otca treba...«</text:span></text:span></text:p>
        <text:p text:style-name="P8"><text:span text:style-name="CharStyle10"><text:span text:style-name="T20">Eva vyšla rozč</text:span></text:span><text:span text:style-name="CharStyle10"><text:span text:style-name="T1">ú</text:span></text:span><text:span text:style-name="CharStyle10"><text:span text:style-name="T20">lená, nevediac, čo robí. »Otca volá, otc</text:span></text:span><text:span text:style-name="CharStyle10"><text:span text:style-name="T1">a!</text:span></text:span><text:span text:style-name="CharStyle10"><text:span text:style-name="T20"> Ako ho doviesť? Prosí, a ja — ja neviem, ako..</text:span></text:span><text:span text:style-name="CharStyle10"><text:span text:style-name="T1">. </text:span></text:span><text:span text:style-name="CharStyle10"><text:span text:style-name="T20">Bože, daj mi vnuknutia a neber mi ho — nebe</text:span></text:span><text:span text:style-name="CharStyle10"><text:span text:style-name="T1">r</text:span></text:span><text:span text:style-name="CharStyle10"><text:span text:style-name="T20">!</text:span></text:span><text:span text:style-name="CharStyle10"><text:span text:style-name="T1">«</text:span></text:span></text:p>
        <text:p text:style-name="P8"><text:span text:style-name="CharStyle10"><text:span text:style-name="T20">A medzitým on, za kým syn tak túži, nemyslí na syna. Je tiež chorý. Zožiera sa nad ztratou.</text:span></text:span></text:p>
        <text:p text:style-name="P8"><text:span text:style-name="CharStyle10"><text:span text:style-name="T20">Ešte za mladi si vzal do hlavy, že zbohatne. Videl, ako dobre boháčovi. Boháč má všetko. Bohatstvo, vládu, múdrosť, česť i pravdu a právo. Všetko za peniaze! Mal ciele: čo všetko vykoná, ke</text:span></text:span><text:span text:style-name="CharStyle10"><text:span text:style-name="T31">ď</text:span></text:span><text:span text:style-name="CharStyle10"><text:span text:style-name="T20"> zbohatne. A čo s nimi? Padl</text:span></text:span><text:span text:style-name="CharStyle10"><text:span text:style-name="T12">y</text:span></text:span><text:span text:style-name="CharStyle10"><text:span text:style-name="T20">, ke</text:span></text:span><text:span text:style-name="CharStyle10"><text:span text:style-name="T31">ď</text:span></text:span><text:span text:style-name="CharStyle10"><text:span text:style-name="T20"> zbohatol. Shŕňa peniaze k vôli peniazom. Peniaze sú cieľom... »Len päťtisíc ma</text:span></text:span><text:span text:style-name="CharStyle10"><text:span text:style-name="T1">ť</text:span></text:span><text:span text:style-name="CharStyle10"><text:span text:style-name="T20">!</text:span></text:span><text:span text:style-name="CharStyle10"><text:span text:style-name="T1">«</text:span></text:span><text:span text:style-name="CharStyle10"><text:span text:style-name="T20"> zatúžil najprv. A mal ich. »Len desaťtisí</text:span></text:span><text:span text:style-name="CharStyle10"><text:span text:style-name="T1">c</text:span></text:span><text:span text:style-name="CharStyle10"><text:span text:style-name="T20">...« A tak pot</text:span></text:span><text:span text:style-name="CharStyle10"><text:span text:style-name="T1">ís</text:span></text:span><text:span text:style-name="CharStyle10"><text:span text:style-name="T20">kal métu žiadosti vyššie a vyššie. Lakomosť rástla s bohatstvom, i prerastala ho. Iba závisti sa bál. Aby ju oddialil od seba, aby netušil nikto, čo je za boháč, nepožičiaval na svoje meno. Mal agentov, tí narábali s </text:span></text:span><text:soft-page-break/><text:span text:style-name="CharStyle10"><text:span text:style-name="T20">jeho grošom. </text:span></text:span><text:span text:style-name="CharStyle10"><text:span text:style-name="T1">I</text:span></text:span><text:span text:style-name="CharStyle10"><text:span text:style-name="T20">náč opatrný, spustil sa slepo na túto chasu. Menovite na Mojžiša, ten bol najšikovnejší. Zarábal mu pekný groš, uspokojujúc sa s oročkami. A hľa, práve ten ho previedol. Nie osemnásť stovák — omnoho viac tratí pri ňom. Sám sa okúňa povedať pravdu; boj</text:span></text:span><text:span text:style-name="CharStyle10"><text:span text:style-name="T31">í</text:span></text:span><text:span text:style-name="CharStyle10"><text:span text:style-name="T20"> sa upozorniť ľud na svoje bohatstvo; i hanbí sa, že sa dal toľme podviesť.</text:span></text:span></text:p>
        <text:p text:style-name="P8"><text:span text:style-name="CharStyle10"><text:span text:style-name="T20">Aký bol zničený, ke</text:span></text:span><text:span text:style-name="CharStyle10"><text:span text:style-name="T31">ď</text:span></text:span><text:span text:style-name="CharStyle10"><text:span text:style-name="T20"> sa vrátil od neho. Neztrati</text:span></text:span><text:span text:style-name="CharStyle10"><text:span text:style-name="T1">l </text:span></text:span><text:span text:style-name="CharStyle10"><text:span text:style-name="T20">iba peniaze, ztratil i vieru v ľudí.</text:span></text:span></text:p>
        <text:p text:style-name="P8"><text:span text:style-name="CharStyle10"><text:span text:style-name="T20">Bojí sa už všetkého. </text:span></text:span><text:span text:style-name="CharStyle10"><text:span text:style-name="T1">Ľ</text:span></text:span><text:span text:style-name="CharStyle10"><text:span text:style-name="T20">aká sa každého šuchotu, že to zbojníci. Každý pozor mu je podozrivý. Ve</text:span></text:span><text:span text:style-name="CharStyle10"><text:span text:style-name="T1">ď</text:span></text:span><text:span text:style-name="CharStyle10"><text:span text:style-name="T20"> je v dome sám a sám. Kto ho zastane? Ako ho mohol podopreť rychtár — a nie, ešte ho zamoči</text:span></text:span><text:span text:style-name="CharStyle10"><text:span text:style-name="T1">l!</text:span></text:span></text:p>
        <text:p text:style-name="P8"><text:span text:style-name="CharStyle10"><text:span text:style-name="T20">Nenávidí ho väčšmi, než predtým. Protiví sa mu všetký</text:span></text:span><text:span text:style-name="CharStyle10"><text:span text:style-name="T1">m</text:span></text:span><text:span text:style-name="CharStyle10"><text:span text:style-name="T20">: životom, zásadami, nadovšetko ľahkomyseľnosťou pri peniazoch. A ten človek už siaha na jeho peniaze, ke</text:span></text:span><text:span text:style-name="CharStyle10"><text:span text:style-name="T31">ď</text:span></text:span><text:span text:style-name="CharStyle10"><text:span text:style-name="T20"> svoje rozhádzal. Prečo pre iné odvábil mu syna? Chce ich vziať, rozsýpať plnou hrsťou. Jeho bohatstvo rozdrobiť, rozmrviť na kúsočky, odrobinky, z ktorých vyrástlo po toľkej práci! A ke</text:span></text:span><text:span text:style-name="CharStyle10"><text:span text:style-name="T31">ď</text:span></text:span><text:span text:style-name="CharStyle10"><text:span text:style-name="T20"> nachádza odpor, aspoň sa pridá k jeho nepriateľom; dovoľuje, aby ho zbíjali bez pokuty...</text:span></text:span></text:p>
        <text:p text:style-name="P8"><text:span text:style-name="CharStyle10"><text:span text:style-name="T20">A čo synovia? Nieto v nich potechy, sú proti nemu. Ani jeden neudal sa naňho. Sotva dorástli, už sa stavajú proti jeho zámerom. Staršieho vyhnal, urobil tulákom — dal mu pocítiť svoj hnev. Mladšieho tiež vyhnal, tiež ho chcel spraviť tulákom — rychtár ho zastienil pred hnevom jeho... Zato chcel rychtára potrestať, zničiť, vyhnať z gazdovstva. Vyplietol sa z jeho ruky a víťazí nad ním. Ach, ako ho nenávidí!</text:span></text:span></text:p>
        <text:p text:style-name="P8"><text:span text:style-name="CharStyle10"><text:span text:style-name="T20">Tu čuje, že syn leží na choleru.</text:span></text:span></text:p>
        <text:p text:style-name="P8"><text:span text:style-name="CharStyle10"><text:span text:style-name="T20">»Pán Boh ho tresc</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zvolal v presvedčení. A nemyslí viac naň. Čo ho doň? Spastorčil sa, zhavranel</text:span></text:span><text:span text:style-name="CharStyle10"><text:span text:style-name="T1"> </text:span></text:span><text:span text:style-name="CharStyle10"><text:span text:style-name="T20">— n</text:span></text:span><text:span text:style-name="CharStyle10"><text:span text:style-name="T12">e</text:span></text:span><text:span text:style-name="CharStyle10"><text:span text:style-name="T20">chce kráčať v jeho koľaji. Načo mu je?</text:span></text:span></text:p>
        <text:p text:style-name="P8"><text:soft-page-break/><text:span text:style-name="CharStyle10"><text:span text:style-name="T20">On má iné starosti, iné nádeje. Chce sa stať mu</text:span></text:span><text:span text:style-name="CharStyle10"><text:span text:style-name="T1">žom</text:span></text:span><text:span text:style-name="CharStyle10"><text:span text:style-name="T20"> Masliačkiným. Ona nenávidí rychtárovcov, to ju </text:span></text:span><text:span text:style-name="CharStyle10"><text:span text:style-name="T1">ž</text:span></text:span><text:span text:style-name="CharStyle10"><text:span text:style-name="T12">e</text:span></text:span><text:span text:style-name="CharStyle10"><text:span text:style-name="T20">ni</text:span></text:span><text:span text:style-name="CharStyle10"><text:span text:style-name="T1">e</text:span></text:span><text:span text:style-name="CharStyle10"><text:span text:style-name="T20"> k nemu. Trúfa si väčšmi škodiť rychtárovcom, k</text:span></text:span><text:span text:style-name="CharStyle10"><text:span text:style-name="T1">e</text:span></text:span><text:span text:style-name="CharStyle10"><text:span text:style-name="T12">ď</text:span></text:span><text:span text:style-name="CharStyle10"><text:span text:style-name="T20"> bude Sýkorovou ženou. Na nešťastie museli svadbu odložiť na jaseň. Musí za ňou chodiť; bojí sa, že ju iná</text:span></text:span><text:span text:style-name="CharStyle25"><text:span text:style-name="T20"> </text:span></text:span><text:span text:style-name="CharStyle10"><text:span text:style-name="T20">vôľa nadíde a ne</text:span></text:span><text:span text:style-name="CharStyle10"><text:span text:style-name="T1">c</text:span></text:span><text:span text:style-name="CharStyle10"><text:span text:style-name="T20">há ho na </text:span></text:span><text:span text:style-name="CharStyle10"><text:span text:style-name="T1">ľ</text:span></text:span><text:span text:style-name="CharStyle10"><text:span text:style-name="T20">ade. Prikladá polienko za polienkom, aby hnev u nej nevyhasol.</text:span></text:span></text:p>
        <text:p text:style-name="P8"><text:span text:style-name="CharStyle10"><text:span text:style-name="T20">I teraz je u nej. Sedia bez svetla, potme.</text:span></text:span></text:p>
        <text:p text:style-name="P8"><text:span text:style-name="CharStyle10"><text:span text:style-name="T20">»Dáme im pokoj, beztoho je chorý a nevieme, ako sa choroba zvrtne.«</text:span></text:span></text:p>
        <text:p text:style-name="P8"><text:span text:style-name="CharStyle10"><text:span text:style-name="T20">»</text:span></text:span><text:span text:style-name="CharStyle10"><text:span text:style-name="T31">Č</text:span></text:span><text:span text:style-name="CharStyle10"><text:span text:style-name="T20">o im vykonáte</text:span></text:span><text:span text:style-name="CharStyle10"><text:span text:style-name="T1">?«</text:span></text:span><text:span text:style-name="CharStyle10"><text:span text:style-name="T20"> rozosmiala sa zlostne. »Vyplatili, čo boli dlžní, majú pokoj. Oj, majú t</text:span></text:span><text:span text:style-name="CharStyle10"><text:span text:style-name="T1">í</text:span></text:span><text:span text:style-name="CharStyle10"><text:span text:style-name="T20"> ešte zástupcov</text:span></text:span><text:span text:style-name="CharStyle10"><text:span text:style-name="T1">!«</text:span></text:span></text:p>
        <text:p text:style-name="P8"><text:span text:style-name="CharStyle10"><text:span text:style-name="T1">»</text:span></text:span><text:span text:style-name="CharStyle10"><text:span text:style-name="T20">Kúpim obligátor od Straku. </text:span></text:span><text:span text:style-name="CharStyle10"><text:span text:style-name="T31">Č</text:span></text:span><text:span text:style-name="CharStyle10"><text:span text:style-name="T20">o dám tisícku — ale ich nevypustí</text:span></text:span><text:span text:style-name="CharStyle10"><text:span text:style-name="T1">m</text:span></text:span><text:span text:style-name="CharStyle10"><text:span text:style-name="T20">! Kúpim...«</text:span></text:span></text:p>
        <text:p text:style-name="P8"><text:span text:style-name="CharStyle10"><text:span text:style-name="T20">»Nič im nespravíte. </text:span></text:span><text:span text:style-name="CharStyle10"><text:span text:style-name="T12">Č</text:span></text:span><text:span text:style-name="CharStyle10"><text:span text:style-name="T20">o budete čo robiť, od nej sa vám nedá odpúdiť. Už ho držia. </text:span></text:span><text:span text:style-name="CharStyle10"><text:span text:style-name="T1">I</text:span></text:span><text:span text:style-name="CharStyle10"><text:span text:style-name="T20"> dobre im bude na svete, ak výnde.« Nemôže utajiť vzdych pri tých slovách. »Dobre, lebo sa majú radi. A to je nadovšetko.</text:span></text:span><text:span text:style-name="CharStyle10"><text:span text:style-name="T1">« </text:span></text:span><text:span text:style-name="CharStyle10"><text:span text:style-name="T20">Tu sa zamyslela a konečne končí: »Na dakoho letí samá bieda — iný vie iba o šťastí. Povedzte, kedy prišlo na tých dačo? No teraz, teraz sa ukazovalo — a vyplietli sa!«</text:span></text:span></text:p>
        <text:p text:style-name="P8"><text:span text:style-name="CharStyle10"><text:span text:style-name="T20">Nad dedinou zjavila sa žiara, vnikla oblokmi a hádže červenú záplavu na steny; sťa ke</text:span></text:span><text:span text:style-name="CharStyle10"><text:span text:style-name="T31">ď</text:span></text:span><text:span text:style-name="CharStyle10"><text:span text:style-name="T20"> sa zore zapália.</text:span></text:span></text:p>
        <text:p text:style-name="P8"><text:span text:style-name="CharStyle10"><text:span text:style-name="T1">»</text:span></text:span><text:span text:style-name="CharStyle10"><text:span text:style-name="T12">Č</text:span></text:span><text:span text:style-name="CharStyle10"><text:span text:style-name="T20">o je to?« zvolal Sýkora. A za chvíľu dostal odpoveď.</text:span></text:span></text:p>
        <text:p text:style-name="P8"><text:span text:style-name="CharStyle10"><text:span text:style-name="T20">»Hor</text:span></text:span><text:span text:style-name="CharStyle10"><text:span text:style-name="T1">í</text:span></text:span><text:span text:style-name="CharStyle10"><text:span text:style-name="T20"> — hor</text:span></text:span><text:span text:style-name="CharStyle10"><text:span text:style-name="T1">í</text:span></text:span><text:span text:style-name="CharStyle10"><text:span text:style-name="T20">!</text:span></text:span><text:span text:style-name="CharStyle10"><text:span text:style-name="T1">«</text:span></text:span><text:span text:style-name="CharStyle10"><text:span text:style-name="T20"> čuť z ulice.</text:span></text:span></text:p>
        <text:p text:style-name="P21"><text:span text:style-name="CharStyle10"><text:span text:style-name="T20">»</text:span></text:span><text:span text:style-name="CharStyle10"><text:span text:style-name="T1">To</text:span></text:span><text:span text:style-name="CharStyle10"><text:span text:style-name="T20"> padne kdesi okolo vás,</text:span></text:span><text:span text:style-name="CharStyle10"><text:span text:style-name="T1">«</text:span></text:span><text:span text:style-name="CharStyle10"><text:span text:style-name="T20"> vraví ona dosť chladne.</text:span></text:span></text:p>
        <text:p text:style-name="P8"><text:span text:style-name="CharStyle10"><text:span text:style-name="T20">»Môj dom — môj do</text:span></text:span><text:span text:style-name="CharStyle10"><text:span text:style-name="T1">m!«</text:span></text:span><text:span text:style-name="CharStyle10"><text:span text:style-name="T20"> Chytá sa za hlavu — nevidí, nečuje, beží ako bez ducha. Zimomriavky </text:span></text:span><text:span text:style-name="CharStyle10"><text:span text:style-name="T12">na</text:span></text:span><text:span text:style-name="CharStyle10"><text:span text:style-name="T20">skočily naň, zuby hrkocú. Strach dodáva nohám sily. Strach o peniaze. Ukrýva ich pred zlodejmi — nie v truhlách a armariách, ani v knižkách a </text:span></text:span><text:soft-page-break/><text:span text:style-name="CharStyle10"><text:span text:style-name="T20">biblii. Také schovánky zná už každý zlodej. On ich má na miestach, kde nikto by nehľadal peňazí. Na pôjde za rohami a latami v začadených handričkách.</text:span></text:span></text:p>
        <text:p text:style-name="P21"><text:span text:style-name="CharStyle10"><text:span text:style-name="T20">»Podpálili ma, podpálil</text:span></text:span><text:span text:style-name="CharStyle10"><text:span text:style-name="T1">i</text:span></text:span><text:span text:style-name="CharStyle10"><text:span text:style-name="T20">!</text:span></text:span><text:span text:style-name="CharStyle10"><text:span text:style-name="T1">«</text:span></text:span><text:span text:style-name="CharStyle10"><text:span text:style-name="T20"> bedáka utekajúc. »Chcú ma o všetko pripraviť.</text:span></text:span><text:span text:style-name="CharStyle10"><text:span text:style-name="T1">«</text:span></text:span></text:p>
        <text:p text:style-name="P8"><text:span text:style-name="CharStyle10"><text:span text:style-name="T20">Vydýchol si. Chalupu našiel tichú, zahrúženú vo tme. No nemá pokoja. Zaberá na pôjd sťa šuhaj osemnásťročný. Skrýše zná i potme. Zpoza lát a rohov vyťahuje handričky. Je ich plný klobúk. Sišiel s pôjda, ide pred dom. Hľadá, kde je žiara </text:span></text:span><text:span text:style-name="CharStyle10"><text:span text:style-name="T1">—</text:span></text:span><text:span text:style-name="CharStyle10"><text:span text:style-name="T20"> nevidno nič. Dedina je zase tmavá.</text:span></text:span></text:p>
        <text:p text:style-name="P8"><text:span text:style-name="CharStyle10"><text:span text:style-name="T20">»Ach, ako som sa zľako</text:span></text:span><text:span text:style-name="CharStyle10"><text:span text:style-name="T1">l</text:span></text:span><text:span text:style-name="CharStyle10"><text:span text:style-name="T20">!« Srdce mu bije silne. Musí sa presvedčiť, že poklad je tu; celý, nedotknutý. Zapálil sviecu a vtiahol sa do tmavej komory. Rozkladá bankovky na hŕby. Iba teraz vidí, aký je ukonaný, ako ho strach načal. Kolená sa mu trasú, i ruky. »Chvalaboh</text:span></text:span><text:span text:style-name="CharStyle10"><text:span text:style-name="T1">u</text:span></text:span><text:span text:style-name="CharStyle10"><text:span text:style-name="T20">!</text:span></text:span><text:span text:style-name="CharStyle10"><text:span text:style-name="T1">«</text:span></text:span><text:span text:style-name="CharStyle10"><text:span text:style-name="T20"> složil ruky k vrelej modlitbe. »Nechýba nič, všetko tu — peniaze i obligátory...«</text:span></text:span></text:p>
        <text:p text:style-name="P8"><text:span text:style-name="CharStyle10"><text:span text:style-name="T20">»Kde by ich dal — kde. Na také dáke miesto... Na pôjd už nie, oj nie! Príde zlý človek, podpáli. Ani do izby nikd</text:span></text:span><text:span text:style-name="CharStyle10"><text:span text:style-name="T1">e</text:span></text:span><text:span text:style-name="CharStyle10"><text:span text:style-name="T20">...« Pozdáva sa mu, že sypáreň je najlepší úkryt. »Ak zhorí, zhorí iba strecha, cez sklepenie neprehorí. A je medzi stromovím. Zlodeji? Ozaj, t</text:span></text:span><text:span text:style-name="CharStyle10"><text:span text:style-name="T1">í </text:span></text:span><text:span text:style-name="CharStyle10"><text:span text:style-name="T20">môžu — nie je na očiach. Ach, čo vystojíš, ak máš dač</text:span></text:span><text:span text:style-name="CharStyle10"><text:span text:style-name="T1">o</text:span></text:span><text:span text:style-name="CharStyle10"><text:span text:style-name="T20">! Ale ni</text:span></text:span><text:span text:style-name="CharStyle10"><text:span text:style-name="T1">e</text:span></text:span><text:span text:style-name="CharStyle10"><text:span text:style-name="T20">... Na dverách sú dva bľachy, železné futro...«</text:span></text:span></text:p>
        <text:p text:style-name="P8"><text:span text:style-name="CharStyle10"><text:span text:style-name="T20">Rozvážil chladne všetky okolnosti, rozhodol sa za sypáreň. Našiel miešok, vpratal doň: peniaze na spodok, obligátory na vrch.</text:span></text:span></text:p>
        <text:p text:style-name="P8"><text:span text:style-name="CharStyle10"><text:span text:style-name="T20">»</text:span></text:span><text:span text:style-name="CharStyle10"><text:span text:style-name="T1">Ta</text:span></text:span><text:span text:style-name="CharStyle10"><text:span text:style-name="T20">k!« obzerá si miešok, poťažkáva, nadhadzuje na dlani. Odomkol oba bľachy, dvere zavrčaly, ako by sa </text:span></text:span><text:span text:style-name="CharStyle10"><text:span text:style-name="T12">v</text:span></text:span><text:span text:style-name="CharStyle10"><text:span text:style-name="T20">ysmievaly zlodejom. Do nosa bije vôňa dobre opatreného zbožia, ktorého sú plné </text:span></text:span><text:span text:style-name="CharStyle10"><text:span text:style-name="T12">s</text:span></text:span><text:span text:style-name="CharStyle10"><text:span text:style-name="T20">krine, rozostavené popri stenách.</text:span></text:span></text:p>
        <text:p text:style-name="P8"><text:span text:style-name="CharStyle10"><text:span text:style-name="T20">Zaboril sa rukami do vlaňajšej pšenice. Obzrel sa</text:span></text:span><text:span text:style-name="CharStyle10"><text:span text:style-name="T1">, </text:span></text:span><text:span text:style-name="CharStyle10"><text:span text:style-name="T20">ako zlodej, no sypáreň </text:span></text:span><text:soft-page-break/><text:span text:style-name="CharStyle10"><text:span text:style-name="T20">zavretá, nik ho nevid</text:span></text:span><text:span text:style-name="CharStyle10"><text:span text:style-name="T1">í</text:span></text:span><text:span text:style-name="CharStyle10"><text:span text:style-name="T20">..</text:span></text:span><text:span text:style-name="CharStyle10"><text:span text:style-name="T1">.</text:span></text:span><text:span text:style-name="CharStyle10"><text:span text:style-name="T20"> Vzal miešok a zaboril hlboko do pšenice.</text:span></text:span></text:p>
        <text:p text:style-name="P8"><text:span text:style-name="CharStyle10"><text:span text:style-name="T1">»</text:span></text:span><text:span text:style-name="CharStyle10"><text:span text:style-name="T20">Tak!</text:span></text:span><text:span text:style-name="CharStyle10"><text:span text:style-name="T1">«</text:span></text:span><text:span text:style-name="CharStyle10"><text:span text:style-name="T20"> oddýchol si, chytiac sviecu do ruky. Svieti po kútoch, či niet nič podozrivého. Ťažké brvná, z ktorých je srub i sklepenie, sú celé, nedotknuté. A železné futro na dverách odolá každému náporu. Ostatne nazre tu i tu, či sa dakto nebude dobíjať, miešok tiež nenechá</text:span></text:span><text:span text:style-name="CharStyle10"><text:span text:style-name="T1">,</text:span></text:span><text:span text:style-name="CharStyle10"><text:span text:style-name="T20"> vždy na tom istom mieste. Zhasil svetlo, zamkol zámky, ťažké kľúče zavesil na remeň. Už ich viac beztoho nepopust</text:span></text:span><text:span text:style-name="CharStyle10"><text:span text:style-name="T31">í</text:span></text:span><text:span text:style-name="CharStyle10"><text:span text:style-name="T20">.</text:span></text:span></text:p>
        <text:p text:style-name="P8"><text:span text:style-name="CharStyle10"><text:span text:style-name="T20">Vyšiel ešte pozavierať vráta. Popred dom ide akási žena.</text:span></text:span></text:p>
        <text:p text:style-name="P8"><text:span text:style-name="CharStyle10"><text:span text:style-name="T1">»</text:span></text:span><text:span text:style-name="CharStyle10"><text:span text:style-name="T20">Kde to horelo?</text:span></text:span><text:span text:style-name="CharStyle10"><text:span text:style-name="T1">«</text:span></text:span><text:span text:style-name="CharStyle10"><text:span text:style-name="T20"> pýta sa jej.</text:span></text:span></text:p>
        <text:p text:style-name="P21"><text:span text:style-name="CharStyle10"><text:span text:style-name="T20">»Nikde. To Kub</text:span></text:span><text:span text:style-name="CharStyle10"><text:span text:style-name="T31">í</text:span></text:span><text:span text:style-name="CharStyle10"><text:span text:style-name="T20">kovci pálili slamu vyše dediny.</text:span></text:span><text:span text:style-name="CharStyle10"><text:span text:style-name="T1">«</text:span></text:span></text:p>
        <text:p text:style-name="P30"><text:span text:style-name="CharStyle10"><text:span text:style-name="T20">»</text:span></text:span><text:span text:style-name="CharStyle10"><text:span text:style-name="T31">Č</text:span></text:span><text:span text:style-name="CharStyle10"><text:span text:style-name="T20">o za slamu</text:span></text:span><text:span text:style-name="CharStyle10"><text:span text:style-name="T1">?«</text:span></text:span></text:p>
        <text:p text:style-name="P8"><text:span text:style-name="CharStyle10"><text:span text:style-name="T20">»Umrel starý, nuž zpod neho.«</text:span></text:span></text:p>
        <text:p text:style-name="P8"><text:span text:style-name="CharStyle10"><text:span text:style-name="T20">»A načo?</text:span></text:span><text:span text:style-name="CharStyle10"><text:span text:style-name="T1">«</text:span></text:span></text:p>
        <text:p text:style-name="P8"><text:span text:style-name="CharStyle10"><text:span text:style-name="T20">»Aby sa chorela spálila. Rychtár, že slamu spáliť zakaždým.</text:span></text:span><text:span text:style-name="CharStyle10"><text:span text:style-name="T1">«</text:span></text:span></text:p>
        <text:p text:style-name="P8"><text:span text:style-name="CharStyle10"><text:span text:style-name="T20">»</text:span></text:span><text:span text:style-name="CharStyle10"><text:span text:style-name="T31">Č</text:span></text:span><text:span text:style-name="CharStyle10"><text:span text:style-name="T20">o nevymysli</text:span></text:span><text:span text:style-name="CharStyle10"><text:span text:style-name="T1">a</text:span></text:span><text:span text:style-name="CharStyle10"><text:span text:style-name="T20">!«</text:span></text:span></text:p>
        <text:p text:style-name="P8"><text:span text:style-name="CharStyle10"><text:span text:style-name="T20">»Ve</text:span></text:span><text:span text:style-name="CharStyle10"><text:span text:style-name="T1">ď</text:span></text:span><text:span text:style-name="CharStyle10"><text:span text:style-name="T20"> hej. Aspoň keby to na osoh: ale č</text:span></text:span><text:span text:style-name="CharStyle10"><text:span text:style-name="T31">í</text:span></text:span><text:span text:style-name="CharStyle10"><text:span text:style-name="T20">m ďalej, tým horšie.«</text:span></text:span></text:p>
        <text:p text:style-name="P8"><text:span text:style-name="CharStyle10"><text:span text:style-name="T1">»I</text:span></text:span><text:span text:style-name="CharStyle10"><text:span text:style-name="T20"> to bolo dobre. Aspoň som si ich zariadil. Môžem</text:span></text:span><text:span text:style-name="CharStyle10"><text:span text:style-name="T1">,</text:span></text:span><text:span text:style-name="CharStyle10"><text:span text:style-name="T20"> už spať bezpečne,</text:span></text:span><text:span text:style-name="CharStyle10"><text:span text:style-name="T1">«</text:span></text:span><text:span text:style-name="CharStyle10"><text:span text:style-name="T20"> mysl</text:span></text:span><text:span text:style-name="CharStyle10"><text:span text:style-name="T31">í</text:span></text:span><text:span text:style-name="CharStyle10"><text:span text:style-name="T20"> si, vchádzajúc do izby tmavej, studenej.</text:span></text:span></text:p>
        <text:p text:style-name="P5"><text:span text:style-name="CharStyle10"><text:span text:style-name="T20"/></text:span></text:p>
        <text:p text:style-name="P7"><text:span text:style-name="CharStyle10"><text:span text:style-name="T20">VIII.</text:span></text:span></text:p>
        <text:p text:style-name="P8"><text:span text:style-name="CharStyle10"><text:span text:style-name="T20"/></text:span></text:p>
        <text:p text:style-name="P12"><text:span text:style-name="CharStyle10"><text:span text:style-name="T20">Eva strávila zase noc bez sna, prehadzujúc sa </text:span></text:span><text:span text:style-name="CharStyle10"><text:span text:style-name="T12">n</text:span></text:span><text:span text:style-name="CharStyle10"><text:span text:style-name="T20">a posteli. Dorážaly k nej stony a výkriky chorého, ktorý mal noc ešte horšiu, ako minulá. Aké to pre ňu muk</text:span></text:span><text:span text:style-name="CharStyle10"><text:span text:style-name="T12">y</text:span></text:span><text:span text:style-name="CharStyle10"><text:span text:style-name="T20">! Ako by s každým stonom bola vyletela duša z t</text:span></text:span><text:span text:style-name="CharStyle10"><text:span text:style-name="T1">e</text:span></text:span><text:span text:style-name="CharStyle10"><text:span text:style-name="T20">la uboleného. Nad ránom sa stíšil. </text:span></text:span><text:soft-page-break/><text:span text:style-name="CharStyle10"><text:span text:style-name="T20">Vyskočila z poste</text:span></text:span><text:span text:style-name="CharStyle10"><text:span text:style-name="T12">l</text:span></text:span><text:span text:style-name="CharStyle10"><text:span text:style-name="T20">e</text:span></text:span><text:span text:style-name="CharStyle10"><text:span text:style-name="T1">, </text:span></text:span><text:span text:style-name="CharStyle10"><text:span text:style-name="T20">ide do izby. Oči má zavreté, bojí sa prejsť tmavým pitvorom s očima otvorenýma; zdá sa jej, že duchovia nadzemskí sa v ňom tmolia. Vstúpila do izby, dych jej seko</text:span></text:span><text:span text:style-name="CharStyle10"><text:span text:style-name="T1">l</text:span></text:span><text:span text:style-name="CharStyle10"><text:span text:style-name="T20">...</text:span></text:span></text:p>
        <text:p text:style-name="P8"><text:span text:style-name="CharStyle10"><text:span text:style-name="T20">Na posteli on, horeznačky s očima zatvorenýma. Dve tmavé jamy škeria sa na ňu, sťa by boly vypité. Ruky popri tel</text:span></text:span><text:span text:style-name="CharStyle10"><text:span text:style-name="T1">e</text:span></text:span><text:span text:style-name="CharStyle10"><text:span text:style-name="T20">, každá žilka označená belasým pásom. Obraz, skutočný obraz smrti. Mať sed</text:span></text:span><text:span text:style-name="CharStyle10"><text:span text:style-name="T1">í</text:span></text:span><text:span text:style-name="CharStyle10"><text:span text:style-name="T20"> na lavici, má p</text:span></text:span><text:span text:style-name="CharStyle10"><text:span text:style-name="T1">r</text:span></text:span><text:span text:style-name="CharStyle10"><text:span text:style-name="T12">i</text:span></text:span><text:span text:style-name="CharStyle10"><text:span text:style-name="T20">sadnutú kúdeľ, ale nepradie. Opretá o stenu drieme s naklonenou hlavou. Eva hľadí na posteľ — hľadí, či nepostihne dáky pohyb, ktorý by svedčil o živote. Slzy jej zakrývajú zrak obláčkom. V tej tichosti hrobovej čosi puklo. </text:span></text:span><text:span text:style-name="CharStyle10"><text:span text:style-name="T31">Č</text:span></text:span><text:span text:style-name="CharStyle10"><text:span text:style-name="T20">ajsi stôl.</text:span></text:span></text:p>
        <text:p text:style-name="P8"><text:span text:style-name="CharStyle10"><text:span text:style-name="T20">Pristúpila k nemu, strežie, bo zdá sa jej, že teraz-teraz sa rozhodne... Predsa sa hruď ešte hýbe, nevyhasol z nej život. Mať sa navážila na bok; len-len že neztratila rovnováhu a nespadla. Strhne sa, oči spaním zmámené upiera na dcéru. Biela postava kon</text:span></text:span><text:span text:style-name="CharStyle10"><text:span text:style-name="T12">č</text:span></text:span><text:span text:style-name="CharStyle10"><text:span text:style-name="T20">a postele, vysoká, štíhla, bľadá: tak si predstavuje dedinská povera smrť, že si chodí po chorých.</text:span></text:span></text:p>
        <text:p text:style-name="P8"><text:span text:style-name="CharStyle10"><text:span text:style-name="T20">»Choď!« kýva jej mať. »Spí — cho</text:span></text:span><text:span text:style-name="CharStyle10"><text:span text:style-name="T12">ď</text:span></text:span><text:span text:style-name="CharStyle10"><text:span text:style-name="T20"> spať!«</text:span></text:span></text:p>
        <text:p text:style-name="P21"><text:span text:style-name="CharStyle10"><text:span text:style-name="T20">Chorý otvoril oči, nespúšťa ich s nej. Nepoznáva ju.</text:span></text:span></text:p>
        <text:p text:style-name="P30"><text:span text:style-name="CharStyle10"><text:span text:style-name="T1">»</text:span></text:span><text:span text:style-name="CharStyle10"><text:span text:style-name="T20">Otec?</text:span></text:span><text:span text:style-name="CharStyle10"><text:span text:style-name="T1">«</text:span></text:span><text:span text:style-name="CharStyle10"><text:span text:style-name="T20"> šepce viac sebe.</text:span></text:span></text:p>
        <text:p text:style-name="P8"><text:span text:style-name="CharStyle10"><text:span text:style-name="T20">»A ma nezná</text:span></text:span><text:span text:style-name="CharStyle10"><text:span text:style-name="T1">š</text:span></text:span><text:span text:style-name="CharStyle10"><text:span text:style-name="T20">?</text:span></text:span><text:span text:style-name="CharStyle10"><text:span text:style-name="T1">«</text:span></text:span><text:span text:style-name="CharStyle10"><text:span text:style-name="T20"> naklonila sa mu skoro nad tvár.</text:span></text:span></text:p>
        <text:p text:style-name="P8"><text:span text:style-name="CharStyle10"><text:span text:style-name="T20">Oči blúďa po jej tvári s akýmsi obdivom, sťa by chodily na nepovedomých miestach. Zastavujú sa na každom záhybe. Začínajú sa upamätúvať, sú trochu živšie.</text:span></text:span></text:p>
        <text:p text:style-name="P5"><text:span text:style-name="CharStyle10"><text:span text:style-name="T20">»Eva!« zašepkaly pery. </text:span></text:span><text:span text:style-name="CharStyle10"><text:span text:style-name="T1">»</text:span></text:span><text:span text:style-name="CharStyle10"><text:span text:style-name="T20">Cho</text:span></text:span><text:span text:style-name="CharStyle10"><text:span text:style-name="T1">ď</text:span></text:span><text:span text:style-name="CharStyle10"><text:span text:style-name="T20"> spať.«</text:span></text:span></text:p>
        <text:p text:style-name="P5"><text:span text:style-name="CharStyle10"><text:span text:style-name="T20">Schvátila mu ruku, biednu a studenú. On zavrel </text:span></text:span><text:span text:style-name="CharStyle10"><text:span text:style-name="T12">o</text:span></text:span><text:span text:style-name="CharStyle10"><text:span text:style-name="T20">či. Vrátila sa do komory.</text:span></text:span></text:p>
        <text:p text:style-name="P8"><text:soft-page-break/><text:span text:style-name="CharStyle10"><text:span text:style-name="T20">Ráno, keď jej s</text:span></text:span><text:span text:style-name="CharStyle10"><text:span text:style-name="T1">l</text:span></text:span><text:span text:style-name="CharStyle10"><text:span text:style-name="T20">nce zasvietilo do komory, akási nová ufnosť zobudila sa v nej. Chorý leží bezvládny. Dopytuje sa tuho na otca. Nemyslela veru, že on otca tak ľúbi. Tak málo prezradzoval k nemu lásky a konečne i úcty.</text:span></text:span></text:p>
        <text:p text:style-name="P8"><text:span text:style-name="CharStyle10"><text:span text:style-name="T20">»Dovediem ho, dovediem — a čo bych život dala za to.</text:span></text:span><text:span text:style-name="CharStyle10"><text:span text:style-name="T1">«</text:span></text:span><text:span text:style-name="CharStyle10"><text:span text:style-name="T20"> Húta, vymýšľa spôsoby, ako by ho prehovorila najskôr. Vie, ako mať pochodila, ke</text:span></text:span><text:span text:style-name="CharStyle10"><text:span text:style-name="T1">ď</text:span></text:span><text:span text:style-name="CharStyle10"><text:span text:style-name="T20"> bola uňho. Ona pôjde cestou inou — dlhšou, obtížnejšou, ale istou...</text:span></text:span></text:p>
        <text:p text:style-name="P8"><text:span text:style-name="CharStyle10"><text:span text:style-name="T20">Nepozorovane sa vytratila. Nesverila sa ani materi. Tá by jej iste nedovolila. Možno i nahnevala by sa. A ona je istá, že ak dačo, príchod otcov chorého uzdraví. Plán má odvážlivý, ale cieľ je hoden i takých obetí.</text:span></text:span></text:p>
        <text:p text:style-name="P8"><text:span text:style-name="CharStyle10"><text:span text:style-name="T20">Masliačka žasla, keď videla vchádzať do dvora rychtárovu dcéru.</text:span></text:span></text:p>
        <text:p text:style-name="P8"><text:span text:style-name="CharStyle10"><text:span text:style-name="T20">Ešte nikdy neboly spolu, ich chodníčky sa nikdy nekrižovaly. Stranily sa jedna druhej. Bočily od seba, ale viac z predsudku. Eva sa jej bojí: pred Zimovou dcérou nešiel veru nikto Masliačku vychvaľovať; čula na ňu samú hanu. Doma jej vôbec nespomínali, až do nedávna. Kr</text:span></text:span><text:span text:style-name="CharStyle10"><text:span text:style-name="T12">e</text:span></text:span><text:span text:style-name="CharStyle10"><text:span text:style-name="T20">m toho, keď sa náhodou stretly, Masliačka nepozrela na ňu dáko vľúdne, tak že Eva sa jej naozaj bojí.</text:span></text:span></text:p>
        <text:p text:style-name="P8"><text:span text:style-name="CharStyle10"><text:span text:style-name="T20">I teraz ju víta pohľadom spurným. Ale predsa sa len mierni, sama nevie, prečo. Snáď že vidí takú plachosť u hosťa, neistotu a nesmelosť. Nevidno ver</text:span></text:span><text:span text:style-name="CharStyle10"><text:span text:style-name="T1">’</text:span></text:span><text:span text:style-name="CharStyle10"><text:span text:style-name="T20"> na Zim</text:span></text:span><text:span text:style-name="CharStyle10"><text:span text:style-name="T1">ov</text:span></text:span><text:span text:style-name="CharStyle10"><text:span text:style-name="T20">ej dcére, že by prišla sem s nenávisťou, alebo opovržením. Takto sa nedrží, kto chce urážať.</text:span></text:span></text:p>
        <text:p text:style-name="P8"><text:span text:style-name="CharStyle10"><text:span text:style-name="T20">»</text:span></text:span><text:span text:style-name="CharStyle10"><text:span text:style-name="T12">Č</text:span></text:span><text:span text:style-name="CharStyle10"><text:span text:style-name="T20">o si nám doniesla</text:span></text:span><text:span text:style-name="CharStyle10"><text:span text:style-name="T1">?«</text:span></text:span><text:span text:style-name="CharStyle10"><text:span text:style-name="T20"> pýta sa jej prívetivo, ako len môže. »Akože ťa volajú — Zuzka</text:span></text:span><text:span text:style-name="CharStyle10"><text:span text:style-name="T1">?«</text:span></text:span></text:p>
        <text:p text:style-name="P8"><text:span text:style-name="CharStyle10"><text:span text:style-name="T20">»Eva...«</text:span></text:span></text:p>
        <text:p text:style-name="P8"><text:span text:style-name="CharStyle10"><text:span text:style-name="T20">»Aha — Eva! Veď som zabudla. A ty si ešte nebola u nás. Mala bych ti darovať </text:span></text:span><text:soft-page-break/><text:span text:style-name="CharStyle10"><text:span text:style-name="T20">vajce.« I usmiala s</text:span></text:span><text:span text:style-name="CharStyle10"><text:span text:style-name="T12">a</text:span></text:span><text:span text:style-name="CharStyle10"><text:span text:style-name="T20">, len aby rozohnala rozpaky u Evy.</text:span></text:span></text:p>
        <text:p text:style-name="P8"><text:span text:style-name="CharStyle10"><text:span text:style-name="T20">»Ešte som nebola,</text:span></text:span><text:span text:style-name="CharStyle10"><text:span text:style-name="T1">«</text:span></text:span><text:span text:style-name="CharStyle10"><text:span text:style-name="T20"> odpovedá Evka hlasom stiesneným. »Nebolo tak počo...«</text:span></text:span></text:p>
        <text:p text:style-name="P8"><text:span text:style-name="CharStyle10"><text:span text:style-name="T20">»V</text:span></text:span><text:span text:style-name="CharStyle10"><text:span text:style-name="T12">e</text:span></text:span><text:span text:style-name="CharStyle10"><text:span text:style-name="T20">r</text:span></text:span><text:span text:style-name="CharStyle10"><text:span text:style-name="T1">u</text:span></text:span><text:span text:style-name="CharStyle10"><text:span text:style-name="T20">! I zakazovali možno,</text:span></text:span><text:span text:style-name="CharStyle10"><text:span text:style-name="T1">«</text:span></text:span><text:span text:style-name="CharStyle10"><text:span text:style-name="T20"> n</text:span></text:span><text:span text:style-name="CharStyle10"><text:span text:style-name="T1">at</text:span></text:span><text:span text:style-name="CharStyle10"><text:span text:style-name="T20">o Masliačka, hodiac na ňu okom.</text:span></text:span></text:p>
        <text:p text:style-name="P8"><text:span text:style-name="CharStyle10"><text:span text:style-name="T20">»Mne nie. A kto?</text:span></text:span><text:span text:style-name="CharStyle10"><text:span text:style-name="T1">«</text:span></text:span></text:p>
        <text:p text:style-name="P8"><text:span text:style-name="CharStyle10"><text:span text:style-name="T20">Masliačkino podozrenie odpadlo. Jej pohľad i hlas </text:span></text:span><text:span text:style-name="CharStyle10"><text:span text:style-name="T31">s</text:span></text:span><text:span text:style-name="CharStyle10"><text:span text:style-name="T20">vedčil o úplnej úprimnosti.</text:span></text:span></text:p>
        <text:p text:style-name="P8"><text:span text:style-name="CharStyle10"><text:span text:style-name="T20">»Hej, nebolo počo. Máš pravdu, nebolo. Ba čo ťa sem teraz donieslo? Viem, že nie pletka.«</text:span></text:span></text:p>
        <text:p text:style-name="P21"><text:span text:style-name="CharStyle10"><text:span text:style-name="T1">«</text:span></text:span><text:span text:style-name="CharStyle10"><text:span text:style-name="T20">Prišla som vás prosiť...«</text:span></text:span></text:p>
        <text:p text:style-name="P8"><text:span text:style-name="CharStyle10"><text:span text:style-name="T20">»Prosiť!« Toho slova nečakala. »A čo prosiť? Dlžní ste už nie; vyplatili ste, čo bolo. Už vás nemám v moci.«</text:span></text:span></text:p>
        <text:p text:style-name="P8"><text:span text:style-name="CharStyle10"><text:span text:style-name="T20">»</text:span></text:span><text:span text:style-name="CharStyle10"><text:span text:style-name="T1">O</text:span></text:span><text:span text:style-name="CharStyle10"><text:span text:style-name="T20">j</text:span></text:span><text:span text:style-name="CharStyle10"><text:span text:style-name="T1">,</text:span></text:span><text:span text:style-name="CharStyle10"><text:span text:style-name="T20"> vy máte veľa v moci, keby to j</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Hľadí na ňu s obdivom i úctou. »Keď vy poviete starému... Keď poviete strýkovi Sýkorovie, aby šiel do nás, pozreť, čo sa mu so synom robí: ja viem, že vďačne slúchne.«</text:span></text:span></text:p>
        <text:p text:style-name="P8"><text:span text:style-name="CharStyle10"><text:span text:style-name="T20">Masliačka sa zamyslela. Musí sa posbierať, je prekvapená rečou i spôsobom jeho dcéry. Treba si pevne zastať, bo zdá sa, že pôda, na ktorej stála, začína sa otriasať. Ani nevie, čo odpovedať nanáhlo.</text:span></text:span></text:p>
        <text:p text:style-name="P8"><text:span text:style-name="CharStyle10"><text:span text:style-name="T20">»A načo by tam bol?« pýta sa po chvíli.</text:span></text:span></text:p>
        <text:p text:style-name="P21"><text:span text:style-name="CharStyle10"><text:span text:style-name="T20">»Ve</text:span></text:span><text:span text:style-name="CharStyle10"><text:span text:style-name="T1">ď</text:span></text:span><text:span text:style-name="CharStyle10"><text:span text:style-name="T20"> je to jeho syn</text:span></text:span><text:span text:style-name="CharStyle10"><text:span text:style-name="T1">!</text:span></text:span><text:span text:style-name="CharStyle10"><text:span text:style-name="T20">« zvolala Eva a hľadí jej úprimne do očí. Bázeň i okúň</text:span></text:span><text:span text:style-name="CharStyle10"><text:span text:style-name="T1">av</text:span></text:span><text:span text:style-name="CharStyle10"><text:span text:style-name="T20">osť zmizly. »Srdce to rodičovi káže. Tam mu leží; ani sem, ani tam — čaká otca. Ako by sa potešil, keby ho zazrel! I vyzdravel by možno od radosti. A akby i nevyzdravel,« doložila tichším hlasom, </text:span></text:span><text:span text:style-name="CharStyle10"><text:span text:style-name="T1">«</text:span></text:span><text:span text:style-name="CharStyle10"><text:span text:style-name="T20">aspoň by spokojnejšie umre</text:span></text:span><text:span text:style-name="CharStyle10"><text:span text:style-name="T1">l</text:span></text:span><text:span text:style-name="CharStyle10"><text:span text:style-name="T20">...«</text:span></text:span></text:p>
        <text:p text:style-name="P8"><text:span text:style-name="CharStyle10"><text:span text:style-name="T20">»Hm,« diví sa Masliačka, pokyvujúc hlavou. »To za otcom toľm</text:span></text:span><text:span text:style-name="CharStyle10"><text:span text:style-name="T1">e!</text:span></text:span><text:span text:style-name="CharStyle10"><text:span text:style-name="T20"> A prečo odišiel od neho?</text:span></text:span><text:span text:style-name="CharStyle10"><text:span text:style-name="T1">«</text:span></text:span></text:p>
        <text:p text:style-name="P8"><text:soft-page-break/><text:span text:style-name="CharStyle10"><text:span text:style-name="T1">»</text:span></text:span><text:span text:style-name="CharStyle10"><text:span text:style-name="T20">Ako by neodišiel, keď otec...« Nie, s tejto strany nemožno, začne hneď s druhej. »Keby ste vedeli, aký je to kríž, keď idú vernú lásku trhať! Odišiel preto o</text:span></text:span><text:span text:style-name="CharStyle10"><text:span text:style-name="T31">d </text:span></text:span><text:span text:style-name="CharStyle10"><text:span text:style-name="T20">neho, keď otec tak</text:span></text:span><text:span text:style-name="CharStyle10"><text:span text:style-name="T1">.</text:span></text:span><text:span text:style-name="CharStyle10"><text:span text:style-name="T20">.</text:span></text:span><text:span text:style-name="CharStyle10"><text:span text:style-name="T1">.</text:span></text:span><text:span text:style-name="CharStyle10"><text:span text:style-name="T20"> Akože lásku roztrhneš </text:span></text:span><text:span text:style-name="CharStyle10"><text:span text:style-name="T1">—</text:span></text:span><text:span text:style-name="CharStyle10"><text:span text:style-name="T20"> iba ak i srdce vydrapíš! A strýk tak chce</text:span></text:span><text:span text:style-name="CharStyle10"><text:span text:style-name="T1">l...</text:span></text:span><text:span text:style-name="CharStyle10"><text:span text:style-name="T20"> Ale sme my vina? Veď možno i nám by bolo lepšie, keby sme sa neboli sňali. Mohlo nás minúť toto. </text:span></text:span><text:span text:style-name="CharStyle10"><text:span text:style-name="T1">I</text:span></text:span><text:span text:style-name="CharStyle10"><text:span text:style-name="T20">šla by, za koho by sa trafilo. Ale my už tak nemôžeme. A tu nás trhajú. Oj, keby ste vedel</text:span></text:span><text:span text:style-name="CharStyle10"><text:span text:style-name="T1">i</text:span></text:span><text:span text:style-name="CharStyle10"><text:span text:style-name="T20">!«</text:span></text:span></text:p>
        <text:p text:style-name="P8"><text:span text:style-name="CharStyle10"><text:span text:style-name="T20">Masliačka sa díva v prekvapení na ňu. Ona, že to naduté dievča, horenos: a tu také úprimné. V rečiach i pohľade má čosi, čo ju veľmi dojíma.</text:span></text:span></text:p>
        <text:p text:style-name="P8"><text:span text:style-name="CharStyle10"><text:span text:style-name="T20">»Viem, moja dievka — viem!« odpovedá jej tich</text:span></text:span><text:span text:style-name="CharStyle10"><text:span text:style-name="T1">ý</text:span></text:span><text:span text:style-name="CharStyle10"><text:span text:style-name="T20">m hlasom. Ani tvár už nie je chladná, i oči pozerajú na Evku súcitne. »Oj, viem, ako je to — viem ja ešte viac. Kebys</text:span></text:span><text:span text:style-name="CharStyle10"><text:span text:style-name="T1">’</text:span></text:span><text:span text:style-name="CharStyle10"><text:span text:style-name="T20"> to zas vedela ty! Vás iba druhí čo trhajú, ale vy sa nedáte. Ale pováž si, keby sa on dal odtrhnúť, alebo keby zo svojej n</text:span></text:span><text:span text:style-name="CharStyle10"><text:span text:style-name="T12">a</text:span></text:span><text:span text:style-name="CharStyle10"><text:span text:style-name="T20">uky... Nuž, keby si tak naraz vzal inú za ženu!« Sňala oči s Evky a trochu sa o</text:span></text:span><text:span text:style-name="CharStyle10"><text:span text:style-name="T32">d</text:span></text:span><text:span text:style-name="CharStyle10"><text:span text:style-name="T20">vrátila, i hlas sa zavlnil. »</text:span></text:span><text:span text:style-name="CharStyle10"><text:span text:style-name="T1">I</text:span></text:span><text:span text:style-name="CharStyle10"><text:span text:style-name="T20">nú by si vzal, teba by nechal: ale už nie takú, ako ťa naši</text:span></text:span><text:span text:style-name="CharStyle10"><text:span text:style-name="T32">e</text:span></text:span><text:span text:style-name="CharStyle10"><text:span text:style-name="T20">l — ale bez venca. Rozumieš, čo je to? Bez poctivosti dievka! </text:span></text:span><text:span text:style-name="CharStyle10"><text:span text:style-name="T13">Ľ</text:span></text:span><text:span text:style-name="CharStyle10"><text:span text:style-name="T20">udia ukazujú na teba, vysmievajú sa, nik nepoľutuje, každý zneváži... Ty sa ukrýva</text:span></text:span><text:span text:style-name="CharStyle10"><text:span text:style-name="T1">š</text:span></text:span><text:span text:style-name="CharStyle10"><text:span text:style-name="T20">, a len ako ukradomky prebehneš po ulici. Ani do kostola nejdeš — nemáš čo dať na hlavu. Venec ti sňal, čepca ti nedal. To kebys</text:span></text:span><text:span text:style-name="CharStyle10"><text:span text:style-name="T1">’</text:span></text:span><text:span text:style-name="CharStyle10"><text:span text:style-name="T20"> vedela — t</text:span></text:span><text:span text:style-name="CharStyle10"><text:span text:style-name="T1">o</text:span></text:span><text:span text:style-name="CharStyle10"><text:span text:style-name="T20">!«</text:span></text:span></text:p>
        <text:p text:style-name="P8"><text:span text:style-name="CharStyle10"><text:span text:style-name="T20">Sklonila hlavu a mädlí si zásteru. Na hlase poznať, že city sú vzbúrené. Eva je ohlušená, vie, na koho Masliačka cieli. Nemôže preriecť slova, akási tieseň padá na ňu.</text:span></text:span></text:p>
        <text:p text:style-name="P22"><text:span text:style-name="CharStyle10"><text:span text:style-name="T20">»A ešte ti poviem čosi,« pokračuje Masliačka, šuchnúc si zásterou po tvári. »</text:span></text:span><text:span text:style-name="CharStyle10"><text:span text:style-name="T1">To</text:span></text:span><text:span text:style-name="CharStyle10"><text:span text:style-name="T20"> tiež nevieš ešte. </text:span></text:span><text:span text:style-name="CharStyle10"><text:span text:style-name="T32">T</text:span></text:span><text:span text:style-name="CharStyle10"><text:span text:style-name="T1">y</text:span></text:span><text:span text:style-name="CharStyle10"><text:span text:style-name="T20"> n</text:span></text:span><text:span text:style-name="CharStyle10"><text:span text:style-name="T1">a</text:span></text:span><text:span text:style-name="CharStyle10"><text:span text:style-name="T20"> potupu sveta sa ukrývaš a on oddatý je s druhou. Chodí si </text:span></text:span><text:soft-page-break/><text:span text:style-name="CharStyle10"><text:span text:style-name="T20">pyšno, má všade úctu, lebo priženil sa na bohatstvo. </text:span></text:span><text:span text:style-name="CharStyle38"><text:span text:style-name="T1">O</text:span></text:span><text:span text:style-name="CharStyle38"><text:span text:style-name="T20">n je </text:span></text:span><text:span text:style-name="CharStyle10"><text:span text:style-name="T1">p</text:span></text:span><text:span text:style-name="CharStyle10"><text:span text:style-name="T20">octivý, iba ty</text:span></text:span><text:span text:style-name="CharStyle10"><text:span text:style-name="T1">, </text:span></text:span><text:span text:style-name="CharStyle10"><text:span text:style-name="T20">iba t</text:span></text:span><text:span text:style-name="CharStyle10"><text:span text:style-name="T1">y</text:span></text:span><text:span text:style-name="CharStyle10"><text:span text:style-name="T20">... Ani nepozre na teba,</text:span></text:span><text:span text:style-name="CharStyle10"><text:span text:style-name="T1"> </text:span></text:span><text:span text:style-name="CharStyle10"><text:span text:style-name="T20">keď ťa stretne; možno, keď ho nevidíš, spraví si posmech. Alebo ťa obíde, len aby ťa nevidel a zabudol na teba.« Tu zase schýlila hlavu a mlčí. »A ona — on</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zvolala, pozrúc na Evku tým dávnym spôsobom. »Ako sa pýši, že je lepšia, že je poriadnejšia! V kostole si sadne do prvej lavice. Alebo ako usk</text:span></text:span><text:span text:style-name="CharStyle10"><text:span text:style-name="T1">o</text:span></text:span><text:span text:style-name="CharStyle10"><text:span text:style-name="T20">čí, ke</text:span></text:span><text:span text:style-name="CharStyle10"><text:span text:style-name="T13">ď</text:span></text:span><text:span text:style-name="CharStyle10"><text:span text:style-name="T20"> si máš ty sadnúť k ne</text:span></text:span><text:span text:style-name="CharStyle10"><text:span text:style-name="T1">j</text:span></text:span><text:span text:style-name="CharStyle10"><text:span text:style-name="T20">!</text:span></text:span><text:span text:style-name="CharStyle10"><text:span text:style-name="T1">«</text:span></text:span></text:p>
        <text:p text:style-name="P8"><text:span text:style-name="CharStyle10"><text:span text:style-name="T20">Eva hľadí na ňu s obdivom; vidno, že ozaj nechápe všetko, čo tu čuje. Je to tak nové! Vidí iba to, že každé slovo je pravda, že každé sa zrodilo v ťažkom kríži.</text:span></text:span></text:p>
        <text:p text:style-name="P8"><text:span text:style-name="CharStyle10"><text:span text:style-name="T20">»</text:span></text:span><text:span text:style-name="CharStyle10"><text:span text:style-name="T32">T</text:span></text:span><text:span text:style-name="CharStyle10"><text:span text:style-name="T20">y to nevieš, nevie</text:span></text:span><text:span text:style-name="CharStyle10"><text:span text:style-name="T1">š</text:span></text:span><text:span text:style-name="CharStyle10"><text:span text:style-name="T20">!</text:span></text:span><text:span text:style-name="CharStyle10"><text:span text:style-name="T1">«</text:span></text:span><text:span text:style-name="CharStyle10"><text:span text:style-name="T20"> A pozerá skúmavo na ňu. Chce ju snáď prezreť — roztvoriť každý záhyb duše. A po dlhom mlčaní doložil</text:span></text:span><text:span text:style-name="CharStyle10"><text:span text:style-name="T1">a</text:span></text:span><text:span text:style-name="CharStyle10"><text:span text:style-name="T20">: »Nech ťa Boh chráni, abys</text:span></text:span><text:span text:style-name="CharStyle10"><text:span text:style-name="T39">’</text:span></text:span><text:span text:style-name="CharStyle10"><text:span text:style-name="T20"> to kedy zvedel</text:span></text:span><text:span text:style-name="CharStyle10"><text:span text:style-name="T1">a</text:span></text:span><text:span text:style-name="CharStyle10"><text:span text:style-name="T20">!</text:span></text:span><text:span text:style-name="CharStyle10"><text:span text:style-name="T1">«</text:span></text:span><text:span text:style-name="CharStyle10"><text:span text:style-name="T20"> I hľadí na ňu okom zaroseným, vľúdnym.</text:span></text:span></text:p>
        <text:p text:style-name="P8"><text:span text:style-name="CharStyle10"><text:span text:style-name="T20">Eva je otrasená nielen týmto, ale i tým, čo v tiet</text:span></text:span><text:span text:style-name="CharStyle10"><text:span text:style-name="T1">o </text:span></text:span><text:span text:style-name="CharStyle10"><text:span text:style-name="T20">dni zažila. Je vnímavejšou. Toto zakončenie hlboko ju dojalo. Sila neodolateľná núti ju vyplakať sa na prsiach tejto navštívenej ženy. Složiť na ňu svoje stesky, žiale. Vrhla sa k nej náruživo a schvátila ju okolo hrdla.</text:span></text:span></text:p>
        <text:p text:style-name="P8"><text:span text:style-name="CharStyle10"><text:span text:style-name="T1">»</text:span></text:span><text:span text:style-name="CharStyle10"><text:span text:style-name="T13">Č</text:span></text:span><text:span text:style-name="CharStyle10"><text:span text:style-name="T20">o ti je, dievča? Čo sa ti stal</text:span></text:span><text:span text:style-name="CharStyle10"><text:span text:style-name="T1">o</text:span></text:span><text:span text:style-name="CharStyle10"><text:span text:style-name="T20">?</text:span></text:span><text:span text:style-name="CharStyle10"><text:span text:style-name="T1">«</text:span></text:span></text:p>
        <text:p text:style-name="P8"><text:span text:style-name="CharStyle10"><text:span text:style-name="T20">»Keď je mne tak ľúto, tak...«</text:span></text:span></text:p>
        <text:p text:style-name="P8"><text:span text:style-name="CharStyle10"><text:span text:style-name="T20">Masliačka nemôže odolať. Vinie k prsiam rozbúreným Zimovo dieťa... Toto sa jej nikdy neprisnilo. A akosi jej je i voľno, ale i žiaľ. Prišly jej na um dávne roky, keď tiež bola takáto: nezkúsená i čistá. Tiež hotová plakať za pletku, lebo nebolo velikých príčin. A túli k sebe ten svoj obraz z dávnych rokov, čistý, nedotknutý.</text:span></text:span></text:p>
        <text:p text:style-name="P8"><text:span text:style-name="CharStyle10"><text:span text:style-name="T20">»Ke</text:span></text:span><text:span text:style-name="CharStyle10"><text:span text:style-name="T32">ď</text:span></text:span><text:span text:style-name="CharStyle10"><text:span text:style-name="T20"> som ťa vídala, vždy mi prišiel na um môj Janko, i všetko, všetko. Neraz mi šlo srdce puknúť, neraz som bola rozsrdená. Bála si sa ma — čo?«</text:span></text:span></text:p>
        <text:p text:style-name="P8"><text:soft-page-break/><text:span text:style-name="CharStyle10"><text:span text:style-name="T1">»</text:span></text:span><text:span text:style-name="CharStyle10"><text:span text:style-name="T20">Ke</text:span></text:span><text:span text:style-name="CharStyle10"><text:span text:style-name="T1">ď</text:span></text:span><text:span text:style-name="CharStyle10"><text:span text:style-name="T20"> ste vše tak pozrel</text:span></text:span><text:span text:style-name="CharStyle10"><text:span text:style-name="T1">i</text:span></text:span><text:span text:style-name="CharStyle10"><text:span text:style-name="T20">!</text:span></text:span><text:span text:style-name="CharStyle10"><text:span text:style-name="T1">«</text:span></text:span></text:p>
        <text:p text:style-name="P8"><text:span text:style-name="CharStyle10"><text:span text:style-name="T1">»</text:span></text:span><text:span text:style-name="CharStyle10"><text:span text:style-name="T20">Mať ťa nestrašila so mnou?</text:span></text:span><text:span text:style-name="CharStyle10"><text:span text:style-name="T1">«</text:span></text:span></text:p>
        <text:p text:style-name="P8"><text:span text:style-name="CharStyle10"><text:span text:style-name="T20">»Tá nikdy nespomnela. Keby mať vedela! Vy ste ako </text:span></text:span><text:span text:style-name="CharStyle10"><text:span text:style-name="T13">o</text:span></text:span><text:span text:style-name="CharStyle10"><text:span text:style-name="T20">na. Ja vás obe, obe...</text:span></text:span><text:span text:style-name="CharStyle10"><text:span text:style-name="T1">«</text:span></text:span><text:span text:style-name="CharStyle10"><text:span text:style-name="T20"> A pritisla svoje uslzené líce k Masliačkinmu.</text:span></text:span></text:p>
        <text:p text:style-name="P8"><text:span text:style-name="CharStyle10"><text:span text:style-name="T20">Sedely dlho bez slova. Sladko im takto vypoč</text:span></text:span><text:span text:style-name="CharStyle10"><text:span text:style-name="T1">i</text:span></text:span><text:span text:style-name="CharStyle10"><text:span text:style-name="T20">núť s</text:span></text:span><text:span text:style-name="CharStyle10"><text:span text:style-name="T1">i</text:span></text:span><text:span text:style-name="CharStyle10"><text:span text:style-name="T20">...</text:span></text:span></text:p>
        <text:p text:style-name="P8"><text:span text:style-name="CharStyle10"><text:span text:style-name="T20">»No, a teraz, dievča, choď domov. Sýkoru pošle</text:span></text:span><text:span text:style-name="CharStyle10"><text:span text:style-name="T1">m</text:span></text:span><text:span text:style-name="CharStyle10"><text:span text:style-name="T20">; len neviem, či ma ešte slúchne. Ak neprijde, mne vinu nedávaj. Ja ho pošlem. Tak!« Stisla jej tvár medzi obe dlane. »Veru som sa nenazdala, že sa takto poteším. Ako mi je ľahk</text:span></text:span><text:span text:style-name="CharStyle10"><text:span text:style-name="T1">o</text:span></text:span><text:span text:style-name="CharStyle10"><text:span text:style-name="T20">!« Keď ju vyprevadila na ulicu, ešte s</text:span></text:span><text:span text:style-name="CharStyle10"><text:span text:style-name="T13">a</text:span></text:span><text:span text:style-name="CharStyle10"><text:span text:style-name="T20"> jej spýtala: »A prijdeš ešte?«</text:span></text:span></text:p>
        <text:p text:style-name="P22"><text:span text:style-name="CharStyle10"><text:span text:style-name="T1">»O</text:span></text:span><text:span text:style-name="CharStyle10"><text:span text:style-name="T20">j, ja prijdem.</text:span></text:span><text:span text:style-name="CharStyle10"><text:span text:style-name="T37">«</text:span></text:span></text:p>
        <text:p text:style-name="P8"><text:span text:style-name="CharStyle10"><text:span text:style-name="T20">Keď zachodila za uhol súsedovie domu, musela sa obozreť. Veselý, jasný pohľad hodila k Masliačkiným vrátam. V nich stojí ona s tvárou červenou a utiera si oči. Usmialy sa jedna druhej.</text:span></text:span></text:p>
        <text:p text:style-name="P8"><text:span text:style-name="CharStyle10"><text:span text:style-name="T20">Eva pozabudla na všetko, i na Jurka. Takej spokojnosti dávno necítila. Je akoby okúzlená.</text:span></text:span></text:p>
        <text:p text:style-name="P8"><text:span text:style-name="CharStyle10"><text:span text:style-name="T20">Pred vrátmi sa zastavila. Prichodí jej na um, čo sa dnes všetko stalo. Už nie je tá, čo odchodila z dom</text:span></text:span><text:span text:style-name="CharStyle10"><text:span text:style-name="T1">u</text:span></text:span><text:span text:style-name="CharStyle10"><text:span text:style-name="T20">... Zdá sa jej, že medzi dnešným ránom a týmto okamihom leží dlhý vek, plný udalostí veselých i smutných; najviac smutných. Koľko prežila! Ako pozre na otca? </text:span></text:span><text:span text:style-name="CharStyle10"><text:span text:style-name="T1">Č</text:span></text:span><text:span text:style-name="CharStyle10"><text:span text:style-name="T20">i bude môcť tak, ako hľadievala? Pane Bože — ako ozaj pozre naň? Či jej nevyčíta hneď z očí, čo ona všetko vie?</text:span></text:span></text:p>
        <text:p text:style-name="P8"><text:span text:style-name="CharStyle10"><text:span text:style-name="T20">Vstúpila do dvora s velikým strachom. On je tam — reparuje čosi na pluhu.</text:span></text:span></text:p>
        <text:p text:style-name="P8"><text:span text:style-name="CharStyle10"><text:span text:style-name="T20">»Kde si bola?« volá na ňu od práce.</text:span></text:span></text:p>
        <text:p text:style-name="P8"><text:span text:style-name="CharStyle10"><text:span text:style-name="T20">Ona klopí oči — za svet by ich naň neuprela. Umrela by v tú minútu.</text:span></text:span></text:p>
        <text:p text:style-name="P8"><text:soft-page-break/><text:span text:style-name="CharStyle10"><text:span text:style-name="T20">»No — čože to máš za chodníky</text:span></text:span><text:span text:style-name="CharStyle10"><text:span text:style-name="T1">?«</text:span></text:span><text:span text:style-name="CharStyle10"><text:span text:style-name="T20"> žartuje on, pristúpiac k nej. Chcel by ju rozveseliť. </text:span></text:span><text:span text:style-name="CharStyle10"><text:span text:style-name="T1">Ľ</text:span></text:span><text:span text:style-name="CharStyle10"><text:span text:style-name="T20">úto mu jej, </text:span></text:span><text:span text:style-name="CharStyle10"><text:span text:style-name="T1"><text:s/></text:span></text:span><text:span text:style-name="CharStyle10"><text:span text:style-name="T20">že toľko znáša pre Jurka. »Čože nepovieš? Ha?« Drží ju za ruku a druhou rukou nadvihu</text:span></text:span><text:span text:style-name="CharStyle10"><text:span text:style-name="T1">je</text:span></text:span><text:span text:style-name="CharStyle10"><text:span text:style-name="T20"> jej tvár. Hlboká </text:span></text:span><text:span text:style-name="CharStyle10"><text:span text:style-name="T32">č</text:span></text:span><text:span text:style-name="CharStyle10"><text:span text:style-name="T20">erveň rozlieva sa po nej a horúčosť. Srdce zamiera strachom. »</text:span></text:span><text:span text:style-name="CharStyle10"><text:span text:style-name="T1">Ľ</text:span></text:span><text:span text:style-name="CharStyle10"><text:span text:style-name="T20">aľa, ako sa zapálila. Kdeže si ozaj bola?</text:span></text:span><text:span text:style-name="CharStyle10"><text:span text:style-name="T1">«</text:span></text:span></text:p>
        <text:p text:style-name="P8"><text:span text:style-name="CharStyle10"><text:span text:style-name="T20">»U Masliakov,« šepla a z oka jej vypadla slza.</text:span></text:span></text:p>
        <text:p text:style-name="P8"><text:span text:style-name="CharStyle10"><text:span text:style-name="T20">»U — </text:span></text:span><text:span text:style-name="CharStyle10"><text:span text:style-name="T1">u</text:span></text:span><text:span text:style-name="CharStyle10"><text:span text:style-name="T20">...« Nedopovedal. Stojí bľadý pred ňou. Pustil ju zaraz, vysadol mu pot na čelo.</text:span></text:span></text:p>
        <text:p text:style-name="P8"><text:span text:style-name="CharStyle10"><text:span text:style-name="T20">»Naníčko, nehnevajte sa. Ja som šl</text:span></text:span><text:span text:style-name="CharStyle10"><text:span text:style-name="T1">a</text:span></text:span><text:span text:style-name="CharStyle10"><text:span text:style-name="T20">...</text:span></text:span><text:span text:style-name="CharStyle10"><text:span text:style-name="T1">«</text:span></text:span></text:p>
        <text:p text:style-name="P22"><text:span text:style-name="CharStyle10"><text:span text:style-name="T20">»Dobre. Cho</text:span></text:span><text:span text:style-name="CharStyle10"><text:span text:style-name="T32">ď</text:span></text:span><text:span text:style-name="CharStyle10"><text:span text:style-name="T20"> k materi.«</text:span></text:span></text:p>
        <text:p text:style-name="P8"><text:span text:style-name="CharStyle10"><text:span text:style-name="T20">Odvrátil sa. Nezazrela mu tváre. Splašená vbehla do kuchyne.</text:span></text:span></text:p>
        <text:p text:style-name="P8"><text:span text:style-name="CharStyle10"><text:span text:style-name="T20">»Mamo, ja som bola u Masliakov!« A pritúlila sa tesno ku nej.</text:span></text:span></text:p>
        <text:p text:style-name="P8"><text:span text:style-name="CharStyle10"><text:span text:style-name="T20">»Čo si to zmyslel</text:span></text:span><text:span text:style-name="CharStyle10"><text:span text:style-name="T1">a</text:span></text:span><text:span text:style-name="CharStyle10"><text:span text:style-name="T20">! keby zvedel ote</text:span></text:span><text:span text:style-name="CharStyle10"><text:span text:style-name="T1">c</text:span></text:span><text:span text:style-name="CharStyle10"><text:span text:style-name="T20">!«</text:span></text:span></text:p>
        <text:p text:style-name="P8"><text:span text:style-name="CharStyle10"><text:span text:style-name="T20">»Už vie.«</text:span></text:span></text:p>
        <text:p text:style-name="P8"><text:span text:style-name="CharStyle10"><text:span text:style-name="T20">»I toto ešte — i tot</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zhrozila sa mať.</text:span></text:span></text:p>
        <text:p text:style-name="P5"><text:span text:style-name="CharStyle10"><text:span text:style-name="T20"/></text:span></text:p>
        <text:p text:style-name="P7"><text:span text:style-name="CharStyle10"><text:span text:style-name="T20">IX.</text:span></text:span></text:p>
        <text:p text:style-name="P8"><text:span text:style-name="CharStyle10"><text:span text:style-name="T20"/></text:span></text:p>
        <text:p text:style-name="P12"><text:span text:style-name="CharStyle10"><text:span text:style-name="T20">Rychtár sa vybral siať oziminu. Prvý raz odchodí, do poľa, čo cholera panuje.</text:span></text:span></text:p>
        <text:p text:style-name="P8"><text:span text:style-name="CharStyle10"><text:span text:style-name="T20">Treba, aby odišiel z domu. Nechce sa stretnúť s dcérou po včerajšom výstupe. Nechce ju ešte raz uraziť, donútiť, aby sa červenala do krve. I ona ukrýva sa pred ním; uteká, ako by bol iste utiekol syn Noachov, spatriv hanbu otcovu, keby ho otec sám nebol </text:span></text:span><text:span text:style-name="CharStyle10"><text:span text:style-name="T1">o</text:span></text:span><text:span text:style-name="CharStyle10"><text:span text:style-name="T20">dpúdil od tváre svojej.</text:span></text:span></text:p>
        <text:p text:style-name="P8"><text:span text:style-name="CharStyle10"><text:span text:style-name="T20">Zvony vyzváňajú, on kráča pri ornom vozíku. Piskot koliesok mieša sa s </text:span></text:span><text:soft-page-break/><text:span text:style-name="CharStyle10"><text:span text:style-name="T20">posvätným hlasom zvono</text:span></text:span><text:span text:style-name="CharStyle10"><text:span text:style-name="T1">v</text:span></text:span><text:span text:style-name="CharStyle10"><text:span text:style-name="T20">; tak hľa sa miešava slávnostné so všedným. Ide popri dome, skoro novom ešte. Pred ním sedí dvoje detí, neumytých, neučesaných. Vypekajú sa na slniečku a nevinne pozerajú na svet. Dojímajú ho veľmi.</text:span></text:span></text:p>
        <text:p text:style-name="P8"><text:span text:style-name="CharStyle10"><text:span text:style-name="T1">»</text:span></text:span><text:span text:style-name="CharStyle10"><text:span text:style-name="T20">Kde sa to vrhne vo svete — čo si to počne?</text:span></text:span><text:span text:style-name="CharStyle10"><text:span text:style-name="T1">« </text:span></text:span><text:span text:style-name="CharStyle10"><text:span text:style-name="T20">húta, pozerajúc na detváky.</text:span></text:span></text:p>
        <text:p text:style-name="P8"><text:span text:style-name="CharStyle10"><text:span text:style-name="T20">»Kto vám je doma?</text:span></text:span><text:span text:style-name="CharStyle10"><text:span text:style-name="T1">«</text:span></text:span><text:span text:style-name="CharStyle10"><text:span text:style-name="T20"> prihovára sa im, zastaviac kone.</text:span></text:span></text:p>
        <text:p text:style-name="P8"><text:span text:style-name="CharStyle10"><text:span text:style-name="T20">»Tetka je sama</text:span></text:span><text:span text:style-name="CharStyle10"><text:span text:style-name="T1">,«</text:span></text:span><text:span text:style-name="CharStyle10"><text:span text:style-name="T20"> odpovedá chlapec, čosi väčší.</text:span></text:span></text:p>
        <text:p text:style-name="P8"><text:span text:style-name="CharStyle10"><text:span text:style-name="T20">Otvoreným oblokom vyšinulo sa poprsie našej Durdule. Vtiahla do Rehákovského vymretého domu. Riadi, gazduje, rozkazuje, i poslúcha do dobrej vôle. Ľudia sa nepýtajú, akým právom rozpiera sa v cudzom dome; ani ju neohovárajú. Vychvaľujú dobrý skutok, že sa zaujala opustených detí.</text:span></text:span></text:p>
        <text:p text:style-name="P22"><text:span text:style-name="CharStyle10"><text:span text:style-name="T20">«</text:span></text:span><text:span text:style-name="CharStyle10"><text:span text:style-name="T32">A k</text:span></text:span><text:span text:style-name="CharStyle10"><text:span text:style-name="T20">de ti je otec?« pýta sa rychtár, hladiac chlapca po hlave.</text:span></text:span></text:p>
        <text:p text:style-name="P8"><text:span text:style-name="CharStyle10"><text:span text:style-name="T20">»Povedz, Janíčko, strýkovi — povedz, môj syn drah</text:span></text:span><text:span text:style-name="CharStyle10"><text:span text:style-name="T1">ý</text:span></text:span><text:span text:style-name="CharStyle10"><text:span text:style-name="T20">!</text:span></text:span><text:span text:style-name="CharStyle10"><text:span text:style-name="T1">«</text:span></text:span><text:span text:style-name="CharStyle10"><text:span text:style-name="T20"> posmeľuje ho Durduľa.</text:span></text:span></text:p>
        <text:p text:style-name="P8"><text:span text:style-name="CharStyle10"><text:span text:style-name="T20">»Tam!« ukazuje dieťa do neba. »A večer sa díva do izby...</text:span></text:span><text:span text:style-name="CharStyle10"><text:span text:style-name="T1">«</text:span></text:span></text:p>
        <text:p text:style-name="P8"><text:span text:style-name="CharStyle10"><text:span text:style-name="T20">Totka mu ukázala na nebo, že tam je otec. Chlapec videl mesiac — na ten si myslí, že je to otec.</text:span></text:span></text:p>
        <text:p text:style-name="P8"><text:span text:style-name="CharStyle10"><text:span text:style-name="T20">»A mať?« pýta sa dojatý.</text:span></text:span></text:p>
        <text:p text:style-name="P8"><text:span text:style-name="CharStyle10"><text:span text:style-name="T1">»</text:span></text:span><text:span text:style-name="CharStyle10"><text:span text:style-name="T20">Mať búva!</text:span></text:span><text:span text:style-name="CharStyle10"><text:span text:style-name="T1">«</text:span></text:span><text:span text:style-name="CharStyle10"><text:span text:style-name="T20"> zvolalo dievčatko, menšie od chlapca. »Takto!« Priložilo dlaň na líce a naklonilo hlavu.</text:span></text:span></text:p>
        <text:p text:style-name="P8"><text:span text:style-name="CharStyle10"><text:span text:style-name="T20">»Ach, Bože drah</text:span></text:span><text:span text:style-name="CharStyle10"><text:span text:style-name="T1">ý</text:span></text:span><text:span text:style-name="CharStyle10"><text:span text:style-name="T20">!</text:span></text:span><text:span text:style-name="CharStyle10"><text:span text:style-name="T1">«</text:span></text:span><text:span text:style-name="CharStyle10"><text:span text:style-name="T20"> ozvala sa Durduľa polo k nim, polo k rychtárovi. »Dobre vám je do tých č</text:span></text:span><text:span text:style-name="CharStyle10"><text:span text:style-name="T1">i</text:span></text:span><text:span text:style-name="CharStyle10"><text:span text:style-name="T20">as, kým nezviete, čo vás zašlo...«</text:span></text:span></text:p>
        <text:p text:style-name="P8"><text:span text:style-name="CharStyle10"><text:span text:style-name="T20">»</text:span></text:span><text:span text:style-name="CharStyle10"><text:span text:style-name="T1">Ve</text:span></text:span><text:span text:style-name="CharStyle10"><text:span text:style-name="T20">ru, ver</text:span></text:span><text:span text:style-name="CharStyle10"><text:span text:style-name="T1">u</text:span></text:span><text:span text:style-name="CharStyle10"><text:span text:style-name="T20">!</text:span></text:span><text:span text:style-name="CharStyle10"><text:span text:style-name="T1">«</text:span></text:span><text:span text:style-name="CharStyle10"><text:span text:style-name="T20"> prikývol rychtár. </text:span></text:span><text:span text:style-name="CharStyle10"><text:span text:style-name="T1">»</text:span></text:span><text:span text:style-name="CharStyle10"><text:span text:style-name="T20">Len ich opatrujte, Katrena. Nenechajte ich opustené.«</text:span></text:span></text:p>
        <text:p text:style-name="P8"><text:span text:style-name="CharStyle10"><text:span text:style-name="T1">»</text:span></text:span><text:span text:style-name="CharStyle10"><text:span text:style-name="T20">Ale by mi dalo moje srdce</text:span></text:span><text:span text:style-name="CharStyle10"><text:span text:style-name="T1">?«</text:span></text:span><text:span text:style-name="CharStyle10"><text:span text:style-name="T20"> vykríkla, udrúc sa </text:span></text:span><text:span text:style-name="CharStyle10"><text:span text:style-name="T1">v</text:span></text:span><text:span text:style-name="CharStyle10"><text:span text:style-name="T20"> prse. »Veď by ma Boh skáral, </text:span></text:span><text:soft-page-break/><text:span text:style-name="CharStyle10"><text:span text:style-name="T20">časne i večn</text:span></text:span><text:span text:style-name="CharStyle10"><text:span text:style-name="T1">e</text:span></text:span><text:span text:style-name="CharStyle10"><text:span text:style-name="T20">! A trochu sme i v rodine, i deti sťa anjeli. Ani raz že by ma nahnevalo. Ach, šťastie, že to aspoň nevie, čo sa robí. Ale keď podrastú!</text:span></text:span><text:span text:style-name="CharStyle10"><text:span text:style-name="T1">«</text:span></text:span></text:p>
        <text:p text:style-name="P8"><text:span text:style-name="CharStyle10"><text:span text:style-name="T20">Rychtár šibol kone a kráča ďalej.</text:span></text:span></text:p>
        <text:p text:style-name="P8"><text:span text:style-name="CharStyle10"><text:span text:style-name="T20">»</text:span></text:span><text:span text:style-name="CharStyle10"><text:span text:style-name="T1">Ve</text:span></text:span><text:span text:style-name="CharStyle10"><text:span text:style-name="T20">ru šťastie, kým ste malé! </text:span></text:span><text:span text:style-name="CharStyle10"><text:span text:style-name="T1">I</text:span></text:span><text:span text:style-name="CharStyle10"><text:span text:style-name="T20"> moja nevedela, kým bola malá... </text:span></text:span><text:span text:style-name="CharStyle10"><text:span text:style-name="T1">Č</text:span></text:span><text:span text:style-name="CharStyle10"><text:span text:style-name="T20">o si myslela, keď som sa jej spytoval! Čo si myslí teraz — a </text:span></text:span><text:span text:style-name="CharStyle10"><text:span text:style-name="T32">č</text:span></text:span><text:span text:style-name="CharStyle10"><text:span text:style-name="T20">o si bude mysleť, keď ma zas vidí...</text:span></text:span><text:span text:style-name="CharStyle10"><text:span text:style-name="T1">«</text:span></text:span></text:p>
        <text:p text:style-name="P8"><text:span text:style-name="CharStyle10"><text:span text:style-name="T20">Z myšlienok ho vytrhol bača, ktorého stretol vyše dediny. Chlapisko zdravý, červený; ruky i tvár v</text:span></text:span><text:span text:style-name="CharStyle10"><text:span text:style-name="T1">yb</text:span></text:span><text:span text:style-name="CharStyle10"><text:span text:style-name="T20">elené. Najradšej by ho bol obišiel, keby mohol. Nemá vôle do reči </text:span></text:span><text:span text:style-name="CharStyle10"><text:span text:style-name="T1">—</text:span></text:span><text:span text:style-name="CharStyle10"><text:span text:style-name="T20"> a ešte s bačom, vždy veselým.</text:span></text:span></text:p>
        <text:p text:style-name="P8"><text:span text:style-name="CharStyle10"><text:span text:style-name="T1">»</text:span></text:span><text:span text:style-name="CharStyle10"><text:span text:style-name="T20">Ktože umrel včera cez deň?« pýta sa bača hlasom stiesneným. Čaká dychtiv</text:span></text:span><text:span text:style-name="CharStyle10"><text:span text:style-name="T13">e</text:span></text:span><text:span text:style-name="CharStyle10"><text:span text:style-name="T20">; bojí sa, že </text:span></text:span><text:span text:style-name="CharStyle10"><text:span text:style-name="T32">č</text:span></text:span><text:span text:style-name="CharStyle10"><text:span text:style-name="T20">uje meno, ktoré mu je drahé. Rychtár mu menoval jednoho mŕtveho.</text:span></text:span></text:p>
        <text:p text:style-name="P8"><text:span text:style-name="CharStyle10"><text:span text:style-name="T1">»</text:span></text:span><text:span text:style-name="CharStyle10"><text:span text:style-name="T20">A neochorel dakto</text:span></text:span><text:span text:style-name="CharStyle10"><text:span text:style-name="T1">?</text:span></text:span><text:span text:style-name="CharStyle10"><text:span text:style-name="T20">«</text:span></text:span></text:p>
        <text:p text:style-name="P8"><text:span text:style-name="CharStyle10"><text:span text:style-name="T1">»</text:span></text:span><text:span text:style-name="CharStyle10"><text:span text:style-name="T20">lba jeden. V noci neviem, či dakto.</text:span></text:span><text:span text:style-name="CharStyle10"><text:span text:style-name="T1">«</text:span></text:span><text:span text:style-name="CharStyle10"><text:span text:style-name="T20"> I menoval mu chorého. Bača cíti uľahčenie.</text:span></text:span></text:p>
        <text:p text:style-name="P8"><text:span text:style-name="CharStyle10"><text:span text:style-name="T20">»Azda prestane — predsa je už nie toľko... A ten váš, či Sýkorov</text:span></text:span><text:span text:style-name="CharStyle10"><text:span text:style-name="T1">?«</text:span></text:span></text:p>
        <text:p text:style-name="P8"><text:span text:style-name="CharStyle10"><text:span text:style-name="T20">»Akosi len rovnako. Azda výnde,</text:span></text:span><text:span text:style-name="CharStyle10"><text:span text:style-name="T1">«</text:span></text:span><text:span text:style-name="CharStyle10"><text:span text:style-name="T20"> odpovedá rychtár.</text:span></text:span></text:p>
        <text:p text:style-name="P8"><text:span text:style-name="CharStyle10"><text:span text:style-name="T20">»Ale ja bych nedbal</text:span></text:span><text:span text:style-name="CharStyle10"><text:span text:style-name="T1"> «</text:span></text:span><text:span text:style-name="CharStyle10"><text:span text:style-name="T20"> — poškrabal sa za uchom medzi vlasmi, vymastenými — »viete, máme na salaši vlka...</text:span></text:span><text:span text:style-name="CharStyle10"><text:span text:style-name="T1">«</text:span></text:span></text:p>
        <text:p text:style-name="P8"><text:span text:style-name="CharStyle10"><text:span text:style-name="T20">»</text:span></text:span><text:span text:style-name="CharStyle10"><text:span text:style-name="T13">Č</text:span></text:span><text:span text:style-name="CharStyle10"><text:span text:style-name="T20">o zase?</text:span></text:span><text:span text:style-name="CharStyle10"><text:span text:style-name="T1">«</text:span></text:span></text:p>
        <text:p text:style-name="P8"><text:span text:style-name="CharStyle10"><text:span text:style-name="T20">»Takého o dvoch nohách. Ozajstný chvatn</text:span></text:span><text:span text:style-name="CharStyle10"><text:span text:style-name="T13">e</text:span></text:span><text:span text:style-name="CharStyle10"><text:span text:style-name="T20"> od kraja, dojk</text:span></text:span><text:span text:style-name="CharStyle10"><text:span text:style-name="T1">u</text:span></text:span><text:span text:style-name="CharStyle10"><text:span text:style-name="T20">-nedojk</text:span></text:span><text:span text:style-name="CharStyle10"><text:span text:style-name="T1">u</text:span></text:span><text:span text:style-name="CharStyle10"><text:span text:style-name="T20">: takýto najradšej jarky. Dve skapaly predvčerajšej noci. Prep</text:span></text:span><text:span text:style-name="CharStyle10"><text:span text:style-name="T13">a</text:span></text:span><text:span text:style-name="CharStyle10"><text:span text:style-name="T20">sť sa neprepadly </text:span></text:span><text:span text:style-name="CharStyle10"><text:span text:style-name="T1">—</text:span></text:span><text:span text:style-name="CharStyle10"><text:span text:style-name="T20"> z nášho salaša nikto; z druhého daktorho — ani tam, nečuť, že by boli takí vtáci. Ktosi z dediny nás navštívil. Len že nás psi nezobudil</text:span></text:span><text:span text:style-name="CharStyle10"><text:span text:style-name="T1">i</text:span></text:span><text:span text:style-name="CharStyle10"><text:span text:style-name="T20">!</text:span></text:span><text:span text:style-name="CharStyle10"><text:span text:style-name="T1">«</text:span></text:span></text:p>
        <text:p text:style-name="P8"><text:span text:style-name="CharStyle10"><text:span text:style-name="T20">»No</text:span></text:span><text:span text:style-name="CharStyle10"><text:span text:style-name="T1">,</text:span></text:span><text:span text:style-name="CharStyle10"><text:span text:style-name="T20"> o tom sme tiež neslýchali u nás. A na koho myslíte?</text:span></text:span><text:span text:style-name="CharStyle10"><text:span text:style-name="T1">«</text:span></text:span></text:p>
        <text:p text:style-name="P8"><text:soft-page-break/><text:span text:style-name="CharStyle10"><text:span text:style-name="T20">»Nuž my sme hneď skrúcali sito...«</text:span></text:span></text:p>
        <text:p text:style-name="P8"><text:span text:style-name="CharStyle10"><text:span text:style-name="T20">»Ale choďte s vaším sitom! To vám už povi</text:span></text:span><text:span text:style-name="CharStyle10"><text:span text:style-name="T1">e</text:span></text:span><text:span text:style-name="CharStyle10"><text:span text:style-name="T20">!</text:span></text:span><text:span text:style-name="CharStyle10"><text:span text:style-name="T1">« </text:span></text:span><text:span text:style-name="CharStyle10"><text:span text:style-name="T20">zvolal so smiechom.</text:span></text:span></text:p>
        <text:p text:style-name="P8"><text:span text:style-name="CharStyle10"><text:span text:style-name="T20">»Ej, bysťu bohu, hej! Svätý Peter, svätý Ján, povedz... Ani sa nehýbalo, iba kdesi na desiatom mene. Na Paráka sa trhlo, že nám vypadlo z ruky. Pamätajte, u Paráka bude aspoň koža.«</text:span></text:span></text:p>
        <text:p text:style-name="P8"><text:span text:style-name="CharStyle10"><text:span text:style-name="T1">»</text:span></text:span><text:span text:style-name="CharStyle10"><text:span text:style-name="T20">Ak bude koža — bude i jarka! Ale povedáte, predvčerajšej noci. Cez včerajšok a zavčerajšok kdeže budú jarky! </text:span></text:span><text:span text:style-name="CharStyle10"><text:span text:style-name="T32">Č</text:span></text:span><text:span text:style-name="CharStyle10"><text:span text:style-name="T20">o ste neprišli zara</text:span></text:span><text:span text:style-name="CharStyle10"><text:span text:style-name="T1">z</text:span></text:span><text:span text:style-name="CharStyle10"><text:span text:style-name="T20">?</text:span></text:span><text:span text:style-name="CharStyle10"><text:span text:style-name="T1">«</text:span></text:span></text:p>
        <text:p text:style-name="P8"><text:span text:style-name="CharStyle10"><text:span text:style-name="T20">»Ej ba nie, rychtár. Taký vták za horúca prekryje. Zavčerom by ste ho boli našli košinky pliesť a v celom dome nič. Zakopal ich dakde v hore a sedel doma ako prikutý. Včera možno varil už p</text:span></text:span><text:span text:style-name="CharStyle10"><text:span text:style-name="T32">ľú</text:span></text:span><text:span text:style-name="CharStyle10"><text:span text:style-name="T20">cka. A dnes pošlem mu Durduľu do kuchyne, ohňa požičať. Ak ich zajal, už iste bude mäso v hrnci. Len sa obráťte — večer vás možno bude treba. A možno mu sám hnáty polámem.«</text:span></text:span></text:p>
        <text:p text:style-name="P8"><text:span text:style-name="CharStyle10"><text:span text:style-name="T20">R</text:span></text:span><text:span text:style-name="CharStyle10"><text:span text:style-name="T1">yc</text:span></text:span><text:span text:style-name="CharStyle10"><text:span text:style-name="T20">htára toto vytrhlo z ťažkých dúm. Rozmýšľa nad týmto zvláštnym prípadom.</text:span></text:span></text:p>
        <text:p text:style-name="P8"><text:span text:style-name="CharStyle10"><text:span text:style-name="T20">Je istý, že krádež nespáchal Lomničan. Jarku zajať, to nie. Krádež taká je v Lomnici nie v móde. Darmo je — i krádež podlieha móde. V jednej obci sa kradne statok rovno zo stajne — tam najviac kravy, inde kone, alebo voly. Inde zas p</text:span></text:span><text:span text:style-name="CharStyle10"><text:span text:style-name="T1">ľ</text:span></text:span><text:span text:style-name="CharStyle10"><text:span text:style-name="T20">undrujú sa záhrady a sady, sotva sa ovocie zaviaž</text:span></text:span><text:span text:style-name="CharStyle10"><text:span text:style-name="T1">e</text:span></text:span><text:span text:style-name="CharStyle10"><text:span text:style-name="T20">; lámu sa mladé štepy. Inde zas milujú včely — vec veľmi bravúrna. Lomničania sú veľmi zbabelí. Tí kradnú iba v poli. Podhrabe sa v noci záhon švábky, alebo sa kradnú snopy z krížov — i to tak, aby gazda hneď nezbadal, že mu v krížoch iní gazdovali. A všetci bez rozdielu obkrádajú obec — lebo vraj »</text:span></text:span><text:span text:style-name="CharStyle10"><text:span text:style-name="T1">to</text:span></text:span><text:span text:style-name="CharStyle10"><text:span text:style-name="T20"> je naše,« menovite hory. Starý Sýkora vedel by o tom viac povedať. Sťať jedľu, odviezť ju a složiť na p</text:span></text:span><text:span text:style-name="CharStyle10"><text:span text:style-name="T1">í</text:span></text:span><text:span text:style-name="CharStyle10"><text:span text:style-name="T20">le — všetko cez no</text:span></text:span><text:span text:style-name="CharStyle10"><text:span text:style-name="T1">c</text:span></text:span><text:span text:style-name="CharStyle10"><text:span text:style-name="T20">: to je ešte nie tak veliký fígeľ. Ale na salaši jarky — nie, to je nie Lomničanova robota!</text:span></text:span></text:p>
        <text:p text:style-name="P8"><text:soft-page-break/><text:span text:style-name="CharStyle10"><text:span text:style-name="T20">Rychtár vynechal iba jednu vec. Tú, že mimoriadne časy učia človeka mimoriadnym veciam. V takom zmätku</text:span></text:span><text:span text:style-name="CharStyle10"><text:span text:style-name="T1">,</text:span></text:span><text:span text:style-name="CharStyle10"><text:span text:style-name="T20"> aký narobila cholera, ľahko sa najdú, čo koristia z rozstrojenia spoločnosti. Ostatne vec ho veľmi nezaníma. Má on na čo mysleť — má!</text:span></text:span></text:p>
        <text:p text:style-name="P8"><text:span text:style-name="CharStyle10"><text:span text:style-name="T20">»Ako dávno sa to stalo,</text:span></text:span><text:span text:style-name="CharStyle10"><text:span text:style-name="T1">«</text:span></text:span><text:span text:style-name="CharStyle10"><text:span text:style-name="T20"> húta za pluhom — </text:span></text:span><text:span text:style-name="CharStyle10"><text:span text:style-name="T1">»člo</text:span></text:span><text:span text:style-name="CharStyle10"><text:span text:style-name="T20">vek by myslel, že je už pokoj, a tu naraz pokut</text:span></text:span><text:span text:style-name="CharStyle10"><text:span text:style-name="T1">a</text:span></text:span><text:span text:style-name="CharStyle10"><text:span text:style-name="T20">!</text:span></text:span><text:span text:style-name="CharStyle10"><text:span text:style-name="T1">«</text:span></text:span></text:p>
        <text:p text:style-name="P8"><text:span text:style-name="CharStyle10"><text:span text:style-name="T20">Naučil sa považovať Masliačkinu vec za odbavenú, zabudnutú. On aspoň už zabudol. Hriech sa stal, ale predsa sa napravil. Veď nezostala tak, vydala sa za Masliaka. Ona možno nezabudla, ale svet zabudol a on tiež si namyslel, že má právo zabudnúť. Pomstu čakal dávno a pomsta nevystala. Veď prečo mu požičala peniaze? Koľké časy ho držala v strachu o dom, gazdovstvo i o postavenie v obci. Či to nie dobrá pomsta? I vyhnať ho chcela z gazdovstv</text:span></text:span><text:span text:style-name="CharStyle10"><text:span text:style-name="T1">a:</text:span></text:span><text:span text:style-name="CharStyle10"><text:span text:style-name="T20"> a bola by, nech sa nezachrán</text:span></text:span><text:span text:style-name="CharStyle10"><text:span text:style-name="T1">i</text:span></text:span><text:span text:style-name="CharStyle10"><text:span text:style-name="T20">... Nuž môže byť spokojná, dosť sa ho napreháňala. Keď sa vysvobodil, bol by už zavýskal — ale sa bál výskať: časy sú neisté, trasieš sa nad najdrahším, čo máš — nad životom. Tu choroba hodila mu Jurka, jeho pých</text:span></text:span><text:span text:style-name="CharStyle10"><text:span text:style-name="T1">u</text:span></text:span><text:span text:style-name="CharStyle10"><text:span text:style-name="T20">... A tu sa striasol. Šípil, že i to pomsta </text:span></text:span><text:span text:style-name="CharStyle10"><text:span text:style-name="T1">—</text:span></text:span><text:span text:style-name="CharStyle10"><text:span text:style-name="T20"> ale už nie od nej. Inú ruku tam videl.</text:span></text:span></text:p>
        <text:p text:style-name="P8"><text:span text:style-name="CharStyle10"><text:span text:style-name="T1">Č</text:span></text:span><text:span text:style-name="CharStyle10"><text:span text:style-name="T20">i v tom nebolo vidno tiež pokutu, keď Sýkora zakázal syn</text:span></text:span><text:span text:style-name="CharStyle10"><text:span text:style-name="T1">ov</text:span></text:span><text:span text:style-name="CharStyle10"><text:span text:style-name="T20">i mať známosť s Evkou? A to preto isté</text:span></text:span><text:span text:style-name="CharStyle10"><text:span text:style-name="T1">,</text:span></text:span><text:span text:style-name="CharStyle10"><text:span text:style-name="T20"> prečo on opustil Masliačku — pre chudobu. Áno, jeho dcére hrozila taká chudoba, ako Masliačke, kým bola u otca. </text:span></text:span><text:span text:style-name="CharStyle10"><text:span text:style-name="T32">Hľ</text:span></text:span><text:span text:style-name="CharStyle10"><text:span text:style-name="T20">a, i v tom bola tá mocná, tajomná ruka... Videl ju, cítil ju — odtiaľ tá zronenosť. No i to minulo. Jurko dokázal väčšiu stálosť, ako on u svojej prvej milenky.</text:span></text:span></text:p>
        <text:p text:style-name="P8"><text:span text:style-name="CharStyle10"><text:span text:style-name="T20">Nuž dosť vytrpel strachu, a strach je krutá pokut</text:span></text:span><text:span text:style-name="CharStyle10"><text:span text:style-name="T1">a</text:span></text:span><text:span text:style-name="CharStyle10"><text:span text:style-name="T20">! Začal sa u</text:span></text:span><text:span text:style-name="CharStyle10"><text:span text:style-name="T32">f</text:span></text:span><text:span text:style-name="CharStyle10"><text:span text:style-name="T20">a</text:span></text:span><text:span text:style-name="CharStyle10"><text:span text:style-name="T32">ť</text:span></text:span><text:span text:style-name="CharStyle10"><text:span text:style-name="T20">, že na tom prestane. Zmýlil sa. Pokuta prišla, ke</text:span></text:span><text:span text:style-name="CharStyle10"><text:span text:style-name="T32">ď</text:span></text:span><text:span text:style-name="CharStyle10"><text:span text:style-name="T20"> ju nečakal, s tej strany, odkiaľ nemyslel. I </text:span></text:span><text:soft-page-break/><text:span text:style-name="CharStyle10"><text:span text:style-name="T20">väčšia, ako si predstavoval. Nad jeho hriechom pýri sa jeho dieťa! Už to je dosť. Ale z toho nasleduje zase nový trest: musí sa jej vyhýbať. Nesmie už nazreť do</text:span></text:span><text:span text:style-name="CharStyle25"><text:span text:style-name="T20"> </text:span></text:span><text:span text:style-name="CharStyle10"><text:span text:style-name="T20">jej očí, z ktorých mu žiarila detinská láska. </text:span></text:span><text:span text:style-name="CharStyle10"><text:span text:style-name="T1">I</text:span></text:span><text:span text:style-name="CharStyle10"><text:span text:style-name="T20"> dôvera podkosená náhlym uvedomením. Dôvera, ktorá medzi otcom a dieťaťom je nezbytná. Doterajší pomer je srútený — čo bude nasledovať?</text:span></text:span></text:p>
        <text:p text:style-name="P8"><text:span text:style-name="CharStyle10"><text:span text:style-name="T20">A nový hriech má na svedomí. Duša dieťaťa nie je tá, čo bola. Of</text:span></text:span><text:span text:style-name="CharStyle10"><text:span text:style-name="T1">ľ</text:span></text:span><text:span text:style-name="CharStyle10"><text:span text:style-name="T20">uskol ju brudom svojho hriechu. Duša tá vyhnatá je navždy z raja nevinnosti — okúsila so stromu vedomi</text:span></text:span><text:span text:style-name="CharStyle10"><text:span text:style-name="T1">a</text:span></text:span><text:span text:style-name="CharStyle10"><text:span text:style-name="T20">... Vedomie jeho hriechu sotrelo s nej pel nevinnosti.</text:span></text:span></text:p>
        <text:p text:style-name="P8"><text:span text:style-name="CharStyle10"><text:span text:style-name="T20">A kto môže povedať, čo za muky znáša jeho dcéra? Ve</text:span></text:span><text:span text:style-name="CharStyle10"><text:span text:style-name="T32">ď</text:span></text:span><text:span text:style-name="CharStyle10"><text:span text:style-name="T20"> i ona túži za pohľadom otcovým — ona tiež vari túži za starou dôverou. A nesmie sa privinúť k nemu, musí ututlať v sebe mocný hlas srdca.</text:span></text:span></text:p>
        <text:p text:style-name="P8"><text:span text:style-name="CharStyle10"><text:span text:style-name="T20">To všetko cíti, robiac brázdu za brázdou. Áno, precítil veci, ktoré pero nepoloží nikdy na papier. Bolo by mu uľahčením, keby sa mohol sveriť dakomu, keby smel prosiť od dcéry odpustenia. Ale či sa jej smie zdôveriť, smie ju prosiť? Veď tým vtiahol by ju ešte hlbšie do mláky.</text:span></text:span></text:p>
        <text:p text:style-name="P8"><text:span text:style-name="CharStyle10"><text:span text:style-name="T20">»</text:span></text:span><text:span text:style-name="CharStyle10"><text:span text:style-name="T32">Č</text:span></text:span><text:span text:style-name="CharStyle10"><text:span text:style-name="T20">o robiť? Kde sa hodiť?« pýta sa sám seba. »Ako by bolo dobre, keby ma nebolo na svete.« A to sa mu zdá skutočne jediným východom. </text:span></text:span><text:span text:style-name="CharStyle10"><text:span text:style-name="T1">»</text:span></text:span><text:span text:style-name="CharStyle10"><text:span text:style-name="T20">Keby tak cholera!</text:span></text:span><text:span text:style-name="CharStyle10"><text:span text:style-name="T1"> </text:span></text:span><text:span text:style-name="CharStyle10"><text:span text:style-name="T20">Veď koľko ľudí pomrelo </text:span></text:span><text:span text:style-name="CharStyle10"><text:span text:style-name="T1">—</text:span></text:span><text:span text:style-name="CharStyle10"><text:span text:style-name="T20"> užitočnejších na svete...</text:span></text:span><text:span text:style-name="CharStyle10"><text:span text:style-name="T1">«</text:span></text:span></text:p>
        <text:p text:style-name="P8"><text:span text:style-name="CharStyle10"><text:span text:style-name="T20">»V čom som ja užitočný</text:span></text:span><text:span text:style-name="CharStyle10"><text:span text:style-name="T1">?</text:span></text:span><text:span text:style-name="CharStyle10"><text:span text:style-name="T1">«</text:span></text:span><text:span text:style-name="CharStyle10"><text:span text:style-name="T20"> predkladá si otázku. Hľadá tú postať, ktorú zaplnil. V rodine? Hľa, kam priviedol rodinu. Je pohoršením dcére. Rozmnožil snáď majetok? Nie, ešte ho načal. Len, len že ho nerozhádzal.</text:span></text:span></text:p>
        <text:p text:style-name="P8"><text:span text:style-name="CharStyle10"><text:span text:style-name="T20">V čom tedy, v čom? V obci.</text:span></text:span></text:p>
        <text:p text:style-name="P8"><text:span text:style-name="CharStyle10"><text:span text:style-name="T20">Áno, veľa si zakladal na tom kedysi. Držia ho za prvého rychtára v okrese. A čo </text:span></text:span><text:soft-page-break/><text:span text:style-name="CharStyle10"><text:span text:style-name="T20">vykonal? Zveľadil majetok obce? Ono je pravda, šanoval občanov. Len preto reparoval mlyny za svoje peniaze. Ale čo dosiahol?</text:span></text:span><text:span text:style-name="CharStyle29"><text:span text:style-name="T1"> </text:span></text:span><text:span text:style-name="CharStyle10"><text:span text:style-name="T20">Práve opak toho. Seba zamočil do dlhov a teraz obec musí mu splatiť na raz, čo by bola po čiastkach. Nuž, to je tá chýrna dobrota?</text:span></text:span></text:p>
        <text:p text:style-name="P8"><text:span text:style-name="CharStyle10"><text:span text:style-name="T20">Alebo ju snáď mravne podvihol? Sú občania snáď menší </text:span></text:span><text:span text:style-name="CharStyle10"><text:span text:style-name="T32">eg</text:span></text:span><text:span text:style-name="CharStyle10"><text:span text:style-name="T1">o</text:span></text:span><text:span text:style-name="CharStyle10"><text:span text:style-name="T20">isti</text:span></text:span><text:span text:style-name="CharStyle10"><text:span text:style-name="T1">, </text:span></text:span><text:span text:style-name="CharStyle10"><text:span text:style-name="T20">menš</text:span></text:span><text:span text:style-name="CharStyle10"><text:span text:style-name="T13">í</text:span></text:span><text:span text:style-name="CharStyle10"><text:span text:style-name="T20"> korheli, menší zlodeji?</text:span></text:span></text:p>
        <text:p text:style-name="P8"><text:span text:style-name="CharStyle10"><text:span text:style-name="T20">»V ničom, v ničom« — hrmí mu mohutný hlas v duši. »V ničom si nie užitočný...«</text:span></text:span></text:p>
        <text:p text:style-name="P8"><text:span text:style-name="CharStyle10"><text:span text:style-name="T20">»Ale si ho vezmem sám, ten život? Sám?«</text:span></text:span></text:p>
        <text:p text:style-name="P8"><text:span text:style-name="CharStyle10"><text:span text:style-name="T20">Zhrozil sa takej otázky. Akú hanbu by uvalil na seba a nadovšetko — na dieťa. »Nie — ni</text:span></text:span><text:span text:style-name="CharStyle10"><text:span text:style-name="T1">e</text:span></text:span><text:span text:style-name="CharStyle10"><text:span text:style-name="T20">...«</text:span></text:span></text:p>
        <text:p text:style-name="P8"><text:span text:style-name="CharStyle10"><text:span text:style-name="T20">A tu sa ozval uňho iný hlas.</text:span></text:span></text:p>
        <text:p text:style-name="P8"><text:span text:style-name="CharStyle10"><text:span text:style-name="T1">»</text:span></text:span><text:span text:style-name="CharStyle10"><text:span text:style-name="T20">Druhí tiež tak porobili, ako ty: a majú pokoj. Žijú si, ako by boli celkom spravedliví. I šťastní sú na svete. Ani raz nevzdychn</text:span></text:span><text:span text:style-name="CharStyle10"><text:span text:style-name="T1">ú</text:span></text:span><text:span text:style-name="CharStyle10"><text:span text:style-name="T20">: ,A odpusť nám naše viny...</text:span></text:span><text:span text:style-name="CharStyle10"><text:span text:style-name="T39">‘</text:span></text:span><text:span text:style-name="CharStyle10"><text:span text:style-name="T1"> </text:span></text:span><text:span text:style-name="CharStyle10"><text:span text:style-name="T20">Ani len raz nehne sa svedomi</text:span></text:span><text:span text:style-name="CharStyle10"><text:span text:style-name="T1">e</text:span></text:span><text:span text:style-name="CharStyle10"><text:span text:style-name="T20">...</text:span></text:span><text:span text:style-name="CharStyle10"><text:span text:style-name="T1">«</text:span></text:span></text:p>
        <text:p text:style-name="P8"><text:span text:style-name="CharStyle10"><text:span text:style-name="T20">»To spí« — odpovedá si sám. »Spí, ako spalo moje. Ale sa prebudilo, a už nedá sa utíšiť — nedá.</text:span></text:span><text:span text:style-name="CharStyle10"><text:span text:style-name="T1">«</text:span></text:span></text:p>
        <text:p text:style-name="P8"><text:span text:style-name="CharStyle10"><text:span text:style-name="T20">»Ale prečo trpí i dieťa? Ja môžem — zaslúžim. Prečo trpí i nevinnosť</text:span></text:span><text:span text:style-name="CharStyle10"><text:span text:style-name="T1">?</text:span></text:span><text:span text:style-name="CharStyle10"><text:span text:style-name="T1">«</text:span></text:span></text:p>
        <text:p text:style-name="P8"><text:span text:style-name="CharStyle10"><text:span text:style-name="T20">Tu už nenachádza inej odpovede, ako známu zo starého Zákona: »Do tretieho </text:span></text:span><text:span text:style-name="CharStyle10"><text:span text:style-name="T13">i</text:span></text:span><text:span text:style-name="CharStyle10"><text:span text:style-name="T20"> štvrtého pokoleni</text:span></text:span><text:span text:style-name="CharStyle10"><text:span text:style-name="T1">a</text:span></text:span><text:span text:style-name="CharStyle10"><text:span text:style-name="T20">...</text:span></text:span><text:span text:style-name="CharStyle10"><text:span text:style-name="T1">«</text:span></text:span></text:p>
        <text:p text:style-name="P8"><text:span text:style-name="CharStyle10"><text:span text:style-name="T20">Tak hľa s neho prešla hniloba na rodinu, na obec, na všetko, s čím prišiel do styku. Sám sebe sa hnusí, sám na seba jeduje. A hnev prenáša na koho môže — na Masliačku.</text:span></text:span></text:p>
        <text:p text:style-name="P8"><text:span text:style-name="CharStyle10"><text:span text:style-name="T1">»</text:span></text:span><text:span text:style-name="CharStyle10"><text:span text:style-name="T20">Prečo to urobila? </text:span></text:span><text:span text:style-name="CharStyle10"><text:span text:style-name="T32">Č</text:span></text:span><text:span text:style-name="CharStyle10"><text:span text:style-name="T20">o sa previnilo moje dieťa? </text:span></text:span><text:span text:style-name="CharStyle10"><text:span text:style-name="T32">Č</text:span></text:span><text:span text:style-name="CharStyle10"><text:span text:style-name="T20">o ho vábila, čo to nastrojila?</text:span></text:span><text:span text:style-name="CharStyle10"><text:span text:style-name="T1">«</text:span></text:span></text:p>
        <text:p text:style-name="P8"><text:soft-page-break/><text:span text:style-name="CharStyle10"><text:span text:style-name="T20">Krv mu zovrela, bol by hotový krvavo sa pomstiť. Ani už nemá pokoja, zem nechal zemou a berie sa do domu.</text:span></text:span></text:p>
        <text:p text:style-name="P8"><text:span text:style-name="CharStyle10"><text:span text:style-name="T20">Žena sa podivila, že sa už vrátil. I zľakla sa, lebo vidno, i zrno doviezol domov.</text:span></text:span></text:p>
        <text:p text:style-name="P8"><text:span text:style-name="CharStyle10"><text:span text:style-name="T1">»</text:span></text:span><text:span text:style-name="CharStyle10"><text:span text:style-name="T20">Nie si chor</text:span></text:span><text:span text:style-name="CharStyle10"><text:span text:style-name="T1">ý</text:span></text:span><text:span text:style-name="CharStyle10"><text:span text:style-name="T20">?</text:span></text:span><text:span text:style-name="CharStyle10"><text:span text:style-name="T1">«</text:span></text:span></text:p>
        <text:p text:style-name="P8"><text:span text:style-name="CharStyle10"><text:span text:style-name="T20">»Ej, chorý, chorý,</text:span></text:span><text:span text:style-name="CharStyle10"><text:span text:style-name="T1">«</text:span></text:span><text:span text:style-name="CharStyle10"><text:span text:style-name="T20"> dumá on. »Keby to</text:span></text:span><text:span text:style-name="CharStyle10"><text:span text:style-name="T1"> </text:span></text:span><text:span text:style-name="CharStyle10"><text:span text:style-name="T20">bola choroba, ako si mysl</text:span></text:span><text:span text:style-name="CharStyle10"><text:span text:style-name="T13">í</text:span></text:span><text:span text:style-name="CharStyle10"><text:span text:style-name="T20">!</text:span></text:span><text:span text:style-name="CharStyle10"><text:span text:style-name="T1">«</text:span></text:span></text:p>
        <text:p text:style-name="P8"><text:span text:style-name="CharStyle10"><text:span text:style-name="T20">Šiel rovnou cestou k Masliačke.</text:span></text:span></text:p>
        <text:p text:style-name="P8"><text:span text:style-name="CharStyle10"><text:span text:style-name="T20">»Čo chcete ešte?</text:span></text:span><text:span text:style-name="CharStyle10"><text:span text:style-name="T1">«</text:span></text:span><text:span text:style-name="CharStyle10"><text:span text:style-name="T20"> zvolala, vidiac ho zdiveného. Naľakala sa, takto ho ešte nevidela.</text:span></text:span></text:p>
        <text:p text:style-name="P8"><text:span text:style-name="CharStyle10"><text:span text:style-name="T20">»Čo chcem! Spytuj sa ešte, čo chcem. Nevieš, čo si urobila? Čo si mi skynožila dieťa!</text:span></text:span><text:span text:style-name="CharStyle10"><text:span text:style-name="T1">«</text:span></text:span></text:p>
        <text:p text:style-name="P8"><text:span text:style-name="CharStyle10"><text:span text:style-name="T20">»Ja? Ja som jej nič... Čo sa jej stal</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Pýta sa s takou účasťou, s takým strachom, že rychtár sa diví, kde sa to u nej berie. »</text:span></text:span><text:span text:style-name="CharStyle10"><text:span text:style-name="T1">Va</text:span></text:span><text:span text:style-name="CharStyle10"><text:span text:style-name="T20">ri ochorela</text:span></text:span><text:span text:style-name="CharStyle10"><text:span text:style-name="T1">?«</text:span></text:span></text:p>
        <text:p text:style-name="P8"><text:span text:style-name="CharStyle10"><text:span text:style-name="T1">»</text:span></text:span><text:span text:style-name="CharStyle10"><text:span text:style-name="T20">Čo si jej povedala? Povedz! Čo si jej povedal</text:span></text:span><text:span text:style-name="CharStyle10"><text:span text:style-name="T1">a</text:span></text:span><text:span text:style-name="CharStyle10"><text:span text:style-name="T20">!</text:span></text:span><text:span text:style-name="CharStyle10"><text:span text:style-name="T1">« </text:span></text:span><text:span text:style-name="CharStyle10"><text:span text:style-name="T20">zvolal, zalomiac rukami.</text:span></text:span></text:p>
        <text:p text:style-name="P8"><text:span text:style-name="CharStyle10"><text:span text:style-name="T20">»A čo? To už dávno vi</text:span></text:span><text:span text:style-name="CharStyle10"><text:span text:style-name="T1">e</text:span></text:span><text:span text:style-name="CharStyle10"><text:span text:style-name="T20">... To už mohla vedieť dieťaťom. No ešte dieťaťu sa zatají, ale tu odrastenému! Ak i nevedela, kedysi musela by zvedieť.«</text:span></text:span></text:p>
        <text:p text:style-name="P8"><text:span text:style-name="CharStyle10"><text:span text:style-name="T1">»</text:span></text:span><text:span text:style-name="CharStyle10"><text:span text:style-name="T20">Ale prečo teraz, prečo tak náhle? Aspoň dakoľko dni ešte... A tu hneď. Oj, ty nevieš, aký je to hriec</text:span></text:span><text:span text:style-name="CharStyle10"><text:span text:style-name="T1">h</text:span></text:span><text:span text:style-name="CharStyle10"><text:span text:style-name="T20">!</text:span></text:span><text:span text:style-name="CharStyle10"><text:span text:style-name="T1">«</text:span></text:span></text:p>
        <text:p text:style-name="P8"><text:span text:style-name="CharStyle10"><text:span text:style-name="T20">Prešly ho všetky úmysly na pomstu. Zostal v ňom nekonečný žiaľ.</text:span></text:span></text:p>
        <text:p text:style-name="P8"><text:span text:style-name="CharStyle10"><text:span text:style-name="T20">»Čo si chcel</text:span></text:span><text:span text:style-name="CharStyle10"><text:span text:style-name="T1">a</text:span></text:span><text:span text:style-name="CharStyle10"><text:span text:style-name="T20">? Mňa poraniť — vyvŕšiť si sa chcel</text:span></text:span><text:span text:style-name="CharStyle10"><text:span text:style-name="T1">a</text:span></text:span><text:span text:style-name="CharStyle10"><text:span text:style-name="T20">! A na ňu sa </text:span></text:span><text:span text:style-name="CharStyle10"><text:span text:style-name="T1">sv</text:span></text:span><text:span text:style-name="CharStyle10"><text:span text:style-name="T20">iezlo, na ňu...«</text:span></text:span></text:p>
        <text:p text:style-name="P8"><text:span text:style-name="CharStyle10"><text:span text:style-name="T20">Masliačka prvý raz hľadí naň so súcitom. Chápe jeho nešťastie. »Nie — u mňa pomsta zastydla. Čo tu bola ona </text:span></text:span><text:span text:style-name="CharStyle10"><text:span text:style-name="T1">—</text:span></text:span><text:span text:style-name="CharStyle10"><text:span text:style-name="T20"> ja som zabudla na všetko, i na tú krivdu. Ale keď sme boli zoči-voči, nadišlo ma tak. — Nuž, vytúžila som sa je</text:span></text:span><text:span text:style-name="CharStyle10"><text:span text:style-name="T1">j;</text:span></text:span><text:span text:style-name="CharStyle10"><text:span text:style-name="T20"> bolo mi hneď ľahšie. A tak sme sa vyplakaly obe...«</text:span></text:span></text:p>
        <text:p text:style-name="P8"><text:soft-page-break/><text:span text:style-name="CharStyle10"><text:span text:style-name="T20">»Načo si to robila — nač</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A chytá si hlavu, lebo mu v nej hučí. »Či si ju nemohla ušanovať od tej, od tej hanby! Nevieš, že jej pri mne bude ako na mukách? Čo si to robil</text:span></text:span><text:span text:style-name="CharStyle10"><text:span text:style-name="T1">a</text:span></text:span><text:span text:style-name="CharStyle10"><text:span text:style-name="T20">!</text:span></text:span><text:span text:style-name="CharStyle10"><text:span text:style-name="T1">«</text:span></text:span></text:p>
        <text:p text:style-name="P8"><text:span text:style-name="CharStyle10"><text:span text:style-name="T20">Nehľadá už výhovoriek, nevytýka mu, nevyhadzuje na oči. Ľutuje, že je vinná toľkého súženia. Neprosí — mlčí. Tak sedia zase, obťažení bôľom i trudnými rozpomienkami. Oba veru, oba nesú svoj podiel — každému sa dostalo.</text:span></text:span></text:p>
        <text:p text:style-name="P8"><text:span text:style-name="CharStyle10"><text:span text:style-name="T20">Na rychtára zasadla akási tuposť. Ľahostajnosť by to bola, keby srdce sa netriaslo ešte pod rozjatrenou ranou. Ale hneď precítil. Vrzly dvere, pri nich stojí Eva, bľadá, smutná...</text:span></text:span></text:p>
        <text:p text:style-name="P8"><text:span text:style-name="CharStyle10"><text:span text:style-name="T20">Dal by všetko svoje, keby ho toto bolo obišlo.</text:span></text:span></text:p>
        <text:p text:style-name="P8"><text:span text:style-name="CharStyle10"><text:span text:style-name="T20">I Eve z</text:span></text:span><text:span text:style-name="CharStyle10"><text:span text:style-name="T13">a</text:span></text:span><text:span text:style-name="CharStyle10"><text:span text:style-name="T20">mrelo slovo na ústach. Tu je otec, zničený nešťastím. Hodila by sa mu k nohám, prosila by ho, sklonila hlavu na jeho prsia — ale ako môže? Veď by ho urazila, keby ho začala odprosovať. Nevie, nevie, ako by sa to dalo napraviť. Život by dala, keby sa mohlo odstať, čo sa stalo..</text:span></text:span><text:span text:style-name="CharStyle10"><text:span text:style-name="T1">.</text:span></text:span></text:p>
        <text:p text:style-name="P8"><text:span text:style-name="CharStyle10"><text:span text:style-name="T20">On vidí iba svoj hriech a jej nešťastie. Nevládze už niesť tú ťarchu samotný. Ne</text:span></text:span><text:span text:style-name="CharStyle10"><text:span text:style-name="T13">u</text:span></text:span><text:span text:style-name="CharStyle10"><text:span text:style-name="T20">prosný zákon ho núti hľadať dušu, ktorá prevezme diel ťarchy. A tá duša môže byť iba on</text:span></text:span><text:span text:style-name="CharStyle10"><text:span text:style-name="T1">a</text:span></text:span><text:span text:style-name="CharStyle10"><text:span text:style-name="T20">... Vstal, urobil krok — ten ho stál viac, než smrť sama. No ona pobadala, čo otec chce. Už stojí pri ňom a kladie jeho ruku k svojim ústam.</text:span></text:span></text:p>
        <text:p text:style-name="P8"><text:span text:style-name="CharStyle10"><text:span text:style-name="T20">»Dievka moja </text:span></text:span><text:span text:style-name="CharStyle10"><text:span text:style-name="T1">—</text:span></text:span><text:span text:style-name="CharStyle10"><text:span text:style-name="T20"> nehneváš sa?</text:span></text:span><text:span text:style-name="CharStyle10"><text:span text:style-name="T1">«</text:span></text:span><text:span text:style-name="CharStyle10"><text:span text:style-name="T20"> V tom bolo i vyznanie viny, i odprosenie. Takej polahody nezažil nikdy. Okriala duša pot tými divotvornými slovami.</text:span></text:span></text:p>
        <text:p text:style-name="P8"><text:span text:style-name="CharStyle10"><text:span text:style-name="T20">»Ale ja — ja bych sa hnevala</text:span></text:span><text:span text:style-name="CharStyle10"><text:span text:style-name="T1">?«</text:span></text:span><text:span text:style-name="CharStyle10"><text:span text:style-name="T20"> A kryje tvár na jeho prsiach a plače náruživo. Jej slzy ako by i jemu s duše smývaly všetku tú trosku i brud — duša ako by bola čistejšia, prepálená...</text:span></text:span></text:p>
        <text:p text:style-name="P8"><text:soft-page-break/><text:span text:style-name="CharStyle10"><text:span text:style-name="T20">A keď mu je tak voľno, nemôže si odopreť, aby nepozrel do tých očí, z ktorých hľadievala naň duša čistá. Podvihol jej tvár — ona už neklopí oči, nezalieva sa rumencom. Divno — už sa prestala báť jeho pohľadu...</text:span></text:span></text:p>
        <text:p text:style-name="P8"><text:span text:style-name="CharStyle10"><text:span text:style-name="T20">A on hľadá ten pohľad, hľadá. No to sú už nie tie oči. To je už nie ten pohľad devy.</text:span></text:span></text:p>
        <text:p text:style-name="P8"><text:span text:style-name="CharStyle10"><text:span text:style-name="T20">Zabolelo ho, že on sám ho zahnal kams</text:span></text:span><text:span text:style-name="CharStyle10"><text:span text:style-name="T1">i</text:span></text:span><text:span text:style-name="CharStyle10"><text:span text:style-name="T20">...</text:span></text:span></text:p>
        <text:p text:style-name="P5"><text:span text:style-name="CharStyle10"><text:span text:style-name="T20"/></text:span></text:p>
        <text:p text:style-name="P7"><text:span text:style-name="CharStyle10"><text:span text:style-name="T20">X.</text:span></text:span></text:p>
        <text:p text:style-name="P8"><text:span text:style-name="CharStyle10"><text:span text:style-name="T1"/></text:span></text:p>
        <text:p text:style-name="P12"><text:span text:style-name="CharStyle10"><text:span text:style-name="T13">Č</text:span></text:span><text:span text:style-name="CharStyle10"><text:span text:style-name="T20">o hľadala Eva u Masliačky?</text:span></text:span></text:p>
        <text:p text:style-name="P8"><text:span text:style-name="CharStyle10"><text:span text:style-name="T20">To, čo prvý raz. Jurko tak túžil za otcom, každú chvíľu ho občakával, pri každom šuchote myslel, že to on a rozč</text:span></text:span><text:span text:style-name="CharStyle10"><text:span text:style-name="T1">ú</text:span></text:span><text:span text:style-name="CharStyle10"><text:span text:style-name="T20">lený načúval, dvíhal sa a zas padal do perín a ľútostiv</text:span></text:span><text:span text:style-name="CharStyle10"><text:span text:style-name="T14">e</text:span></text:span><text:span text:style-name="CharStyle10"><text:span text:style-name="T20"> vzdycha</text:span></text:span><text:span text:style-name="CharStyle10"><text:span text:style-name="T1">l:</text:span></text:span><text:span text:style-name="CharStyle10"><text:span text:style-name="T20"> že Eva nemohla sa už na to dívať a šla ešte raz k Masliačke upomenúť ju na sľub.</text:span></text:span></text:p>
        <text:p text:style-name="P8"><text:span text:style-name="CharStyle10"><text:span text:style-name="T20">Rychtár teraz už zvedel od dcéry, že Masliačka nenie na vine.</text:span></text:span></text:p>
        <text:p text:style-name="P8"><text:span text:style-name="CharStyle10"><text:span text:style-name="T20">»Stalo sa, už sa neodstane. Ináč sa bez toho nemohlo stať.« Upokojuje sa ako každý, kto sa upokojiť musí.</text:span></text:span></text:p>
        <text:p text:style-name="P8"><text:span text:style-name="CharStyle10"><text:span text:style-name="T20">I teraz sa pýta chorý Evky: »kde je otec?«</text:span></text:span></text:p>
        <text:p text:style-name="P8"><text:span text:style-name="CharStyle10"><text:span text:style-name="T20">»Išiel siať — nemôže prísť. Bojí sa, že padnú such</text:span></text:span><text:span text:style-name="CharStyle10"><text:span text:style-name="T1">á</text:span></text:span><text:span text:style-name="CharStyle10"><text:span text:style-name="T20">; tak sa ponáhľa.</text:span></text:span><text:span text:style-name="CharStyle10"><text:span text:style-name="T1">«</text:span></text:span><text:span text:style-name="CharStyle10"><text:span text:style-name="T20"> Takýmito výhovorkami ho musí častovať. Učí sa pomaly cigániť. Zprvu vymýšľala jednoduché výhovorky — teraz sa už chytá i složitejších. Lebo zprvu ešte uveril, uspokojil sa i hlúpou výhovorkou — teraz je už nedôverčivý. Musí byť výhovorka veľmi súca, aby sa dal podviesť. A pritom všade jej podkladá zlé úmysly, vo všetkom ju upodozrieva.</text:span></text:span></text:p>
        <text:p text:style-name="P8"><text:soft-page-break/><text:span text:style-name="CharStyle10"><text:span text:style-name="T20">»Hej, išie</text:span></text:span><text:span text:style-name="CharStyle10"><text:span text:style-name="T1">l</text:span></text:span><text:span text:style-name="CharStyle10"><text:span text:style-name="T20">!« odpovedá celkom ako rozmaznané decko, so zvláštnym nosovým prízvukom</text:span></text:span><text:span text:style-name="CharStyle10"><text:span text:style-name="T1">.</text:span></text:span><text:span text:style-name="CharStyle10"><text:span text:style-name="T20"> Lebo ja neviem, že náš otec nesejava ozimin</text:span></text:span><text:span text:style-name="CharStyle10"><text:span text:style-name="T1">u</text:span></text:span><text:span text:style-name="CharStyle10"><text:span text:style-name="T20">!</text:span></text:span><text:span text:style-name="CharStyle10"><text:span text:style-name="T1">«</text:span></text:span></text:p>
        <text:p text:style-name="P8"><text:span text:style-name="CharStyle10"><text:span text:style-name="T20">»A ako by bol bez oziminy</text:span></text:span><text:span text:style-name="CharStyle10"><text:span text:style-name="T1">?«</text:span></text:span><text:span text:style-name="CharStyle10"><text:span text:style-name="T20"> pýta sa Evka. »</text:span></text:span><text:span text:style-name="CharStyle10"><text:span text:style-name="T1">Ve</text:span></text:span><text:span text:style-name="CharStyle10"><text:span text:style-name="T14">ď</text:span></text:span><text:span text:style-name="CharStyle10"><text:span text:style-name="T20"> musí siať.«</text:span></text:span></text:p>
        <text:p text:style-name="P23"><text:span text:style-name="CharStyle10"><text:span text:style-name="T1">»</text:span></text:span><text:span text:style-name="CharStyle10"><text:span text:style-name="T20">Ale iba z polovice. Do svojich zemí seje jarinu.«</text:span></text:span></text:p>
        <text:p text:style-name="P31"><text:span text:style-name="CharStyle10"><text:span text:style-name="T20">Ozaj divné, že vzdor chlapectvu v daktorých veciach pamätá i takéto podrobnosti. Často prezradí veliký bystrozrak.</text:span></text:span></text:p>
        <text:p text:style-name="P8"><text:span text:style-name="CharStyle10"><text:span text:style-name="T1">H</text:span></text:span><text:span text:style-name="CharStyle10"><text:span text:style-name="T20">ľadí naň bokom, v čom sa tak zmenil, či choroba nepostupuje. No on zbadal tento pohľad. Už ju upodozrieva, že mu čosi zatajila.</text:span></text:span></text:p>
        <text:p text:style-name="P8"><text:span text:style-name="CharStyle10"><text:span text:style-name="T1">»</text:span></text:span><text:span text:style-name="CharStyle10"><text:span text:style-name="T20">Vy ma cigánit</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zvolal prudko. »Nikdy pravdu, iba cigánstvo. Vy si m</text:span></text:span><text:span text:style-name="CharStyle10"><text:span text:style-name="T1">ív</text:span></text:span><text:span text:style-name="CharStyle10"><text:span text:style-name="T20">ate, že ja som blázon. </text:span></text:span><text:span text:style-name="CharStyle10"><text:span text:style-name="T33">Ž</text:span></text:span><text:span text:style-name="CharStyle10"><text:span text:style-name="T20">e ja uverím... Otcovi ste ani neodkázali. Nechcete ho pustiť — a ja na posteli... A kto ma to drží? Ideš! A to ž</text:span></text:span><text:span text:style-name="CharStyle10"><text:span text:style-name="T14">íď</text:span></text:span><text:span text:style-name="CharStyle10"><text:span text:style-name="T20">a s kop</text:span></text:span><text:span text:style-name="CharStyle10"><text:span text:style-name="T14">ý</text:span></text:span><text:span text:style-name="CharStyle10"><text:span text:style-name="T20">tkami zase si bradu olizuje. Po</text:span></text:span><text:span text:style-name="CharStyle10"><text:span text:style-name="T33">ď</text:span></text:span><text:span text:style-name="CharStyle10"><text:span text:style-name="T20"> sem, po</text:span></text:span><text:span text:style-name="CharStyle10"><text:span text:style-name="T33">ď</text:span></text:span><text:span text:style-name="CharStyle10"><text:span text:style-name="T20"> — ja ti soženiem much</text:span></text:span><text:span text:style-name="CharStyle10"><text:span text:style-name="T1">u</text:span></text:span><text:span text:style-name="CharStyle10"><text:span text:style-name="T20">...«</text:span></text:span></text:p>
        <text:p text:style-name="P8"><text:span text:style-name="CharStyle10"><text:span text:style-name="T20">Trápne sú jej jeho blúznenia, ale ešte trápnejšie, ke</text:span></text:span><text:span text:style-name="CharStyle10"><text:span text:style-name="T33">ď</text:span></text:span><text:span text:style-name="CharStyle10"><text:span text:style-name="T20"> sa dostavuje čisté vedomie. Hne</text:span></text:span><text:span text:style-name="CharStyle10"><text:span text:style-name="T1">ď</text:span></text:span><text:span text:style-name="CharStyle10"><text:span text:style-name="T20"> o otcovi. I v blúznení ho spomína. Eva už nenávidí starého pre toľkú ľahostajnosť.</text:span></text:span></text:p>
        <text:p text:style-name="P8"><text:span text:style-name="CharStyle10"><text:span text:style-name="T20">A aké prekvapeni</text:span></text:span><text:span text:style-name="CharStyle10"><text:span text:style-name="T1">e</text:span></text:span><text:span text:style-name="CharStyle10"><text:span text:style-name="T20">! Starý Sýkora ide k nim...</text:span></text:span></text:p>
        <text:p text:style-name="P8"><text:span text:style-name="CharStyle10"><text:span text:style-name="T20">»Predsa je nie taký. Predsa má ešte citu!« Beží proti nemu pod stenu. »</text:span></text:span><text:span text:style-name="CharStyle10"><text:span text:style-name="T1">Ľ</text:span></text:span><text:span text:style-name="CharStyle10"><text:span text:style-name="T20">aľa, neborák, aký je zmenený!</text:span></text:span><text:span text:style-name="CharStyle10"><text:span text:style-name="T1">«</text:span></text:span></text:p>
        <text:p text:style-name="P8"><text:span text:style-name="CharStyle10"><text:span text:style-name="T20">A ozaj je zmenený, a nešťastný! Čo by sa vedel vytúžiť, čo myslí — koľko srdu, i bôľu, i zúfalstva! No ústa sú nemé, len tvár a oč</text:span></text:span><text:span text:style-name="CharStyle10"><text:span text:style-name="T1">i</text:span></text:span><text:span text:style-name="CharStyle10"><text:span text:style-name="T20">...</text:span></text:span></text:p>
        <text:p text:style-name="P8"><text:span text:style-name="CharStyle10"><text:span text:style-name="T20">»Ach, ke</text:span></text:span><text:span text:style-name="CharStyle10"><text:span text:style-name="T33">ď</text:span></text:span><text:span text:style-name="CharStyle10"><text:span text:style-name="T20"> ste len prišl</text:span></text:span><text:span text:style-name="CharStyle10"><text:span text:style-name="T1">i</text:span></text:span><text:span text:style-name="CharStyle10"><text:span text:style-name="T20">!</text:span></text:span><text:span text:style-name="CharStyle10"><text:span text:style-name="T1">«</text:span></text:span><text:span text:style-name="CharStyle10"><text:span text:style-name="T20"> volá mu Evka. </text:span></text:span><text:span text:style-name="CharStyle10"><text:span text:style-name="T1">»</text:span></text:span><text:span text:style-name="CharStyle10"><text:span text:style-name="T20">My vás tak ťažko čakáme. Každú hodinu vás spomenieme desať ráz. Už sme si, že nepri</text:span></text:span><text:span text:style-name="CharStyle10"><text:span text:style-name="T1">jd</text:span></text:span><text:span text:style-name="CharStyle10"><text:span text:style-name="T20">ete. A ono — chvalaboh</text:span></text:span><text:span text:style-name="CharStyle10"><text:span text:style-name="T1">u</text:span></text:span><text:span text:style-name="CharStyle10"><text:span text:style-name="T20">!</text:span></text:span><text:span text:style-name="CharStyle10"><text:span text:style-name="T1">«</text:span></text:span></text:p>
        <text:p text:style-name="P8"><text:span text:style-name="CharStyle10"><text:span text:style-name="T20">»Čo chvalabohu — čerta chvalaboh</text:span></text:span><text:span text:style-name="CharStyle10"><text:span text:style-name="T1">u</text:span></text:span><text:span text:style-name="CharStyle10"><text:span text:style-name="T20">!« zvolal divoko. </text:span></text:span><text:span text:style-name="CharStyle10"><text:span text:style-name="T1">»</text:span></text:span><text:span text:style-name="CharStyle10"><text:span text:style-name="T20">Vy ma čakáte</text:span></text:span><text:span text:style-name="CharStyle10"><text:span text:style-name="T1">?</text:span></text:span><text:span text:style-name="CharStyle10"><text:span text:style-name="T1">«</text:span></text:span><text:span text:style-name="CharStyle10"><text:span text:style-name="T20"> usmial sa </text:span></text:span><text:soft-page-break/><text:span text:style-name="CharStyle10"><text:span text:style-name="T20">zlostne.</text:span></text:span></text:p>
        <text:p text:style-name="P23"><text:span text:style-name="CharStyle10"><text:span text:style-name="T20">»Od troch dní už na isto.«</text:span></text:span></text:p>
        <text:p text:style-name="P8"><text:span text:style-name="CharStyle10"><text:span text:style-name="T20">»Čo — od troch dní!</text:span></text:span><text:span text:style-name="CharStyle10"><text:span text:style-name="T1">«</text:span></text:span><text:span text:style-name="CharStyle10"><text:span text:style-name="T20"> A tu sa zamyslel a oč mu zablysly. »</text:span></text:span><text:span text:style-name="CharStyle10"><text:span text:style-name="T1">O</text:span></text:span><text:span text:style-name="CharStyle10"><text:span text:style-name="T20">d troch dní. — Ako od zavčerajška večer — ha?« A s celou duševnou silou sbiera myšlienky.</text:span></text:span></text:p>
        <text:p text:style-name="P8"><text:span text:style-name="CharStyle10"><text:span text:style-name="T20">Ťažko ich posbierať. Rozprchly sa, ako ke</text:span></text:span><text:span text:style-name="CharStyle10"><text:span text:style-name="T33">ď</text:span></text:span><text:span text:style-name="CharStyle10"><text:span text:style-name="T20"> výstr</text:span></text:span><text:span text:style-name="CharStyle10"><text:span text:style-name="T33">el</text:span></text:span><text:span text:style-name="CharStyle10"><text:span text:style-name="T20"> shrmí nad kŕdľom poľných vrabcov. Málo chybí, že nerozprchnú sa na veky. </text:span></text:span><text:span text:style-name="CharStyle10"><text:span text:style-name="T33">Ž</text:span></text:span><text:span text:style-name="CharStyle10"><text:span text:style-name="T20">e neroztratily sa </text:span></text:span><text:span text:style-name="CharStyle10"><text:span text:style-name="T14">i</text:span></text:span><text:span text:style-name="CharStyle10"><text:span text:style-name="T20"> s rozumom</text:span></text:span><text:span text:style-name="CharStyle10"><text:span text:style-name="T1">, </text:span></text:span><text:span text:style-name="CharStyle10"><text:span text:style-name="T20">i smyslami, i životom... Ťažký úder dopadol naň, razom, nečakane. Zavčerom večer ešte všetky peniaze boly v jačmeni — do jačmeňa ich bol preložil — </text:span></text:span><text:span text:style-name="CharStyle10"><text:span text:style-name="T1">a </text:span></text:span><text:span text:style-name="CharStyle10"><text:span text:style-name="T20">teraz ani jačmeňa, ani peňazí. Neveril by sám sebe, keby z fundamentu nebola vyvalená skala. Zlodeji sa vkopali do sypárne. Vynosili jačmeň, s jačmeňom vzali i poklad. Iba dnes zvedel, včera ani pri sypárni nebol. Prvý raz zameškal svoj poklad navštíviť. Snáď už včera bol odvlečený.</text:span></text:span></text:p>
        <text:p text:style-name="P8"><text:span text:style-name="CharStyle10"><text:span text:style-name="T20">Vybral sa k r</text:span></text:span><text:span text:style-name="CharStyle10"><text:span text:style-name="T1">yc</text:span></text:span><text:span text:style-name="CharStyle10"><text:span text:style-name="T20">htár</text:span></text:span><text:span text:style-name="CharStyle10"><text:span text:style-name="T1">ov</text:span></text:span><text:span text:style-name="CharStyle10"><text:span text:style-name="T20">i. </text:span></text:span><text:span text:style-name="CharStyle10"><text:span text:style-name="T1">»</text:span></text:span><text:span text:style-name="CharStyle10"><text:span text:style-name="T20">Ke</text:span></text:span><text:span text:style-name="CharStyle10"><text:span text:style-name="T1">ď</text:span></text:span><text:span text:style-name="CharStyle10"><text:span text:style-name="T20"> si r</text:span></text:span><text:span text:style-name="CharStyle10"><text:span text:style-name="T1">yc</text:span></text:span><text:span text:style-name="CharStyle10"><text:span text:style-name="T20">htá</text:span></text:span><text:span text:style-name="CharStyle10"><text:span text:style-name="T1">rom</text:span></text:span><text:span text:style-name="CharStyle10"><text:span text:style-name="T20">, tak hľadaj,</text:span></text:span><text:span text:style-name="CharStyle10"><text:span text:style-name="T1">«</text:span></text:span><text:span text:style-name="CharStyle10"><text:span text:style-name="T20"> pomyslel si. Bežal bez rozváženia, ako stroj. Zabudol na syna, i všetko. Ale keď Eva vybehla prot</text:span></text:span><text:span text:style-name="CharStyle10"><text:span text:style-name="T1">i </text:span></text:span><text:span text:style-name="CharStyle10"><text:span text:style-name="T20">nemu, uradovaná, že prišiel, zvláštne myšlienky zkrsly v pomýlenej hlave.</text:span></text:span></text:p>
        <text:p text:style-name="P8"><text:span text:style-name="CharStyle10"><text:span text:style-name="T20">»Spomínali ma, čakajú ma tri dni — prečo</text:span></text:span><text:span text:style-name="CharStyle10"><text:span text:style-name="T1">?</text:span></text:span><text:span text:style-name="CharStyle10"><text:span text:style-name="T1">«</text:span></text:span></text:p>
        <text:p text:style-name="P8"><text:span text:style-name="CharStyle10"><text:span text:style-name="T20">Prišlo mu na um, čo všetko sa medzi nimi stalo. Syna mu odvábili, Mojžiša zastali, Masliačku odhovorili od neho — vo všetkom mu škodili. Ukázali mu, že sa nedajú, že ho pozavracajú. Mívali si, že pozlotky prijme syna do domu i s nevestou. Dali ho volať. A keď neprišiel, kto vie, či ho neprobovali prinútiť.</text:span></text:span></text:p>
        <text:p text:style-name="P8"><text:span text:style-name="CharStyle10"><text:span text:style-name="T20">Drží sa tej myšlienky, ako sa chytá stebla, kto sa už topí. Verí, že peniaze n</text:span></text:span><text:span text:style-name="CharStyle10"><text:span text:style-name="T15">a</text:span></text:span><text:span text:style-name="CharStyle10"><text:span text:style-name="T20">jde ukryté v armarii rychtárskej.</text:span></text:span></text:p>
        <text:p text:style-name="P8"><text:span text:style-name="CharStyle10"><text:span text:style-name="T20">»Nuž čakali ste ma, čakali.«</text:span></text:span></text:p>
        <text:p text:style-name="P8"><text:soft-page-break/><text:span text:style-name="CharStyle10"><text:span text:style-name="T1">»</text:span></text:span><text:span text:style-name="CharStyle10"><text:span text:style-name="T20">Kdeže ni</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zvolala Evka.</text:span></text:span></text:p>
        <text:p text:style-name="P8"><text:span text:style-name="CharStyle10"><text:span text:style-name="T20">»A rychtár je doma?«</text:span></text:span></text:p>
        <text:p text:style-name="P8"><text:span text:style-name="CharStyle10"><text:span text:style-name="T20">»Teraz vyšiel kdesi.«</text:span></text:span></text:p>
        <text:p text:style-name="P8"><text:span text:style-name="CharStyle10"><text:span text:style-name="T20">»A včera bol doma. A zavčerom</text:span></text:span><text:span text:style-name="CharStyle10"><text:span text:style-name="T1">?</text:span></text:span><text:span text:style-name="CharStyle10"><text:span text:style-name="T1">«</text:span></text:span></text:p>
        <text:p text:style-name="P8"><text:span text:style-name="CharStyle10"><text:span text:style-name="T20">»</text:span></text:span><text:span text:style-name="CharStyle10"><text:span text:style-name="T1">Ja</text:span></text:span><text:span text:style-name="CharStyle10"><text:span text:style-name="T20"> n</text:span></text:span><text:span text:style-name="CharStyle10"><text:span text:style-name="T1">ev</text:span></text:span><text:span text:style-name="CharStyle10"><text:span text:style-name="T20">iem.« Má pravdu. Otca nevidela od zavčerom rána. »Dnes oral.«</text:span></text:span></text:p>
        <text:p text:style-name="P8"><text:span text:style-name="CharStyle10"><text:span text:style-name="T20">»</text:span></text:span><text:span text:style-name="CharStyle10"><text:span text:style-name="T1">O</text:span></text:span><text:span text:style-name="CharStyle10"><text:span text:style-name="T20">ral?« pýta sa starý. »A kde?«</text:span></text:span></text:p>
        <text:p text:style-name="P8"><text:span text:style-name="CharStyle10"><text:span text:style-name="T20">»Medzi jarky. Na horekoncovej.«</text:span></text:span></text:p>
        <text:p text:style-name="P8"><text:span text:style-name="CharStyle10"><text:span text:style-name="T20">»Nuž niet ho doma. No — prebehni, dievča, poň, prebehni. Ja ho dočkám.« A sadá si na prah u dverí.</text:span></text:span></text:p>
        <text:p text:style-name="P8"><text:span text:style-name="CharStyle10"><text:span text:style-name="T20">Evka nevie, či ona blaznie, a či starý.</text:span></text:span></text:p>
        <text:p text:style-name="P8"><text:span text:style-name="CharStyle10"><text:span text:style-name="T20">»A nepôjdete do izby? Ten vás čaká. Toľme vás spomín</text:span></text:span><text:span text:style-name="CharStyle10"><text:span text:style-name="T1">a</text:span></text:span><text:span text:style-name="CharStyle10"><text:span text:style-name="T20">!</text:span></text:span><text:span text:style-name="CharStyle10"><text:span text:style-name="T1">«</text:span></text:span></text:p>
        <text:p text:style-name="P8"><text:span text:style-name="CharStyle10"><text:span text:style-name="T20">»Nuž bárs i do izby. Len utekaj. Zavolaj ho, zavolaj!</text:span></text:span><text:span text:style-name="CharStyle10"><text:span text:style-name="T1">«</text:span></text:span></text:p>
        <text:p text:style-name="P8"><text:span text:style-name="CharStyle10"><text:span text:style-name="T20">Vošiel do izby. Bola v nej rychtárka, ale ako ho zazrela, nepozrela naň. Bez slova odišla do kuchyne.</text:span></text:span></text:p>
        <text:p text:style-name="P8"><text:span text:style-name="CharStyle10"><text:span text:style-name="T20">Obzerá sa po izbe, či by nevidel dačo. Dačo, čo by viedlo na stop</text:span></text:span><text:span text:style-name="CharStyle10"><text:span text:style-name="T1">u</text:span></text:span><text:span text:style-name="CharStyle10"><text:span text:style-name="T20">..</text:span></text:span><text:span text:style-name="CharStyle10"><text:span text:style-name="T1">.</text:span></text:span><text:span text:style-name="CharStyle10"><text:span text:style-name="T20"> Čo len kus plátenka z mieška, alebo dačo. No izba je ako indy. Ba nie. Posteľ je odpravená, na nej lež</text:span></text:span><text:span text:style-name="CharStyle10"><text:span text:style-name="T1">í</text:span></text:span><text:span text:style-name="CharStyle10"><text:span text:style-name="T20">...</text:span></text:span></text:p>
        <text:p text:style-name="P8"><text:span text:style-name="CharStyle10"><text:span text:style-name="T20">Prizerá sa mu tuho. Pohľad ten zahnal na chvíľu iné starosti. Veru sotva by ho poznal, keby ho videl takto inde.</text:span></text:span></text:p>
        <text:p text:style-name="P8"><text:span text:style-name="CharStyle10"><text:span text:style-name="T20">»Chorý je — predsa je chorý,« dumá. »Ja že len tak odkazujú...</text:span></text:span><text:span text:style-name="CharStyle10"><text:span text:style-name="T1">«</text:span></text:span></text:p>
        <text:p text:style-name="P8"><text:span text:style-name="CharStyle10"><text:span text:style-name="T20">»A ste prišli, ňaňo?« zvolal Juro, zodvihnúc hlavu, šťastný úsmev na tvári. »Keď ste len prišli! Ja že neprijdete... Sadnite si tuto, ku posteli, sadnite. V očiach sa mi mení.«</text:span></text:span></text:p>
        <text:p text:style-name="P8"><text:soft-page-break/><text:span text:style-name="CharStyle10"><text:span text:style-name="T20">Otec slúchol. Sadol si na dlhú stolicu s operadlom, priloženú k posteli, aby chorý nevypadol.</text:span></text:span></text:p>
        <text:p text:style-name="P24"><text:span text:style-name="CharStyle10"><text:span text:style-name="T20">»Ja som tak rád — lebo vidíte, mne bolo veľmi ťažko. Bolo mi neraz v noci, že už nedožijem do rán</text:span></text:span><text:span text:style-name="CharStyle10"><text:span text:style-name="T1">a</text:span></text:span><text:span text:style-name="CharStyle10"><text:span text:style-name="T20">: taká slabosť! Ale ja len vždy: ešte si otca nevidel. Veru ťažko by bolo zomreť...</text:span></text:span><text:span text:style-name="CharStyle10"><text:span text:style-name="T1">«</text:span></text:span></text:p>
        <text:p text:style-name="P8"><text:span text:style-name="CharStyle10"><text:span text:style-name="T20">»</text:span></text:span><text:span text:style-name="CharStyle10"><text:span text:style-name="T1">V</text:span></text:span><text:span text:style-name="CharStyle10"><text:span text:style-name="T20">idíš, synku, vidí</text:span></text:span><text:span text:style-name="CharStyle10"><text:span text:style-name="T1">š</text:span></text:span><text:span text:style-name="CharStyle10"><text:span text:style-name="T20">!</text:span></text:span><text:span text:style-name="CharStyle10"><text:span text:style-name="T1">«</text:span></text:span><text:span text:style-name="CharStyle10"><text:span text:style-name="T20"> vytýka starý. </text:span></text:span><text:span text:style-name="CharStyle10"><text:span text:style-name="T1">»</text:span></text:span><text:span text:style-name="CharStyle10"><text:span text:style-name="T20">A slúchať nechceš.«</text:span></text:span></text:p>
        <text:p text:style-name="P24"><text:span text:style-name="CharStyle10"><text:span text:style-name="T20">»Ve</text:span></text:span><text:span text:style-name="CharStyle10"><text:span text:style-name="T1">ď</text:span></text:span><text:span text:style-name="CharStyle10"><text:span text:style-name="T20"> by ja slúchal vo všetkom: ale ako som</text:span></text:span><text:span text:style-name="CharStyle25"><text:span text:style-name="T20"> </text:span></text:span><text:span text:style-name="CharStyle10"><text:span text:style-name="T20">mohol! A keď ste mi lásku nepreukázali. Načo ste ma</text:span></text:span><text:span text:style-name="CharStyle10"><text:span text:style-name="T1"> </text:span></text:span><text:span text:style-name="CharStyle37"><text:span text:style-name="T20">silili do takej veci?«</text:span></text:span></text:p>
        <text:p text:style-name="P8"><text:span text:style-name="CharStyle10"><text:span text:style-name="T1">»</text:span></text:span><text:span text:style-name="CharStyle10"><text:span text:style-name="T20">Nuž rob si, ako vieš.« I zmizlo mu s tváre, čo sa bolo usadilo na ňu. Čosi takého, čo Juro nikdy ešte nepobadal. Akoby nežnosť. Teraz obyčajná tvár — zachmúrená, starosťami zaujatá. Starosťami, ktoré ďaleko, ďaleko stoja od syna. </text:span></text:span><text:span text:style-name="CharStyle10"><text:span text:style-name="T1">»</text:span></text:span><text:span text:style-name="CharStyle10"><text:span text:style-name="T20">Ja som chcel dobre. Bol by si opatrený. A takto nič — žobrák na veky.«</text:span></text:span></text:p>
        <text:p text:style-name="P8"><text:span text:style-name="CharStyle10"><text:span text:style-name="T1">»</text:span></text:span><text:span text:style-name="CharStyle10"><text:span text:style-name="T20">Ja radšej pri chudobe. Keby sme boli chudobní, bolo by lepšie.«</text:span></text:span></text:p>
        <text:p text:style-name="P8"><text:span text:style-name="CharStyle10"><text:span text:style-name="T20">»Čo?</text:span></text:span><text:span text:style-name="CharStyle10"><text:span text:style-name="T1">«</text:span></text:span><text:span text:style-name="CharStyle10"><text:span text:style-name="T20"> diví sa starý. Takého slova ešte nepočul. »</text:span></text:span><text:span text:style-name="CharStyle10"><text:span text:style-name="T34">Č</text:span></text:span><text:span text:style-name="CharStyle10"><text:span text:style-name="T20">o je nad peniaze? Komu zavadzajú?</text:span></text:span><text:span text:style-name="CharStyle10"><text:span text:style-name="T1">«</text:span></text:span></text:p>
        <text:p text:style-name="P8"><text:span text:style-name="CharStyle10"><text:span text:style-name="T20">»A nám hádam nie?</text:span></text:span><text:span text:style-name="CharStyle10"><text:span text:style-name="T1">«</text:span></text:span><text:span text:style-name="CharStyle10"><text:span text:style-name="T20"> Jurko hovorí ticho, ale s presvedčením. Veci, na ktoré myslel sto ráz, ale otcovi ešte nepovedal. »Keby sme boli v chudobe, neboli by sme žili tak... Veď viete, ako sme žili. Sťa cudzí</text:span></text:span><text:span text:style-name="CharStyle10"><text:span text:style-name="T1">!</text:span></text:span><text:span text:style-name="CharStyle10"><text:span text:style-name="T20"> Vina boly peniaze. A z domu som musel vystúpiť — tiež</text:span></text:span><text:span text:style-name="CharStyle10"><text:span text:style-name="T1">,</text:span></text:span><text:span text:style-name="CharStyle10"><text:span text:style-name="T20"> len pre peniaze. Čo je na nich dobrého, keď toľko</text:span></text:span><text:span text:style-name="CharStyle10"><text:span text:style-name="T1">, </text:span></text:span><text:span text:style-name="CharStyle10"><text:span text:style-name="T20">toľko sa trpí pre ne! Ja si myslím, že peniaze sú vec vonkoncom nanič. Pre ne sa porobí najviac zlého na svete.«</text:span></text:span></text:p>
        <text:p text:style-name="P8"><text:span text:style-name="CharStyle10"><text:span text:style-name="T20">»Načo by to povedal, takú vec!« zavracia ho otec. Ináč by mu povedal, keby ho nevidel chorého. Takto predsa má ohľad. »Bez peňazí nič nemôžeš robiť, ani </text:span></text:span><text:soft-page-break/><text:span text:style-name="CharStyle10"><text:span text:style-name="T20">pohnúť. Čo krok — už peniaze. S peniazmi z</text:span></text:span><text:span text:style-name="CharStyle10"><text:span text:style-name="T15">a</text:span></text:span><text:span text:style-name="CharStyle10"><text:span text:style-name="T20">jdeš kraj sveta a bude tvoje, čo sa ti zažiada. Ani do kostola nemôžeš ísť, ak nemáš krajciar na oferu. A kde by bol kostol i s farárom, keby nebolo peňazí? Zavýjali by sme ako vlci v horách, keby nie peniaze. Za ne ťa uctí k</text:span></text:span><text:span text:style-name="CharStyle10"><text:span text:style-name="T1">a</text:span></text:span><text:span text:style-name="CharStyle10"><text:span text:style-name="T20">ždý. Dajú sa ti do známosti i takí, čo si ich nikdy nevidel. Každý ti dožičí, čo si zažiadaš, lebo sa ťa bojí. To je nie vec nanič, ale veľmi dobrá. Ja som nikoho nepočul, aby bol povedal: nechcem peňazí, nate ich, spáľte, alebo zakopte. Každý povi</text:span></text:span><text:span text:style-name="CharStyle10"><text:span text:style-name="T1">e</text:span></text:span><text:span text:style-name="CharStyle10"><text:span text:style-name="T20">: keby ich len bol</text:span></text:span><text:span text:style-name="CharStyle10"><text:span text:style-name="T1">o</text:span></text:span><text:span text:style-name="CharStyle10"><text:span text:style-name="T20">! Všetko baží za nimi, boháč i chudobný. Oj, čo sa nabiedime, nautískame, len aby ich bolo...</text:span></text:span><text:span text:style-name="CharStyle10"><text:span text:style-name="T1">«</text:span></text:span></text:p>
        <text:p text:style-name="P8"><text:span text:style-name="CharStyle10"><text:span text:style-name="T20">Sklonil hlavu a zamlčal sa. Nemožno mu utlačiť pohnutie. Prišiel razom o to, o čom tak oduševnene hovorí. Hodil rukou a doložil: </text:span></text:span><text:span text:style-name="CharStyle10"><text:span text:style-name="T1">»</text:span></text:span><text:span text:style-name="CharStyle10"><text:span text:style-name="T20">Keď ti len peniaze zavadzaly, už ti nebudú. Nemám ani babk</text:span></text:span><text:span text:style-name="CharStyle10"><text:span text:style-name="T1">y</text:span></text:span><text:span text:style-name="CharStyle10"><text:span text:style-name="T20">...«</text:span></text:span></text:p>
        <text:p text:style-name="P8"><text:span text:style-name="CharStyle10"><text:span text:style-name="T20">»A?</text:span></text:span><text:span text:style-name="CharStyle10"><text:span text:style-name="T1">«</text:span></text:span><text:span text:style-name="CharStyle10"><text:span text:style-name="T20"> Chorý nemohol sa viac pýtať od prekvapenia.</text:span></text:span></text:p>
        <text:p text:style-name="P8"><text:span text:style-name="CharStyle10"><text:span text:style-name="T20">»Ja </text:span></text:span><text:span text:style-name="CharStyle10"><text:span text:style-name="T1">—</text:span></text:span><text:span text:style-name="CharStyle10"><text:span text:style-name="T20"> všetko šlo, všetko — ako keď vietor sfúkne. Ako páper, ako tráva v pol</text:span></text:span><text:span text:style-name="CharStyle10"><text:span text:style-name="T1">i</text:span></text:span><text:span text:style-name="CharStyle10"><text:span text:style-name="T20">...« Sklonil hlavu na operadlo. Celé telo sa skube, sťa by páraly cezeň elektrické údery. Chorý dobíja doň otázkami, no on ho už nečuje. Len tu i tu vykradne sa ťažký vzdych zo stiesnenej hrudi.</text:span></text:span></text:p>
        <text:p text:style-name="P8"><text:span text:style-name="CharStyle10"><text:span text:style-name="T20">Rychtár sa skoro vrátil. Celý dom sa vzbúril, keď počuli, čo sa stalo. Rychtár je premenený. Rychtárka skočila k posteli, chorý plače, skube si vlasy.</text:span></text:span></text:p>
        <text:p text:style-name="P8"><text:span text:style-name="CharStyle10"><text:span text:style-name="T20">Starý zabudol na svoj kríž, synovo držanie ho prekvapuje.</text:span></text:span></text:p>
        <text:p text:style-name="P8"><text:span text:style-name="CharStyle10"><text:span text:style-name="T20">»Vidí</text:span></text:span><text:span text:style-name="CharStyle10"><text:span text:style-name="T1">š</text:span></text:span><text:span text:style-name="CharStyle10"><text:span text:style-name="T20">!</text:span></text:span><text:span text:style-name="CharStyle10"><text:span text:style-name="T1">«</text:span></text:span><text:span text:style-name="CharStyle10"><text:span text:style-name="T20"> posmieva sa mu. »Prvej zle-nedobre na ne — teraz zase takto, že skapaly.«</text:span></text:span></text:p>
        <text:p text:style-name="P8"><text:span text:style-name="CharStyle10"><text:span text:style-name="T1">»</text:span></text:span><text:span text:style-name="CharStyle10"><text:span text:style-name="T20">Ja nie preto — oj, načo sú mi! Ale to, že zas len peniaze. Neboli by ste prišli, aby nie peniaze. Ja som vás to</text:span></text:span><text:span text:style-name="CharStyle10"><text:span text:style-name="T1">ľ</text:span></text:span><text:span text:style-name="CharStyle10"><text:span text:style-name="T20">me čakal a vy — pre peniaz</text:span></text:span><text:span text:style-name="CharStyle10"><text:span text:style-name="T1">e</text:span></text:span><text:span text:style-name="CharStyle10"><text:span text:style-name="T20">!</text:span></text:span><text:span text:style-name="CharStyle10"><text:span text:style-name="T1">«</text:span></text:span></text:p>
        <text:p text:style-name="P8"><text:soft-page-break/><text:span text:style-name="CharStyle10"><text:span text:style-name="T20">Starý hľadí naň spurn</text:span></text:span><text:span text:style-name="CharStyle10"><text:span text:style-name="T15">e</text:span></text:span><text:span text:style-name="CharStyle10"><text:span text:style-name="T20">, nahnevaný.</text:span></text:span></text:p>
        <text:p text:style-name="P8"><text:span text:style-name="CharStyle10"><text:span text:style-name="T20">Eva hľadí naň s výčitkou. </text:span></text:span><text:span text:style-name="CharStyle10"><text:span text:style-name="T1">»</text:span></text:span><text:span text:style-name="CharStyle10"><text:span text:style-name="T20">Ani do izby nechcel vojsť.</text:span></text:span><text:span text:style-name="CharStyle10"><text:span text:style-name="T1">«</text:span></text:span><text:span text:style-name="CharStyle10"><text:span text:style-name="T20"> Ale neopováži sa chorého ešte väčšmi rozbúriť.</text:span></text:span></text:p>
        <text:p text:style-name="P24"><text:span text:style-name="CharStyle10"><text:span text:style-name="T1">»</text:span></text:span><text:span text:style-name="CharStyle10"><text:span text:style-name="T20">Na koho si myslíte</text:span></text:span><text:span text:style-name="CharStyle10"><text:span text:style-name="T1">?«</text:span></text:span><text:span text:style-name="CharStyle10"><text:span text:style-name="T20"> pýta sa rychtár. </text:span></text:span><text:span text:style-name="CharStyle10"><text:span text:style-name="T37">»</text:span></text:span><text:span text:style-name="CharStyle10"><text:span text:style-name="T20">Nečujete nič?</text:span></text:span><text:span text:style-name="CharStyle10"><text:span text:style-name="T1">«</text:span></text:span></text:p>
        <text:p text:style-name="P8"><text:span text:style-name="CharStyle10"><text:span text:style-name="T20">»Na koho? A ja viem? Každý vezme, keď stihne. Z dom na dom sa pôjde, nik sa neobíde. Ja ich musím n</text:span></text:span><text:span text:style-name="CharStyle10"><text:span text:style-name="T15">a</text:span></text:span><text:span text:style-name="CharStyle10"><text:span text:style-name="T20">jsť, musím...</text:span></text:span><text:span text:style-name="CharStyle10"><text:span text:style-name="T1">«</text:span></text:span></text:p>
        <text:p text:style-name="P8"><text:span text:style-name="CharStyle10"><text:span text:style-name="T20">»To svoláme boženíkov. Každý v svojej ralej bude</text:span></text:span><text:span text:style-name="CharStyle25"><text:span text:style-name="T20"> </text:span></text:span><text:span text:style-name="CharStyle10"><text:span text:style-name="T20">prezerať. Dievča, choď k hajtmanovi</text:span></text:span><text:span text:style-name="CharStyle10"><text:span text:style-name="T1">,</text:span></text:span><text:span text:style-name="CharStyle10"><text:span text:style-name="T20"> nech ich soženie. </text:span></text:span><text:span text:style-name="CharStyle10"><text:span text:style-name="T1">A</text:span></text:span><text:span text:style-name="CharStyle10"><text:span text:style-name="T20"> kým prijdú, choďte: prezerajte, poprehŕňajte všetko. Keď z dom na dom — začnime u rychtára. Od hlavy ryba smrdí.«</text:span></text:span></text:p>
        <text:p text:style-name="P8"><text:span text:style-name="CharStyle10"><text:span text:style-name="T20">Rychtár chcel Sýkoru takto zavráti</text:span></text:span><text:span text:style-name="CharStyle10"><text:span text:style-name="T1">ť</text:span></text:span><text:span text:style-name="CharStyle10"><text:span text:style-name="T20">: netušil, že ten má podozrenie. A ten pochytil kľúče, duluje po truhliach, armariách, prehadzuje v izbe, kuchyni i komorách všetko. Ani pôjda nevynechal. Práve sa vrátil zo sypárne, keď sa boženíci poschodili.</text:span></text:span></text:p>
        <text:p text:style-name="P8"><text:span text:style-name="CharStyle10"><text:span text:style-name="T20">»No našli ste dačo?« pýta sa ho rychtár trpko.</text:span></text:span></text:p>
        <text:p text:style-name="P8"><text:span text:style-name="CharStyle10"><text:span text:style-name="T20">»Hanba, posmec</text:span></text:span><text:span text:style-name="CharStyle10"><text:span text:style-name="T1">h</text:span></text:span><text:span text:style-name="CharStyle10"><text:span text:style-name="T20">! keby čo nešianala... Choďte mi ho z domu!« kričí rychtárka.</text:span></text:span></text:p>
        <text:p text:style-name="P8"><text:span text:style-name="CharStyle10"><text:span text:style-name="T20">Sýkora dal na </text:span></text:span><text:span text:style-name="CharStyle10"><text:span text:style-name="T1">jav</text:span></text:span><text:span text:style-name="CharStyle10"><text:span text:style-name="T20">o podozrenie proti r</text:span></text:span><text:span text:style-name="CharStyle10"><text:span text:style-name="T1">yc</text:span></text:span><text:span text:style-name="CharStyle10"><text:span text:style-name="T20">htár</text:span></text:span><text:span text:style-name="CharStyle10"><text:span text:style-name="T1">ov</text:span></text:span><text:span text:style-name="CharStyle10"><text:span text:style-name="T20">i veľmi určite. Rychtár rozložil vec božen</text:span></text:span><text:span text:style-name="CharStyle10"><text:span text:style-name="T1">ík</text:span></text:span><text:span text:style-name="CharStyle10"><text:span text:style-name="T20">om, prinútil ich, aby oni ešte raz predulovali celý dom. Rychtár čaká v izbe na výsledok, Eva plače v komore a rychtárka nadáva v kuchyni. Prehliadka skončila sa bez výsledku.</text:span></text:span></text:p>
        <text:p text:style-name="P8"><text:span text:style-name="CharStyle10"><text:span text:style-name="T20">Keď vyšli na dvor, rychtár pristúpil k Sýkorovi.</text:span></text:span></text:p>
        <text:p text:style-name="P8"><text:span text:style-name="CharStyle10"><text:span text:style-name="T20">»Za toto sa budete zodpoveda</text:span></text:span><text:span text:style-name="CharStyle10"><text:span text:style-name="T1">ť</text:span></text:span><text:span text:style-name="CharStyle10"><text:span text:style-name="T20">!« A päsť mu zodvihol nad hlavu.</text:span></text:span></text:p>
        <text:p text:style-name="P8"><text:span text:style-name="CharStyle10"><text:span text:style-name="T1">»</text:span></text:span><text:span text:style-name="CharStyle10"><text:span text:style-name="T20">Ja som nepovedal na nikoho.«</text:span></text:span></text:p>
        <text:p text:style-name="P8"><text:span text:style-name="CharStyle10"><text:span text:style-name="T20">»Ale viem, na koho padal</text:span></text:span><text:span text:style-name="CharStyle10"><text:span text:style-name="T1">o</text:span></text:span><text:span text:style-name="CharStyle10"><text:span text:style-name="T20">!«</text:span></text:span></text:p>
        <text:p text:style-name="P8"><text:span text:style-name="CharStyle10"><text:span text:style-name="T20">Do tvrdej noci chodili po dedine. Nenašli nič podozrivého. I ťažko n</text:span></text:span><text:span text:style-name="CharStyle10"><text:span text:style-name="T1">á</text:span></text:span><text:span text:style-name="CharStyle10"><text:span text:style-name="T20">jsť. Sýkorov </text:span></text:span><text:soft-page-break/><text:span text:style-name="CharStyle10"><text:span text:style-name="T20">jačmeň je len taký, ako čí druhý. A u rychtára vôbec jačmeňa nenašli. Podozrenie zostalo zase len na všetkých a na nikom.</text:span></text:span></text:p>
        <text:p text:style-name="P8"><text:span text:style-name="CharStyle10"><text:span text:style-name="T20">Sýkoru už opustila i nádej, jediné, čo ho držalo. </text:span></text:span><text:span text:style-name="CharStyle10"><text:span text:style-name="T35">Č</text:span></text:span><text:span text:style-name="CharStyle10"><text:span text:style-name="T20">o má čakať? Krádež je oznámená i v slúžnovstve — ale čo bude za výsledok? Kde hľadať peniaze, keď sú jedny ako druhé a dajú sa prekryť?</text:span></text:span></text:p>
        <text:p text:style-name="P8"><text:span text:style-name="CharStyle10"><text:span text:style-name="T20">Vošiel do domu tmavého, studeného.</text:span></text:span></text:p>
        <text:p text:style-name="P8"><text:span text:style-name="CharStyle10"><text:span text:style-name="T20">»A čo teraz?</text:span></text:span><text:span text:style-name="CharStyle10"><text:span text:style-name="T1">«</text:span></text:span><text:span text:style-name="CharStyle10"><text:span text:style-name="T20"> pýta sa sám seba. </text:span></text:span><text:span text:style-name="CharStyle10"><text:span text:style-name="T35">Č</text:span></text:span><text:span text:style-name="CharStyle10"><text:span text:style-name="T20">o budem robiť?«</text:span></text:span></text:p>
        <text:p text:style-name="P8"><text:span text:style-name="CharStyle10"><text:span text:style-name="T20">Ťažko odpovedať. Húta, rozvažuje — no nevidí nič, čo by bolo robiť. Dosia</text:span></text:span><text:span text:style-name="CharStyle10"><text:span text:style-name="T35">ľ</text:span></text:span><text:span text:style-name="CharStyle10"><text:span text:style-name="T20"> bola robota jediná: opatrovať peniaze. »Čo budeš opatrovať, keď ich nemáš? Všetko skapalo — všetk</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Trhá si vlasy v zúfan</text:span></text:span><text:span text:style-name="CharStyle10"><text:span text:style-name="T1">í</text:span></text:span><text:span text:style-name="CharStyle10"><text:span text:style-name="T20">. »Všetky starosti, všetka moja práca, moje mozole...</text:span></text:span><text:span text:style-name="CharStyle10"><text:span text:style-name="T1">«</text:span></text:span></text:p>
        <text:p text:style-name="P8"><text:span text:style-name="CharStyle10"><text:span text:style-name="T20">»Iba tvoje — naozaj tvoje? Cudzích nebol</text:span></text:span><text:span text:style-name="CharStyle10"><text:span text:style-name="T1">o</text:span></text:span><text:span text:style-name="CharStyle10"><text:span text:style-name="T20">?</text:span></text:span><text:span text:style-name="CharStyle10"><text:span text:style-name="T1">«</text:span></text:span><text:span text:style-name="CharStyle10"><text:span text:style-name="T20"> </text:span></text:span><text:span text:style-name="CharStyle10"><text:span text:style-name="T1">p</text:span></text:span><text:span text:style-name="CharStyle10"><text:span text:style-name="T20">ýta</text:span></text:span><text:span text:style-name="CharStyle10"><text:span text:style-name="T1"> </text:span></text:span><text:span text:style-name="CharStyle10"><text:span text:style-name="T20">sa ho tak</text:span></text:span><text:span text:style-name="CharStyle10"><text:span text:style-name="T35">ý </text:span></text:span><text:span text:style-name="CharStyle10"><text:span text:style-name="T20">hla</text:span></text:span><text:span text:style-name="CharStyle10"><text:span text:style-name="T1">s,</text:span></text:span><text:span text:style-name="CharStyle10"><text:span text:style-name="T20"> ktorého ešte nikdy nepočul prehovoriť. »Bola to práca, ozaj prá</text:span></text:span><text:span text:style-name="CharStyle10"><text:span text:style-name="T35">c</text:span></text:span><text:span text:style-name="CharStyle10"><text:span text:style-name="T20">a, čo</text:span></text:span><text:span text:style-name="CharStyle10"><text:span text:style-name="T1"> </text:span></text:span><text:span text:style-name="CharStyle10"><text:span text:style-name="T16">s</text:span></text:span><text:span text:style-name="CharStyle10"><text:span text:style-name="T20">i ty robil? Ozajstné mozole?</text:span></text:span><text:span text:style-name="CharStyle10"><text:span text:style-name="T1">«</text:span></text:span></text:p>
        <text:p text:style-name="P8"><text:span text:style-name="CharStyle10"><text:span text:style-name="T20">Obzerá ruku, maká, hladí — skutočne mozole. Jeho práca teda; nie cudzia. On priložil k nej ruku.</text:span></text:span></text:p>
        <text:p text:style-name="P8"><text:span text:style-name="CharStyle10"><text:span text:style-name="T20">»A u iných mozoľov niet? A nie sú ešte tvrdšie? A predsa neshrnul</text:span></text:span><text:span text:style-name="CharStyle10"><text:span text:style-name="T35">i</text:span></text:span><text:span text:style-name="CharStyle10"><text:span text:style-name="T20"> toľko bohatstva. Kde si ho vzal — kde?</text:span></text:span><text:span text:style-name="CharStyle10"><text:span text:style-name="T1">»</text:span></text:span></text:p>
        <text:p text:style-name="P8"><text:span text:style-name="CharStyle10"><text:span text:style-name="T20">»</text:span></text:span><text:span text:style-name="CharStyle10"><text:span text:style-name="T35">Š</text:span></text:span><text:span text:style-name="CharStyle10"><text:span text:style-name="T20">ťastie,« teší sa on. »Mne slúžilo, iným nie...«</text:span></text:span></text:p>
        <text:p text:style-name="P8"><text:span text:style-name="CharStyle10"><text:span text:style-name="T20">Ale taký hlas nedá sa umlčať, utíšiť, ani podkúpiť. Ukazuje mu, v čom záležala jeho »práca«. Úskoky, lesť, obchádzanie zákona, využitie slabostí ľudských, vykoristenie cudzieho nešťastia, zapredanie cti, statočnosti i viery — to je tá práca. Koľko s</text:span></text:span><text:span text:style-name="CharStyle10"><text:span text:style-name="T35">ĺ</text:span></text:span><text:span text:style-name="CharStyle10"><text:span text:style-name="T20">z sa ronilo preňho, koľko kliatby ho sprevádzalo, koľko nešťastia sa zrodilo, </text:span></text:span><text:soft-page-break/><text:span text:style-name="CharStyle10"><text:span text:style-name="T20">koľko úpadkov zkrslo — všetko jeho práco</text:span></text:span><text:span text:style-name="CharStyle10"><text:span text:style-name="T1">u</text:span></text:span><text:span text:style-name="CharStyle10"><text:span text:style-name="T20">... Aby on mohol povedať, že má o päť, o desať tisíc viac.</text:span></text:span></text:p>
        <text:p text:style-name="P25"><text:span text:style-name="CharStyle10"><text:span text:style-name="T20">»</text:span></text:span><text:span text:style-name="CharStyle10"><text:span text:style-name="T35">Č</text:span></text:span><text:span text:style-name="CharStyle10"><text:span text:style-name="T20">o robiť teraz už, keď nemáš nič, keď si star</text:span></text:span><text:span text:style-name="CharStyle10"><text:span text:style-name="T1">ý!«</text:span></text:span></text:p>
        <text:p text:style-name="P32"><text:span text:style-name="CharStyle10"><text:span text:style-name="T1">»</text:span></text:span><text:span text:style-name="CharStyle10"><text:span text:style-name="T20">Začať znov</text:span></text:span><text:span text:style-name="CharStyle10"><text:span text:style-name="T1">u</text:span></text:span><text:span text:style-name="CharStyle10"><text:span text:style-name="T20">?</text:span></text:span><text:span text:style-name="CharStyle10"><text:span text:style-name="T1">«</text:span></text:span></text:p>
        <text:p text:style-name="P25"><text:span text:style-name="CharStyle10"><text:span text:style-name="T20">Predstavil sa mu Sýkora mladý, plný sily, plný snov o bohatstve a šťastí. Robí, hrdlačí, ut</text:span></text:span><text:span text:style-name="CharStyle10"><text:span text:style-name="T1">í</text:span></text:span><text:span text:style-name="CharStyle10"><text:span text:style-name="T20">ska, skyvraží, po troške sa vzmáha. Priúča sa remeslu — dorábať peniaze. Kupčí, klame, šudí, požičiava z úžery, berie úroky, i prísevok, i úrodu. Kupuje voly, dáva ich gazdom chudobným na príchovok a delí sa o prírastok. Shŕňa summy bez námahy. </text:span></text:span><text:span text:style-name="CharStyle10"><text:span text:style-name="T16">Š</text:span></text:span><text:span text:style-name="CharStyle10"><text:span text:style-name="T20">acu</text:span></text:span><text:span text:style-name="CharStyle10"><text:span text:style-name="T1">je</text:span></text:span><text:span text:style-name="CharStyle10"><text:span text:style-name="T20"> každého, pozerá mu do vrecka, v nešťastí mu pomáha a potom už ho drží, derie z deviatej kože, cicia z neho krv a špiky. Načúva prosbám, hrozbám i kliatbam s úsmevom potupným, chladným, bez milosrdia a bázne. Čuje sa vystatova</text:span></text:span><text:span text:style-name="CharStyle10"><text:span text:style-name="T1">ť</text:span></text:span><text:span text:style-name="CharStyle10"><text:span text:style-name="T20">: »Rozlejte sa na kolomaž, blázn</text:span></text:span><text:span text:style-name="CharStyle10"><text:span text:style-name="T1">i</text:span></text:span><text:span text:style-name="CharStyle10"><text:span text:style-name="T20">! Ja sa netrápim, mám peniaze...</text:span></text:span><text:span text:style-name="CharStyle10"><text:span text:style-name="T1">«</text:span></text:span></text:p>
        <text:p text:style-name="P25"><text:span text:style-name="CharStyle10"><text:span text:style-name="T37">»</text:span></text:span><text:span text:style-name="CharStyle10"><text:span text:style-name="T20">Jesto ešte sily začať znovu — prejsť touto školou ešte </text:span></text:span><text:span text:style-name="CharStyle10"><text:span text:style-name="T1">r</text:span></text:span><text:span text:style-name="CharStyle10"><text:span text:style-name="T20">az?</text:span></text:span></text:p>
        <text:p text:style-name="P8"><text:span text:style-name="CharStyle10"><text:span text:style-name="T20">»Kde sú tvoje peniaze — kde sú?« posmieva sa mu ten istý hlas. »Čo počneš </text:span></text:span><text:span text:style-name="CharStyle10"><text:span text:style-name="T1">—</text:span></text:span><text:span text:style-name="CharStyle10"><text:span text:style-name="T20"> čo?«</text:span></text:span></text:p>
        <text:p text:style-name="P8"><text:span text:style-name="CharStyle10"><text:span text:style-name="T20">Sedí, hlava pochovaná v dlaniach. Začať znovu? V údoch slabosť, staroba vkradla sa do nich. »Nie — nie!« odpovedá si sám. »Zač</text:span></text:span><text:span text:style-name="CharStyle10"><text:span text:style-name="T1">í</text:span></text:span><text:span text:style-name="CharStyle10"><text:span text:style-name="T20">nať znovu už pozde. Keby bol mladší, aspoň štyridsaťročný — ja by ukázal! Len dvadsať rokov mladš</text:span></text:span><text:span text:style-name="CharStyle10"><text:span text:style-name="T1">í</text:span></text:span><text:span text:style-name="CharStyle10"><text:span text:style-name="T20">...«</text:span></text:span></text:p>
        <text:p text:style-name="P8"><text:span text:style-name="CharStyle10"><text:span text:style-name="T20">»Čo tedy?</text:span></text:span><text:span text:style-name="CharStyle10"><text:span text:style-name="T1">«</text:span></text:span><text:span text:style-name="CharStyle10"><text:span text:style-name="T20"> súri odpoveď ten ne</text:span></text:span><text:span text:style-name="CharStyle10"><text:span text:style-name="T16">u</text:span></text:span><text:span text:style-name="CharStyle10"><text:span text:style-name="T20">prosný hlas. »Akej roboty sa chytíš zajtra, pozajtre — keď už nie robiť peniaze</text:span></text:span><text:span text:style-name="CharStyle10"><text:span text:style-name="T1">?«</text:span></text:span></text:p>
        <text:p text:style-name="P8"><text:span text:style-name="CharStyle10"><text:span text:style-name="T20">Nevie sám. Nemá smeru, nemá cie</text:span></text:span><text:span text:style-name="CharStyle10"><text:span text:style-name="T16">ľ</text:span></text:span><text:span text:style-name="CharStyle10"><text:span text:style-name="T20">a. Čo bol jeho cie</text:span></text:span><text:span text:style-name="CharStyle10"><text:span text:style-name="T16">ľ</text:span></text:span><text:span text:style-name="CharStyle10"><text:span text:style-name="T20">? Peniaze. Toho sa zrieka — čo mu bude cieľom? Nevie, nevidí, čoho sa chytiť.</text:span></text:span></text:p>
        <text:p text:style-name="P8"><text:span text:style-name="CharStyle10"><text:span text:style-name="T1">»</text:span></text:span><text:span text:style-name="CharStyle10"><text:span text:style-name="T20">Načo si tu, načo!« kričí v ňom čosi hromovým hlasom. »Nemáš tu čo robiť. </text:span></text:span><text:soft-page-break/><text:span text:style-name="CharStyle10"><text:span text:style-name="T20">Nezostalo z tvojej práce nič, iba slzy a kliatby. T</text:span></text:span><text:span text:style-name="CharStyle10"><text:span text:style-name="T35">á</text:span></text:span><text:span text:style-name="CharStyle10"><text:span text:style-name="T1"> </text:span></text:span><text:span text:style-name="CharStyle10"><text:span text:style-name="T16">ť</text:span></text:span><text:span text:style-name="CharStyle10"><text:span text:style-name="T20">a</text:span></text:span><text:span text:style-name="CharStyle10"><text:span text:style-name="T1"> </text:span></text:span><text:span text:style-name="CharStyle10"><text:span text:style-name="T16">u</text:span></text:span><text:span text:style-name="CharStyle10"><text:span text:style-name="T20">ž bude sprevádzať.«</text:span></text:span></text:p>
        <text:p text:style-name="P8"><text:span text:style-name="CharStyle10"><text:span text:style-name="T20">Prežil noc takú, ktorá nemá konc</text:span></text:span><text:span text:style-name="CharStyle10"><text:span text:style-name="T1">a</text:span></text:span><text:span text:style-name="CharStyle10"><text:span text:style-name="T20">; takú, že človek vol</text:span></text:span><text:span text:style-name="CharStyle10"><text:span text:style-name="T1">á</text:span></text:span><text:span text:style-name="CharStyle10"><text:span text:style-name="T20">: »</text:span></text:span><text:span text:style-name="CharStyle10"><text:span text:style-name="T1">Sv</text:span></text:span><text:span text:style-name="CharStyle10"><text:span text:style-name="T20">itaj, Bože, svita</text:span></text:span><text:span text:style-name="CharStyle10"><text:span text:style-name="T1">j</text:span></text:span><text:span text:style-name="CharStyle10"><text:span text:style-name="T20">!</text:span></text:span><text:span text:style-name="CharStyle10"><text:span text:style-name="T1">«</text:span></text:span><text:span text:style-name="CharStyle10"><text:span text:style-name="T20"> Takej noci ešte nemal. Býval i chorý, nemohol tiež spať, ale od bolesti. Čo je taká bolesť proti tomu, čo ho teraz mor</text:span></text:span><text:span text:style-name="CharStyle10"><text:span text:style-name="T35">í</text:span></text:span><text:span text:style-name="CharStyle10"><text:span text:style-name="T20">? Hračka. I také noci boly, že pri zdraví nemohol usnúť: ale vtedy sa premýšľalo, koho zapliesť do sieti, ako dorábať peniaze. Alebo duch lietal po nivách a živil sa nádejami. Ale dnešná noc — tá je iná</text:span></text:span><text:span text:style-name="CharStyle10"><text:span text:style-name="T1">.</text:span></text:span></text:p>
        <text:p text:style-name="P8"><text:span text:style-name="CharStyle10"><text:span text:style-name="T20">Tu chorie duša, umiera. Nemá z čoho žiť a čomu žiť. Niet nádeje</text:span></text:span><text:span text:style-name="CharStyle10"><text:span text:style-name="T1">,</text:span></text:span><text:span text:style-name="CharStyle10"><text:span text:style-name="T20"> niet cieľa...</text:span></text:span></text:p>
        <text:p text:style-name="P8"><text:span text:style-name="CharStyle10"><text:span text:style-name="T20">Na svitaní </text:span></text:span><text:span text:style-name="CharStyle10"><text:span text:style-name="T1">vy</text:span></text:span><text:span text:style-name="CharStyle10"><text:span text:style-name="T20">tratil </text:span></text:span><text:span text:style-name="CharStyle10"><text:span text:style-name="T35">s</text:span></text:span><text:span text:style-name="CharStyle10"><text:span text:style-name="T20">a z domu. Pustý je, mrzký, odporný ten dom — mučiare</text:span></text:span><text:span text:style-name="CharStyle10"><text:span text:style-name="T1">ň</text:span></text:span><text:span text:style-name="CharStyle10"><text:span text:style-name="T20">! A vôbec svet čo je? Pustota, prázdnota. Alebo hniloba pod škrupinou. »Ako</text:span></text:span><text:span text:style-name="CharStyle10"><text:span text:style-name="T1"> </text:span></text:span><text:span text:style-name="CharStyle10"><text:span text:style-name="T20">je hrozne na tom svete — načo som ja tu?«</text:span></text:span></text:p>
        <text:p text:style-name="P8"><text:span text:style-name="CharStyle10"><text:span text:style-name="T20">Ide za humná, dedina sa mu brid</text:span></text:span><text:span text:style-name="CharStyle10"><text:span text:style-name="T35">í</text:span></text:span><text:span text:style-name="CharStyle10"><text:span text:style-name="T20">. Za humny vidí aspoň pole, hory-doly — tie nikomu neublížily ešte. </text:span></text:span><text:span text:style-name="CharStyle10"><text:span text:style-name="T1">»Ľ</text:span></text:span><text:span text:style-name="CharStyle10"><text:span text:style-name="T20">udia sú zbojníci, zlodeji,</text:span></text:span><text:span text:style-name="CharStyle10"><text:span text:style-name="T1">«</text:span></text:span><text:span text:style-name="CharStyle10"><text:span text:style-name="T20"> hovorieval už dávno, a hľa</text:span></text:span><text:span text:style-name="CharStyle10"><text:span text:style-name="T1">,</text:span></text:span><text:span text:style-name="CharStyle10"><text:span text:style-name="T20"> mal svätú pravdu.</text:span></text:span></text:p>
        <text:p text:style-name="P8"><text:span text:style-name="CharStyle10"><text:span text:style-name="T20">Oproti kráča ženská, pod pazuchou motyku, na chrbáte košík. Iste ide nakopať švábky na ráno. Na</text:span></text:span><text:span text:style-name="CharStyle10"><text:span text:style-name="T1"> </text:span></text:span><text:span text:style-name="CharStyle10"><text:span text:style-name="T20">každé jedenie jej minie za ten košík: obsypaná je deťmi. I teraz vedie jedno za ruku, druhému celembá hlava z košíka. To je Stehlíčka. Sýkora ju dobre zná, len nedávno zratoval ju jačmeňom... Vidno, bojí sa ho; nedbala by ho obísť, ale už nemôže.</text:span></text:span></text:p>
        <text:p text:style-name="P8"><text:span text:style-name="CharStyle10"><text:span text:style-name="T20">»Pane Bože,« myslí si on — »načo je i toto na svete? Nebolo by jej lepšie, keby jej nebolo? Robí, hrdlačí a nemá nič; iba tú pätoru v dome. Dakedy nemá čo do úst položi</text:span></text:span><text:span text:style-name="CharStyle10"><text:span text:style-name="T1">ť</text:span></text:span><text:span text:style-name="CharStyle10"><text:span text:style-name="T20">!</text:span></text:span><text:span text:style-name="CharStyle10"><text:span text:style-name="T1">«</text:span></text:span></text:p>
        <text:p text:style-name="P8"><text:span text:style-name="CharStyle10"><text:span text:style-name="T20">Keď došla k nemu, prihovoril sa jej. Bola prekvapená, že sa jej prihovára — a ešte otázka podivná:</text:span></text:span></text:p>
        <text:p text:style-name="P8"><text:soft-page-break/><text:span text:style-name="CharStyle10"><text:span text:style-name="T1">»</text:span></text:span><text:span text:style-name="CharStyle10"><text:span text:style-name="T20">Povedz mi, ty, Zuza, načo si ty na svete</text:span></text:span><text:span text:style-name="CharStyle10"><text:span text:style-name="T1">?</text:span></text:span><text:span text:style-name="CharStyle10"><text:span text:style-name="T1">«</text:span></text:span></text:p>
        <text:p text:style-name="P8"><text:span text:style-name="CharStyle10"><text:span text:style-name="T20">Zastala, díva sa naň a myslí: »Pane Bože, ten sa zblaznel. Pre tie peniaze možno. Dobre — tak mu treba! Ale oči má takto ešte čisté, neponáša sa na blázna.</text:span></text:span><text:span text:style-name="CharStyle10"><text:span text:style-name="T1">«</text:span></text:span></text:p>
        <text:p text:style-name="P8"><text:span text:style-name="CharStyle10"><text:span text:style-name="T20">»Len poved</text:span></text:span><text:span text:style-name="CharStyle10"><text:span text:style-name="T1">z</text:span></text:span><text:span text:style-name="CharStyle10"><text:span text:style-name="T20">: ani neužiješ, ani peňazí nemáš. Nač</text:span></text:span><text:span text:style-name="CharStyle10"><text:span text:style-name="T35">o</text:span></text:span><text:span text:style-name="CharStyle10"><text:span text:style-name="T1"> </text:span></text:span><text:span text:style-name="CharStyle10"><text:span text:style-name="T20">si na svete</text:span></text:span><text:span text:style-name="CharStyle10"><text:span text:style-name="T1">?«</text:span></text:span></text:p>
        <text:p text:style-name="P25"><text:span text:style-name="CharStyle10"><text:span text:style-name="T1">»</text:span></text:span><text:span text:style-name="CharStyle10"><text:span text:style-name="T20">A vy, Ondráš — vy mi povedzte.</text:span></text:span><text:span text:style-name="CharStyle10"><text:span text:style-name="T1">«</text:span></text:span></text:p>
        <text:p text:style-name="P8"><text:span text:style-name="CharStyle10"><text:span text:style-name="T1">»Ja</text:span></text:span><text:span text:style-name="CharStyle10"><text:span text:style-name="T20"> by povedal, keby vedel. Ale neviem od včerajška,</text:span></text:span><text:span text:style-name="CharStyle10"><text:span text:style-name="T1">«</text:span></text:span><text:span text:style-name="CharStyle10"><text:span text:style-name="T20"> hovorí akosi hrdo. »Preto sa spytujem, že azda ty mi povieš.«</text:span></text:span></text:p>
        <text:p text:style-name="P8"><text:span text:style-name="CharStyle10"><text:span text:style-name="T20">Pustila motyku k nohám a rozhŕňa skalky, nahádzané pri chodníku.</text:span></text:span></text:p>
        <text:p text:style-name="P8"><text:span text:style-name="CharStyle10"><text:span text:style-name="T20">»Viete, ja som si neraz pomyslela, načo som. I tak </text:span></text:span><text:span text:style-name="CharStyle10"><text:span text:style-name="T1">m</text:span></text:span><text:span text:style-name="CharStyle10"><text:span text:style-name="T20">i bolo, že by mi var bolo lepšie, keby ma nebolo. A neraz som i zhrešila, čo ma už radšej čert nevezme, že by už mala raz pokoj.</text:span></text:span><text:span text:style-name="CharStyle10"><text:span text:style-name="T1">..</text:span></text:span><text:span text:style-name="CharStyle10"><text:span text:style-name="T20"> Ale predsa je to nie tak, ako si mívame. Ke</text:span></text:span><text:span text:style-name="CharStyle10"><text:span text:style-name="T1">ď</text:span></text:span><text:span text:style-name="CharStyle10"><text:span text:style-name="T20"> prišla táto chorela a Reháčka umrela na ňu a ostalo tých dvoje detí — taký drobizg, nebožiatka! — ja som sa preľakla. Kľakla som na kolená a Boha prosila, aby mi neskrátil života. Ja mám kŕdeľ det</text:span></text:span><text:span text:style-name="CharStyle10"><text:span text:style-name="T1">í</text:span></text:span><text:span text:style-name="CharStyle10"><text:span text:style-name="T20">. Kdeže by sa podely bezo mňa? Nuž nato som ja na svete, tieto deti riadiť.«</text:span></text:span></text:p>
        <text:p text:style-name="P8"><text:span text:style-name="CharStyle10"><text:span text:style-name="T20">»No, máš pekné deti. Tak si len choď a nakop tej švábočky. Ty by si zaslúžila duplovanú úrodu.« A pobral sa chodníkom ďalej.</text:span></text:span></text:p>
        <text:p text:style-name="P8"><text:span text:style-name="CharStyle10"><text:span text:style-name="T1">Ž</text:span></text:span><text:span text:style-name="CharStyle10"><text:span text:style-name="T20">ena postála a myslí si: »Aký je nesvoj akýsi, tento Ondráš. Ešte sa mu stane dačo.</text:span></text:span><text:span text:style-name="CharStyle10"><text:span text:style-name="T1">«</text:span></text:span></text:p>
        <text:p text:style-name="P8"><text:span text:style-name="CharStyle10"><text:span text:style-name="T20">»Nuž tak,« húta Sýkora. »Tá vie, prečo je tu. Tá má det</text:span></text:span><text:span text:style-name="CharStyle10"><text:span text:style-name="T1">i</text:span></text:span><text:span text:style-name="CharStyle10"><text:span text:style-name="T20">...</text:span></text:span><text:span text:style-name="CharStyle10"><text:span text:style-name="T1">«</text:span></text:span></text:p>
        <text:p text:style-name="P8"><text:span text:style-name="CharStyle10"><text:span text:style-name="T20">»Veď i ja ich mám!«</text:span></text:span></text:p>
        <text:p text:style-name="P8"><text:span text:style-name="CharStyle10"><text:span text:style-name="T20">»</text:span></text:span><text:span text:style-name="CharStyle10"><text:span text:style-name="T1">Ľ</text:span></text:span><text:span text:style-name="CharStyle10"><text:span text:style-name="T20">aľa, ako som zabudol na ne!« smeje sa srdito. »</text:span></text:span><text:span text:style-name="CharStyle10"><text:span text:style-name="T36">Č</text:span></text:span><text:span text:style-name="CharStyle10"><text:span text:style-name="T20">o mi je z nich? Riadiť ich už netreba. Pustily sa na vlastné krýdla. Ako chytro sa to stal</text:span></text:span><text:span text:style-name="CharStyle10"><text:span text:style-name="T1">o</text:span></text:span><text:span text:style-name="CharStyle10"><text:span text:style-name="T20">! Ani neviem, kedy </text:span></text:span><text:soft-page-break/><text:span text:style-name="CharStyle10"><text:span text:style-name="T20">vyrástly, ako...«</text:span></text:span></text:p>
        <text:p text:style-name="P8"><text:span text:style-name="CharStyle10"><text:span text:style-name="T20">A blysla mu hlavou divná rozpomienka. Starší syn </text:span></text:span><text:span text:style-name="CharStyle10"><text:span text:style-name="T36">s</text:span></text:span><text:span text:style-name="CharStyle10"><text:span text:style-name="T1">a</text:span></text:span><text:span text:style-name="CharStyle10"><text:span text:style-name="T20"> narodil. Žena zostala v dome, bola práve oračka, nemala čo robiť na poli. Tak okolo domu sa tmolila. A večer, keď vypriahol voly a vošiel do pitvora, začul detský plač. Aký to bol divný pocit! Taká radosť akási</text:span></text:span><text:span text:style-name="CharStyle10"><text:span text:style-name="T1">.</text:span></text:span><text:span text:style-name="CharStyle10"><text:span text:style-name="T20"> Ako by bol dostal poklad. I žena mu akosi k srdcu väčšmi prirástla. Ako sa blaznel, keď ho vzal prvý raz na ruky!</text:span></text:span></text:p>
        <text:p text:style-name="P8"><text:span text:style-name="CharStyle10"><text:span text:style-name="T20">Ale ďalej nepamätá nič zvláštneho. Nepamätá, že by bol fafrnka vysadil na kolená a nadhadzova</text:span></text:span><text:span text:style-name="CharStyle10"><text:span text:style-name="T1">l</text:span></text:span><text:span text:style-name="CharStyle10"><text:span text:style-name="T20">: hop, ho</text:span></text:span><text:span text:style-name="CharStyle10"><text:span text:style-name="T1">p</text:span></text:span><text:span text:style-name="CharStyle10"><text:span text:style-name="T20">! Že by mu bol uplietol bič, že by ho bol učil </text:span></text:span><text:span text:style-name="CharStyle10"><text:span text:style-name="T17">s</text:span></text:span><text:span text:style-name="CharStyle10"><text:span text:style-name="T20">labikovať v zamastenom šlabikári. Mal iných starostí!</text:span></text:span></text:p>
        <text:p text:style-name="P8"><text:span text:style-name="CharStyle10"><text:span text:style-name="T1">»</text:span></text:span><text:span text:style-name="CharStyle10"><text:span text:style-name="T20">A čo mám z nich? Vari potech</text:span></text:span><text:span text:style-name="CharStyle10"><text:span text:style-name="T1">u</text:span></text:span><text:span text:style-name="CharStyle10"><text:span text:style-name="T20">?</text:span></text:span><text:span text:style-name="CharStyle10"><text:span text:style-name="T1">«</text:span></text:span></text:p>
        <text:p text:style-name="P8"><text:span text:style-name="CharStyle10"><text:span text:style-name="T20">Vyhnal ich z domu, sú nepodarenci. Nechceli sa podrobiť; nechceli vážiť, uctiť jeho cieľ, ktorému život venoval. Ešte sa spierali, robili napriek, spriahli sa s jeho nepriateľmi.</text:span></text:span></text:p>
        <text:p text:style-name="P8"><text:span text:style-name="CharStyle10"><text:span text:style-name="T20">»A dieťa má slúchať otca i mater.«</text:span></text:span></text:p>
        <text:p text:style-name="P8"><text:span text:style-name="CharStyle10"><text:span text:style-name="T20">»Čo si chcel z nich vychovať</text:span></text:span><text:span text:style-name="CharStyle10"><text:span text:style-name="T1">?«</text:span></text:span><text:span text:style-name="CharStyle10"><text:span text:style-name="T20"> pýta sa ho hlas ne</text:span></text:span><text:span text:style-name="CharStyle10"><text:span text:style-name="T17">u</text:span></text:span><text:span text:style-name="CharStyle10"><text:span text:style-name="T20">prosný. »Takých, ako ty. Aby slúžili mamonu a nevedeli na konci života, načo sú na svete. Žičíš im taký život? A nadovšetk</text:span></text:span><text:span text:style-name="CharStyle10"><text:span text:style-name="T1">o</text:span></text:span><text:span text:style-name="CharStyle10"><text:span text:style-name="T20">: žičíš im takú noc, ako dnešná?«</text:span></text:span></text:p>
        <text:p text:style-name="P8"><text:span text:style-name="CharStyle10"><text:span text:style-name="T20">Prisvedčiť nemá odvahy. Predvčerom bol by prisvedčil — ale po dnešnej noc</text:span></text:span><text:span text:style-name="CharStyle10"><text:span text:style-name="T1">i</text:span></text:span><text:span text:style-name="CharStyle10"><text:span text:style-name="T20">...</text:span></text:span></text:p>
        <text:p text:style-name="P8"><text:span text:style-name="CharStyle10"><text:span text:style-name="T20">»Ako si sa ukrivdil! Zabudnúť, že máš deti — neužiť radosti z nic</text:span></text:span><text:span text:style-name="CharStyle10"><text:span text:style-name="T1">h</text:span></text:span><text:span text:style-name="CharStyle10"><text:span text:style-name="T20">! Nečuť ich prvé ľaľotanie, nepomáhať pri prvom kroku, nebaviť sa s ním, nešalieť s ním! Nevideť, ako zázračne sa ten </text:span></text:span><text:span text:style-name="CharStyle10"><text:span text:style-name="T1">ro</text:span></text:span><text:span text:style-name="CharStyle10"><text:span text:style-name="T20">zumček rozvíja. Koľko si ty prepáso</text:span></text:span><text:span text:style-name="CharStyle10"><text:span text:style-name="T1">l</text:span></text:span><text:span text:style-name="CharStyle10"><text:span text:style-name="T20">!</text:span></text:span><text:span text:style-name="CharStyle10"><text:span text:style-name="T1">«</text:span></text:span></text:p>
        <text:p text:style-name="P8"><text:span text:style-name="CharStyle10"><text:span text:style-name="T1">»</text:span></text:span><text:span text:style-name="CharStyle10"><text:span text:style-name="T20">Už je darmo — stalo sa.«</text:span></text:span></text:p>
        <text:p text:style-name="P8"><text:span text:style-name="CharStyle10"><text:span text:style-name="T20">To jediné mu už zbýva k poteche </text:span></text:span><text:span text:style-name="CharStyle10"><text:span text:style-name="T17">i</text:span></text:span><text:span text:style-name="CharStyle10"><text:span text:style-name="T20"> k ospravedlneniu. Žiaľ mu za tými časm</text:span></text:span><text:span text:style-name="CharStyle10"><text:span text:style-name="T1">i</text:span></text:span><text:span text:style-name="CharStyle10"><text:span text:style-name="T20">; žiaľ, </text:span></text:span><text:soft-page-break/><text:span text:style-name="CharStyle10"><text:span text:style-name="T20">že sa nevráťa. »Keby sa to vrátilo — keby!« vzdychá, a predstavuje si, ako by to bolo. Vychovával by ich už, nedal im rásť, ako stromom v pralese.</text:span></text:span></text:p>
        <text:p text:style-name="P8"><text:span text:style-name="CharStyle10"><text:span text:style-name="T20">A ešte sa sťažoval, že sa neudali naň, že nerozumeli jeho snahám. </text:span></text:span><text:span text:style-name="CharStyle10"><text:span text:style-name="T1">»</text:span></text:span><text:span text:style-name="CharStyle10"><text:span text:style-name="T20">Ako?</text:span></text:span><text:span text:style-name="CharStyle10"><text:span text:style-name="T1">«</text:span></text:span><text:span text:style-name="CharStyle10"><text:span text:style-name="T20"> diví sa teraz, »ako mohli</text:span></text:span><text:span text:style-name="CharStyle10"><text:span text:style-name="T1">, </text:span></text:span><text:span text:style-name="CharStyle10"><text:span text:style-name="T20">keď som ich neviedol k ničomu, nepoučil, nepovzbudi</text:span></text:span><text:span text:style-name="CharStyle10"><text:span text:style-name="T1">l</text:span></text:span><text:span text:style-name="CharStyle10"><text:span text:style-name="T20">.</text:span></text:span><text:span text:style-name="CharStyle10"><text:span text:style-name="T1">.</text:span></text:span><text:span text:style-name="CharStyle10"><text:span text:style-name="T20">.</text:span></text:span><text:span text:style-name="CharStyle10"><text:span text:style-name="T1"> </text:span></text:span><text:span text:style-name="CharStyle10"><text:span text:style-name="T20">Vari sami od seba? A za to som ich vyhnal z domu: za to, čo som sám zameška</text:span></text:span><text:span text:style-name="CharStyle10"><text:span text:style-name="T1">l</text:span></text:span><text:span text:style-name="CharStyle10"><text:span text:style-name="T20">...«</text:span></text:span></text:p>
        <text:p text:style-name="P8"><text:span text:style-name="CharStyle10"><text:span text:style-name="T20">Tuší on síce, že to bolo Božie riadenie. To nedopustilo mu deti uviesť na cestu, na ktorú on zablúdil. To im dalo výchovu, akej by im otec nebol dal. A je</text:span></text:span><text:span text:style-name="CharStyle25"><text:span text:style-name="T20"> </text:span></text:span><text:span text:style-name="CharStyle10"><text:span text:style-name="T20">to riadenie dobré. </text:span></text:span><text:span text:style-name="CharStyle10"><text:span text:style-name="T36">Č</text:span></text:span><text:span text:style-name="CharStyle10"><text:span text:style-name="T20">o by mal teraz zo synov, keby boli lakomí, keby nehľadeli iba na groš? Odhodili by sa ho, keby z neho nekynul osoh. Kdežto takto predsa snáď, preds</text:span></text:span><text:span text:style-name="CharStyle10"><text:span text:style-name="T1">a</text:span></text:span><text:span text:style-name="CharStyle10"><text:span text:style-name="T20">...</text:span></text:span></text:p>
        <text:p text:style-name="P8"><text:span text:style-name="CharStyle10"><text:span text:style-name="T20">Áno, robil deťom osoh, že ich zanedbal. Ale čo by bol mohol z nich vychovať, keby ich bol viedol sám po pravej ceste! Aké schopnosti mohly v nich zakrpatieť, keď nemal ich kto rozvíjať...</text:span></text:span></text:p>
        <text:p text:style-name="P8"><text:span text:style-name="CharStyle10"><text:span text:style-name="T20">No starý Sýkora mal by </text:span></text:span><text:span text:style-name="CharStyle10"><text:span text:style-name="T1">po</text:span></text:span><text:span text:style-name="CharStyle10"><text:span text:style-name="T20">ľahčenie, keby zvedel, že nie iba on bol taký. Čo on zameškal, zameškáva tisíc a tisíc otcov. Lenže uňho to malo výsledok prajný, a u týchto opačne. Sýkorových synov vychovala dedina; vnukla im svoje staré názory o živote, Bohu a prírod</text:span></text:span><text:span text:style-name="CharStyle10"><text:span text:style-name="T1">e</text:span></text:span><text:span text:style-name="CharStyle10"><text:span text:style-name="T20">: primitívne, ale sedliakovi dosť zodpovedajúce. Tisíc iných synov vychováva široký, cudzí svet; vnukáva im názory celkom prevrátené i nebezpečné. A otcovia to nechápu, neuznajú — dobrovoľne prenášajú svoju povinnosť i právo na púhu náhodu, prajnú alebo neprajnú. Sháknu sa až vtedy, keď sa ukáže, že syn nemá nič spoločného s otcom: že nasiakol celkom odchodnými zásadami.</text:span></text:span></text:p>
        <text:p text:style-name="P8"><text:span text:style-name="CharStyle10"><text:span text:style-name="T20">»Kde sa to v ňom vzalo — veď ja som nebol taký!« rozmýšľa otec. »Kde sa to priučil</text:span></text:span><text:span text:style-name="CharStyle10"><text:span text:style-name="T1">?</text:span></text:span><text:span text:style-name="CharStyle10"><text:span text:style-name="T1">«</text:span></text:span><text:span text:style-name="CharStyle10"><text:span text:style-name="T20"> A dodáva </text:span></text:span><text:span text:style-name="CharStyle10"><text:span text:style-name="T1">s</text:span></text:span><text:span text:style-name="CharStyle10"><text:span text:style-name="T20"> rozhorčením: »Nezdarený syn, prašivá ovca!« S tým vec drží </text:span></text:span><text:soft-page-break/><text:span text:style-name="CharStyle10"><text:span text:style-name="T20">za vybavenú, ba drží sa za akéhosi mučedlníka. Akoby sa svetu vystatoval: »Pozrite, ja som statočný, ale syna mám lumpa. Vidíte, ja som nie vin</text:span></text:span><text:span text:style-name="CharStyle10"><text:span text:style-name="T1">a</text:span></text:span><text:span text:style-name="CharStyle10"><text:span text:style-name="T20">...« A svet ochotne prisvedčí:</text:span></text:span></text:p>
        <text:p text:style-name="P8"><text:span text:style-name="CharStyle10"><text:span text:style-name="T20">»Pomery — pomery! Pravdu má — pomery sú také!</text:span></text:span><text:span text:style-name="CharStyle10"><text:span text:style-name="T1">«</text:span></text:span></text:p>
        <text:p text:style-name="P8"><text:span text:style-name="CharStyle10"><text:span text:style-name="T20">Veru pomery, strašné pomery! Ale tie nie sú tam, kde sa hľadajú. Tie </text:span></text:span><text:span text:style-name="CharStyle10"><text:span text:style-name="T1">»</text:span></text:span><text:span text:style-name="CharStyle10"><text:span text:style-name="T20">p</text:span></text:span><text:span text:style-name="CharStyle10"><text:span text:style-name="T36">ome</text:span></text:span><text:span text:style-name="CharStyle10"><text:span text:style-name="T1">ry«</text:span></text:span><text:span text:style-name="CharStyle10"><text:span text:style-name="T20"> sú v rodin</text:span></text:span><text:span text:style-name="CharStyle10"><text:span text:style-name="T1">e</text:span></text:span><text:span text:style-name="CharStyle10"><text:span text:style-name="T20">...</text:span></text:span></text:p>
        <text:p text:style-name="P8"><text:span text:style-name="CharStyle10"><text:span text:style-name="T20">»</text:span></text:span><text:span text:style-name="CharStyle10"><text:span text:style-name="T36">Č</text:span></text:span><text:span text:style-name="CharStyle10"><text:span text:style-name="T20">o v rodin</text:span></text:span><text:span text:style-name="CharStyle10"><text:span text:style-name="T1">e</text:span></text:span><text:span text:style-name="CharStyle10"><text:span text:style-name="T20">!« kričí tamten otec. »Moja rodina je príkladná. Od rána do večera sa trápim, abych ju živil čestne. </text:span></text:span><text:span text:style-name="CharStyle10"><text:span text:style-name="T1">D</text:span></text:span><text:span text:style-name="CharStyle10"><text:span text:style-name="T20">á Boh, po smrti nebude ma rodina zle spomínať: zabezpečil som jej hmotný blahoby</text:span></text:span><text:span text:style-name="CharStyle10"><text:span text:style-name="T1">t</text:span></text:span><text:span text:style-name="CharStyle10"><text:span text:style-name="T20">...</text:span></text:span><text:span text:style-name="CharStyle10"><text:span text:style-name="T1">«</text:span></text:span></text:p>
        <text:p text:style-name="P8"><text:span text:style-name="CharStyle10"><text:span text:style-name="T20">A práve v tom názore je chyba. Honba za majetkom pripravuje otcov o čas, ktorý by mali venovať deťom. To je úkaz veľmi smutný. Urobia synov dedičmi domov, panstiev, kapitálo</text:span></text:span><text:span text:style-name="CharStyle10"><text:span text:style-name="T1">v:</text:span></text:span><text:span text:style-name="CharStyle10"><text:span text:style-name="T20"> a zabudli ich spraviť dedičmi ideí, presvedčenia, ktoré prechovávali.</text:span></text:span></text:p>
        <text:p text:style-name="P8"><text:span text:style-name="CharStyle10"><text:span text:style-name="T1">»</text:span></text:span><text:span text:style-name="CharStyle10"><text:span text:style-name="T20">Eh, čo — chlapec to vci</text:span></text:span><text:span text:style-name="CharStyle10"><text:span text:style-name="T36">c</text:span></text:span><text:span text:style-name="CharStyle10"><text:span text:style-name="T1">i</text:span></text:span><text:span text:style-name="CharStyle10"><text:span text:style-name="T20">a do seba s mliekom materským,</text:span></text:span><text:span text:style-name="CharStyle10"><text:span text:style-name="T1">«</text:span></text:span><text:span text:style-name="CharStyle10"><text:span text:style-name="T20"> tak hája svoju nedbalosť. »Dobro pochádza z neba — samo sebou sa šíri, samo si n</text:span></text:span><text:span text:style-name="CharStyle10"><text:span text:style-name="T1">á</text:span></text:span><text:span text:style-name="CharStyle10"><text:span text:style-name="T20">jde i z</text:span></text:span><text:span text:style-name="CharStyle10"><text:span text:style-name="T17">a</text:span></text:span><text:span text:style-name="CharStyle10"><text:span text:style-name="T20">stancov. Ono samo si podmaní srdce našich det</text:span></text:span><text:span text:style-name="CharStyle10"><text:span text:style-name="T1">í</text:span></text:span><text:span text:style-name="CharStyle10"><text:span text:style-name="T20">...</text:span></text:span><text:span text:style-name="CharStyle10"><text:span text:style-name="T1">«</text:span></text:span><text:span text:style-name="CharStyle10"><text:span text:style-name="T20"> Veru z neba, a z neba medzi iným dobrom pochádza i dobrá výchova...</text:span></text:span></text:p>
        <text:p text:style-name="P8"><text:span text:style-name="CharStyle10"><text:span text:style-name="T20">Čo zanedbal otec, to už nahradí mamička. Neborka si myslí, že jej synátor je: múdrosť, krása, dobrota v jednej osobe. Dieťa otvorí iba ústa, už mamička omdlieva: čo to za hlboká múdrosť! Tak mamičky nevychovávajú z nás ľudí, ale polobohov. Samá geniálnosť v detskej izb</text:span></text:span><text:span text:style-name="CharStyle10"><text:span text:style-name="T1">e</text:span></text:span><text:span text:style-name="CharStyle10"><text:span text:style-name="T20">! A v živote?</text:span></text:span></text:p>
        <text:p text:style-name="P8"><text:span text:style-name="CharStyle10"><text:span text:style-name="T20">Tedy nie vždy fili</text:span></text:span><text:span text:style-name="CharStyle10"><text:span text:style-name="T1">pi</text:span></text:span><text:span text:style-name="CharStyle10"><text:span text:style-name="T20">ku mladým. I starí zaslúža — i star</text:span></text:span><text:span text:style-name="CharStyle10"><text:span text:style-name="T1">í</text:span></text:span><text:span text:style-name="CharStyle10"><text:span text:style-name="T20">...</text:span></text:span></text:p>
        <text:p text:style-name="P8"><text:span text:style-name="CharStyle10"><text:span text:style-name="T20">»Keby boli ešte raz mal</text:span></text:span><text:span text:style-name="CharStyle10"><text:span text:style-name="T36">í</text:span></text:span><text:span text:style-name="CharStyle10"><text:span text:style-name="T20">, keb</text:span></text:span><text:span text:style-name="CharStyle10"><text:span text:style-name="T1">y</text:span></text:span><text:span text:style-name="CharStyle10"><text:span text:style-name="T20">!</text:span></text:span><text:span text:style-name="CharStyle10"><text:span text:style-name="T1">«</text:span></text:span><text:span text:style-name="CharStyle10"><text:span text:style-name="T20"> vzdychá Sýkora.</text:span></text:span></text:p>
        <text:p text:style-name="P8"><text:soft-page-break/><text:span text:style-name="CharStyle10"><text:span text:style-name="T20">»Oj</text:span></text:span><text:span text:style-name="CharStyle10"><text:span text:style-name="T1">,</text:span></text:span><text:span text:style-name="CharStyle10"><text:span text:style-name="T20"> v deťoch je potecha vždy,« šeptá mu kýsi hlas, »i v odrastených. Aká radosť, keď syn urobí prvý krok samostatný! A keď šťastliv</text:span></text:span><text:span text:style-name="CharStyle10"><text:span text:style-name="T17">e</text:span></text:span><text:span text:style-name="CharStyle10"><text:span text:style-name="T20">! Sťa keď vtáča púšťa prvý raz svoje mladé na krýdla. A keď je už mužom celým, stará sa o ženu a deti! Aká radosť: brať jeho deti na kolená, zažívať s tými tie isté rozkoše, čo s ich rodičmi. Čo nad to krajšieho</text:span></text:span><text:span text:style-name="CharStyle10"><text:span text:style-name="T1">?«</text:span></text:span></text:p>
        <text:p text:style-name="P8"><text:span text:style-name="CharStyle10"><text:span text:style-name="T20">Oj, už by ich opatroval, vychovával, keby to teraz prišlo. Ale prepásol. Čo teraz?</text:span></text:span></text:p>
        <text:p text:style-name="P26"><text:span text:style-name="CharStyle10"><text:span text:style-name="T20">»A ten, čo leží na smrteľnej posteli, čo tak túži</text:span></text:span><text:span text:style-name="CharStyle25"><text:span text:style-name="T20"> </text:span></text:span><text:span text:style-name="CharStyle10"><text:span text:style-name="T20">za tebou</text:span></text:span><text:span text:style-name="CharStyle10"><text:span text:style-name="T1">.</text:span></text:span><text:span text:style-name="CharStyle10"><text:span text:style-name="T20"> Ako včera sa tešil, kým nezvedel, žes’ neprišiel k vôli nemu. Čo nejdeš k nemu, keď túži za srdcom rodičovským?</text:span></text:span><text:span text:style-name="CharStyle10"><text:span text:style-name="T1">«</text:span></text:span></text:p>
        <text:p text:style-name="P8"><text:span text:style-name="CharStyle10"><text:span text:style-name="T20">»Keby vari šiel k nemu,« prisvied</text:span></text:span><text:span text:style-name="CharStyle10"><text:span text:style-name="T36">č</text:span></text:span><text:span text:style-name="CharStyle10"><text:span text:style-name="T20">a si sám. I hreje ho čosi vo vychladnutom srdci. Skoro tak mu je, ako vtedy, keď sa vrátil z oračky a našiel syna narodeného... Srdce túži napiť sa ešte raz tej potechy. Volá, plače, nút</text:span></text:span><text:span text:style-name="CharStyle10"><text:span text:style-name="T1">i</text:span></text:span><text:span text:style-name="CharStyle10"><text:span text:style-name="T20">; výhovorky netrpí. A on ho slúcha, berie sa k domu r</text:span></text:span><text:span text:style-name="CharStyle10"><text:span text:style-name="T1">ycht</text:span></text:span><text:span text:style-name="CharStyle10"><text:span text:style-name="T20">á</text:span></text:span><text:span text:style-name="CharStyle10"><text:span text:style-name="T1">rov</text:span></text:span><text:span text:style-name="CharStyle10"><text:span text:style-name="T20">mu.</text:span></text:span></text:p>
        <text:p text:style-name="P8"><text:span text:style-name="CharStyle10"><text:span text:style-name="T20">Ale naraz za</text:span></text:span><text:span text:style-name="CharStyle10"><text:span text:style-name="T1">s</text:span></text:span><text:span text:style-name="CharStyle10"><text:span text:style-name="T20">tal — nohy nechcú ďalej. »Čo som to urobi</text:span></text:span><text:span text:style-name="CharStyle10"><text:span text:style-name="T1">l</text:span></text:span><text:span text:style-name="CharStyle10"><text:span text:style-name="T20">!</text:span></text:span><text:span text:style-name="CharStyle10"><text:span text:style-name="T1">«</text:span></text:span><text:span text:style-name="CharStyle10"><text:span text:style-name="T20"> bedáka a chytá sa za hlavu. »Ja ta nemôžem ísť. Zas si bude mysleť, že k vôli peniazom. Čo sa naodkazovali — a j</text:span></text:span><text:span text:style-name="CharStyle10"><text:span text:style-name="T1">a</text:span></text:span><text:span text:style-name="CharStyle10"><text:span text:style-name="T20">... A včera čo som vykona</text:span></text:span><text:span text:style-name="CharStyle10"><text:span text:style-name="T1">l</text:span></text:span><text:span text:style-name="CharStyle10"><text:span text:style-name="T20">! Či mi ešte uverí</text:span></text:span><text:span text:style-name="CharStyle10"><text:span text:style-name="T1">?«</text:span></text:span></text:p>
        <text:p text:style-name="P8"><text:span text:style-name="CharStyle10"><text:span text:style-name="T20">A to ho mrzí a bolí práve tak, ako ztrata pokladu. Ba väčšmi ho trápi. Lebo teraz ostatná nádej, ostatné steblo sa mu vymykáva z ruky.</text:span></text:span></text:p>
        <text:p text:style-name="P8"><text:span text:style-name="CharStyle10"><text:span text:style-name="T20">»</text:span></text:span><text:span text:style-name="CharStyle10"><text:span text:style-name="T36">Č</text:span></text:span><text:span text:style-name="CharStyle10"><text:span text:style-name="T20">o som ta šiel včera? A čo som nešiel zaraz, keď ochorel? Dnes by sedel pri ňom, netúlal by sa takto...</text:span></text:span><text:span text:style-name="CharStyle10"><text:span text:style-name="T1">«</text:span></text:span></text:p>
        <text:p text:style-name="P8"><text:span text:style-name="CharStyle10"><text:span text:style-name="T20">»Choď k nemu, choď — ešte ťa čaká. Možno, viac ho už nevidíš.</text:span></text:span><text:span text:style-name="CharStyle10"><text:span text:style-name="T1">«</text:span></text:span></text:p>
        <text:p text:style-name="P8"><text:span text:style-name="CharStyle10"><text:span text:style-name="T20">»Bože, ak mi zomre</text:span></text:span><text:span text:style-name="CharStyle10"><text:span text:style-name="T1">l!</text:span></text:span><text:span text:style-name="CharStyle10"><text:span text:style-name="T20"> Ak ho nen</text:span></text:span><text:span text:style-name="CharStyle10"><text:span text:style-name="T17">a</text:span></text:span><text:span text:style-name="CharStyle10"><text:span text:style-name="T20">jdem živéh</text:span></text:span><text:span text:style-name="CharStyle10"><text:span text:style-name="T1">o</text:span></text:span><text:span text:style-name="CharStyle10"><text:span text:style-name="T20">! Čo ja budem robiť</text:span></text:span><text:span text:style-name="CharStyle10"><text:span text:style-name="T1">?«</text:span></text:span></text:p>
        <text:p text:style-name="P8"><text:span text:style-name="CharStyle10"><text:span text:style-name="T20">Zachvátil ho väčší strach, ako vtedy, ke</text:span></text:span><text:span text:style-name="CharStyle10"><text:span text:style-name="T36">ď</text:span></text:span><text:span text:style-name="CharStyle10"><text:span text:style-name="T20"> sa zľakol ohňa. Beží k rychtárovi, </text:span></text:span><text:soft-page-break/><text:span text:style-name="CharStyle10"><text:span text:style-name="T20">presvedčiť sa, či syn žije, ukázať mu srdce otcovské. Na nikoho sa neobzerá, ide rovno do izby.</text:span></text:span></text:p>
        <text:p text:style-name="P8"><text:span text:style-name="CharStyle10"><text:span text:style-name="T20">Syn leží, pri ňom sedí rychtárka.</text:span></text:span></text:p>
        <text:p text:style-name="P8"><text:span text:style-name="CharStyle10"><text:span text:style-name="T20">»Jurko, a žiješ ešte?« pýta sa ho so strachom kloniac sa nad neho.</text:span></text:span></text:p>
        <text:p text:style-name="P8"><text:span text:style-name="CharStyle10"><text:span text:style-name="T20">Rychtárka sa díva z kuchyňských dvier. Diví sa, Sýkora je celý inakší. </text:span></text:span><text:span text:style-name="CharStyle10"><text:span text:style-name="T1">»Te</text:span></text:span><text:span text:style-name="CharStyle10"><text:span text:style-name="T20">n človek sa premenil! Ba či je pri rozume ešte?«</text:span></text:span></text:p>
        <text:p text:style-name="P8"><text:span text:style-name="CharStyle10"><text:span text:style-name="T20">Syn sa díva do tej tváre citom obmäkčenej. Nepoznáva ho. Taký žil iba v jeho túžbach od tých čias, čo počal chodiť do rychtárov. Taký žil v obrazoch, ktoré mu choroba predvádzala. </text:span></text:span><text:span text:style-name="CharStyle10"><text:span text:style-name="T1">V</text:span></text:span><text:span text:style-name="CharStyle10"><text:span text:style-name="T20"> skutočnosti ho takého nikdy nevidel.</text:span></text:span></text:p>
        <text:p text:style-name="P8"><text:span text:style-name="CharStyle10"><text:span text:style-name="T20">»A ste to vy? pýta sa hlasom stiesneným.</text:span></text:span></text:p>
        <text:p text:style-name="P8"><text:span text:style-name="CharStyle10"><text:span text:style-name="T20">»Ja. Prišiel som ťa pozreť. Ako ti je, či ti je lepši</text:span></text:span><text:span text:style-name="CharStyle10"><text:span text:style-name="T1">e</text:span></text:span><text:span text:style-name="CharStyle10"><text:span text:style-name="T20">...«</text:span></text:span></text:p>
        <text:p text:style-name="P8"><text:span text:style-name="CharStyle10"><text:span text:style-name="T20">»Podajte mi ruku. I sníva sa mi dakedy takto — a ja vše neviem, čo je pravda a čo sen.« Vzal jeho ruku do svojej a drží ju. Tvár sa mu vyjasnila. »To sa našly tie peniaze</text:span></text:span><text:span text:style-name="CharStyle10"><text:span text:style-name="T1">?</text:span></text:span><text:span text:style-name="CharStyle10"><text:span text:style-name="T1">«</text:span></text:span></text:p>
        <text:p text:style-name="P8"><text:span text:style-name="CharStyle10"><text:span text:style-name="T20">»Tie sa už nenajdú!«</text:span></text:span></text:p>
        <text:p text:style-name="P8"><text:span text:style-name="CharStyle10"><text:span text:style-name="T20">»Nebanujte. Ono ste sa natrápili — ale nebanujte. I peniaze budú!«</text:span></text:span></text:p>
        <text:p text:style-name="P8"><text:span text:style-name="CharStyle10"><text:span text:style-name="T20">»Ja nebanujem — ale to, čo som včera urobil! Keby sa rychtár nehneva</text:span></text:span><text:span text:style-name="CharStyle10"><text:span text:style-name="T1">l</text:span></text:span><text:span text:style-name="CharStyle10"><text:span text:style-name="T20">!</text:span></text:span><text:span text:style-name="CharStyle10"><text:span text:style-name="T1">«</text:span></text:span></text:p>
        <text:p text:style-name="P8"><text:span text:style-name="CharStyle10"><text:span text:style-name="T20">»</text:span></text:span><text:span text:style-name="CharStyle10"><text:span text:style-name="T1">Ta</text:span></text:span><text:span text:style-name="CharStyle10"><text:span text:style-name="T20">k ste vy prišli ku mne! Veď som ja povedal, že prijdete. Už mi je akosi lepšie — teraz už vyzdraviem.«</text:span></text:span></text:p>
        <text:p text:style-name="P8"><text:span text:style-name="CharStyle10"><text:span text:style-name="T20">»A čo, keby sme my spol</text:span></text:span><text:span text:style-name="CharStyle10"><text:span text:style-name="T1">u</text:span></text:span><text:span text:style-name="CharStyle10"><text:span text:style-name="T20">!</text:span></text:span><text:span text:style-name="CharStyle10"><text:span text:style-name="T1">«</text:span></text:span><text:span text:style-name="CharStyle10"><text:span text:style-name="T20"> prihovára sa synovi. »Už peňazí nemám, ale chcel by s vami, deťm</text:span></text:span><text:span text:style-name="CharStyle10"><text:span text:style-name="T1">i</text:span></text:span><text:span text:style-name="CharStyle10"><text:span text:style-name="T20">... Ty si už tu, pri rychtárovi — nuž dobr</text:span></text:span><text:span text:style-name="CharStyle10"><text:span text:style-name="T1">e;</text:span></text:span><text:span text:style-name="CharStyle10"><text:span text:style-name="T20"> ja už len Jana. Nech gazduje na otcovskom, keď je starší. Má vraj peniaze, nech si prestav</text:span></text:span><text:span text:style-name="CharStyle10"><text:span text:style-name="T1">í</text:span></text:span><text:span text:style-name="CharStyle10"><text:span text:style-name="T20"> dom. Ja si vyriadim komoru. Tak som si rozváži</text:span></text:span><text:span text:style-name="CharStyle10"><text:span text:style-name="T1">l</text:span></text:span><text:span text:style-name="CharStyle10"><text:span text:style-name="T20">...</text:span></text:span><text:span text:style-name="CharStyle10"><text:span text:style-name="T1">«</text:span></text:span></text:p>
        <text:p text:style-name="P8"><text:soft-page-break/><text:span text:style-name="CharStyle10"><text:span text:style-name="T20">Jurko sa díva na otca, pýta sa svojho rozumu, kde sa toto vzalo, takáto premena, také požehnanie. Chcel by mu vyčítať z tváre, koľko boja i múk stoja ho takéto slová. I bojí sa, že to iba sen, alebo klam.</text:span></text:span></text:p>
        <text:p text:style-name="P8"><text:span text:style-name="CharStyle10"><text:span text:style-name="T20">Rychtárka vyšla do dvora k mužovi, za ňou i Evka. »Choď pozreť do izby, ten starý zase je tam. Akýsi je divný. Dačo mu nahudie, zas budeme mať s ním kr</text:span></text:span><text:span text:style-name="CharStyle10"><text:span text:style-name="T1">í</text:span></text:span><text:span text:style-name="CharStyle10"><text:span text:style-name="T20">ž, ako včera večer. Plakal celú noc. Ešte ho do hrobu donesie. Ja by šla, ale ja by videla radšej toho s rožkami, ako jeho...«</text:span></text:span></text:p>
        <text:p text:style-name="P8"><text:span text:style-name="CharStyle10"><text:span text:style-name="T20">»No ak ja ta pôjdem — bohuprisám nevie</text:span></text:span><text:span text:style-name="CharStyle10"><text:span text:style-name="T1">m</text:span></text:span><text:span text:style-name="CharStyle10"><text:span text:style-name="T20">... Aby nie ten chorý, včera by sa bolo zle porobilo. A už sa mi žlč dvíha...</text:span></text:span><text:span text:style-name="CharStyle10"><text:span text:style-name="T1">«</text:span></text:span></text:p>
        <text:p text:style-name="P8"><text:span text:style-name="CharStyle10"><text:span text:style-name="T20">»Prosím vás, nerobt</text:span></text:span><text:span text:style-name="CharStyle10"><text:span text:style-name="T1">e</text:span></text:span><text:span text:style-name="CharStyle10"><text:span text:style-name="T20">!</text:span></text:span><text:span text:style-name="CharStyle10"><text:span text:style-name="T1">«</text:span></text:span><text:span text:style-name="CharStyle10"><text:span text:style-name="T20"> prosí ho Evka, vešajúc sa mu na plece.</text:span></text:span></text:p>
        <text:p text:style-name="P8"><text:span text:style-name="CharStyle10"><text:span text:style-name="T20">Hladí na ňu; pamätá, čo preň trpela, ako sa prehrešil. »Toto mi bude pokuta,« myslí si a ide do izby. Kráča odhodlane, i v tvári taká odhodlanosť. Eva sa bojí, že sa dačo tam stane; kráča za ním do izby. Rychtárka sa postavila do kuchynských dverí.</text:span></text:span></text:p>
        <text:p text:style-name="P8"><text:span text:style-name="CharStyle10"><text:span text:style-name="T20">Sýkora zb</text:span></text:span><text:span text:style-name="CharStyle10"><text:span text:style-name="T1">ľ</text:span></text:span><text:span text:style-name="CharStyle10"><text:span text:style-name="T20">adol, keď zazrel rychtára. Nadišla ho nová myšlienka. »Už som i ja chudobn</text:span></text:span><text:span text:style-name="CharStyle10"><text:span text:style-name="T1">ý</text:span></text:span><text:span text:style-name="CharStyle10"><text:span text:style-name="T20">: či ozaj teraz on pristane? Ak šiel iba za grošom! Ak ma vyženie i so syno</text:span></text:span><text:span text:style-name="CharStyle10"><text:span text:style-name="T1">m</text:span></text:span><text:span text:style-name="CharStyle10"><text:span text:style-name="T20">!</text:span></text:span><text:span text:style-name="CharStyle10"><text:span text:style-name="T1">«</text:span></text:span></text:p>
        <text:p text:style-name="P8"><text:span text:style-name="CharStyle10"><text:span text:style-name="T20">Trasie sa od strachu. Veď on nevie, že v inom človeku zazvuč</text:span></text:span><text:span text:style-name="CharStyle10"><text:span text:style-name="T1">í</text:span></text:span><text:span text:style-name="CharStyle10"><text:span text:style-name="T20"> kedy-tedy i struna jemnejšia</text:span></text:span><text:span text:style-name="CharStyle10"><text:span text:style-name="T1">.</text:span></text:span><text:span text:style-name="CharStyle10"><text:span text:style-name="T20"> On u každého hľadá to, čo bolo jeho hriechom.</text:span></text:span></text:p>
        <text:p text:style-name="P8"><text:span text:style-name="CharStyle10"><text:span text:style-name="T20">A väčší strach cíti pre včerajšok. Musí ho odprosiť. Ako ťažko stúpiť na tú cestu!</text:span></text:span></text:p>
        <text:p text:style-name="P8"><text:span text:style-name="CharStyle10"><text:span text:style-name="T20">»Švagre,« povstal ťažko pred r</text:span></text:span><text:span text:style-name="CharStyle10"><text:span text:style-name="T1">yc</text:span></text:span><text:span text:style-name="CharStyle10"><text:span text:style-name="T20">htárom a gamby sa mu trasú. »Ja som vám moc zlého... Od počiatku, </text:span></text:span><text:span text:style-name="CharStyle10"><text:span text:style-name="T17">i</text:span></text:span><text:span text:style-name="CharStyle10"><text:span text:style-name="T20"> včera...</text:span></text:span><text:span text:style-name="CharStyle10"><text:span text:style-name="T1">«</text:span></text:span></text:p>
        <text:p text:style-name="P8"><text:span text:style-name="CharStyle10"><text:span text:style-name="T20">Rychtár pozerá udivený naňho a zase na Jurka. Jurko mu prisviedča hlavou.</text:span></text:span></text:p>
        <text:p text:style-name="P8"><text:soft-page-break/><text:span text:style-name="CharStyle10"><text:span text:style-name="T20">»I mrzí ma,« pokračuje starý — »i hanba mi je. A vaša žena tiež — keď som ju tak zaťa</text:span></text:span><text:span text:style-name="CharStyle10"><text:span text:style-name="T1">l</text:span></text:span><text:span text:style-name="CharStyle10"><text:span text:style-name="T20">...«</text:span></text:span></text:p>
        <text:p text:style-name="P8"><text:span text:style-name="CharStyle10"><text:span text:style-name="T20">Rychtár mu podal ruku.</text:span></text:span></text:p>
        <text:p text:style-name="P26"><text:span text:style-name="CharStyle10"><text:span text:style-name="T20">»Keď je tak, nuž ja zase poviem: ako by sa nebolo stalo</text:span></text:span><text:span text:style-name="CharStyle10"><text:span text:style-name="T1">.</text:span></text:span><text:span text:style-name="CharStyle10"><text:span text:style-name="T20"> Nech nám Pán Boh pomáh</text:span></text:span><text:span text:style-name="CharStyle10"><text:span text:style-name="T1">a!«</text:span></text:span></text:p>
        <text:p text:style-name="P8"><text:span text:style-name="CharStyle10"><text:span text:style-name="T20">»A budeme rodina</text:span></text:span><text:span text:style-name="CharStyle10"><text:span text:style-name="T1">?</text:span></text:span><text:span text:style-name="CharStyle10"><text:span text:style-name="T1">«</text:span></text:span><text:span text:style-name="CharStyle10"><text:span text:style-name="T20"> pýta sa Sýkora pokorne.</text:span></text:span></text:p>
        <text:p text:style-name="P26"><text:span text:style-name="CharStyle10"><text:span text:style-name="T1">»</text:span></text:span><text:span text:style-name="CharStyle10"><text:span text:style-name="T20">Ako Pán Boh dá — a títo tu« — ukázal na Jurka a Evku — »ako si tí zaria</text:span></text:span><text:span text:style-name="CharStyle10"><text:span text:style-name="T1">ď</text:span></text:span><text:span text:style-name="CharStyle10"><text:span text:style-name="T20">a</text:span></text:span><text:span text:style-name="CharStyle10"><text:span text:style-name="T1">.«</text:span></text:span></text:p>
        <text:p text:style-name="P8"><text:span text:style-name="CharStyle10"><text:span text:style-name="T20">A u rychtára je už pokoj zovňajší, ale nadovšetko ten, ktorý nikto neodním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fo:margin-left="0cm" fo:margin-right="0cm" fo:text-indent="1.341cm" style:auto-text-indent="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cm" fo:margin-right="0cm" fo:text-indent="0.459cm" style:auto-text-indent="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8" style:family="text" style:parent-style-name="CharStyle6">
      <style:text-properties fo:color="#000000" fo:language="sk" fo:country="SK" style:language-asian="sk" style:country-asian="SK" style:language-complex="sk" style:country-complex="SK"/>
    </style:style>
    <style:style style:name="CharStyle10" style:family="text" style:parent-style-name="DefaultFontStyle"/>
    <style:style style:name="CharStyle11" style:family="text" style:parent-style-name="CharStyle10">
      <style:text-properties fo:color="#000000" fo:language="sk" fo:country="SK" style:language-asian="sk" style:country-asian="SK" style:language-complex="sk" style:country-complex="SK"/>
    </style:style>
    <style:style style:name="CharStyle12" style:family="text" style:parent-style-name="CharStyle6">
      <style:text-properties fo:color="#000000" fo:language="sk" fo:country="SK" style:language-asian="sk" style:country-asian="SK" style:language-complex="sk" style:country-complex="SK"/>
    </style:style>
    <style:style style:name="CharStyle14" style:family="text" style:parent-style-name="DefaultFontStyle"/>
    <style:style style:name="CharStyle15" style:family="text" style:parent-style-name="CharStyle6">
      <style:text-properties fo:color="#000000" fo:language="sk" fo:country="SK" style:language-asian="sk" style:country-asian="SK" style:language-complex="sk" style:country-complex="SK"/>
    </style:style>
    <style:style style:name="CharStyle16" style:family="text" style:parent-style-name="CharStyle6">
      <style:text-properties fo:color="#000000" fo:language="sk" fo:country="SK" style:language-asian="sk" style:country-asian="SK" style:language-complex="sk" style:country-complex="SK"/>
    </style:style>
    <style:style style:name="CharStyle17" style:family="text" style:parent-style-name="CharStyle6">
      <style:text-properties fo:color="#000000" fo:language="sk" fo:country="SK" style:language-asian="sk" style:country-asian="SK" style:language-complex="sk" style:country-complex="SK"/>
    </style:style>
    <style:style style:name="CharStyle18" style:family="text" style:parent-style-name="CharStyle6">
      <style:text-properties fo:color="#000000" fo:language="sk" fo:country="SK" style:language-asian="sk" style:country-asian="SK" style:language-complex="sk" style:country-complex="SK"/>
    </style:style>
    <style:style style:name="CharStyle20" style:family="text" style:parent-style-name="DefaultFontStyle"/>
    <style:style style:name="CharStyle22" style:family="text" style:parent-style-name="DefaultFontStyle"/>
    <style:style style:name="CharStyle23" style:family="text" style:parent-style-name="CharStyle22">
      <style:text-properties fo:color="#000000" fo:language="sk" fo:country="SK" style:language-asian="sk" style:country-asian="SK" style:language-complex="sk" style:country-complex="SK"/>
    </style:style>
    <style:style style:name="CharStyle25" style:family="text" style:parent-style-name="DefaultFontStyle"/>
    <style:style style:name="CharStyle26" style:family="text" style:parent-style-name="CharStyle22">
      <style:text-properties fo:color="#000000" fo:language="sk" fo:country="SK" style:language-asian="sk" style:country-asian="SK" style:language-complex="sk" style:country-complex="SK"/>
    </style:style>
    <style:style style:name="CharStyle27" style:family="text" style:parent-style-name="CharStyle25">
      <style:text-properties fo:color="#000000" fo:language="sk" fo:country="SK" style:language-asian="sk" style:country-asian="SK" style:language-complex="sk" style:country-complex="SK"/>
    </style:style>
    <style:style style:name="CharStyle28" style:family="text" style:parent-style-name="CharStyle22">
      <style:text-properties fo:color="#000000" fo:language="sk" fo:country="SK" style:language-asian="sk" style:country-asian="SK" style:language-complex="sk" style:country-complex="SK"/>
    </style:style>
    <style:style style:name="CharStyle29" style:family="text" style:parent-style-name="CharStyle25">
      <style:text-properties fo:color="#000000" fo:language="sk" fo:country="SK" style:language-asian="sk" style:country-asian="SK" style:language-complex="sk" style:country-complex="SK"/>
    </style:style>
    <style:style style:name="CharStyle30" style:family="text" style:parent-style-name="CharStyle22">
      <style:text-properties fo:color="#000000" fo:language="sk" fo:country="SK" style:language-asian="sk" style:country-asian="SK" style:language-complex="sk" style:country-complex="SK"/>
    </style:style>
    <style:style style:name="CharStyle31" style:family="text" style:parent-style-name="CharStyle22">
      <style:text-properties fo:font-variant="small-caps" fo:color="#000000" fo:language="sk" fo:country="SK" style:language-asian="sk" style:country-asian="SK" style:language-complex="sk" style:country-complex="SK"/>
    </style:style>
    <style:style style:name="CharStyle32" style:family="text" style:parent-style-name="CharStyle25">
      <style:text-properties fo:font-variant="small-caps" fo:color="#000000" fo:language="sk" fo:country="SK" style:language-asian="sk" style:country-asian="SK" style:language-complex="sk" style:country-complex="SK"/>
    </style:style>
    <style:style style:name="CharStyle33" style:family="text" style:parent-style-name="CharStyle25">
      <style:text-properties fo:color="#000000" fo:language="sk" fo:country="SK" style:language-asian="sk" style:country-asian="SK" style:language-complex="sk" style:country-complex="SK"/>
    </style:style>
    <style:style style:name="CharStyle34" style:family="text" style:parent-style-name="CharStyle10">
      <style:text-properties fo:color="#000000" fo:language="sk" fo:country="SK" style:language-asian="sk" style:country-asian="SK" style:language-complex="sk" style:country-complex="SK"/>
    </style:style>
    <style:style style:name="CharStyle36" style:family="text" style:parent-style-name="DefaultFontStyle"/>
    <style:style style:name="CharStyle37" style:family="text" style:parent-style-name="CharStyle10">
      <style:text-properties fo:color="#000000" fo:language="sk" fo:country="SK" style:language-asian="sk" style:country-asian="SK" style:language-complex="sk" style:country-complex="SK"/>
    </style:style>
    <style:style style:name="CharStyle38" style:family="text" style:parent-style-name="CharStyle10">
      <style:text-properties fo:color="#000000" fo:language="sk" fo:country="SK" style:language-asian="sk" style:country-asian="SK" style:language-complex="sk" style:country-complex="SK"/>
    </style:style>
    <style:style style:name="CharStyle39" style:family="text" style:parent-style-name="CharStyle10">
      <style:text-properties fo:color="#000000" fo:language="sk" fo:country="SK" style:language-asian="sk" style:country-asian="SK" style:language-complex="sk" style:country-complex="SK"/>
    </style:style>
    <style:style style:name="CharStyle40" style:family="text" style:parent-style-name="CharStyle6">
      <style:text-properties fo:color="#000000" fo:language="sk" fo:country="SK" style:language-asian="sk" style:country-asian="SK" style:language-complex="sk" style:country-complex="SK"/>
    </style:style>
    <style:style style:name="CharStyle41" style:family="text" style:parent-style-name="CharStyle10">
      <style:text-properties fo:color="#000000" fo:language="sk" fo:country="SK" style:language-asian="sk" style:country-asian="SK" style:language-complex="sk" style:country-complex="SK"/>
    </style:style>
    <style:style style:name="CharStyle42" style:family="text" style:parent-style-name="CharStyle6">
      <style:text-properties fo:font-variant="small-caps" fo:color="#000000" fo:language="sk" fo:country="SK" style:language-asian="sk" style:country-asian="SK" style:language-complex="sk" style:country-complex="SK"/>
    </style:style>
    <style:style style:name="CharStyle44" style:family="text" style:parent-style-name="DefaultFontStyle"/>
    <style:style style:name="CharStyle45" style:family="text" style:parent-style-name="CharStyle44">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4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3-24T18:23:52.369000000</dc:date>
    <meta:editing-duration>PT10H15M6S</meta:editing-duration>
    <meta:editing-cycles>13</meta:editing-cycles>
    <meta:generator>LibreOffice/5.4.2.2$Windows_x86 LibreOffice_project/22b09f6418e8c2d508a9eaf86b2399209b0990f4</meta:generator>
    <meta:document-statistic meta:table-count="0" meta:image-count="0" meta:object-count="0" meta:page-count="99" meta:paragraph-count="991" meta:word-count="24806" meta:character-count="140298" meta:non-whitespace-character-count="116120"/>
  </office:meta>
</office:document-meta>
</file>